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imilarity" table:style-name="ta1" table:print="false">
        <table:table-column table:style-name="co1" table:number-columns-repeated="16" table:default-cell-style-name="Default"/>
        <table:table-row table:style-name="ro1">
          <table:table-cell office:value-type="string">
            <text:p>word 1</text:p>
          </table:table-cell>
          <table:table-cell office:value-type="string">
            <text:p>word 2</text:p>
          </table:table-cell>
          <table:table-cell office:value-type="string">
            <text:p>gold standard:</text:p>
          </table:table-cell>
          <table:table-cell office:value-type="string">
            <text:p>path sim:</text:p>
          </table:table-cell>
          <table:table-cell office:value-type="string">
            <text:p>wup sim:</text:p>
          </table:table-cell>
          <table:table-cell office:value-type="string">
            <text:p>lch sim:</text:p>
          </table:table-cell>
          <table:table-cell office:value-type="string">
            <text:p>res sim:</text:p>
          </table:table-cell>
          <table:table-cell office:value-type="string">
            <text:p>jcn sim:</text:p>
          </table:table-cell>
          <table:table-cell office:value-type="string">
            <text:p>lin sim:</text:p>
          </table:table-cell>
          <table:table-cell/>
          <table:table-cell office:value-type="string">
            <text:p>Gold-path</text:p>
          </table:table-cell>
          <table:table-cell office:value-type="string">
            <text:p>Gold-wup</text:p>
          </table:table-cell>
          <table:table-cell office:value-type="string">
            <text:p>Gold-lch</text:p>
          </table:table-cell>
          <table:table-cell office:value-type="string">
            <text:p>Gold-res</text:p>
          </table:table-cell>
          <table:table-cell office:value-type="string">
            <text:p>Gold-jcn</text:p>
          </table:table-cell>
          <table:table-cell office:value-type="string">
            <text:p>Gold-lin</text:p>
          </table:table-cell>
        </table:table-row>
        <table:table-row table:style-name="ro2">
          <table:table-cell office:value-type="string">
            <text:p>tiger</text:p>
          </table:table-cell>
          <table:table-cell office:value-type="string">
            <text:p>cat</text:p>
          </table:table-cell>
          <table:table-cell office:value-type="float" office:value="7.35">
            <text:p>7.35</text:p>
          </table:table-cell>
          <table:table-cell office:value-type="float" office:value="0.5">
            <text:p>0.5</text:p>
          </table:table-cell>
          <table:table-cell office:value-type="float" office:value="0.965517241379">
            <text:p>0.9655172414</text:p>
          </table:table-cell>
          <table:table-cell office:value-type="float" office:value="2.94443897917">
            <text:p>2.9444389792</text:p>
          </table:table-cell>
          <table:table-cell office:value-type="float" office:value="9.84062709978">
            <text:p>9.8406270998</text:p>
          </table:table-cell>
          <table:table-cell office:value-type="float" office:value="0.43059132257">
            <text:p>0.4305913226</text:p>
          </table:table-cell>
          <table:table-cell office:value-type="float" office:value="0.894454394016">
            <text:p>0.894454394</text:p>
          </table:table-cell>
          <table:table-cell/>
          <table:table-cell table:formula="of:=CORREL([.C2:.C204];[.D2:.D204])" office:value-type="float" office:value="0.599506812754572">
            <text:p>0.5995068128</text:p>
          </table:table-cell>
          <table:table-cell table:formula="of:=CORREL([.C2:.C204];[.E2:.E204])" office:value-type="float" office:value="0.605012026208363">
            <text:p>0.6050120262</text:p>
          </table:table-cell>
          <table:table-cell table:formula="of:=CORREL([.C2:.C204];[.F2:.F204])" office:value-type="float" office:value="0.623630847613307">
            <text:p>0.6236308476</text:p>
          </table:table-cell>
          <table:table-cell table:formula="of:=CORREL([.C2:.C204];[.G2:.G204])" office:value-type="float" office:value="0.671722203614005">
            <text:p>0.6717222036</text:p>
          </table:table-cell>
          <table:table-cell table:formula="of:=CORREL([.C2:.C204];[.H2:.H204])" office:value-type="float" office:value="0.192351597323719">
            <text:p>0.1923515973</text:p>
          </table:table-cell>
          <table:table-cell table:formula="of:=CORREL([.C2:.C204];[.I2:.I204])" office:value-type="float" office:value="0.67481603196569">
            <text:p>0.674816032</text:p>
          </table:table-cell>
        </table:table-row>
        <table:table-row table:style-name="ro2">
          <table:table-cell table:number-columns-repeated="2" office:value-type="string">
            <text:p>tiger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.63758615973">
            <text:p>3.6375861597</text:p>
          </table:table-cell>
          <table:table-cell office:value-type="float" office:value="12.2683753357">
            <text:p>12.2683753357</text:p>
          </table:table-cell>
          <table:table-cell office:value-type="string">
            <text:p>1e+30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plane</text:p>
          </table:table-cell>
          <table:table-cell office:value-type="string">
            <text:p>car</text:p>
          </table:table-cell>
          <table:table-cell office:value-type="float" office:value="5.77">
            <text:p>5.77</text:p>
          </table:table-cell>
          <table:table-cell office:value-type="float" office:value="0.142857142857">
            <text:p>0.1428571429</text:p>
          </table:table-cell>
          <table:table-cell office:value-type="float" office:value="0.727272727273">
            <text:p>0.7272727273</text:p>
          </table:table-cell>
          <table:table-cell office:value-type="float" office:value="1.69167601067">
            <text:p>1.6916760107</text:p>
          </table:table-cell>
          <table:table-cell office:value-type="float" office:value="5.9217647907">
            <text:p>5.9217647907</text:p>
          </table:table-cell>
          <table:table-cell office:value-type="float" office:value="0.216508309582">
            <text:p>0.2165083096</text:p>
          </table:table-cell>
          <table:table-cell office:value-type="float" office:value="0.719433907227">
            <text:p>0.7194339072</text:p>
          </table:table-cell>
          <table:table-cell/>
          <table:table-cell office:value-type="string">
            <text:p>Path-wup</text:p>
          </table:table-cell>
          <table:table-cell office:value-type="string">
            <text:p>Path-lch</text:p>
          </table:table-cell>
          <table:table-cell office:value-type="string">
            <text:p>Path-res</text:p>
          </table:table-cell>
          <table:table-cell office:value-type="string">
            <text:p>Path-jcn</text:p>
          </table:table-cell>
          <table:table-cell office:value-type="string">
            <text:p>Path-lin</text:p>
          </table:table-cell>
          <table:table-cell/>
        </table:table-row>
        <table:table-row table:style-name="ro2">
          <table:table-cell office:value-type="string">
            <text:p>train</text:p>
          </table:table-cell>
          <table:table-cell office:value-type="string">
            <text:p>car</text:p>
          </table:table-cell>
          <table:table-cell office:value-type="float" office:value="6.31">
            <text:p>6.31</text:p>
          </table:table-cell>
          <table:table-cell office:value-type="float" office:value="0.166666666667">
            <text:p>0.1666666667</text:p>
          </table:table-cell>
          <table:table-cell office:value-type="float" office:value="0.736842105263">
            <text:p>0.7368421053</text:p>
          </table:table-cell>
          <table:table-cell office:value-type="float" office:value="1.8458266905">
            <text:p>1.8458266905</text:p>
          </table:table-cell>
          <table:table-cell office:value-type="float" office:value="5.76892251967">
            <text:p>5.7689225197</text:p>
          </table:table-cell>
          <table:table-cell office:value-type="float" office:value="0.183052605853">
            <text:p>0.1830526059</text:p>
          </table:table-cell>
          <table:table-cell office:value-type="float" office:value="0.678666605267">
            <text:p>0.6786666053</text:p>
          </table:table-cell>
          <table:table-cell/>
          <table:table-cell table:formula="of:=CORREL([.D2:.D204];[.E2:.E204])" office:value-type="float" office:value="0.723664580917146">
            <text:p>0.7236645809</text:p>
          </table:table-cell>
          <table:table-cell table:formula="of:=CORREL([.D2:.D204];[.F2:.F204])" office:value-type="float" office:value="0.900693135004214">
            <text:p>0.900693135</text:p>
          </table:table-cell>
          <table:table-cell table:formula="of:=CORREL([.D2:.D204];[.G2:.G204])" office:value-type="float" office:value="0.738948317065034">
            <text:p>0.7389483171</text:p>
          </table:table-cell>
          <table:table-cell table:formula="of:=CORREL([.D2:.D204];[.H2:.H204])" office:value-type="float" office:value="0.31056681815331">
            <text:p>0.3105668182</text:p>
          </table:table-cell>
          <table:table-cell table:formula="of:=CORREL([.D2:.D204];[.I2:.I204])" office:value-type="float" office:value="0.751168162719114">
            <text:p>0.7511681627</text:p>
          </table:table-cell>
          <table:table-cell/>
        </table:table-row>
        <table:table-row table:style-name="ro2">
          <table:table-cell office:value-type="string">
            <text:p>television</text:p>
          </table:table-cell>
          <table:table-cell office:value-type="string">
            <text:p>radio</text:p>
          </table:table-cell>
          <table:table-cell office:value-type="float" office:value="6.77">
            <text:p>6.77</text:p>
          </table:table-cell>
          <table:table-cell office:value-type="float" office:value="0.333333333333">
            <text:p>0.3333333333</text:p>
          </table:table-cell>
          <table:table-cell office:value-type="float" office:value="0.909090909091">
            <text:p>0.9090909091</text:p>
          </table:table-cell>
          <table:table-cell office:value-type="float" office:value="2.53897387106">
            <text:p>2.5389738711</text:p>
          </table:table-cell>
          <table:table-cell office:value-type="float" office:value="9.1232656611">
            <text:p>9.1232656611</text:p>
          </table:table-cell>
          <table:table-cell office:value-type="float" office:value="0.627436188846">
            <text:p>0.6274361888</text:p>
          </table:table-cell>
          <table:table-cell office:value-type="float" office:value="0.919669256301">
            <text:p>0.9196692563</text:p>
          </table:table-cell>
          <table:table-cell table:number-columns-repeated="7"/>
        </table:table-row>
        <table:table-row table:style-name="ro1">
          <table:table-cell office:value-type="string">
            <text:p>media</text:p>
          </table:table-cell>
          <table:table-cell office:value-type="string">
            <text:p>radio</text:p>
          </table:table-cell>
          <table:table-cell office:value-type="float" office:value="7.42">
            <text:p>7.42</text:p>
          </table:table-cell>
          <table:table-cell office:value-type="float" office:value="0.25">
            <text:p>0.25</text:p>
          </table:table-cell>
          <table:table-cell office:value-type="float" office:value="0.823529411765">
            <text:p>0.8235294118</text:p>
          </table:table-cell>
          <table:table-cell office:value-type="float" office:value="2.25129179861">
            <text:p>2.2512917986</text:p>
          </table:table-cell>
          <table:table-cell office:value-type="float" office:value="7.02076663917">
            <text:p>7.0207666392</text:p>
          </table:table-cell>
          <table:table-cell office:value-type="float" office:value="0.353392759568">
            <text:p>0.3533927596</text:p>
          </table:table-cell>
          <table:table-cell office:value-type="float" office:value="0.832276006697">
            <text:p>0.8322760067</text:p>
          </table:table-cell>
          <table:table-cell/>
          <table:table-cell office:value-type="string">
            <text:p>Wup-lch</text:p>
          </table:table-cell>
          <table:table-cell office:value-type="string">
            <text:p>Wup-res</text:p>
          </table:table-cell>
          <table:table-cell office:value-type="string">
            <text:p>Wup-jcn</text:p>
          </table:table-cell>
          <table:table-cell office:value-type="string">
            <text:p>Wup-lin</text:p>
          </table:table-cell>
          <table:table-cell table:number-columns-repeated="2"/>
        </table:table-row>
        <table:table-row table:style-name="ro2">
          <table:table-cell office:value-type="string">
            <text:p>bread</text:p>
          </table:table-cell>
          <table:table-cell office:value-type="string">
            <text:p>butter</text:p>
          </table:table-cell>
          <table:table-cell office:value-type="float" office:value="6.19">
            <text:p>6.19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2.25129179861">
            <text:p>2.2512917986</text:p>
          </table:table-cell>
          <table:table-cell office:value-type="float" office:value="6.87981109133">
            <text:p>6.8798110913</text:p>
          </table:table-cell>
          <table:table-cell office:value-type="float" office:value="0.17916549303">
            <text:p>0.179165493</text:p>
          </table:table-cell>
          <table:table-cell office:value-type="float" office:value="0.711420490146">
            <text:p>0.7114204901</text:p>
          </table:table-cell>
          <table:table-cell/>
          <table:table-cell table:formula="of:=CORREL([.E2:.E204];[.F2:.F204])" office:value-type="float" office:value="0.911633814303763">
            <text:p>0.9116338143</text:p>
          </table:table-cell>
          <table:table-cell table:formula="of:=CORREL([.E2:.E204];[.G2:.G204])" office:value-type="float" office:value="0.882264510472456">
            <text:p>0.8822645105</text:p>
          </table:table-cell>
          <table:table-cell table:formula="of:=CORREL([.E2:.E204];[.H2:.H204])" office:value-type="float" office:value="0.21167940353668">
            <text:p>0.2116794035</text:p>
          </table:table-cell>
          <table:table-cell table:formula="of:=CORREL([.E2:.E204];[.I2:.I204])" office:value-type="float" office:value="0.911145358023919">
            <text:p>0.911145358</text:p>
          </table:table-cell>
          <table:table-cell table:number-columns-repeated="2"/>
        </table:table-row>
        <table:table-row table:style-name="ro2">
          <table:table-cell office:value-type="string">
            <text:p>cucumber</text:p>
          </table:table-cell>
          <table:table-cell office:value-type="string">
            <text:p>potato</text:p>
          </table:table-cell>
          <table:table-cell office:value-type="float" office:value="5.92">
            <text:p>5.92</text:p>
          </table:table-cell>
          <table:table-cell office:value-type="float" office:value="0.25">
            <text:p>0.25</text:p>
          </table:table-cell>
          <table:table-cell office:value-type="float" office:value="0.823529411765">
            <text:p>0.8235294118</text:p>
          </table:table-cell>
          <table:table-cell office:value-type="float" office:value="2.25129179861">
            <text:p>2.2512917986</text:p>
          </table:table-cell>
          <table:table-cell office:value-type="float" office:value="9.44171939222">
            <text:p>9.4417193922</text:p>
          </table:table-cell>
          <table:table-cell office:value-type="float" office:value="0.114558481167">
            <text:p>0.1145584812</text:p>
          </table:table-cell>
          <table:table-cell office:value-type="float" office:value="0.659003570155">
            <text:p>0.6590035702</text:p>
          </table:table-cell>
          <table:table-cell table:number-columns-repeated="7"/>
        </table:table-row>
        <table:table-row table:style-name="ro1">
          <table:table-cell office:value-type="string">
            <text:p>doctor</text:p>
          </table:table-cell>
          <table:table-cell office:value-type="string">
            <text:p>nurse</text:p>
          </table:table-cell>
          <table:table-cell office:value-type="float" office:value="7">
            <text:p>7</text:p>
          </table:table-cell>
          <table:table-cell office:value-type="float" office:value="0.25">
            <text:p>0.25</text:p>
          </table:table-cell>
          <table:table-cell office:value-type="float" office:value="0.869565217391">
            <text:p>0.8695652174</text:p>
          </table:table-cell>
          <table:table-cell office:value-type="float" office:value="2.25129179861">
            <text:p>2.2512917986</text:p>
          </table:table-cell>
          <table:table-cell office:value-type="float" office:value="7.93035864205">
            <text:p>7.9303586421</text:p>
          </table:table-cell>
          <table:table-cell office:value-type="float" office:value="0.319421151608">
            <text:p>0.3194211516</text:p>
          </table:table-cell>
          <table:table-cell office:value-type="float" office:value="0.835153474709">
            <text:p>0.8351534747</text:p>
          </table:table-cell>
          <table:table-cell/>
          <table:table-cell office:value-type="string">
            <text:p>Lch-res</text:p>
          </table:table-cell>
          <table:table-cell office:value-type="string">
            <text:p>Lch-jcn</text:p>
          </table:table-cell>
          <table:table-cell office:value-type="string">
            <text:p>Lch-lin</text:p>
          </table:table-cell>
          <table:table-cell table:number-columns-repeated="3"/>
        </table:table-row>
        <table:table-row table:style-name="ro2">
          <table:table-cell office:value-type="string">
            <text:p>professor</text:p>
          </table:table-cell>
          <table:table-cell office:value-type="string">
            <text:p>doctor</text:p>
          </table:table-cell>
          <table:table-cell office:value-type="float" office:value="6.62">
            <text:p>6.62</text:p>
          </table:table-cell>
          <table:table-cell office:value-type="float" office:value="0.142857142857">
            <text:p>0.1428571429</text:p>
          </table:table-cell>
          <table:table-cell office:value-type="float" office:value="0.75">
            <text:p>0.75</text:p>
          </table:table-cell>
          <table:table-cell office:value-type="float" office:value="1.69167601067">
            <text:p>1.6916760107</text:p>
          </table:table-cell>
          <table:table-cell office:value-type="float" office:value="6.39406901951">
            <text:p>6.3940690195</text:p>
          </table:table-cell>
          <table:table-cell office:value-type="float" office:value="0.185673526913">
            <text:p>0.1856735269</text:p>
          </table:table-cell>
          <table:table-cell office:value-type="float" office:value="0.703652661045">
            <text:p>0.703652661</text:p>
          </table:table-cell>
          <table:table-cell/>
          <table:table-cell table:formula="of:=CORREL([.F2:.F204];[.G2:.G204])" office:value-type="float" office:value="0.830530298859548">
            <text:p>0.8305302989</text:p>
          </table:table-cell>
          <table:table-cell table:formula="of:=CORREL([.F2:.F204];[.H2:.H204])" office:value-type="float" office:value="0.255144056414937">
            <text:p>0.2551440564</text:p>
          </table:table-cell>
          <table:table-cell table:formula="of:=CORREL([.F2:.F204];[.I2:.I204])" office:value-type="float" office:value="0.866031991771216">
            <text:p>0.8660319918</text:p>
          </table:table-cell>
          <table:table-cell table:number-columns-repeated="3"/>
        </table:table-row>
        <table:table-row table:style-name="ro2">
          <table:table-cell office:value-type="string">
            <text:p>student</text:p>
          </table:table-cell>
          <table:table-cell office:value-type="string">
            <text:p>professor</text:p>
          </table:table-cell>
          <table:table-cell office:value-type="float" office:value="6.81">
            <text:p>6.81</text:p>
          </table:table-cell>
          <table:table-cell office:value-type="float" office:value="0.125">
            <text:p>0.125</text:p>
          </table:table-cell>
          <table:table-cell office:value-type="float" office:value="0.571428571429">
            <text:p>0.5714285714</text:p>
          </table:table-cell>
          <table:table-cell office:value-type="float" office:value="1.55814461805">
            <text:p>1.5581446181</text:p>
          </table:table-cell>
          <table:table-cell office:value-type="float" office:value="2.33354524374">
            <text:p>2.3335452437</text:p>
          </table:table-cell>
          <table:table-cell office:value-type="float" office:value="0.0817934950338">
            <text:p>0.081793495</text:p>
          </table:table-cell>
          <table:table-cell office:value-type="float" office:value="0.276273607114">
            <text:p>0.2762736071</text:p>
          </table:table-cell>
          <table:table-cell table:number-columns-repeated="7"/>
        </table:table-row>
        <table:table-row table:style-name="ro1">
          <table:table-cell office:value-type="string">
            <text:p>smart</text:p>
          </table:table-cell>
          <table:table-cell office:value-type="string">
            <text:p>stupid</text:p>
          </table:table-cell>
          <table:table-cell office:value-type="float" office:value="5.81">
            <text:p>5.81</text:p>
          </table:table-cell>
          <table:table-cell office:value-type="float" office:value="0.0714285714286">
            <text:p>0.0714285714</text:p>
          </table:table-cell>
          <table:table-cell office:value-type="float" office:value="0.133333333333">
            <text:p>0.1333333333</text:p>
          </table:table-cell>
          <table:table-cell office:value-type="float" office:value="0.998528830111">
            <text:p>0.9985288301</text:p>
          </table:table-cell>
          <table:table-cell office:value-type="float" office:value="0">
            <text:p>0</text:p>
          </table:table-cell>
          <table:table-cell office:value-type="float" office:value="0.0436301456551">
            <text:p>0.043630145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es-jcn</text:p>
          </table:table-cell>
          <table:table-cell office:value-type="string">
            <text:p>Res-lin</text:p>
          </table:table-cell>
          <table:table-cell table:number-columns-repeated="4"/>
        </table:table-row>
        <table:table-row table:style-name="ro2">
          <table:table-cell office:value-type="string">
            <text:p>wood</text:p>
          </table:table-cell>
          <table:table-cell office:value-type="string">
            <text:p>forest</text:p>
          </table:table-cell>
          <table:table-cell office:value-type="float" office:value="7.73">
            <text:p>7.73</text:p>
          </table:table-cell>
          <table:table-cell table:number-columns-repeated="2" office:value-type="float" office:value="1">
            <text:p>1</text:p>
          </table:table-cell>
          <table:table-cell office:value-type="float" office:value="3.63758615973">
            <text:p>3.6375861597</text:p>
          </table:table-cell>
          <table:table-cell office:value-type="float" office:value="9.00176810804">
            <text:p>9.001768108</text:p>
          </table:table-cell>
          <table:table-cell office:value-type="string">
            <text:p>1e+300</text:p>
          </table:table-cell>
          <table:table-cell office:value-type="float" office:value="1">
            <text:p>1</text:p>
          </table:table-cell>
          <table:table-cell/>
          <table:table-cell table:formula="of:=CORREL([.G2:.G204];[.H2:.H204])" office:value-type="float" office:value="0.239303618900179">
            <text:p>0.2393036189</text:p>
          </table:table-cell>
          <table:table-cell table:formula="of:=CORREL([.G2:.G204];[.I2:.I204])" office:value-type="float" office:value="0.957885677894448">
            <text:p>0.9578856779</text:p>
          </table:table-cell>
          <table:table-cell table:number-columns-repeated="4"/>
        </table:table-row>
        <table:table-row table:style-name="ro2">
          <table:table-cell office:value-type="string">
            <text:p>money</text:p>
          </table:table-cell>
          <table:table-cell office:value-type="string">
            <text:p>cash</text:p>
          </table:table-cell>
          <table:table-cell office:value-type="float" office:value="9.15">
            <text:p>9.15</text:p>
          </table:table-cell>
          <table:table-cell office:value-type="float" office:value="0.333333333333">
            <text:p>0.3333333333</text:p>
          </table:table-cell>
          <table:table-cell office:value-type="float" office:value="0.875">
            <text:p>0.875</text:p>
          </table:table-cell>
          <table:table-cell office:value-type="float" office:value="2.53897387106">
            <text:p>2.5389738711</text:p>
          </table:table-cell>
          <table:table-cell office:value-type="float" office:value="6.44500076317">
            <text:p>6.4450007632</text:p>
          </table:table-cell>
          <table:table-cell office:value-type="float" office:value="0.298702729547">
            <text:p>0.2987027295</text:p>
          </table:table-cell>
          <table:table-cell office:value-type="float" office:value="0.788883912642">
            <text:p>0.7888839126</text:p>
          </table:table-cell>
          <table:table-cell table:number-columns-repeated="7"/>
        </table:table-row>
        <table:table-row table:style-name="ro1">
          <table:table-cell office:value-type="string">
            <text:p>king</text:p>
          </table:table-cell>
          <table:table-cell office:value-type="string">
            <text:p>queen</text:p>
          </table:table-cell>
          <table:table-cell office:value-type="float" office:value="8.58">
            <text:p>8.58</text:p>
          </table:table-cell>
          <table:table-cell table:number-columns-repeated="2" office:value-type="float" office:value="1">
            <text:p>1</text:p>
          </table:table-cell>
          <table:table-cell office:value-type="float" office:value="3.63758615973">
            <text:p>3.6375861597</text:p>
          </table:table-cell>
          <table:table-cell office:value-type="float" office:value="9.56776011311">
            <text:p>9.5677601131</text:p>
          </table:table-cell>
          <table:table-cell office:value-type="string">
            <text:p>1e+30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cn-lin</text:p>
          </table:table-cell>
          <table:table-cell table:number-columns-repeated="5"/>
        </table:table-row>
        <table:table-row table:style-name="ro2">
          <table:table-cell office:value-type="string">
            <text:p>king</text:p>
          </table:table-cell>
          <table:table-cell office:value-type="string">
            <text:p>rook</text:p>
          </table:table-cell>
          <table:table-cell office:value-type="float" office:value="5.92">
            <text:p>5.92</text:p>
          </table:table-cell>
          <table:table-cell office:value-type="float" office:value="0.333333333333">
            <text:p>0.3333333333</text:p>
          </table:table-cell>
          <table:table-cell office:value-type="float" office:value="0.909090909091">
            <text:p>0.9090909091</text:p>
          </table:table-cell>
          <table:table-cell office:value-type="float" office:value="2.53897387106">
            <text:p>2.5389738711</text:p>
          </table:table-cell>
          <table:table-cell office:value-type="float" office:value="8.50459457344">
            <text:p>8.5045945734</text:p>
          </table:table-cell>
          <table:table-cell office:value-type="float" office:value="0.199272121843">
            <text:p>0.1992721218</text:p>
          </table:table-cell>
          <table:table-cell office:value-type="float" office:value="0.772181399277">
            <text:p>0.7721813993</text:p>
          </table:table-cell>
          <table:table-cell/>
          <table:table-cell table:formula="of:=CORREL([.H2:.H204];[.I2:.I204])" office:value-type="float" office:value="0.284815178391922">
            <text:p>0.2848151784</text:p>
          </table:table-cell>
          <table:table-cell table:number-columns-repeated="5"/>
        </table:table-row>
        <table:table-row table:style-name="ro2">
          <table:table-cell office:value-type="string">
            <text:p>bishop</text:p>
          </table:table-cell>
          <table:table-cell office:value-type="string">
            <text:p>rabbi</text:p>
          </table:table-cell>
          <table:table-cell office:value-type="float" office:value="6.69">
            <text:p>6.69</text:p>
          </table:table-cell>
          <table:table-cell office:value-type="float" office:value="0.2">
            <text:p>0.2</text:p>
          </table:table-cell>
          <table:table-cell office:value-type="float" office:value="0.818181818182">
            <text:p>0.8181818182</text:p>
          </table:table-cell>
          <table:table-cell office:value-type="float" office:value="2.02814824729">
            <text:p>2.0281482473</text:p>
          </table:table-cell>
          <table:table-cell office:value-type="float" office:value="6.96175916636">
            <text:p>6.9617591664</text:p>
          </table:table-cell>
          <table:table-cell office:value-type="float" office:value="0.142932153973">
            <text:p>0.142932154</text:p>
          </table:table-cell>
          <table:table-cell office:value-type="float" office:value="0.665565090043">
            <text:p>0.66556509</text:p>
          </table:table-cell>
          <table:table-cell table:number-columns-repeated="7"/>
        </table:table-row>
        <table:table-row table:style-name="ro2">
          <table:table-cell office:value-type="string">
            <text:p>fuck</text:p>
          </table:table-cell>
          <table:table-cell office:value-type="string">
            <text:p>sex</text:p>
          </table:table-cell>
          <table:table-cell office:value-type="float" office:value="9.44">
            <text:p>9.44</text:p>
          </table:table-cell>
          <table:table-cell office:value-type="float" office:value="0.333333333333">
            <text:p>0.3333333333</text:p>
          </table:table-cell>
          <table:table-cell office:value-type="float" office:value="0.857142857143">
            <text:p>0.8571428571</text:p>
          </table:table-cell>
          <table:table-cell office:value-type="float" office:value="2.53897387106">
            <text:p>2.5389738711</text:p>
          </table:table-cell>
          <table:table-cell office:value-type="float" office:value="6.69032406658">
            <text:p>6.6903240666</text:p>
          </table:table-cell>
          <table:table-cell office:value-type="float" office:value="0.250558355981">
            <text:p>0.250558356</text:p>
          </table:table-cell>
          <table:table-cell office:value-type="float" office:value="0.770254015337">
            <text:p>0.7702540153</text:p>
          </table:table-cell>
          <table:table-cell table:number-columns-repeated="7"/>
        </table:table-row>
        <table:table-row table:style-name="ro2">
          <table:table-cell office:value-type="string">
            <text:p>football</text:p>
          </table:table-cell>
          <table:table-cell office:value-type="string">
            <text:p>soccer</text:p>
          </table:table-cell>
          <table:table-cell office:value-type="float" office:value="9.03">
            <text:p>9.03</text:p>
          </table:table-cell>
          <table:table-cell office:value-type="float" office:value="0.5">
            <text:p>0.5</text:p>
          </table:table-cell>
          <table:table-cell office:value-type="float" office:value="0.96">
            <text:p>0.96</text:p>
          </table:table-cell>
          <table:table-cell office:value-type="float" office:value="2.94443897917">
            <text:p>2.9444389792</text:p>
          </table:table-cell>
          <table:table-cell office:value-type="float" office:value="11.0644025314">
            <text:p>11.0644025314</text:p>
          </table:table-cell>
          <table:table-cell office:value-type="float" office:value="0.434294481903">
            <text:p>0.4342944819</text:p>
          </table:table-cell>
          <table:table-cell office:value-type="float" office:value="0.905753005526">
            <text:p>0.9057530055</text:p>
          </table:table-cell>
          <table:table-cell table:number-columns-repeated="7"/>
        </table:table-row>
        <table:table-row table:style-name="ro2">
          <table:table-cell office:value-type="string">
            <text:p>football</text:p>
          </table:table-cell>
          <table:table-cell office:value-type="string">
            <text:p>basketball</text:p>
          </table:table-cell>
          <table:table-cell office:value-type="float" office:value="6.81">
            <text:p>6.81</text:p>
          </table:table-cell>
          <table:table-cell office:value-type="float" office:value="0.333333333333">
            <text:p>0.3333333333</text:p>
          </table:table-cell>
          <table:table-cell office:value-type="float" office:value="0.9">
            <text:p>0.9</text:p>
          </table:table-cell>
          <table:table-cell office:value-type="float" office:value="2.53897387106">
            <text:p>2.5389738711</text:p>
          </table:table-cell>
          <table:table-cell office:value-type="float" office:value="8.71620692715">
            <text:p>8.7162069272</text:p>
          </table:table-cell>
          <table:table-cell office:value-type="float" office:value="0.175448036293">
            <text:p>0.1754480363</text:p>
          </table:table-cell>
          <table:table-cell office:value-type="float" office:value="0.753602502571">
            <text:p>0.7536025026</text:p>
          </table:table-cell>
          <table:table-cell table:number-columns-repeated="7"/>
        </table:table-row>
        <table:table-row table:style-name="ro2">
          <table:table-cell office:value-type="string">
            <text:p>football</text:p>
          </table:table-cell>
          <table:table-cell office:value-type="string">
            <text:p>tennis</text:p>
          </table:table-cell>
          <table:table-cell office:value-type="float" office:value="6.63">
            <text:p>6.63</text:p>
          </table:table-cell>
          <table:table-cell office:value-type="float" office:value="0.166666666667">
            <text:p>0.1666666667</text:p>
          </table:table-cell>
          <table:table-cell office:value-type="float" office:value="0.782608695652">
            <text:p>0.7826086957</text:p>
          </table:table-cell>
          <table:table-cell office:value-type="float" office:value="1.8458266905">
            <text:p>1.8458266905</text:p>
          </table:table-cell>
          <table:table-cell office:value-type="float" office:value="8.71620692715">
            <text:p>8.7162069272</text:p>
          </table:table-cell>
          <table:table-cell office:value-type="float" office:value="0.192041167521">
            <text:p>0.1920411675</text:p>
          </table:table-cell>
          <table:table-cell office:value-type="float" office:value="0.769995504593">
            <text:p>0.7699955046</text:p>
          </table:table-cell>
          <table:table-cell table:number-columns-repeated="7"/>
        </table:table-row>
        <table:table-row table:style-name="ro2">
          <table:table-cell office:value-type="string">
            <text:p>Arafat</text:p>
          </table:table-cell>
          <table:table-cell office:value-type="string">
            <text:p>Jackson</text:p>
          </table:table-cell>
          <table:table-cell office:value-type="float" office:value="2.5">
            <text:p>2.5</text:p>
          </table:table-cell>
          <table:table-cell office:value-type="float" office:value="0.25">
            <text:p>0.25</text:p>
          </table:table-cell>
          <table:table-cell office:value-type="float" office:value="0.857142857143">
            <text:p>0.8571428571</text:p>
          </table:table-cell>
          <table:table-cell office:value-type="float" office:value="2.25129179861">
            <text:p>2.2512917986</text:p>
          </table:table-cell>
          <table:table-cell office:value-type="float" office:value="6.73718413322">
            <text:p>6.7371841332</text:p>
          </table:table-cell>
          <table:table-cell office:value-type="string">
            <text:p>1e-300</text:p>
          </table:table-cell>
          <table:table-cell office:value-type="string">
            <text:p>1.34743682664e-299</text:p>
          </table:table-cell>
          <table:table-cell table:number-columns-repeated="7"/>
        </table:table-row>
        <table:table-row table:style-name="ro2">
          <table:table-cell office:value-type="string">
            <text:p>physics</text:p>
          </table:table-cell>
          <table:table-cell office:value-type="string">
            <text:p>chemistry</text:p>
          </table:table-cell>
          <table:table-cell office:value-type="float" office:value="7.35">
            <text:p>7.35</text:p>
          </table:table-cell>
          <table:table-cell office:value-type="float" office:value="0.333333333333">
            <text:p>0.3333333333</text:p>
          </table:table-cell>
          <table:table-cell office:value-type="float" office:value="0.9">
            <text:p>0.9</text:p>
          </table:table-cell>
          <table:table-cell office:value-type="float" office:value="2.53897387106">
            <text:p>2.5389738711</text:p>
          </table:table-cell>
          <table:table-cell office:value-type="float" office:value="8.71620692715">
            <text:p>8.7162069272</text:p>
          </table:table-cell>
          <table:table-cell office:value-type="float" office:value="0.257663797709">
            <text:p>0.2576637977</text:p>
          </table:table-cell>
          <table:table-cell office:value-type="float" office:value="0.817907088214">
            <text:p>0.8179070882</text:p>
          </table:table-cell>
          <table:table-cell table:number-columns-repeated="7"/>
        </table:table-row>
        <table:table-row table:style-name="ro2">
          <table:table-cell office:value-type="string">
            <text:p>vodka</text:p>
          </table:table-cell>
          <table:table-cell office:value-type="string">
            <text:p>gin</text:p>
          </table:table-cell>
          <table:table-cell office:value-type="float" office:value="8.46">
            <text:p>8.46</text:p>
          </table:table-cell>
          <table:table-cell office:value-type="float" office:value="0.333333333333">
            <text:p>0.3333333333</text:p>
          </table:table-cell>
          <table:table-cell office:value-type="float" office:value="0.909090909091">
            <text:p>0.9090909091</text:p>
          </table:table-cell>
          <table:table-cell office:value-type="float" office:value="2.53897387106">
            <text:p>2.5389738711</text:p>
          </table:table-cell>
          <table:table-cell office:value-type="float" office:value="8.85612811788">
            <text:p>8.8561281179</text:p>
          </table:table-cell>
          <table:table-cell office:value-type="string">
            <text:p>1e-300</text:p>
          </table:table-cell>
          <table:table-cell office:value-type="string">
            <text:p>1.77122562358e-299</text:p>
          </table:table-cell>
          <table:table-cell table:number-columns-repeated="7"/>
        </table:table-row>
        <table:table-row table:style-name="ro2">
          <table:table-cell office:value-type="string">
            <text:p>vodka</text:p>
          </table:table-cell>
          <table:table-cell office:value-type="string">
            <text:p>brandy</text:p>
          </table:table-cell>
          <table:table-cell office:value-type="float" office:value="8.13">
            <text:p>8.13</text:p>
          </table:table-cell>
          <table:table-cell office:value-type="float" office:value="0.333333333333">
            <text:p>0.3333333333</text:p>
          </table:table-cell>
          <table:table-cell office:value-type="float" office:value="0.909090909091">
            <text:p>0.9090909091</text:p>
          </table:table-cell>
          <table:table-cell office:value-type="float" office:value="2.53897387106">
            <text:p>2.5389738711</text:p>
          </table:table-cell>
          <table:table-cell office:value-type="float" office:value="8.85612811788">
            <text:p>8.8561281179</text:p>
          </table:table-cell>
          <table:table-cell office:value-type="string">
            <text:p>1e-300</text:p>
          </table:table-cell>
          <table:table-cell office:value-type="string">
            <text:p>1.77122562358e-299</text:p>
          </table:table-cell>
          <table:table-cell table:number-columns-repeated="7"/>
        </table:table-row>
        <table:table-row table:style-name="ro2">
          <table:table-cell office:value-type="string">
            <text:p>drink</text:p>
          </table:table-cell>
          <table:table-cell office:value-type="string">
            <text:p>eat</text:p>
          </table:table-cell>
          <table:table-cell office:value-type="float" office:value="6.87">
            <text:p>6.87</text:p>
          </table:table-cell>
          <table:table-cell table:number-columns-repeated="6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car</text:p>
          </table:table-cell>
          <table:table-cell office:value-type="string">
            <text:p>automobile</text:p>
          </table:table-cell>
          <table:table-cell office:value-type="float" office:value="8.94">
            <text:p>8.94</text:p>
          </table:table-cell>
          <table:table-cell table:number-columns-repeated="2" office:value-type="float" office:value="1">
            <text:p>1</text:p>
          </table:table-cell>
          <table:table-cell office:value-type="float" office:value="3.63758615973">
            <text:p>3.6375861597</text:p>
          </table:table-cell>
          <table:table-cell office:value-type="float" office:value="7.59140141761">
            <text:p>7.5914014176</text:p>
          </table:table-cell>
          <table:table-cell office:value-type="string">
            <text:p>1e+30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gem</text:p>
          </table:table-cell>
          <table:table-cell office:value-type="string">
            <text:p>jewel</text:p>
          </table:table-cell>
          <table:table-cell office:value-type="float" office:value="8.96">
            <text:p>8.96</text:p>
          </table:table-cell>
          <table:table-cell table:number-columns-repeated="2" office:value-type="float" office:value="1">
            <text:p>1</text:p>
          </table:table-cell>
          <table:table-cell office:value-type="float" office:value="3.63758615973">
            <text:p>3.6375861597</text:p>
          </table:table-cell>
          <table:table-cell office:value-type="float" office:value="12.0677046403">
            <text:p>12.0677046403</text:p>
          </table:table-cell>
          <table:table-cell office:value-type="string">
            <text:p>1e+30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urney</text:p>
          </table:table-cell>
          <table:table-cell office:value-type="string">
            <text:p>voyage</text:p>
          </table:table-cell>
          <table:table-cell office:value-type="float" office:value="9.29">
            <text:p>9.29</text:p>
          </table:table-cell>
          <table:table-cell office:value-type="float" office:value="0.5">
            <text:p>0.5</text:p>
          </table:table-cell>
          <table:table-cell office:value-type="float" office:value="0.952380952381">
            <text:p>0.9523809524</text:p>
          </table:table-cell>
          <table:table-cell office:value-type="float" office:value="2.94443897917">
            <text:p>2.9444389792</text:p>
          </table:table-cell>
          <table:table-cell office:value-type="float" office:value="6.8259576252">
            <text:p>6.8259576252</text:p>
          </table:table-cell>
          <table:table-cell office:value-type="float" office:value="0.256280626412">
            <text:p>0.2562806264</text:p>
          </table:table-cell>
          <table:table-cell office:value-type="float" office:value="0.777714618701">
            <text:p>0.7777146187</text:p>
          </table:table-cell>
          <table:table-cell table:number-columns-repeated="7"/>
        </table:table-row>
        <table:table-row table:style-name="ro2">
          <table:table-cell office:value-type="string">
            <text:p>boy</text:p>
          </table:table-cell>
          <table:table-cell office:value-type="string">
            <text:p>lad</text:p>
          </table:table-cell>
          <table:table-cell office:value-type="float" office:value="8.83">
            <text:p>8.83</text:p>
          </table:table-cell>
          <table:table-cell office:value-type="float" office:value="0.5">
            <text:p>0.5</text:p>
          </table:table-cell>
          <table:table-cell office:value-type="float" office:value="0.947368421053">
            <text:p>0.9473684211</text:p>
          </table:table-cell>
          <table:table-cell office:value-type="float" office:value="2.94443897917">
            <text:p>2.9444389792</text:p>
          </table:table-cell>
          <table:table-cell office:value-type="float" office:value="8.39949182296">
            <text:p>8.399491823</text:p>
          </table:table-cell>
          <table:table-cell office:value-type="float" office:value="0.291796086457">
            <text:p>0.2917960865</text:p>
          </table:table-cell>
          <table:table-cell office:value-type="float" office:value="0.830562398361">
            <text:p>0.8305623984</text:p>
          </table:table-cell>
          <table:table-cell table:number-columns-repeated="7"/>
        </table:table-row>
        <table:table-row table:style-name="ro2">
          <table:table-cell office:value-type="string">
            <text:p>coast</text:p>
          </table:table-cell>
          <table:table-cell office:value-type="string">
            <text:p>shore</text:p>
          </table:table-cell>
          <table:table-cell office:value-type="float" office:value="9.1">
            <text:p>9.1</text:p>
          </table:table-cell>
          <table:table-cell office:value-type="float" office:value="0.5">
            <text:p>0.5</text:p>
          </table:table-cell>
          <table:table-cell office:value-type="float" office:value="0.909090909091">
            <text:p>0.9090909091</text:p>
          </table:table-cell>
          <table:table-cell office:value-type="float" office:value="2.94443897917">
            <text:p>2.9444389792</text:p>
          </table:table-cell>
          <table:table-cell office:value-type="float" office:value="9.41574390581">
            <text:p>9.4157439058</text:p>
          </table:table-cell>
          <table:table-cell office:value-type="float" office:value="1.39058333987">
            <text:p>1.3905833399</text:p>
          </table:table-cell>
          <table:table-cell office:value-type="float" office:value="0.963217380462">
            <text:p>0.9632173805</text:p>
          </table:table-cell>
          <table:table-cell table:number-columns-repeated="7"/>
        </table:table-row>
        <table:table-row table:style-name="ro2">
          <table:table-cell office:value-type="string">
            <text:p>asylum</text:p>
          </table:table-cell>
          <table:table-cell office:value-type="string">
            <text:p>madhouse</text:p>
          </table:table-cell>
          <table:table-cell office:value-type="float" office:value="8.87">
            <text:p>8.87</text:p>
          </table:table-cell>
          <table:table-cell office:value-type="float" office:value="0.5">
            <text:p>0.5</text:p>
          </table:table-cell>
          <table:table-cell office:value-type="float" office:value="0.952380952381">
            <text:p>0.9523809524</text:p>
          </table:table-cell>
          <table:table-cell office:value-type="float" office:value="2.94443897917">
            <text:p>2.9444389792</text:p>
          </table:table-cell>
          <table:table-cell office:value-type="float" office:value="9.47516732628">
            <text:p>9.4751673263</text:p>
          </table:table-cell>
          <table:table-cell office:value-type="float" office:value="0.312629632116">
            <text:p>0.3126296321</text:p>
          </table:table-cell>
          <table:table-cell office:value-type="float" office:value="0.855583909187">
            <text:p>0.8555839092</text:p>
          </table:table-cell>
          <table:table-cell table:number-columns-repeated="7"/>
        </table:table-row>
        <table:table-row table:style-name="ro2">
          <table:table-cell office:value-type="string">
            <text:p>magician</text:p>
          </table:table-cell>
          <table:table-cell office:value-type="string">
            <text:p>wizard</text:p>
          </table:table-cell>
          <table:table-cell office:value-type="float" office:value="9.02">
            <text:p>9.02</text:p>
          </table:table-cell>
          <table:table-cell table:number-columns-repeated="2" office:value-type="float" office:value="1">
            <text:p>1</text:p>
          </table:table-cell>
          <table:table-cell office:value-type="float" office:value="3.63758615973">
            <text:p>3.6375861597</text:p>
          </table:table-cell>
          <table:table-cell office:value-type="float" office:value="11.9806932633">
            <text:p>11.9806932633</text:p>
          </table:table-cell>
          <table:table-cell office:value-type="string">
            <text:p>1e+30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idday</text:p>
          </table:table-cell>
          <table:table-cell office:value-type="string">
            <text:p>noon</text:p>
          </table:table-cell>
          <table:table-cell office:value-type="float" office:value="9.29">
            <text:p>9.29</text:p>
          </table:table-cell>
          <table:table-cell table:number-columns-repeated="2" office:value-type="float" office:value="1">
            <text:p>1</text:p>
          </table:table-cell>
          <table:table-cell office:value-type="float" office:value="3.63758615973">
            <text:p>3.6375861597</text:p>
          </table:table-cell>
          <table:table-cell office:value-type="float" office:value="11.0644025314">
            <text:p>11.0644025314</text:p>
          </table:table-cell>
          <table:table-cell office:value-type="string">
            <text:p>1e+30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furnace</text:p>
          </table:table-cell>
          <table:table-cell office:value-type="string">
            <text:p>stove</text:p>
          </table:table-cell>
          <table:table-cell office:value-type="float" office:value="8.79">
            <text:p>8.79</text:p>
          </table:table-cell>
          <table:table-cell office:value-type="float" office:value="0.1">
            <text:p>0.1</text:p>
          </table:table-cell>
          <table:table-cell office:value-type="float" office:value="0.526315789474">
            <text:p>0.5263157895</text:p>
          </table:table-cell>
          <table:table-cell office:value-type="float" office:value="1.33500106673">
            <text:p>1.3350010667</text:p>
          </table:table-cell>
          <table:table-cell office:value-type="float" office:value="2.30584873145">
            <text:p>2.3058487315</text:p>
          </table:table-cell>
          <table:table-cell office:value-type="float" office:value="0.0640910491174">
            <text:p>0.0640910491</text:p>
          </table:table-cell>
          <table:table-cell office:value-type="float" office:value="0.22813808925">
            <text:p>0.2281380893</text:p>
          </table:table-cell>
          <table:table-cell table:number-columns-repeated="7"/>
        </table:table-row>
        <table:table-row table:style-name="ro2">
          <table:table-cell office:value-type="string">
            <text:p>food</text:p>
          </table:table-cell>
          <table:table-cell office:value-type="string">
            <text:p>fruit</text:p>
          </table:table-cell>
          <table:table-cell office:value-type="float" office:value="7.52">
            <text:p>7.52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1.33500106673">
            <text:p>1.3350010667</text:p>
          </table:table-cell>
          <table:table-cell office:value-type="float" office:value="1.59275486361">
            <text:p>1.5927548636</text:p>
          </table:table-cell>
          <table:table-cell office:value-type="float" office:value="0.0915038676861">
            <text:p>0.0915038677</text:p>
          </table:table-cell>
          <table:table-cell office:value-type="float" office:value="0.160983949455">
            <text:p>0.1609839495</text:p>
          </table:table-cell>
          <table:table-cell table:number-columns-repeated="7"/>
        </table:table-row>
        <table:table-row table:style-name="ro2">
          <table:table-cell office:value-type="string">
            <text:p>bird</text:p>
          </table:table-cell>
          <table:table-cell office:value-type="string">
            <text:p>cock</text:p>
          </table:table-cell>
          <table:table-cell office:value-type="float" office:value="7.1">
            <text:p>7.1</text:p>
          </table:table-cell>
          <table:table-cell office:value-type="float" office:value="0.5">
            <text:p>0.5</text:p>
          </table:table-cell>
          <table:table-cell office:value-type="float" office:value="0.952380952381">
            <text:p>0.9523809524</text:p>
          </table:table-cell>
          <table:table-cell office:value-type="float" office:value="2.94443897917">
            <text:p>2.9444389792</text:p>
          </table:table-cell>
          <table:table-cell office:value-type="float" office:value="7.67775493075">
            <text:p>7.6777549308</text:p>
          </table:table-cell>
          <table:table-cell office:value-type="float" office:value="0.222952521075">
            <text:p>0.2229525211</text:p>
          </table:table-cell>
          <table:table-cell office:value-type="float" office:value="0.773937203765">
            <text:p>0.7739372038</text:p>
          </table:table-cell>
          <table:table-cell table:number-columns-repeated="7"/>
        </table:table-row>
        <table:table-row table:style-name="ro2">
          <table:table-cell office:value-type="string">
            <text:p>bird</text:p>
          </table:table-cell>
          <table:table-cell office:value-type="string">
            <text:p>crane</text:p>
          </table:table-cell>
          <table:table-cell office:value-type="float" office:value="7.38">
            <text:p>7.38</text:p>
          </table:table-cell>
          <table:table-cell office:value-type="float" office:value="0.25">
            <text:p>0.25</text:p>
          </table:table-cell>
          <table:table-cell office:value-type="float" office:value="0.869565217391">
            <text:p>0.8695652174</text:p>
          </table:table-cell>
          <table:table-cell office:value-type="float" office:value="2.25129179861">
            <text:p>2.2512917986</text:p>
          </table:table-cell>
          <table:table-cell office:value-type="float" office:value="7.67775493075">
            <text:p>7.6777549308</text:p>
          </table:table-cell>
          <table:table-cell office:value-type="float" office:value="0.193109577232">
            <text:p>0.1931095772</text:p>
          </table:table-cell>
          <table:table-cell office:value-type="float" office:value="0.747812018176">
            <text:p>0.7478120182</text:p>
          </table:table-cell>
          <table:table-cell table:number-columns-repeated="7"/>
        </table:table-row>
        <table:table-row table:style-name="ro2">
          <table:table-cell office:value-type="string">
            <text:p>food</text:p>
          </table:table-cell>
          <table:table-cell office:value-type="string">
            <text:p>rooster</text:p>
          </table:table-cell>
          <table:table-cell office:value-type="float" office:value="4.42">
            <text:p>4.42</text:p>
          </table:table-cell>
          <table:table-cell office:value-type="float" office:value="0.0625">
            <text:p>0.0625</text:p>
          </table:table-cell>
          <table:table-cell office:value-type="float" office:value="0.210526315789">
            <text:p>0.2105263158</text:p>
          </table:table-cell>
          <table:table-cell office:value-type="float" office:value="0.864997437487">
            <text:p>0.8649974375</text:p>
          </table:table-cell>
          <table:table-cell office:value-type="float" office:value="0.801759114954">
            <text:p>0.801759115</text:p>
          </table:table-cell>
          <table:table-cell office:value-type="float" office:value="0.0631355127189">
            <text:p>0.0631355127</text:p>
          </table:table-cell>
          <table:table-cell office:value-type="float" office:value="0.0919318609316">
            <text:p>0.0919318609</text:p>
          </table:table-cell>
          <table:table-cell table:number-columns-repeated="7"/>
        </table:table-row>
        <table:table-row table:style-name="ro2">
          <table:table-cell office:value-type="string">
            <text:p>money</text:p>
          </table:table-cell>
          <table:table-cell office:value-type="string">
            <text:p>dollar</text:p>
          </table:table-cell>
          <table:table-cell office:value-type="float" office:value="8.42">
            <text:p>8.42</text:p>
          </table:table-cell>
          <table:table-cell office:value-type="float" office:value="0.2">
            <text:p>0.2</text:p>
          </table:table-cell>
          <table:table-cell office:value-type="float" office:value="0.777777777778">
            <text:p>0.7777777778</text:p>
          </table:table-cell>
          <table:table-cell office:value-type="float" office:value="2.02814824729">
            <text:p>2.0281482473</text:p>
          </table:table-cell>
          <table:table-cell office:value-type="float" office:value="6.44500076317">
            <text:p>6.4450007632</text:p>
          </table:table-cell>
          <table:table-cell office:value-type="float" office:value="0.207628023166">
            <text:p>0.2076280232</text:p>
          </table:table-cell>
          <table:table-cell office:value-type="float" office:value="0.722021327295">
            <text:p>0.7220213273</text:p>
          </table:table-cell>
          <table:table-cell table:number-columns-repeated="7"/>
        </table:table-row>
        <table:table-row table:style-name="ro2">
          <table:table-cell office:value-type="string">
            <text:p>money</text:p>
          </table:table-cell>
          <table:table-cell office:value-type="string">
            <text:p>currency</text:p>
          </table:table-cell>
          <table:table-cell office:value-type="float" office:value="9.04">
            <text:p>9.04</text:p>
          </table:table-cell>
          <table:table-cell office:value-type="float" office:value="0.5">
            <text:p>0.5</text:p>
          </table:table-cell>
          <table:table-cell office:value-type="float" office:value="0.933333333333">
            <text:p>0.9333333333</text:p>
          </table:table-cell>
          <table:table-cell office:value-type="float" office:value="2.94443897917">
            <text:p>2.9444389792</text:p>
          </table:table-cell>
          <table:table-cell office:value-type="float" office:value="6.44500076317">
            <text:p>6.4450007632</text:p>
          </table:table-cell>
          <table:table-cell office:value-type="float" office:value="0.505691571559">
            <text:p>0.5056915716</text:p>
          </table:table-cell>
          <table:table-cell office:value-type="float" office:value="0.863502335339">
            <text:p>0.8635023353</text:p>
          </table:table-cell>
          <table:table-cell table:number-columns-repeated="7"/>
        </table:table-row>
        <table:table-row table:style-name="ro2">
          <table:table-cell office:value-type="string">
            <text:p>tiger</text:p>
          </table:table-cell>
          <table:table-cell office:value-type="string">
            <text:p>jaguar</text:p>
          </table:table-cell>
          <table:table-cell office:value-type="float" office:value="8">
            <text:p>8</text:p>
          </table:table-cell>
          <table:table-cell office:value-type="float" office:value="0.333333333333">
            <text:p>0.3333333333</text:p>
          </table:table-cell>
          <table:table-cell office:value-type="float" office:value="0.933333333333">
            <text:p>0.9333333333</text:p>
          </table:table-cell>
          <table:table-cell office:value-type="float" office:value="2.53897387106">
            <text:p>2.5389738711</text:p>
          </table:table-cell>
          <table:table-cell office:value-type="float" office:value="9.84062709978">
            <text:p>9.8406270998</text:p>
          </table:table-cell>
          <table:table-cell office:value-type="float" office:value="0.199942001443">
            <text:p>0.1999420014</text:p>
          </table:table-cell>
          <table:table-cell office:value-type="float" office:value="0.797370244923">
            <text:p>0.7973702449</text:p>
          </table:table-cell>
          <table:table-cell table:number-columns-repeated="7"/>
        </table:table-row>
        <table:table-row table:style-name="ro2">
          <table:table-cell office:value-type="string">
            <text:p>tiger</text:p>
          </table:table-cell>
          <table:table-cell office:value-type="string">
            <text:p>feline</text:p>
          </table:table-cell>
          <table:table-cell office:value-type="float" office:value="8">
            <text:p>8</text:p>
          </table:table-cell>
          <table:table-cell office:value-type="float" office:value="0.333333333333">
            <text:p>0.3333333333</text:p>
          </table:table-cell>
          <table:table-cell office:value-type="float" office:value="0.928571428571">
            <text:p>0.9285714286</text:p>
          </table:table-cell>
          <table:table-cell office:value-type="float" office:value="2.53897387106">
            <text:p>2.5389738711</text:p>
          </table:table-cell>
          <table:table-cell office:value-type="float" office:value="8.66348153769">
            <text:p>8.6634815377</text:p>
          </table:table-cell>
          <table:table-cell office:value-type="float" office:value="0.285752390193">
            <text:p>0.2857523902</text:p>
          </table:table-cell>
          <table:table-cell office:value-type="float" office:value="0.83196725833">
            <text:p>0.8319672583</text:p>
          </table:table-cell>
          <table:table-cell table:number-columns-repeated="7"/>
        </table:table-row>
        <table:table-row table:style-name="ro2">
          <table:table-cell office:value-type="string">
            <text:p>tiger</text:p>
          </table:table-cell>
          <table:table-cell office:value-type="string">
            <text:p>carnivore</text:p>
          </table:table-cell>
          <table:table-cell office:value-type="float" office:value="7.08">
            <text:p>7.08</text:p>
          </table:table-cell>
          <table:table-cell office:value-type="float" office:value="0.25">
            <text:p>0.25</text:p>
          </table:table-cell>
          <table:table-cell office:value-type="float" office:value="0.888888888889">
            <text:p>0.8888888889</text:p>
          </table:table-cell>
          <table:table-cell office:value-type="float" office:value="2.25129179861">
            <text:p>2.2512917986</text:p>
          </table:table-cell>
          <table:table-cell office:value-type="float" office:value="7.91166650904">
            <text:p>7.911666509</text:p>
          </table:table-cell>
          <table:table-cell office:value-type="float" office:value="0.235219494344">
            <text:p>0.2352194943</text:p>
          </table:table-cell>
          <table:table-cell office:value-type="float" office:value="0.788223372449">
            <text:p>0.7882233724</text:p>
          </table:table-cell>
          <table:table-cell table:number-columns-repeated="7"/>
        </table:table-row>
        <table:table-row table:style-name="ro2">
          <table:table-cell office:value-type="string">
            <text:p>tiger</text:p>
          </table:table-cell>
          <table:table-cell office:value-type="string">
            <text:p>mammal</text:p>
          </table:table-cell>
          <table:table-cell office:value-type="float" office:value="6.85">
            <text:p>6.85</text:p>
          </table:table-cell>
          <table:table-cell office:value-type="float" office:value="0.166666666667">
            <text:p>0.1666666667</text:p>
          </table:table-cell>
          <table:table-cell office:value-type="float" office:value="0.8">
            <text:p>0.8</text:p>
          </table:table-cell>
          <table:table-cell office:value-type="float" office:value="1.8458266905">
            <text:p>1.8458266905</text:p>
          </table:table-cell>
          <table:table-cell office:value-type="float" office:value="5.40584989972">
            <text:p>5.4058498997</text:p>
          </table:table-cell>
          <table:table-cell office:value-type="float" office:value="0.147991060125">
            <text:p>0.1479910601</text:p>
          </table:table-cell>
          <table:table-cell office:value-type="float" office:value="0.615389780266">
            <text:p>0.6153897803</text:p>
          </table:table-cell>
          <table:table-cell table:number-columns-repeated="7"/>
        </table:table-row>
        <table:table-row table:style-name="ro2">
          <table:table-cell office:value-type="string">
            <text:p>tiger</text:p>
          </table:table-cell>
          <table:table-cell office:value-type="string">
            <text:p>animal</text:p>
          </table:table-cell>
          <table:table-cell office:value-type="float" office:value="7">
            <text:p>7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2.25129179861">
            <text:p>2.2512917986</text:p>
          </table:table-cell>
          <table:table-cell office:value-type="float" office:value="4.94601169072">
            <text:p>4.9460116907</text:p>
          </table:table-cell>
          <table:table-cell office:value-type="float" office:value="0.138561669169">
            <text:p>0.1385616692</text:p>
          </table:table-cell>
          <table:table-cell office:value-type="float" office:value="0.578175700131">
            <text:p>0.5781757001</text:p>
          </table:table-cell>
          <table:table-cell table:number-columns-repeated="7"/>
        </table:table-row>
        <table:table-row table:style-name="ro2">
          <table:table-cell office:value-type="string">
            <text:p>tiger</text:p>
          </table:table-cell>
          <table:table-cell office:value-type="string">
            <text:p>organism</text:p>
          </table:table-cell>
          <table:table-cell office:value-type="float" office:value="4.77">
            <text:p>4.77</text:p>
          </table:table-cell>
          <table:table-cell office:value-type="float" office:value="0.333333333333">
            <text:p>0.3333333333</text:p>
          </table:table-cell>
          <table:table-cell office:value-type="float" office:value="0.857142857143">
            <text:p>0.8571428571</text:p>
          </table:table-cell>
          <table:table-cell office:value-type="float" office:value="2.53897387106">
            <text:p>2.5389738711</text:p>
          </table:table-cell>
          <table:table-cell office:value-type="float" office:value="2.22415047123">
            <text:p>2.2241504712</text:p>
          </table:table-cell>
          <table:table-cell office:value-type="float" office:value="0.10061511707">
            <text:p>0.1006151171</text:p>
          </table:table-cell>
          <table:table-cell office:value-type="float" office:value="0.309185364344">
            <text:p>0.3091853643</text:p>
          </table:table-cell>
          <table:table-cell table:number-columns-repeated="7"/>
        </table:table-row>
        <table:table-row table:style-name="ro2">
          <table:table-cell office:value-type="string">
            <text:p>tiger</text:p>
          </table:table-cell>
          <table:table-cell office:value-type="string">
            <text:p>fauna</text:p>
          </table:table-cell>
          <table:table-cell office:value-type="float" office:value="5.62">
            <text:p>5.62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2.25129179861">
            <text:p>2.2512917986</text:p>
          </table:table-cell>
          <table:table-cell office:value-type="float" office:value="4.94601169072">
            <text:p>4.9460116907</text:p>
          </table:table-cell>
          <table:table-cell office:value-type="float" office:value="0.138561669169">
            <text:p>0.1385616692</text:p>
          </table:table-cell>
          <table:table-cell office:value-type="float" office:value="0.578175700131">
            <text:p>0.5781757001</text:p>
          </table:table-cell>
          <table:table-cell table:number-columns-repeated="7"/>
        </table:table-row>
        <table:table-row table:style-name="ro2">
          <table:table-cell office:value-type="string">
            <text:p>psychology</text:p>
          </table:table-cell>
          <table:table-cell office:value-type="string">
            <text:p>psychiatry</text:p>
          </table:table-cell>
          <table:table-cell office:value-type="float" office:value="8.08">
            <text:p>8.08</text:p>
          </table:table-cell>
          <table:table-cell office:value-type="float" office:value="0.142857142857">
            <text:p>0.1428571429</text:p>
          </table:table-cell>
          <table:table-cell office:value-type="float" office:value="0.727272727273">
            <text:p>0.7272727273</text:p>
          </table:table-cell>
          <table:table-cell office:value-type="float" office:value="1.69167601067">
            <text:p>1.6916760107</text:p>
          </table:table-cell>
          <table:table-cell office:value-type="float" office:value="7.18697097074">
            <text:p>7.1869709707</text:p>
          </table:table-cell>
          <table:table-cell office:value-type="float" office:value="0.132216982871">
            <text:p>0.1322169829</text:p>
          </table:table-cell>
          <table:table-cell office:value-type="float" office:value="0.655229388382">
            <text:p>0.6552293884</text:p>
          </table:table-cell>
          <table:table-cell table:number-columns-repeated="7"/>
        </table:table-row>
        <table:table-row table:style-name="ro2">
          <table:table-cell office:value-type="string">
            <text:p>psychology</text:p>
          </table:table-cell>
          <table:table-cell office:value-type="string">
            <text:p>science</text:p>
          </table:table-cell>
          <table:table-cell office:value-type="float" office:value="6.71">
            <text:p>6.71</text:p>
          </table:table-cell>
          <table:table-cell office:value-type="float" office:value="0.5">
            <text:p>0.5</text:p>
          </table:table-cell>
          <table:table-cell office:value-type="float" office:value="0.941176470588">
            <text:p>0.9411764706</text:p>
          </table:table-cell>
          <table:table-cell office:value-type="float" office:value="2.94443897917">
            <text:p>2.9444389792</text:p>
          </table:table-cell>
          <table:table-cell office:value-type="float" office:value="7.18697097074">
            <text:p>7.1869709707</text:p>
          </table:table-cell>
          <table:table-cell office:value-type="float" office:value="0.386506133958">
            <text:p>0.386506134</text:p>
          </table:table-cell>
          <table:table-cell office:value-type="float" office:value="0.847459050574">
            <text:p>0.8474590506</text:p>
          </table:table-cell>
          <table:table-cell table:number-columns-repeated="7"/>
        </table:table-row>
        <table:table-row table:style-name="ro2">
          <table:table-cell office:value-type="string">
            <text:p>psychology</text:p>
          </table:table-cell>
          <table:table-cell office:value-type="string">
            <text:p>discipline</text:p>
          </table:table-cell>
          <table:table-cell office:value-type="float" office:value="5.58">
            <text:p>5.58</text:p>
          </table:table-cell>
          <table:table-cell office:value-type="float" office:value="0.333333333333">
            <text:p>0.3333333333</text:p>
          </table:table-cell>
          <table:table-cell office:value-type="float" office:value="0.875">
            <text:p>0.875</text:p>
          </table:table-cell>
          <table:table-cell office:value-type="float" office:value="2.53897387106">
            <text:p>2.5389738711</text:p>
          </table:table-cell>
          <table:table-cell office:value-type="float" office:value="5.58877614988">
            <text:p>5.5887761499</text:p>
          </table:table-cell>
          <table:table-cell office:value-type="float" office:value="0.238921458024">
            <text:p>0.238921458</text:p>
          </table:table-cell>
          <table:table-cell office:value-type="float" office:value="0.727561791092">
            <text:p>0.7275617911</text:p>
          </table:table-cell>
          <table:table-cell table:number-columns-repeated="7"/>
        </table:table-row>
        <table:table-row table:style-name="ro2">
          <table:table-cell office:value-type="string">
            <text:p>planet</text:p>
          </table:table-cell>
          <table:table-cell office:value-type="string">
            <text:p>star</text:p>
          </table:table-cell>
          <table:table-cell office:value-type="float" office:value="8.45">
            <text:p>8.45</text:p>
          </table:table-cell>
          <table:table-cell office:value-type="float" office:value="0.333333333333">
            <text:p>0.3333333333</text:p>
          </table:table-cell>
          <table:table-cell office:value-type="float" office:value="0.857142857143">
            <text:p>0.8571428571</text:p>
          </table:table-cell>
          <table:table-cell office:value-type="float" office:value="2.53897387106">
            <text:p>2.5389738711</text:p>
          </table:table-cell>
          <table:table-cell office:value-type="float" office:value="6.93190620321">
            <text:p>6.9319062032</text:p>
          </table:table-cell>
          <table:table-cell office:value-type="float" office:value="0.501388289931">
            <text:p>0.5013882899</text:p>
          </table:table-cell>
          <table:table-cell office:value-type="float" office:value="0.874232079856">
            <text:p>0.8742320799</text:p>
          </table:table-cell>
          <table:table-cell table:number-columns-repeated="7"/>
        </table:table-row>
        <table:table-row table:style-name="ro2">
          <table:table-cell office:value-type="string">
            <text:p>planet</text:p>
          </table:table-cell>
          <table:table-cell office:value-type="string">
            <text:p>moon</text:p>
          </table:table-cell>
          <table:table-cell office:value-type="float" office:value="8.08">
            <text:p>8.08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2.25129179861">
            <text:p>2.2512917986</text:p>
          </table:table-cell>
          <table:table-cell office:value-type="float" office:value="6.93190620321">
            <text:p>6.9319062032</text:p>
          </table:table-cell>
          <table:table-cell office:value-type="float" office:value="0.257063557141">
            <text:p>0.2570635571</text:p>
          </table:table-cell>
          <table:table-cell office:value-type="float" office:value="0.780888236407">
            <text:p>0.7808882364</text:p>
          </table:table-cell>
          <table:table-cell table:number-columns-repeated="7"/>
        </table:table-row>
        <table:table-row table:style-name="ro2">
          <table:table-cell office:value-type="string">
            <text:p>planet</text:p>
          </table:table-cell>
          <table:table-cell office:value-type="string">
            <text:p>sun</text:p>
          </table:table-cell>
          <table:table-cell office:value-type="float" office:value="8.02">
            <text:p>8.02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2.25129179861">
            <text:p>2.2512917986</text:p>
          </table:table-cell>
          <table:table-cell office:value-type="float" office:value="6.93190620321">
            <text:p>6.9319062032</text:p>
          </table:table-cell>
          <table:table-cell office:value-type="float" office:value="0.308380146813">
            <text:p>0.3083801468</text:p>
          </table:table-cell>
          <table:table-cell office:value-type="float" office:value="0.810438201669">
            <text:p>0.8104382017</text:p>
          </table:table-cell>
          <table:table-cell table:number-columns-repeated="7"/>
        </table:table-row>
        <table:table-row table:style-name="ro2">
          <table:table-cell office:value-type="string">
            <text:p>precedent</text:p>
          </table:table-cell>
          <table:table-cell office:value-type="string">
            <text:p>example</text:p>
          </table:table-cell>
          <table:table-cell office:value-type="float" office:value="5.85">
            <text:p>5.85</text:p>
          </table:table-cell>
          <table:table-cell office:value-type="float" office:value="0.5">
            <text:p>0.5</text:p>
          </table:table-cell>
          <table:table-cell office:value-type="float" office:value="0.923076923077">
            <text:p>0.9230769231</text:p>
          </table:table-cell>
          <table:table-cell office:value-type="float" office:value="2.94443897917">
            <text:p>2.9444389792</text:p>
          </table:table-cell>
          <table:table-cell office:value-type="float" office:value="8.07703850752">
            <text:p>8.0770385075</text:p>
          </table:table-cell>
          <table:table-cell office:value-type="float" office:value="0.27655076174">
            <text:p>0.2765507617</text:p>
          </table:table-cell>
          <table:table-cell office:value-type="float" office:value="0.817098452534">
            <text:p>0.8170984525</text:p>
          </table:table-cell>
          <table:table-cell table:number-columns-repeated="7"/>
        </table:table-row>
        <table:table-row table:style-name="ro2">
          <table:table-cell office:value-type="string">
            <text:p>precedent</text:p>
          </table:table-cell>
          <table:table-cell office:value-type="string">
            <text:p>antecedent</text:p>
          </table:table-cell>
          <table:table-cell office:value-type="float" office:value="6.04">
            <text:p>6.04</text:p>
          </table:table-cell>
          <table:table-cell office:value-type="float" office:value="0.166666666667">
            <text:p>0.1666666667</text:p>
          </table:table-cell>
          <table:table-cell office:value-type="float" office:value="0.615384615385">
            <text:p>0.6153846154</text:p>
          </table:table-cell>
          <table:table-cell office:value-type="float" office:value="1.8458266905">
            <text:p>1.8458266905</text:p>
          </table:table-cell>
          <table:table-cell office:value-type="float" office:value="3.84781542124">
            <text:p>3.8478154212</text:p>
          </table:table-cell>
          <table:table-cell office:value-type="float" office:value="0.0569086946524">
            <text:p>0.0569086947</text:p>
          </table:table-cell>
          <table:table-cell office:value-type="float" office:value="0.304564707935">
            <text:p>0.3045647079</text:p>
          </table:table-cell>
          <table:table-cell table:number-columns-repeated="7"/>
        </table:table-row>
        <table:table-row table:style-name="ro2">
          <table:table-cell office:value-type="string">
            <text:p>cup</text:p>
          </table:table-cell>
          <table:table-cell office:value-type="string">
            <text:p>tableware</text:p>
          </table:table-cell>
          <table:table-cell office:value-type="float" office:value="6.85">
            <text:p>6.85</text:p>
          </table:table-cell>
          <table:table-cell office:value-type="float" office:value="0.333333333333">
            <text:p>0.3333333333</text:p>
          </table:table-cell>
          <table:table-cell office:value-type="float" office:value="0.888888888889">
            <text:p>0.8888888889</text:p>
          </table:table-cell>
          <table:table-cell office:value-type="float" office:value="2.53897387106">
            <text:p>2.5389738711</text:p>
          </table:table-cell>
          <table:table-cell office:value-type="float" office:value="7.49018598561">
            <text:p>7.4901859856</text:p>
          </table:table-cell>
          <table:table-cell office:value-type="float" office:value="0.351089134725">
            <text:p>0.3510891347</text:p>
          </table:table-cell>
          <table:table-cell office:value-type="float" office:value="0.840241448422">
            <text:p>0.8402414484</text:p>
          </table:table-cell>
          <table:table-cell table:number-columns-repeated="7"/>
        </table:table-row>
        <table:table-row table:style-name="ro2">
          <table:table-cell office:value-type="string">
            <text:p>cup</text:p>
          </table:table-cell>
          <table:table-cell office:value-type="string">
            <text:p>artifact</text:p>
          </table:table-cell>
          <table:table-cell office:value-type="float" office:value="2.92">
            <text:p>2.92</text:p>
          </table:table-cell>
          <table:table-cell office:value-type="float" office:value="0.25">
            <text:p>0.25</text:p>
          </table:table-cell>
          <table:table-cell office:value-type="float" office:value="0.769230769231">
            <text:p>0.7692307692</text:p>
          </table:table-cell>
          <table:table-cell office:value-type="float" office:value="2.25129179861">
            <text:p>2.2512917986</text:p>
          </table:table-cell>
          <table:table-cell office:value-type="float" office:value="2.30584873145">
            <text:p>2.3058487315</text:p>
          </table:table-cell>
          <table:table-cell office:value-type="float" office:value="0.124492431959">
            <text:p>0.124492432</text:p>
          </table:table-cell>
          <table:table-cell office:value-type="float" office:value="0.36472499562">
            <text:p>0.3647249956</text:p>
          </table:table-cell>
          <table:table-cell table:number-columns-repeated="7"/>
        </table:table-row>
        <table:table-row table:style-name="ro2">
          <table:table-cell office:value-type="string">
            <text:p>cup</text:p>
          </table:table-cell>
          <table:table-cell office:value-type="string">
            <text:p>object</text:p>
          </table:table-cell>
          <table:table-cell office:value-type="float" office:value="3.69">
            <text:p>3.69</text:p>
          </table:table-cell>
          <table:table-cell office:value-type="float" office:value="0.166666666667">
            <text:p>0.1666666667</text:p>
          </table:table-cell>
          <table:table-cell office:value-type="float" office:value="0.545454545455">
            <text:p>0.5454545455</text:p>
          </table:table-cell>
          <table:table-cell office:value-type="float" office:value="1.8458266905">
            <text:p>1.8458266905</text:p>
          </table:table-cell>
          <table:table-cell office:value-type="float" office:value="2.61964384138">
            <text:p>2.6196438414</text:p>
          </table:table-cell>
          <table:table-cell office:value-type="float" office:value="0.110516289759">
            <text:p>0.1105162898</text:p>
          </table:table-cell>
          <table:table-cell office:value-type="float" office:value="0.261078453662">
            <text:p>0.2610784537</text:p>
          </table:table-cell>
          <table:table-cell table:number-columns-repeated="7"/>
        </table:table-row>
        <table:table-row table:style-name="ro2">
          <table:table-cell office:value-type="string">
            <text:p>cup</text:p>
          </table:table-cell>
          <table:table-cell office:value-type="string">
            <text:p>entity</text:p>
          </table:table-cell>
          <table:table-cell office:value-type="float" office:value="2.15">
            <text:p>2.15</text:p>
          </table:table-cell>
          <table:table-cell office:value-type="float" office:value="0.166666666667">
            <text:p>0.1666666667</text:p>
          </table:table-cell>
          <table:table-cell office:value-type="float" office:value="0.285714285714">
            <text:p>0.2857142857</text:p>
          </table:table-cell>
          <table:table-cell office:value-type="float" office:value="1.8458266905">
            <text:p>1.8458266905</text:p>
          </table:table-cell>
          <table:table-cell table:number-columns-repeated="3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jaguar</text:p>
          </table:table-cell>
          <table:table-cell office:value-type="string">
            <text:p>cat</text:p>
          </table:table-cell>
          <table:table-cell office:value-type="float" office:value="7.42">
            <text:p>7.42</text:p>
          </table:table-cell>
          <table:table-cell office:value-type="float" office:value="0.5">
            <text:p>0.5</text:p>
          </table:table-cell>
          <table:table-cell office:value-type="float" office:value="0.965517241379">
            <text:p>0.9655172414</text:p>
          </table:table-cell>
          <table:table-cell office:value-type="float" office:value="2.94443897917">
            <text:p>2.9444389792</text:p>
          </table:table-cell>
          <table:table-cell office:value-type="float" office:value="9.84062709978">
            <text:p>9.8406270998</text:p>
          </table:table-cell>
          <table:table-cell office:value-type="float" office:value="0.373264878553">
            <text:p>0.3732648786</text:p>
          </table:table-cell>
          <table:table-cell office:value-type="float" office:value="0.880186730781">
            <text:p>0.8801867308</text:p>
          </table:table-cell>
          <table:table-cell table:number-columns-repeated="7"/>
        </table:table-row>
        <table:table-row table:style-name="ro2">
          <table:table-cell office:value-type="string">
            <text:p>jaguar</text:p>
          </table:table-cell>
          <table:table-cell office:value-type="string">
            <text:p>car</text:p>
          </table:table-cell>
          <table:table-cell office:value-type="float" office:value="7.27">
            <text:p>7.27</text:p>
          </table:table-cell>
          <table:table-cell office:value-type="float" office:value="0.0588235294118">
            <text:p>0.0588235294</text:p>
          </table:table-cell>
          <table:table-cell office:value-type="float" office:value="0.333333333333">
            <text:p>0.3333333333</text:p>
          </table:table-cell>
          <table:table-cell office:value-type="float" office:value="0.80437281567">
            <text:p>0.8043728157</text:p>
          </table:table-cell>
          <table:table-cell office:value-type="float" office:value="1.53183374322">
            <text:p>1.5318337432</text:p>
          </table:table-cell>
          <table:table-cell office:value-type="float" office:value="0.0586598900738">
            <text:p>0.0586598901</text:p>
          </table:table-cell>
          <table:table-cell office:value-type="float" office:value="0.152337208298">
            <text:p>0.1523372083</text:p>
          </table:table-cell>
          <table:table-cell table:number-columns-repeated="7"/>
        </table:table-row>
        <table:table-row table:style-name="ro2">
          <table:table-cell office:value-type="string">
            <text:p>mile</text:p>
          </table:table-cell>
          <table:table-cell office:value-type="string">
            <text:p>kilometer</text:p>
          </table:table-cell>
          <table:table-cell office:value-type="float" office:value="8.66">
            <text:p>8.66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2.25129179861">
            <text:p>2.2512917986</text:p>
          </table:table-cell>
          <table:table-cell office:value-type="float" office:value="6.06067996413">
            <text:p>6.0606799641</text:p>
          </table:table-cell>
          <table:table-cell office:value-type="float" office:value="0.11338380492">
            <text:p>0.1133838049</text:p>
          </table:table-cell>
          <table:table-cell office:value-type="float" office:value="0.578834923458">
            <text:p>0.5788349235</text:p>
          </table:table-cell>
          <table:table-cell table:number-columns-repeated="7"/>
        </table:table-row>
        <table:table-row table:style-name="ro2">
          <table:table-cell office:value-type="string">
            <text:p>skin</text:p>
          </table:table-cell>
          <table:table-cell office:value-type="string">
            <text:p>eye</text:p>
          </table:table-cell>
          <table:table-cell office:value-type="float" office:value="6.22">
            <text:p>6.22</text:p>
          </table:table-cell>
          <table:table-cell office:value-type="float" office:value="0.166666666667">
            <text:p>0.1666666667</text:p>
          </table:table-cell>
          <table:table-cell office:value-type="float" office:value="0.666666666667">
            <text:p>0.6666666667</text:p>
          </table:table-cell>
          <table:table-cell office:value-type="float" office:value="1.8458266905">
            <text:p>1.8458266905</text:p>
          </table:table-cell>
          <table:table-cell office:value-type="float" office:value="4.40224945514">
            <text:p>4.4022494551</text:p>
          </table:table-cell>
          <table:table-cell office:value-type="float" office:value="0.109227159627">
            <text:p>0.1092271596</text:p>
          </table:table-cell>
          <table:table-cell office:value-type="float" office:value="0.490235566241">
            <text:p>0.4902355662</text:p>
          </table:table-cell>
          <table:table-cell table:number-columns-repeated="7"/>
        </table:table-row>
        <table:table-row table:style-name="ro2">
          <table:table-cell office:value-type="string">
            <text:p>Japanese</text:p>
          </table:table-cell>
          <table:table-cell office:value-type="string">
            <text:p>American</text:p>
          </table:table-cell>
          <table:table-cell office:value-type="float" office:value="6.5">
            <text:p>6.5</text:p>
          </table:table-cell>
          <table:table-cell office:value-type="float" office:value="0.25">
            <text:p>0.25</text:p>
          </table:table-cell>
          <table:table-cell office:value-type="float" office:value="0.631578947368">
            <text:p>0.6315789474</text:p>
          </table:table-cell>
          <table:table-cell office:value-type="float" office:value="2.25129179861">
            <text:p>2.2512917986</text:p>
          </table:table-cell>
          <table:table-cell office:value-type="float" office:value="6.423543503">
            <text:p>6.423543503</text:p>
          </table:table-cell>
          <table:table-cell office:value-type="float" office:value="0.184831686596">
            <text:p>0.1848316866</text:p>
          </table:table-cell>
          <table:table-cell office:value-type="float" office:value="0.695328935151">
            <text:p>0.6953289352</text:p>
          </table:table-cell>
          <table:table-cell table:number-columns-repeated="7"/>
        </table:table-row>
        <table:table-row table:style-name="ro2">
          <table:table-cell office:value-type="string">
            <text:p>century</text:p>
          </table:table-cell>
          <table:table-cell office:value-type="string">
            <text:p>year</text:p>
          </table:table-cell>
          <table:table-cell office:value-type="float" office:value="7.59">
            <text:p>7.59</text:p>
          </table:table-cell>
          <table:table-cell office:value-type="float" office:value="0.333333333333">
            <text:p>0.3333333333</text:p>
          </table:table-cell>
          <table:table-cell office:value-type="float" office:value="0.833333333333">
            <text:p>0.8333333333</text:p>
          </table:table-cell>
          <table:table-cell office:value-type="float" office:value="2.53897387106">
            <text:p>2.5389738711</text:p>
          </table:table-cell>
          <table:table-cell office:value-type="float" office:value="3.8003723885">
            <text:p>3.8003723885</text:p>
          </table:table-cell>
          <table:table-cell office:value-type="float" office:value="0.123475333404">
            <text:p>0.1234753334</text:p>
          </table:table-cell>
          <table:table-cell office:value-type="float" office:value="0.484138415803">
            <text:p>0.4841384158</text:p>
          </table:table-cell>
          <table:table-cell table:number-columns-repeated="7"/>
        </table:table-row>
        <table:table-row table:style-name="ro2">
          <table:table-cell office:value-type="string">
            <text:p>announcement</text:p>
          </table:table-cell>
          <table:table-cell office:value-type="string">
            <text:p>news</text:p>
          </table:table-cell>
          <table:table-cell office:value-type="float" office:value="7.56">
            <text:p>7.56</text:p>
          </table:table-cell>
          <table:table-cell office:value-type="float" office:value="0.2">
            <text:p>0.2</text:p>
          </table:table-cell>
          <table:table-cell office:value-type="float" office:value="0.666666666667">
            <text:p>0.6666666667</text:p>
          </table:table-cell>
          <table:table-cell office:value-type="float" office:value="2.02814824729">
            <text:p>2.0281482473</text:p>
          </table:table-cell>
          <table:table-cell office:value-type="float" office:value="3.84781542124">
            <text:p>3.8478154212</text:p>
          </table:table-cell>
          <table:table-cell office:value-type="float" office:value="0.124630249197">
            <text:p>0.1246302492</text:p>
          </table:table-cell>
          <table:table-cell office:value-type="float" office:value="0.489563719244">
            <text:p>0.4895637192</text:p>
          </table:table-cell>
          <table:table-cell table:number-columns-repeated="7"/>
        </table:table-row>
        <table:table-row table:style-name="ro2">
          <table:table-cell office:value-type="string">
            <text:p>doctor</text:p>
          </table:table-cell>
          <table:table-cell office:value-type="string">
            <text:p>personnel</text:p>
          </table:table-cell>
          <table:table-cell office:value-type="float" office:value="5">
            <text:p>5</text:p>
          </table:table-cell>
          <table:table-cell office:value-type="float" office:value="0.0833333333333">
            <text:p>0.0833333333</text:p>
          </table:table-cell>
          <table:table-cell office:value-type="float" office:value="0.266666666667">
            <text:p>0.2666666667</text:p>
          </table:table-cell>
          <table:table-cell office:value-type="float" office:value="1.15267950994">
            <text:p>1.1526795099</text:p>
          </table:table-cell>
          <table:table-cell office:value-type="float" office:value="0.596229207898">
            <text:p>0.5962292079</text:p>
          </table:table-cell>
          <table:table-cell office:value-type="float" office:value="0.0704166035991">
            <text:p>0.0704166036</text:p>
          </table:table-cell>
          <table:table-cell office:value-type="float" office:value="0.0762878073615">
            <text:p>0.0762878074</text:p>
          </table:table-cell>
          <table:table-cell table:number-columns-repeated="7"/>
        </table:table-row>
        <table:table-row table:style-name="ro2">
          <table:table-cell office:value-type="string">
            <text:p>Harvard</text:p>
          </table:table-cell>
          <table:table-cell office:value-type="string">
            <text:p>Yale</text:p>
          </table:table-cell>
          <table:table-cell office:value-type="float" office:value="8.13">
            <text:p>8.13</text:p>
          </table:table-cell>
          <table:table-cell office:value-type="float" office:value="0.333333333333">
            <text:p>0.3333333333</text:p>
          </table:table-cell>
          <table:table-cell office:value-type="float" office:value="0.916666666667">
            <text:p>0.9166666667</text:p>
          </table:table-cell>
          <table:table-cell office:value-type="float" office:value="2.53897387106">
            <text:p>2.5389738711</text:p>
          </table:table-cell>
          <table:table-cell office:value-type="float" office:value="9.92230513079">
            <text:p>9.9223051308</text:p>
          </table:table-cell>
          <table:table-cell office:value-type="float" office:value="0.310000298923">
            <text:p>0.3100002989</text:p>
          </table:table-cell>
          <table:table-cell office:value-type="float" office:value="0.860175747317">
            <text:p>0.8601757473</text:p>
          </table:table-cell>
          <table:table-cell table:number-columns-repeated="7"/>
        </table:table-row>
        <table:table-row table:style-name="ro2">
          <table:table-cell office:value-type="string">
            <text:p>hospital</text:p>
          </table:table-cell>
          <table:table-cell office:value-type="string">
            <text:p>infrastructure</text:p>
          </table:table-cell>
          <table:table-cell office:value-type="float" office:value="4.63">
            <text:p>4.63</text:p>
          </table:table-cell>
          <table:table-cell office:value-type="float" office:value="0.0833333333333">
            <text:p>0.0833333333</text:p>
          </table:table-cell>
          <table:table-cell office:value-type="float" office:value="0.266666666667">
            <text:p>0.2666666667</text:p>
          </table:table-cell>
          <table:table-cell office:value-type="float" office:value="1.15267950994">
            <text:p>1.1526795099</text:p>
          </table:table-cell>
          <table:table-cell office:value-type="float" office:value="0.596229207898">
            <text:p>0.5962292079</text:p>
          </table:table-cell>
          <table:table-cell office:value-type="float" office:value="0.0548697788669">
            <text:p>0.0548697789</text:p>
          </table:table-cell>
          <table:table-cell office:value-type="float" office:value="0.0614117622998">
            <text:p>0.0614117623</text:p>
          </table:table-cell>
          <table:table-cell table:number-columns-repeated="7"/>
        </table:table-row>
        <table:table-row table:style-name="ro2">
          <table:table-cell office:value-type="string">
            <text:p>life</text:p>
          </table:table-cell>
          <table:table-cell office:value-type="string">
            <text:p>death</text:p>
          </table:table-cell>
          <table:table-cell office:value-type="float" office:value="7.88">
            <text:p>7.88</text:p>
          </table:table-cell>
          <table:table-cell office:value-type="float" office:value="0.25">
            <text:p>0.25</text:p>
          </table:table-cell>
          <table:table-cell office:value-type="float" office:value="0.727272727273">
            <text:p>0.7272727273</text:p>
          </table:table-cell>
          <table:table-cell office:value-type="float" office:value="2.25129179861">
            <text:p>2.2512917986</text:p>
          </table:table-cell>
          <table:table-cell office:value-type="float" office:value="3.13990804925">
            <text:p>3.1399080493</text:p>
          </table:table-cell>
          <table:table-cell office:value-type="float" office:value="0.109837871195">
            <text:p>0.1098378712</text:p>
          </table:table-cell>
          <table:table-cell office:value-type="float" office:value="0.408200552548">
            <text:p>0.4082005525</text:p>
          </table:table-cell>
          <table:table-cell table:number-columns-repeated="7"/>
        </table:table-row>
        <table:table-row table:style-name="ro2">
          <table:table-cell office:value-type="string">
            <text:p>travel</text:p>
          </table:table-cell>
          <table:table-cell office:value-type="string">
            <text:p>activity</text:p>
          </table:table-cell>
          <table:table-cell office:value-type="float" office:value="5">
            <text:p>5</text:p>
          </table:table-cell>
          <table:table-cell office:value-type="float" office:value="0.166666666667">
            <text:p>0.1666666667</text:p>
          </table:table-cell>
          <table:table-cell office:value-type="float" office:value="0.666666666667">
            <text:p>0.6666666667</text:p>
          </table:table-cell>
          <table:table-cell office:value-type="float" office:value="1.8458266905">
            <text:p>1.8458266905</text:p>
          </table:table-cell>
          <table:table-cell office:value-type="float" office:value="2.33223775508">
            <text:p>2.3322377551</text:p>
          </table:table-cell>
          <table:table-cell office:value-type="float" office:value="0.214620668074">
            <text:p>0.2146206681</text:p>
          </table:table-cell>
          <table:table-cell office:value-type="float" office:value="0.500273063344">
            <text:p>0.5002730633</text:p>
          </table:table-cell>
          <table:table-cell table:number-columns-repeated="7"/>
        </table:table-row>
        <table:table-row table:style-name="ro2">
          <table:table-cell office:value-type="string">
            <text:p>type</text:p>
          </table:table-cell>
          <table:table-cell office:value-type="string">
            <text:p>kind</text:p>
          </table:table-cell>
          <table:table-cell office:value-type="float" office:value="8.97">
            <text:p>8.97</text:p>
          </table:table-cell>
          <table:table-cell office:value-type="float" office:value="0.5">
            <text:p>0.5</text:p>
          </table:table-cell>
          <table:table-cell office:value-type="float" office:value="0.947368421053">
            <text:p>0.9473684211</text:p>
          </table:table-cell>
          <table:table-cell office:value-type="float" office:value="2.94443897917">
            <text:p>2.9444389792</text:p>
          </table:table-cell>
          <table:table-cell office:value-type="float" office:value="6.42129450607">
            <text:p>6.4212945061</text:p>
          </table:table-cell>
          <table:table-cell office:value-type="float" office:value="0.671614894541">
            <text:p>0.6716148945</text:p>
          </table:table-cell>
          <table:table-cell office:value-type="float" office:value="0.896106854387">
            <text:p>0.8961068544</text:p>
          </table:table-cell>
          <table:table-cell table:number-columns-repeated="7"/>
        </table:table-row>
        <table:table-row table:style-name="ro2">
          <table:table-cell office:value-type="string">
            <text:p>street</text:p>
          </table:table-cell>
          <table:table-cell office:value-type="string">
            <text:p>place</text:p>
          </table:table-cell>
          <table:table-cell office:value-type="float" office:value="6.44">
            <text:p>6.44</text:p>
          </table:table-cell>
          <table:table-cell office:value-type="float" office:value="0.142857142857">
            <text:p>0.1428571429</text:p>
          </table:table-cell>
          <table:table-cell office:value-type="float" office:value="0.571428571429">
            <text:p>0.5714285714</text:p>
          </table:table-cell>
          <table:table-cell office:value-type="float" office:value="1.69167601067">
            <text:p>1.6916760107</text:p>
          </table:table-cell>
          <table:table-cell office:value-type="float" office:value="3.13990804925">
            <text:p>3.1399080493</text:p>
          </table:table-cell>
          <table:table-cell office:value-type="float" office:value="0.0919066612365">
            <text:p>0.0919066612</text:p>
          </table:table-cell>
          <table:table-cell office:value-type="float" office:value="0.365947686957">
            <text:p>0.365947687</text:p>
          </table:table-cell>
          <table:table-cell table:number-columns-repeated="7"/>
        </table:table-row>
        <table:table-row table:style-name="ro2">
          <table:table-cell office:value-type="string">
            <text:p>street</text:p>
          </table:table-cell>
          <table:table-cell office:value-type="string">
            <text:p>avenue</text:p>
          </table:table-cell>
          <table:table-cell office:value-type="float" office:value="8.88">
            <text:p>8.88</text:p>
          </table:table-cell>
          <table:table-cell office:value-type="float" office:value="0.5">
            <text:p>0.5</text:p>
          </table:table-cell>
          <table:table-cell office:value-type="float" office:value="0.947368421053">
            <text:p>0.9473684211</text:p>
          </table:table-cell>
          <table:table-cell office:value-type="float" office:value="2.94443897917">
            <text:p>2.9444389792</text:p>
          </table:table-cell>
          <table:table-cell office:value-type="float" office:value="8.6695421623">
            <text:p>8.6695421623</text:p>
          </table:table-cell>
          <table:table-cell office:value-type="float" office:value="0.604988850209">
            <text:p>0.6049888502</text:p>
          </table:table-cell>
          <table:table-cell office:value-type="float" office:value="0.912967439723">
            <text:p>0.9129674397</text:p>
          </table:table-cell>
          <table:table-cell table:number-columns-repeated="7"/>
        </table:table-row>
        <table:table-row table:style-name="ro2">
          <table:table-cell office:value-type="string">
            <text:p>street</text:p>
          </table:table-cell>
          <table:table-cell office:value-type="string">
            <text:p>block</text:p>
          </table:table-cell>
          <table:table-cell office:value-type="float" office:value="6.88">
            <text:p>6.88</text:p>
          </table:table-cell>
          <table:table-cell office:value-type="float" office:value="0.166666666667">
            <text:p>0.1666666667</text:p>
          </table:table-cell>
          <table:table-cell office:value-type="float" office:value="0.666666666667">
            <text:p>0.6666666667</text:p>
          </table:table-cell>
          <table:table-cell office:value-type="float" office:value="1.8458266905">
            <text:p>1.8458266905</text:p>
          </table:table-cell>
          <table:table-cell office:value-type="float" office:value="2.85529368615">
            <text:p>2.8552936862</text:p>
          </table:table-cell>
          <table:table-cell office:value-type="float" office:value="0.0956189372368">
            <text:p>0.0956189372</text:p>
          </table:table-cell>
          <table:table-cell office:value-type="float" office:value="0.306020912033">
            <text:p>0.306020912</text:p>
          </table:table-cell>
          <table:table-cell table:number-columns-repeated="7"/>
        </table:table-row>
        <table:table-row table:style-name="ro2">
          <table:table-cell office:value-type="string">
            <text:p>cell</text:p>
          </table:table-cell>
          <table:table-cell office:value-type="string">
            <text:p>phone</text:p>
          </table:table-cell>
          <table:table-cell office:value-type="float" office:value="7.81">
            <text:p>7.81</text:p>
          </table:table-cell>
          <table:table-cell office:value-type="float" office:value="0.333333333333">
            <text:p>0.3333333333</text:p>
          </table:table-cell>
          <table:table-cell office:value-type="float" office:value="0.9">
            <text:p>0.9</text:p>
          </table:table-cell>
          <table:table-cell office:value-type="float" office:value="2.53897387106">
            <text:p>2.5389738711</text:p>
          </table:table-cell>
          <table:table-cell office:value-type="float" office:value="8.72259672525">
            <text:p>8.7225967253</text:p>
          </table:table-cell>
          <table:table-cell office:value-type="float" office:value="1.3530758248">
            <text:p>1.3530758248</text:p>
          </table:table-cell>
          <table:table-cell office:value-type="float" office:value="0.9593573082">
            <text:p>0.9593573082</text:p>
          </table:table-cell>
          <table:table-cell table:number-columns-repeated="7"/>
        </table:table-row>
        <table:table-row table:style-name="ro2">
          <table:table-cell office:value-type="string">
            <text:p>dividend</text:p>
          </table:table-cell>
          <table:table-cell office:value-type="string">
            <text:p>payment</text:p>
          </table:table-cell>
          <table:table-cell office:value-type="float" office:value="7.63">
            <text:p>7.63</text:p>
          </table:table-cell>
          <table:table-cell office:value-type="float" office:value="0.333333333333">
            <text:p>0.3333333333</text:p>
          </table:table-cell>
          <table:table-cell office:value-type="float" office:value="0.888888888889">
            <text:p>0.8888888889</text:p>
          </table:table-cell>
          <table:table-cell office:value-type="float" office:value="2.53897387106">
            <text:p>2.5389738711</text:p>
          </table:table-cell>
          <table:table-cell office:value-type="float" office:value="6.73718413322">
            <text:p>6.7371841332</text:p>
          </table:table-cell>
          <table:table-cell office:value-type="float" office:value="0.196488419863">
            <text:p>0.1964884199</text:p>
          </table:table-cell>
          <table:table-cell office:value-type="float" office:value="0.725843925204">
            <text:p>0.7258439252</text:p>
          </table:table-cell>
          <table:table-cell table:number-columns-repeated="7"/>
        </table:table-row>
        <table:table-row table:style-name="ro2">
          <table:table-cell office:value-type="string">
            <text:p>calculation</text:p>
          </table:table-cell>
          <table:table-cell office:value-type="string">
            <text:p>computation</text:p>
          </table:table-cell>
          <table:table-cell office:value-type="float" office:value="8.44">
            <text:p>8.44</text:p>
          </table:table-cell>
          <table:table-cell table:number-columns-repeated="2" office:value-type="float" office:value="1">
            <text:p>1</text:p>
          </table:table-cell>
          <table:table-cell office:value-type="float" office:value="3.63758615973">
            <text:p>3.6375861597</text:p>
          </table:table-cell>
          <table:table-cell office:value-type="float" office:value="7.7599608182">
            <text:p>7.7599608182</text:p>
          </table:table-cell>
          <table:table-cell office:value-type="string">
            <text:p>1e+30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rofit</text:p>
          </table:table-cell>
          <table:table-cell office:value-type="string">
            <text:p>loss</text:p>
          </table:table-cell>
          <table:table-cell office:value-type="float" office:value="7.63">
            <text:p>7.63</text:p>
          </table:table-cell>
          <table:table-cell office:value-type="float" office:value="0.166666666667">
            <text:p>0.1666666667</text:p>
          </table:table-cell>
          <table:table-cell office:value-type="float" office:value="0.705882352941">
            <text:p>0.7058823529</text:p>
          </table:table-cell>
          <table:table-cell office:value-type="float" office:value="1.8458266905">
            <text:p>1.8458266905</text:p>
          </table:table-cell>
          <table:table-cell office:value-type="float" office:value="6.1611050151">
            <text:p>6.1611050151</text:p>
          </table:table-cell>
          <table:table-cell office:value-type="float" office:value="0.271048304892">
            <text:p>0.2710483049</text:p>
          </table:table-cell>
          <table:table-cell office:value-type="float" office:value="0.769580695041">
            <text:p>0.769580695</text:p>
          </table:table-cell>
          <table:table-cell table:number-columns-repeated="7"/>
        </table:table-row>
        <table:table-row table:style-name="ro2">
          <table:table-cell office:value-type="string">
            <text:p>dollar</text:p>
          </table:table-cell>
          <table:table-cell office:value-type="string">
            <text:p>yen</text:p>
          </table:table-cell>
          <table:table-cell office:value-type="float" office:value="7.78">
            <text:p>7.78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2.25129179861">
            <text:p>2.2512917986</text:p>
          </table:table-cell>
          <table:table-cell office:value-type="float" office:value="6.87525296746">
            <text:p>6.8752529675</text:p>
          </table:table-cell>
          <table:table-cell office:value-type="float" office:value="0.113672696836">
            <text:p>0.1136726968</text:p>
          </table:table-cell>
          <table:table-cell office:value-type="float" office:value="0.609840918904">
            <text:p>0.6098409189</text:p>
          </table:table-cell>
          <table:table-cell table:number-columns-repeated="7"/>
        </table:table-row>
        <table:table-row table:style-name="ro2">
          <table:table-cell office:value-type="string">
            <text:p>dollar</text:p>
          </table:table-cell>
          <table:table-cell office:value-type="string">
            <text:p>buck</text:p>
          </table:table-cell>
          <table:table-cell office:value-type="float" office:value="9.22">
            <text:p>9.22</text:p>
          </table:table-cell>
          <table:table-cell table:number-columns-repeated="2" office:value-type="float" office:value="1">
            <text:p>1</text:p>
          </table:table-cell>
          <table:table-cell office:value-type="float" office:value="3.63758615973">
            <text:p>3.6375861597</text:p>
          </table:table-cell>
          <table:table-cell office:value-type="float" office:value="9.28381636277">
            <text:p>9.2838163628</text:p>
          </table:table-cell>
          <table:table-cell office:value-type="string">
            <text:p>1e+30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hone</text:p>
          </table:table-cell>
          <table:table-cell office:value-type="string">
            <text:p>equipment</text:p>
          </table:table-cell>
          <table:table-cell office:value-type="float" office:value="7.13">
            <text:p>7.13</text:p>
          </table:table-cell>
          <table:table-cell office:value-type="float" office:value="0.333333333333">
            <text:p>0.3333333333</text:p>
          </table:table-cell>
          <table:table-cell office:value-type="float" office:value="0.875">
            <text:p>0.875</text:p>
          </table:table-cell>
          <table:table-cell office:value-type="float" office:value="2.53897387106">
            <text:p>2.5389738711</text:p>
          </table:table-cell>
          <table:table-cell office:value-type="float" office:value="5.26814216692">
            <text:p>5.2681421669</text:p>
          </table:table-cell>
          <table:table-cell office:value-type="float" office:value="0.28948130106">
            <text:p>0.2894813011</text:p>
          </table:table-cell>
          <table:table-cell office:value-type="float" office:value="0.753089912909">
            <text:p>0.7530899129</text:p>
          </table:table-cell>
          <table:table-cell table:number-columns-repeated="7"/>
        </table:table-row>
        <table:table-row table:style-name="ro2">
          <table:table-cell office:value-type="string">
            <text:p>liquid</text:p>
          </table:table-cell>
          <table:table-cell office:value-type="string">
            <text:p>water</text:p>
          </table:table-cell>
          <table:table-cell office:value-type="float" office:value="7.89">
            <text:p>7.89</text:p>
          </table:table-cell>
          <table:table-cell office:value-type="float" office:value="0.5">
            <text:p>0.5</text:p>
          </table:table-cell>
          <table:table-cell office:value-type="float" office:value="0.933333333333">
            <text:p>0.9333333333</text:p>
          </table:table-cell>
          <table:table-cell office:value-type="float" office:value="2.94443897917">
            <text:p>2.9444389792</text:p>
          </table:table-cell>
          <table:table-cell office:value-type="float" office:value="8.11471419635">
            <text:p>8.1147141964</text:p>
          </table:table-cell>
          <table:table-cell office:value-type="float" office:value="10.9523923692">
            <text:p>10.9523923692</text:p>
          </table:table-cell>
          <table:table-cell office:value-type="float" office:value="0.994405627821">
            <text:p>0.9944056278</text:p>
          </table:table-cell>
          <table:table-cell table:number-columns-repeated="7"/>
        </table:table-row>
        <table:table-row table:style-name="ro2">
          <table:table-cell office:value-type="string">
            <text:p>marathon</text:p>
          </table:table-cell>
          <table:table-cell office:value-type="string">
            <text:p>sprint</text:p>
          </table:table-cell>
          <table:table-cell office:value-type="float" office:value="7.47">
            <text:p>7.47</text:p>
          </table:table-cell>
          <table:table-cell office:value-type="float" office:value="0.0909090909091">
            <text:p>0.0909090909</text:p>
          </table:table-cell>
          <table:table-cell office:value-type="float" office:value="0.5">
            <text:p>0.5</text:p>
          </table:table-cell>
          <table:table-cell office:value-type="float" office:value="1.23969088693">
            <text:p>1.2396908869</text:p>
          </table:table-cell>
          <table:table-cell office:value-type="float" office:value="2.33223775508">
            <text:p>2.3322377551</text:p>
          </table:table-cell>
          <table:table-cell office:value-type="float" office:value="0.0501934483253">
            <text:p>0.0501934483</text:p>
          </table:table-cell>
          <table:table-cell office:value-type="float" office:value="0.189710037325">
            <text:p>0.1897100373</text:p>
          </table:table-cell>
          <table:table-cell table:number-columns-repeated="7"/>
        </table:table-row>
        <table:table-row table:style-name="ro2">
          <table:table-cell office:value-type="string">
            <text:p>seafood</text:p>
          </table:table-cell>
          <table:table-cell office:value-type="string">
            <text:p>food</text:p>
          </table:table-cell>
          <table:table-cell office:value-type="float" office:value="8.34">
            <text:p>8.34</text:p>
          </table:table-cell>
          <table:table-cell office:value-type="float" office:value="0.5">
            <text:p>0.5</text:p>
          </table:table-cell>
          <table:table-cell office:value-type="float" office:value="0.909090909091">
            <text:p>0.9090909091</text:p>
          </table:table-cell>
          <table:table-cell office:value-type="float" office:value="2.94443897917">
            <text:p>2.9444389792</text:p>
          </table:table-cell>
          <table:table-cell office:value-type="float" office:value="6.10927994723">
            <text:p>6.1092799472</text:p>
          </table:table-cell>
          <table:table-cell office:value-type="float" office:value="0.30765685692">
            <text:p>0.3076568569</text:p>
          </table:table-cell>
          <table:table-cell office:value-type="float" office:value="0.789877284968">
            <text:p>0.789877285</text:p>
          </table:table-cell>
          <table:table-cell table:number-columns-repeated="7"/>
        </table:table-row>
        <table:table-row table:style-name="ro2">
          <table:table-cell office:value-type="string">
            <text:p>seafood</text:p>
          </table:table-cell>
          <table:table-cell office:value-type="string">
            <text:p>lobster</text:p>
          </table:table-cell>
          <table:table-cell office:value-type="float" office:value="8.7">
            <text:p>8.7</text:p>
          </table:table-cell>
          <table:table-cell office:value-type="float" office:value="0.333333333333">
            <text:p>0.3333333333</text:p>
          </table:table-cell>
          <table:table-cell office:value-type="float" office:value="0.857142857143">
            <text:p>0.8571428571</text:p>
          </table:table-cell>
          <table:table-cell office:value-type="float" office:value="2.53897387106">
            <text:p>2.5389738711</text:p>
          </table:table-cell>
          <table:table-cell office:value-type="float" office:value="9.35965443916">
            <text:p>9.3596544392</text:p>
          </table:table-cell>
          <table:table-cell office:value-type="float" office:value="0.226613575678">
            <text:p>0.2266135757</text:p>
          </table:table-cell>
          <table:table-cell office:value-type="float" office:value="0.809234919215">
            <text:p>0.8092349192</text:p>
          </table:table-cell>
          <table:table-cell table:number-columns-repeated="7"/>
        </table:table-row>
        <table:table-row table:style-name="ro2">
          <table:table-cell office:value-type="string">
            <text:p>lobster</text:p>
          </table:table-cell>
          <table:table-cell office:value-type="string">
            <text:p>food</text:p>
          </table:table-cell>
          <table:table-cell office:value-type="float" office:value="7.81">
            <text:p>7.81</text:p>
          </table:table-cell>
          <table:table-cell office:value-type="float" office:value="0.25">
            <text:p>0.25</text:p>
          </table:table-cell>
          <table:table-cell office:value-type="float" office:value="0.769230769231">
            <text:p>0.7692307692</text:p>
          </table:table-cell>
          <table:table-cell office:value-type="float" office:value="2.25129179861">
            <text:p>2.2512917986</text:p>
          </table:table-cell>
          <table:table-cell office:value-type="float" office:value="6.10927994723">
            <text:p>6.1092799472</text:p>
          </table:table-cell>
          <table:table-cell office:value-type="float" office:value="0.130494251927">
            <text:p>0.1304942519</text:p>
          </table:table-cell>
          <table:table-cell office:value-type="float" office:value="0.614562125509">
            <text:p>0.6145621255</text:p>
          </table:table-cell>
          <table:table-cell table:number-columns-repeated="7"/>
        </table:table-row>
        <table:table-row table:style-name="ro2">
          <table:table-cell office:value-type="string">
            <text:p>lobster</text:p>
          </table:table-cell>
          <table:table-cell office:value-type="string">
            <text:p>wine</text:p>
          </table:table-cell>
          <table:table-cell office:value-type="float" office:value="5.7">
            <text:p>5.7</text:p>
          </table:table-cell>
          <table:table-cell office:value-type="float" office:value="0.0909090909091">
            <text:p>0.0909090909</text:p>
          </table:table-cell>
          <table:table-cell office:value-type="float" office:value="0.375">
            <text:p>0.375</text:p>
          </table:table-cell>
          <table:table-cell office:value-type="float" office:value="1.23969088693">
            <text:p>1.2396908869</text:p>
          </table:table-cell>
          <table:table-cell office:value-type="float" office:value="3.3367059068">
            <text:p>3.3367059068</text:p>
          </table:table-cell>
          <table:table-cell office:value-type="float" office:value="0.0631660083572">
            <text:p>0.0631660084</text:p>
          </table:table-cell>
          <table:table-cell office:value-type="float" office:value="0.296533988118">
            <text:p>0.2965339881</text:p>
          </table:table-cell>
          <table:table-cell table:number-columns-repeated="7"/>
        </table:table-row>
        <table:table-row table:style-name="ro2">
          <table:table-cell office:value-type="string">
            <text:p>championship</text:p>
          </table:table-cell>
          <table:table-cell office:value-type="string">
            <text:p>tournament</text:p>
          </table:table-cell>
          <table:table-cell office:value-type="float" office:value="8.36">
            <text:p>8.36</text:p>
          </table:table-cell>
          <table:table-cell office:value-type="float" office:value="0.333333333333">
            <text:p>0.3333333333</text:p>
          </table:table-cell>
          <table:table-cell office:value-type="float" office:value="0.857142857143">
            <text:p>0.8571428571</text:p>
          </table:table-cell>
          <table:table-cell office:value-type="float" office:value="2.53897387106">
            <text:p>2.5389738711</text:p>
          </table:table-cell>
          <table:table-cell office:value-type="float" office:value="6.60850604816">
            <text:p>6.6085060482</text:p>
          </table:table-cell>
          <table:table-cell office:value-type="float" office:value="0.130564836574">
            <text:p>0.1305648366</text:p>
          </table:table-cell>
          <table:table-cell office:value-type="float" office:value="0.633118674345">
            <text:p>0.6331186743</text:p>
          </table:table-cell>
          <table:table-cell table:number-columns-repeated="7"/>
        </table:table-row>
        <table:table-row table:style-name="ro2">
          <table:table-cell office:value-type="string">
            <text:p>man</text:p>
          </table:table-cell>
          <table:table-cell office:value-type="string">
            <text:p>woman</text:p>
          </table:table-cell>
          <table:table-cell office:value-type="float" office:value="8.3">
            <text:p>8.3</text:p>
          </table:table-cell>
          <table:table-cell office:value-type="float" office:value="0.333333333333">
            <text:p>0.3333333333</text:p>
          </table:table-cell>
          <table:table-cell office:value-type="float" office:value="0.705882352941">
            <text:p>0.7058823529</text:p>
          </table:table-cell>
          <table:table-cell office:value-type="float" office:value="2.53897387106">
            <text:p>2.5389738711</text:p>
          </table:table-cell>
          <table:table-cell office:value-type="float" office:value="4.91025240202">
            <text:p>4.910252402</text:p>
          </table:table-cell>
          <table:table-cell office:value-type="float" office:value="0.37642575388">
            <text:p>0.3764257539</text:p>
          </table:table-cell>
          <table:table-cell office:value-type="float" office:value="0.787084137298">
            <text:p>0.7870841373</text:p>
          </table:table-cell>
          <table:table-cell table:number-columns-repeated="7"/>
        </table:table-row>
        <table:table-row table:style-name="ro2">
          <table:table-cell office:value-type="string">
            <text:p>man</text:p>
          </table:table-cell>
          <table:table-cell office:value-type="string">
            <text:p>governor</text:p>
          </table:table-cell>
          <table:table-cell office:value-type="float" office:value="5.25">
            <text:p>5.25</text:p>
          </table:table-cell>
          <table:table-cell office:value-type="float" office:value="0.2">
            <text:p>0.2</text:p>
          </table:table-cell>
          <table:table-cell office:value-type="float" office:value="0.666666666667">
            <text:p>0.6666666667</text:p>
          </table:table-cell>
          <table:table-cell office:value-type="float" office:value="2.02814824729">
            <text:p>2.0281482473</text:p>
          </table:table-cell>
          <table:table-cell office:value-type="float" office:value="3.25767902589">
            <text:p>3.2576790259</text:p>
          </table:table-cell>
          <table:table-cell office:value-type="float" office:value="0.1031423131">
            <text:p>0.1031423131</text:p>
          </table:table-cell>
          <table:table-cell office:value-type="float" office:value="0.401917130763">
            <text:p>0.4019171308</text:p>
          </table:table-cell>
          <table:table-cell table:number-columns-repeated="7"/>
        </table:table-row>
        <table:table-row table:style-name="ro2">
          <table:table-cell office:value-type="string">
            <text:p>murder</text:p>
          </table:table-cell>
          <table:table-cell office:value-type="string">
            <text:p>manslaughter</text:p>
          </table:table-cell>
          <table:table-cell office:value-type="float" office:value="8.53">
            <text:p>8.53</text:p>
          </table:table-cell>
          <table:table-cell office:value-type="float" office:value="0.333333333333">
            <text:p>0.3333333333</text:p>
          </table:table-cell>
          <table:table-cell office:value-type="float" office:value="0.916666666667">
            <text:p>0.9166666667</text:p>
          </table:table-cell>
          <table:table-cell office:value-type="float" office:value="2.53897387106">
            <text:p>2.5389738711</text:p>
          </table:table-cell>
          <table:table-cell office:value-type="float" office:value="8.56023806501">
            <text:p>8.560238065</text:p>
          </table:table-cell>
          <table:table-cell office:value-type="float" office:value="0.213170161723">
            <text:p>0.2131701617</text:p>
          </table:table-cell>
          <table:table-cell office:value-type="float" office:value="0.784926563834">
            <text:p>0.7849265638</text:p>
          </table:table-cell>
          <table:table-cell table:number-columns-repeated="7"/>
        </table:table-row>
        <table:table-row table:style-name="ro2">
          <table:table-cell office:value-type="string">
            <text:p>opera</text:p>
          </table:table-cell>
          <table:table-cell office:value-type="string">
            <text:p>performance</text:p>
          </table:table-cell>
          <table:table-cell office:value-type="float" office:value="6.88">
            <text:p>6.88</text:p>
          </table:table-cell>
          <table:table-cell office:value-type="float" office:value="0.1">
            <text:p>0.1</text:p>
          </table:table-cell>
          <table:table-cell office:value-type="float" office:value="0.307692307692">
            <text:p>0.3076923077</text:p>
          </table:table-cell>
          <table:table-cell office:value-type="float" office:value="1.33500106673">
            <text:p>1.3350010667</text:p>
          </table:table-cell>
          <table:table-cell office:value-type="float" office:value="0.801759114954">
            <text:p>0.801759115</text:p>
          </table:table-cell>
          <table:table-cell office:value-type="float" office:value="0.0604314486247">
            <text:p>0.0604314486</text:p>
          </table:table-cell>
          <table:table-cell office:value-type="float" office:value="0.0836105540827">
            <text:p>0.0836105541</text:p>
          </table:table-cell>
          <table:table-cell table:number-columns-repeated="7"/>
        </table:table-row>
        <table:table-row table:style-name="ro2">
          <table:table-cell office:value-type="string">
            <text:p>Mexico</text:p>
          </table:table-cell>
          <table:table-cell office:value-type="string">
            <text:p>Brazil</text:p>
          </table:table-cell>
          <table:table-cell office:value-type="float" office:value="7.44">
            <text:p>7.44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2.02814824729">
            <text:p>2.0281482473</text:p>
          </table:table-cell>
          <table:table-cell office:value-type="float" office:value="6.13353220577">
            <text:p>6.1335322058</text:p>
          </table:table-cell>
          <table:table-cell office:value-type="float" office:value="0.0798658210237">
            <text:p>0.079865821</text:p>
          </table:table-cell>
          <table:table-cell office:value-type="float" office:value="0.49487785199">
            <text:p>0.494877852</text:p>
          </table:table-cell>
          <table:table-cell table:number-columns-repeated="7"/>
        </table:table-row>
        <table:table-row table:style-name="ro2">
          <table:table-cell office:value-type="string">
            <text:p>glass</text:p>
          </table:table-cell>
          <table:table-cell office:value-type="string">
            <text:p>metal</text:p>
          </table:table-cell>
          <table:table-cell office:value-type="float" office:value="5.56">
            <text:p>5.56</text:p>
          </table:table-cell>
          <table:table-cell office:value-type="float" office:value="0.166666666667">
            <text:p>0.1666666667</text:p>
          </table:table-cell>
          <table:table-cell office:value-type="float" office:value="0.545454545455">
            <text:p>0.5454545455</text:p>
          </table:table-cell>
          <table:table-cell office:value-type="float" office:value="1.8458266905">
            <text:p>1.8458266905</text:p>
          </table:table-cell>
          <table:table-cell office:value-type="float" office:value="3.3367059068">
            <text:p>3.3367059068</text:p>
          </table:table-cell>
          <table:table-cell office:value-type="float" office:value="0.124527214951">
            <text:p>0.124527215</text:p>
          </table:table-cell>
          <table:table-cell office:value-type="float" office:value="0.453856734335">
            <text:p>0.4538567343</text:p>
          </table:table-cell>
          <table:table-cell table:number-columns-repeated="7"/>
        </table:table-row>
        <table:table-row table:style-name="ro2">
          <table:table-cell office:value-type="string">
            <text:p>aluminum</text:p>
          </table:table-cell>
          <table:table-cell office:value-type="string">
            <text:p>metal</text:p>
          </table:table-cell>
          <table:table-cell office:value-type="float" office:value="7.83">
            <text:p>7.83</text:p>
          </table:table-cell>
          <table:table-cell office:value-type="float" office:value="0.5">
            <text:p>0.5</text:p>
          </table:table-cell>
          <table:table-cell office:value-type="float" office:value="0.933333333333">
            <text:p>0.9333333333</text:p>
          </table:table-cell>
          <table:table-cell office:value-type="float" office:value="2.94443897917">
            <text:p>2.9444389792</text:p>
          </table:table-cell>
          <table:table-cell office:value-type="float" office:value="5.44219171044">
            <text:p>5.4421917104</text:p>
          </table:table-cell>
          <table:table-cell office:value-type="float" office:value="0.183827271372">
            <text:p>0.1838272714</text:p>
          </table:table-cell>
          <table:table-cell office:value-type="float" office:value="0.666760696227">
            <text:p>0.6667606962</text:p>
          </table:table-cell>
          <table:table-cell table:number-columns-repeated="7"/>
        </table:table-row>
        <table:table-row table:style-name="ro2">
          <table:table-cell office:value-type="string">
            <text:p>rock</text:p>
          </table:table-cell>
          <table:table-cell office:value-type="string">
            <text:p>jazz</text:p>
          </table:table-cell>
          <table:table-cell office:value-type="float" office:value="7.59">
            <text:p>7.59</text:p>
          </table:table-cell>
          <table:table-cell office:value-type="float" office:value="0.333333333333">
            <text:p>0.3333333333</text:p>
          </table:table-cell>
          <table:table-cell office:value-type="float" office:value="0.875">
            <text:p>0.875</text:p>
          </table:table-cell>
          <table:table-cell office:value-type="float" office:value="2.53897387106">
            <text:p>2.5389738711</text:p>
          </table:table-cell>
          <table:table-cell office:value-type="float" office:value="8.40881589983">
            <text:p>8.4088158998</text:p>
          </table:table-cell>
          <table:table-cell office:value-type="float" office:value="0.378641980001">
            <text:p>0.37864198</text:p>
          </table:table-cell>
          <table:table-cell office:value-type="float" office:value="0.86427540568">
            <text:p>0.8642754057</text:p>
          </table:table-cell>
          <table:table-cell table:number-columns-repeated="7"/>
        </table:table-row>
        <table:table-row table:style-name="ro2">
          <table:table-cell office:value-type="string">
            <text:p>museum</text:p>
          </table:table-cell>
          <table:table-cell office:value-type="string">
            <text:p>theater</text:p>
          </table:table-cell>
          <table:table-cell office:value-type="float" office:value="7.19">
            <text:p>7.19</text:p>
          </table:table-cell>
          <table:table-cell office:value-type="float" office:value="0.142857142857">
            <text:p>0.1428571429</text:p>
          </table:table-cell>
          <table:table-cell office:value-type="float" office:value="0.625">
            <text:p>0.625</text:p>
          </table:table-cell>
          <table:table-cell office:value-type="float" office:value="1.69167601067">
            <text:p>1.6916760107</text:p>
          </table:table-cell>
          <table:table-cell office:value-type="float" office:value="2.30584873145">
            <text:p>2.3058487315</text:p>
          </table:table-cell>
          <table:table-cell office:value-type="float" office:value="0.0715527794291">
            <text:p>0.0715527794</text:p>
          </table:table-cell>
          <table:table-cell office:value-type="float" office:value="0.248108864859">
            <text:p>0.2481088649</text:p>
          </table:table-cell>
          <table:table-cell table:number-columns-repeated="7"/>
        </table:table-row>
        <table:table-row table:style-name="ro2">
          <table:table-cell office:value-type="string">
            <text:p>shower</text:p>
          </table:table-cell>
          <table:table-cell office:value-type="string">
            <text:p>thunderstorm</text:p>
          </table:table-cell>
          <table:table-cell office:value-type="float" office:value="6.31">
            <text:p>6.31</text:p>
          </table:table-cell>
          <table:table-cell office:value-type="float" office:value="0.142857142857">
            <text:p>0.1428571429</text:p>
          </table:table-cell>
          <table:table-cell office:value-type="float" office:value="0.7">
            <text:p>0.7</text:p>
          </table:table-cell>
          <table:table-cell office:value-type="float" office:value="1.69167601067">
            <text:p>1.6916760107</text:p>
          </table:table-cell>
          <table:table-cell office:value-type="float" office:value="6.56089599919">
            <text:p>6.5608959992</text:p>
          </table:table-cell>
          <table:table-cell office:value-type="string">
            <text:p>1e-300</text:p>
          </table:table-cell>
          <table:table-cell office:value-type="string">
            <text:p>1.31217919984e-299</text:p>
          </table:table-cell>
          <table:table-cell table:number-columns-repeated="7"/>
        </table:table-row>
        <table:table-row table:style-name="ro2">
          <table:table-cell office:value-type="string">
            <text:p>monk</text:p>
          </table:table-cell>
          <table:table-cell office:value-type="string">
            <text:p>oracle</text:p>
          </table:table-cell>
          <table:table-cell office:value-type="float" office:value="5">
            <text:p>5</text:p>
          </table:table-cell>
          <table:table-cell office:value-type="float" office:value="0.125">
            <text:p>0.125</text:p>
          </table:table-cell>
          <table:table-cell office:value-type="float" office:value="0.571428571429">
            <text:p>0.5714285714</text:p>
          </table:table-cell>
          <table:table-cell office:value-type="float" office:value="1.55814461805">
            <text:p>1.5581446181</text:p>
          </table:table-cell>
          <table:table-cell office:value-type="float" office:value="2.33354524374">
            <text:p>2.3335452437</text:p>
          </table:table-cell>
          <table:table-cell office:value-type="float" office:value="0.0624391989954">
            <text:p>0.062439199</text:p>
          </table:table-cell>
          <table:table-cell office:value-type="float" office:value="0.225652216528">
            <text:p>0.2256522165</text:p>
          </table:table-cell>
          <table:table-cell table:number-columns-repeated="7"/>
        </table:table-row>
        <table:table-row table:style-name="ro2">
          <table:table-cell office:value-type="string">
            <text:p>cup</text:p>
          </table:table-cell>
          <table:table-cell office:value-type="string">
            <text:p>food</text:p>
          </table:table-cell>
          <table:table-cell office:value-type="float" office:value="5">
            <text:p>5</text:p>
          </table:table-cell>
          <table:table-cell office:value-type="float" office:value="0.166666666667">
            <text:p>0.1666666667</text:p>
          </table:table-cell>
          <table:table-cell office:value-type="float" office:value="0.666666666667">
            <text:p>0.6666666667</text:p>
          </table:table-cell>
          <table:table-cell office:value-type="float" office:value="1.8458266905">
            <text:p>1.8458266905</text:p>
          </table:table-cell>
          <table:table-cell office:value-type="float" office:value="5.27944977989">
            <text:p>5.2794497799</text:p>
          </table:table-cell>
          <table:table-cell office:value-type="float" office:value="0.194435305675">
            <text:p>0.1944353057</text:p>
          </table:table-cell>
          <table:table-cell office:value-type="float" office:value="0.672455777532">
            <text:p>0.6724557775</text:p>
          </table:table-cell>
          <table:table-cell table:number-columns-repeated="7"/>
        </table:table-row>
        <table:table-row table:style-name="ro2">
          <table:table-cell office:value-type="string">
            <text:p>journal</text:p>
          </table:table-cell>
          <table:table-cell office:value-type="string">
            <text:p>association</text:p>
          </table:table-cell>
          <table:table-cell office:value-type="float" office:value="4.97">
            <text:p>4.97</text:p>
          </table:table-cell>
          <table:table-cell office:value-type="float" office:value="0.142857142857">
            <text:p>0.1428571429</text:p>
          </table:table-cell>
          <table:table-cell office:value-type="float" office:value="0.4">
            <text:p>0.4</text:p>
          </table:table-cell>
          <table:table-cell office:value-type="float" office:value="1.69167601067">
            <text:p>1.6916760107</text:p>
          </table:table-cell>
          <table:table-cell office:value-type="float" office:value="0.801759114954">
            <text:p>0.801759115</text:p>
          </table:table-cell>
          <table:table-cell office:value-type="float" office:value="0.0629607652809">
            <text:p>0.0629607653</text:p>
          </table:table-cell>
          <table:table-cell office:value-type="float" office:value="0.0813945228168">
            <text:p>0.0813945228</text:p>
          </table:table-cell>
          <table:table-cell table:number-columns-repeated="7"/>
        </table:table-row>
        <table:table-row table:style-name="ro2">
          <table:table-cell office:value-type="string">
            <text:p>street</text:p>
          </table:table-cell>
          <table:table-cell office:value-type="string">
            <text:p>children</text:p>
          </table:table-cell>
          <table:table-cell office:value-type="float" office:value="4.94">
            <text:p>4.94</text:p>
          </table:table-cell>
          <table:table-cell office:value-type="float" office:value="0.1">
            <text:p>0.1</text:p>
          </table:table-cell>
          <table:table-cell office:value-type="float" office:value="0.470588235294">
            <text:p>0.4705882353</text:p>
          </table:table-cell>
          <table:table-cell office:value-type="float" office:value="1.33500106673">
            <text:p>1.3350010667</text:p>
          </table:table-cell>
          <table:table-cell office:value-type="float" office:value="1.53183374322">
            <text:p>1.5318337432</text:p>
          </table:table-cell>
          <table:table-cell office:value-type="float" office:value="0.0803604636199">
            <text:p>0.0803604636</text:p>
          </table:table-cell>
          <table:table-cell office:value-type="float" office:value="0.197559128673">
            <text:p>0.1975591287</text:p>
          </table:table-cell>
          <table:table-cell table:number-columns-repeated="7"/>
        </table:table-row>
        <table:table-row table:style-name="ro2">
          <table:table-cell office:value-type="string">
            <text:p>car</text:p>
          </table:table-cell>
          <table:table-cell office:value-type="string">
            <text:p>flight</text:p>
          </table:table-cell>
          <table:table-cell office:value-type="float" office:value="4.94">
            <text:p>4.94</text:p>
          </table:table-cell>
          <table:table-cell office:value-type="float" office:value="0.125">
            <text:p>0.125</text:p>
          </table:table-cell>
          <table:table-cell office:value-type="float" office:value="0.588235294118">
            <text:p>0.5882352941</text:p>
          </table:table-cell>
          <table:table-cell office:value-type="float" office:value="1.55814461805">
            <text:p>1.5581446181</text:p>
          </table:table-cell>
          <table:table-cell office:value-type="float" office:value="2.30584873145">
            <text:p>2.3058487315</text:p>
          </table:table-cell>
          <table:table-cell office:value-type="float" office:value="0.0748068127683">
            <text:p>0.0748068128</text:p>
          </table:table-cell>
          <table:table-cell office:value-type="float" office:value="0.256498051997">
            <text:p>0.256498052</text:p>
          </table:table-cell>
          <table:table-cell table:number-columns-repeated="7"/>
        </table:table-row>
        <table:table-row table:style-name="ro2">
          <table:table-cell office:value-type="string">
            <text:p>space</text:p>
          </table:table-cell>
          <table:table-cell office:value-type="string">
            <text:p>chemistry</text:p>
          </table:table-cell>
          <table:table-cell office:value-type="float" office:value="4.88">
            <text:p>4.88</text:p>
          </table:table-cell>
          <table:table-cell office:value-type="float" office:value="0.166666666667">
            <text:p>0.1666666667</text:p>
          </table:table-cell>
          <table:table-cell office:value-type="float" office:value="0.444444444444">
            <text:p>0.4444444444</text:p>
          </table:table-cell>
          <table:table-cell office:value-type="float" office:value="1.8458266905">
            <text:p>1.8458266905</text:p>
          </table:table-cell>
          <table:table-cell office:value-type="float" office:value="0.801759114954">
            <text:p>0.801759115</text:p>
          </table:table-cell>
          <table:table-cell office:value-type="float" office:value="0.0612206031833">
            <text:p>0.0612206032</text:p>
          </table:table-cell>
          <table:table-cell office:value-type="float" office:value="0.0893928084521">
            <text:p>0.0893928085</text:p>
          </table:table-cell>
          <table:table-cell table:number-columns-repeated="7"/>
        </table:table-row>
        <table:table-row table:style-name="ro2">
          <table:table-cell office:value-type="string">
            <text:p>situation</text:p>
          </table:table-cell>
          <table:table-cell office:value-type="string">
            <text:p>conclusion</text:p>
          </table:table-cell>
          <table:table-cell office:value-type="float" office:value="4.81">
            <text:p>4.81</text:p>
          </table:table-cell>
          <table:table-cell office:value-type="float" office:value="0.142857142857">
            <text:p>0.1428571429</text:p>
          </table:table-cell>
          <table:table-cell office:value-type="float" office:value="0.625">
            <text:p>0.625</text:p>
          </table:table-cell>
          <table:table-cell office:value-type="float" office:value="1.69167601067">
            <text:p>1.6916760107</text:p>
          </table:table-cell>
          <table:table-cell office:value-type="float" office:value="2.33223775508">
            <text:p>2.3322377551</text:p>
          </table:table-cell>
          <table:table-cell office:value-type="float" office:value="0.113440767795">
            <text:p>0.1134407678</text:p>
          </table:table-cell>
          <table:table-cell office:value-type="float" office:value="0.346038361935">
            <text:p>0.3460383619</text:p>
          </table:table-cell>
          <table:table-cell table:number-columns-repeated="7"/>
        </table:table-row>
        <table:table-row table:style-name="ro2">
          <table:table-cell office:value-type="string">
            <text:p>word</text:p>
          </table:table-cell>
          <table:table-cell office:value-type="string">
            <text:p>similarity</text:p>
          </table:table-cell>
          <table:table-cell office:value-type="float" office:value="4.75">
            <text:p>4.75</text:p>
          </table:table-cell>
          <table:table-cell office:value-type="float" office:value="0.111111111111">
            <text:p>0.1111111111</text:p>
          </table:table-cell>
          <table:table-cell office:value-type="float" office:value="0.454545454545">
            <text:p>0.4545454545</text:p>
          </table:table-cell>
          <table:table-cell office:value-type="float" office:value="1.44036158239">
            <text:p>1.4403615824</text:p>
          </table:table-cell>
          <table:table-cell office:value-type="float" office:value="3.29228159341">
            <text:p>3.2922815934</text:p>
          </table:table-cell>
          <table:table-cell office:value-type="float" office:value="0.0764420326096">
            <text:p>0.0764420326</text:p>
          </table:table-cell>
          <table:table-cell office:value-type="float" office:value="0.334813326607">
            <text:p>0.3348133266</text:p>
          </table:table-cell>
          <table:table-cell table:number-columns-repeated="7"/>
        </table:table-row>
        <table:table-row table:style-name="ro2">
          <table:table-cell office:value-type="string">
            <text:p>peace</text:p>
          </table:table-cell>
          <table:table-cell office:value-type="string">
            <text:p>plan</text:p>
          </table:table-cell>
          <table:table-cell office:value-type="float" office:value="4.75">
            <text:p>4.75</text:p>
          </table:table-cell>
          <table:table-cell office:value-type="float" office:value="0.1">
            <text:p>0.1</text:p>
          </table:table-cell>
          <table:table-cell office:value-type="float" office:value="0.307692307692">
            <text:p>0.3076923077</text:p>
          </table:table-cell>
          <table:table-cell office:value-type="float" office:value="1.33500106673">
            <text:p>1.3350010667</text:p>
          </table:table-cell>
          <table:table-cell office:value-type="float" office:value="0.596229207898">
            <text:p>0.5962292079</text:p>
          </table:table-cell>
          <table:table-cell office:value-type="float" office:value="0.0690185200728">
            <text:p>0.0690185201</text:p>
          </table:table-cell>
          <table:table-cell office:value-type="float" office:value="0.0760432270944">
            <text:p>0.0760432271</text:p>
          </table:table-cell>
          <table:table-cell table:number-columns-repeated="7"/>
        </table:table-row>
        <table:table-row table:style-name="ro2">
          <table:table-cell office:value-type="string">
            <text:p>consumer</text:p>
          </table:table-cell>
          <table:table-cell office:value-type="string">
            <text:p>energy</text:p>
          </table:table-cell>
          <table:table-cell office:value-type="float" office:value="4.75">
            <text:p>4.75</text:p>
          </table:table-cell>
          <table:table-cell office:value-type="float" office:value="0.1">
            <text:p>0.1</text:p>
          </table:table-cell>
          <table:table-cell office:value-type="float" office:value="0.307692307692">
            <text:p>0.3076923077</text:p>
          </table:table-cell>
          <table:table-cell office:value-type="float" office:value="1.33500106673">
            <text:p>1.3350010667</text:p>
          </table:table-cell>
          <table:table-cell office:value-type="float" office:value="0.801759114954">
            <text:p>0.801759115</text:p>
          </table:table-cell>
          <table:table-cell office:value-type="float" office:value="0.0801170636847">
            <text:p>0.0801170637</text:p>
          </table:table-cell>
          <table:table-cell office:value-type="float" office:value="0.11384375871">
            <text:p>0.1138437587</text:p>
          </table:table-cell>
          <table:table-cell table:number-columns-repeated="7"/>
        </table:table-row>
        <table:table-row table:style-name="ro2">
          <table:table-cell office:value-type="string">
            <text:p>ministry</text:p>
          </table:table-cell>
          <table:table-cell office:value-type="string">
            <text:p>culture</text:p>
          </table:table-cell>
          <table:table-cell office:value-type="float" office:value="4.69">
            <text:p>4.69</text:p>
          </table:table-cell>
          <table:table-cell office:value-type="float" office:value="0.125">
            <text:p>0.125</text:p>
          </table:table-cell>
          <table:table-cell office:value-type="float" office:value="0.533333333333">
            <text:p>0.5333333333</text:p>
          </table:table-cell>
          <table:table-cell office:value-type="float" office:value="1.55814461805">
            <text:p>1.5581446181</text:p>
          </table:table-cell>
          <table:table-cell office:value-type="float" office:value="3.33557603779">
            <text:p>3.3355760378</text:p>
          </table:table-cell>
          <table:table-cell office:value-type="float" office:value="0.0684579742683">
            <text:p>0.0684579743</text:p>
          </table:table-cell>
          <table:table-cell office:value-type="float" office:value="0.313513816887">
            <text:p>0.3135138169</text:p>
          </table:table-cell>
          <table:table-cell table:number-columns-repeated="7"/>
        </table:table-row>
        <table:table-row table:style-name="ro2">
          <table:table-cell office:value-type="string">
            <text:p>smart</text:p>
          </table:table-cell>
          <table:table-cell office:value-type="string">
            <text:p>student</text:p>
          </table:table-cell>
          <table:table-cell office:value-type="float" office:value="4.62">
            <text:p>4.62</text:p>
          </table:table-cell>
          <table:table-cell office:value-type="float" office:value="0.0714285714286">
            <text:p>0.0714285714</text:p>
          </table:table-cell>
          <table:table-cell office:value-type="float" office:value="0.133333333333">
            <text:p>0.1333333333</text:p>
          </table:table-cell>
          <table:table-cell office:value-type="float" office:value="0.998528830111">
            <text:p>0.9985288301</text:p>
          </table:table-cell>
          <table:table-cell office:value-type="float" office:value="0">
            <text:p>0</text:p>
          </table:table-cell>
          <table:table-cell office:value-type="float" office:value="0.0543372135583">
            <text:p>0.054337213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investigation</text:p>
          </table:table-cell>
          <table:table-cell office:value-type="string">
            <text:p>effort</text:p>
          </table:table-cell>
          <table:table-cell office:value-type="float" office:value="4.59">
            <text:p>4.59</text:p>
          </table:table-cell>
          <table:table-cell office:value-type="float" office:value="0.25">
            <text:p>0.25</text:p>
          </table:table-cell>
          <table:table-cell office:value-type="float" office:value="0.823529411765">
            <text:p>0.8235294118</text:p>
          </table:table-cell>
          <table:table-cell office:value-type="float" office:value="2.25129179861">
            <text:p>2.2512917986</text:p>
          </table:table-cell>
          <table:table-cell office:value-type="float" office:value="4.80571375374">
            <text:p>4.8057137537</text:p>
          </table:table-cell>
          <table:table-cell office:value-type="float" office:value="0.234882626376">
            <text:p>0.2348826264</text:p>
          </table:table-cell>
          <table:table-cell office:value-type="float" office:value="0.693021519869">
            <text:p>0.6930215199</text:p>
          </table:table-cell>
          <table:table-cell table:number-columns-repeated="7"/>
        </table:table-row>
        <table:table-row table:style-name="ro2">
          <table:table-cell office:value-type="string">
            <text:p>image</text:p>
          </table:table-cell>
          <table:table-cell office:value-type="string">
            <text:p>surface</text:p>
          </table:table-cell>
          <table:table-cell office:value-type="float" office:value="4.56">
            <text:p>4.56</text:p>
          </table:table-cell>
          <table:table-cell office:value-type="float" office:value="0.2">
            <text:p>0.2</text:p>
          </table:table-cell>
          <table:table-cell office:value-type="float" office:value="0.714285714286">
            <text:p>0.7142857143</text:p>
          </table:table-cell>
          <table:table-cell office:value-type="float" office:value="2.02814824729">
            <text:p>2.0281482473</text:p>
          </table:table-cell>
          <table:table-cell office:value-type="float" office:value="3.29228159341">
            <text:p>3.2922815934</text:p>
          </table:table-cell>
          <table:table-cell office:value-type="float" office:value="0.11023294265">
            <text:p>0.1102329427</text:p>
          </table:table-cell>
          <table:table-cell office:value-type="float" office:value="0.378391496021">
            <text:p>0.378391496</text:p>
          </table:table-cell>
          <table:table-cell table:number-columns-repeated="7"/>
        </table:table-row>
        <table:table-row table:style-name="ro2">
          <table:table-cell office:value-type="string">
            <text:p>life</text:p>
          </table:table-cell>
          <table:table-cell office:value-type="string">
            <text:p>term</text:p>
          </table:table-cell>
          <table:table-cell office:value-type="float" office:value="4.5">
            <text:p>4.5</text:p>
          </table:table-cell>
          <table:table-cell office:value-type="float" office:value="0.333333333333">
            <text:p>0.3333333333</text:p>
          </table:table-cell>
          <table:table-cell office:value-type="float" office:value="0.833333333333">
            <text:p>0.8333333333</text:p>
          </table:table-cell>
          <table:table-cell office:value-type="float" office:value="2.53897387106">
            <text:p>2.5389738711</text:p>
          </table:table-cell>
          <table:table-cell office:value-type="float" office:value="3.8003723885">
            <text:p>3.8003723885</text:p>
          </table:table-cell>
          <table:table-cell office:value-type="float" office:value="0.175627684622">
            <text:p>0.1756276846</text:p>
          </table:table-cell>
          <table:table-cell office:value-type="float" office:value="0.571716354774">
            <text:p>0.5717163548</text:p>
          </table:table-cell>
          <table:table-cell table:number-columns-repeated="7"/>
        </table:table-row>
        <table:table-row table:style-name="ro2">
          <table:table-cell office:value-type="string">
            <text:p>start</text:p>
          </table:table-cell>
          <table:table-cell office:value-type="string">
            <text:p>match</text:p>
          </table:table-cell>
          <table:table-cell office:value-type="float" office:value="4.47">
            <text:p>4.47</text:p>
          </table:table-cell>
          <table:table-cell office:value-type="float" office:value="0.142857142857">
            <text:p>0.1428571429</text:p>
          </table:table-cell>
          <table:table-cell office:value-type="float" office:value="0.571428571429">
            <text:p>0.5714285714</text:p>
          </table:table-cell>
          <table:table-cell office:value-type="float" office:value="1.69167601067">
            <text:p>1.6916760107</text:p>
          </table:table-cell>
          <table:table-cell office:value-type="float" office:value="2.69110280536">
            <text:p>2.6911028054</text:p>
          </table:table-cell>
          <table:table-cell office:value-type="float" office:value="0.084551958998">
            <text:p>0.084551959</text:p>
          </table:table-cell>
          <table:table-cell office:value-type="float" office:value="0.307006137161">
            <text:p>0.3070061372</text:p>
          </table:table-cell>
          <table:table-cell table:number-columns-repeated="7"/>
        </table:table-row>
        <table:table-row table:style-name="ro2">
          <table:table-cell office:value-type="string">
            <text:p>computer</text:p>
          </table:table-cell>
          <table:table-cell office:value-type="string">
            <text:p>news</text:p>
          </table:table-cell>
          <table:table-cell office:value-type="float" office:value="4.47">
            <text:p>4.47</text:p>
          </table:table-cell>
          <table:table-cell office:value-type="float" office:value="0.0909090909091">
            <text:p>0.0909090909</text:p>
          </table:table-cell>
          <table:table-cell office:value-type="float" office:value="0.166666666667">
            <text:p>0.1666666667</text:p>
          </table:table-cell>
          <table:table-cell office:value-type="float" office:value="1.23969088693">
            <text:p>1.2396908869</text:p>
          </table:table-cell>
          <table:table-cell office:value-type="float" office:value="0">
            <text:p>0</text:p>
          </table:table-cell>
          <table:table-cell office:value-type="float" office:value="0.0606971845374">
            <text:p>0.060697184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board</text:p>
          </table:table-cell>
          <table:table-cell office:value-type="string">
            <text:p>recommendation</text:p>
          </table:table-cell>
          <table:table-cell office:value-type="float" office:value="4.47">
            <text:p>4.47</text:p>
          </table:table-cell>
          <table:table-cell office:value-type="float" office:value="0.0833333333333">
            <text:p>0.0833333333</text:p>
          </table:table-cell>
          <table:table-cell office:value-type="float" office:value="0.266666666667">
            <text:p>0.2666666667</text:p>
          </table:table-cell>
          <table:table-cell office:value-type="float" office:value="1.15267950994">
            <text:p>1.1526795099</text:p>
          </table:table-cell>
          <table:table-cell office:value-type="float" office:value="0.596229207898">
            <text:p>0.5962292079</text:p>
          </table:table-cell>
          <table:table-cell office:value-type="float" office:value="0.0609141729454">
            <text:p>0.0609141729</text:p>
          </table:table-cell>
          <table:table-cell office:value-type="float" office:value="0.0677186935639">
            <text:p>0.0677186936</text:p>
          </table:table-cell>
          <table:table-cell table:number-columns-repeated="7"/>
        </table:table-row>
        <table:table-row table:style-name="ro2">
          <table:table-cell office:value-type="string">
            <text:p>lad</text:p>
          </table:table-cell>
          <table:table-cell office:value-type="string">
            <text:p>brother</text:p>
          </table:table-cell>
          <table:table-cell office:value-type="float" office:value="4.46">
            <text:p>4.46</text:p>
          </table:table-cell>
          <table:table-cell office:value-type="float" office:value="0.2">
            <text:p>0.2</text:p>
          </table:table-cell>
          <table:table-cell office:value-type="float" office:value="0.666666666667">
            <text:p>0.6666666667</text:p>
          </table:table-cell>
          <table:table-cell office:value-type="float" office:value="2.02814824729">
            <text:p>2.0281482473</text:p>
          </table:table-cell>
          <table:table-cell office:value-type="float" office:value="2.33354524374">
            <text:p>2.3335452437</text:p>
          </table:table-cell>
          <table:table-cell office:value-type="float" office:value="0.073406927649">
            <text:p>0.0734069276</text:p>
          </table:table-cell>
          <table:table-cell office:value-type="float" office:value="0.255174733356">
            <text:p>0.2551747334</text:p>
          </table:table-cell>
          <table:table-cell table:number-columns-repeated="7"/>
        </table:table-row>
        <table:table-row table:style-name="ro2">
          <table:table-cell office:value-type="string">
            <text:p>observation</text:p>
          </table:table-cell>
          <table:table-cell office:value-type="string">
            <text:p>architecture</text:p>
          </table:table-cell>
          <table:table-cell office:value-type="float" office:value="4.38">
            <text:p>4.38</text:p>
          </table:table-cell>
          <table:table-cell office:value-type="float" office:value="0.166666666667">
            <text:p>0.1666666667</text:p>
          </table:table-cell>
          <table:table-cell office:value-type="float" office:value="0.705882352941">
            <text:p>0.7058823529</text:p>
          </table:table-cell>
          <table:table-cell office:value-type="float" office:value="1.8458266905">
            <text:p>1.8458266905</text:p>
          </table:table-cell>
          <table:table-cell office:value-type="float" office:value="3.14352023311">
            <text:p>3.1435202331</text:p>
          </table:table-cell>
          <table:table-cell office:value-type="float" office:value="0.0715665852284">
            <text:p>0.0715665852</text:p>
          </table:table-cell>
          <table:table-cell office:value-type="float" office:value="0.294691594213">
            <text:p>0.2946915942</text:p>
          </table:table-cell>
          <table:table-cell table:number-columns-repeated="7"/>
        </table:table-row>
        <table:table-row table:style-name="ro2">
          <table:table-cell office:value-type="string">
            <text:p>coast</text:p>
          </table:table-cell>
          <table:table-cell office:value-type="string">
            <text:p>hill</text:p>
          </table:table-cell>
          <table:table-cell office:value-type="float" office:value="4.38">
            <text:p>4.38</text:p>
          </table:table-cell>
          <table:table-cell office:value-type="float" office:value="0.2">
            <text:p>0.2</text:p>
          </table:table-cell>
          <table:table-cell office:value-type="float" office:value="0.666666666667">
            <text:p>0.6666666667</text:p>
          </table:table-cell>
          <table:table-cell office:value-type="float" office:value="2.02814824729">
            <text:p>2.0281482473</text:p>
          </table:table-cell>
          <table:table-cell office:value-type="float" office:value="5.88468103077">
            <text:p>5.8846810308</text:p>
          </table:table-cell>
          <table:table-cell office:value-type="float" office:value="0.126979654612">
            <text:p>0.1269796546</text:p>
          </table:table-cell>
          <table:table-cell office:value-type="float" office:value="0.599113162882">
            <text:p>0.5991131629</text:p>
          </table:table-cell>
          <table:table-cell table:number-columns-repeated="7"/>
        </table:table-row>
        <table:table-row table:style-name="ro2">
          <table:table-cell office:value-type="string">
            <text:p>deployment</text:p>
          </table:table-cell>
          <table:table-cell office:value-type="string">
            <text:p>departure</text:p>
          </table:table-cell>
          <table:table-cell office:value-type="float" office:value="4.25">
            <text:p>4.25</text:p>
          </table:table-cell>
          <table:table-cell office:value-type="float" office:value="0.2">
            <text:p>0.2</text:p>
          </table:table-cell>
          <table:table-cell office:value-type="float" office:value="0.714285714286">
            <text:p>0.7142857143</text:p>
          </table:table-cell>
          <table:table-cell office:value-type="float" office:value="2.02814824729">
            <text:p>2.0281482473</text:p>
          </table:table-cell>
          <table:table-cell office:value-type="float" office:value="2.33223775508">
            <text:p>2.3322377551</text:p>
          </table:table-cell>
          <table:table-cell office:value-type="float" office:value="0.0575232109846">
            <text:p>0.057523211</text:p>
          </table:table-cell>
          <table:table-cell office:value-type="float" office:value="0.21155271371">
            <text:p>0.2115527137</text:p>
          </table:table-cell>
          <table:table-cell table:number-columns-repeated="7"/>
        </table:table-row>
        <table:table-row table:style-name="ro2">
          <table:table-cell office:value-type="string">
            <text:p>benchmark</text:p>
          </table:table-cell>
          <table:table-cell office:value-type="string">
            <text:p>index</text:p>
          </table:table-cell>
          <table:table-cell office:value-type="float" office:value="4.25">
            <text:p>4.25</text:p>
          </table:table-cell>
          <table:table-cell office:value-type="float" office:value="0.25">
            <text:p>0.25</text:p>
          </table:table-cell>
          <table:table-cell office:value-type="float" office:value="0.769230769231">
            <text:p>0.7692307692</text:p>
          </table:table-cell>
          <table:table-cell office:value-type="float" office:value="2.25129179861">
            <text:p>2.2512917986</text:p>
          </table:table-cell>
          <table:table-cell office:value-type="float" office:value="6.11022001781">
            <text:p>6.1102200178</text:p>
          </table:table-cell>
          <table:table-cell office:value-type="float" office:value="0.086480762386">
            <text:p>0.0864807624</text:p>
          </table:table-cell>
          <table:table-cell office:value-type="float" office:value="0.513815650511">
            <text:p>0.5138156505</text:p>
          </table:table-cell>
          <table:table-cell table:number-columns-repeated="7"/>
        </table:table-row>
        <table:table-row table:style-name="ro2">
          <table:table-cell office:value-type="string">
            <text:p>attempt</text:p>
          </table:table-cell>
          <table:table-cell office:value-type="string">
            <text:p>peace</text:p>
          </table:table-cell>
          <table:table-cell office:value-type="float" office:value="4.25">
            <text:p>4.25</text:p>
          </table:table-cell>
          <table:table-cell office:value-type="float" office:value="0.1">
            <text:p>0.1</text:p>
          </table:table-cell>
          <table:table-cell office:value-type="float" office:value="0.307692307692">
            <text:p>0.3076923077</text:p>
          </table:table-cell>
          <table:table-cell office:value-type="float" office:value="1.33500106673">
            <text:p>1.3350010667</text:p>
          </table:table-cell>
          <table:table-cell office:value-type="float" office:value="0.596229207898">
            <text:p>0.5962292079</text:p>
          </table:table-cell>
          <table:table-cell office:value-type="float" office:value="0.069717102694">
            <text:p>0.0697171027</text:p>
          </table:table-cell>
          <table:table-cell office:value-type="float" office:value="0.0767538352474">
            <text:p>0.0767538352</text:p>
          </table:table-cell>
          <table:table-cell table:number-columns-repeated="7"/>
        </table:table-row>
        <table:table-row table:style-name="ro2">
          <table:table-cell office:value-type="string">
            <text:p>consumer</text:p>
          </table:table-cell>
          <table:table-cell office:value-type="string">
            <text:p>confidence</text:p>
          </table:table-cell>
          <table:table-cell office:value-type="float" office:value="4.13">
            <text:p>4.13</text:p>
          </table:table-cell>
          <table:table-cell office:value-type="float" office:value="0.0833333333333">
            <text:p>0.0833333333</text:p>
          </table:table-cell>
          <table:table-cell office:value-type="float" office:value="0.153846153846">
            <text:p>0.1538461538</text:p>
          </table:table-cell>
          <table:table-cell office:value-type="float" office:value="1.15267950994">
            <text:p>1.1526795099</text:p>
          </table:table-cell>
          <table:table-cell office:value-type="float" office:value="0">
            <text:p>0</text:p>
          </table:table-cell>
          <table:table-cell office:value-type="float" office:value="0.0603011318004">
            <text:p>0.060301131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tart</text:p>
          </table:table-cell>
          <table:table-cell office:value-type="string">
            <text:p>year</text:p>
          </table:table-cell>
          <table:table-cell office:value-type="float" office:value="4.06">
            <text:p>4.06</text:p>
          </table:table-cell>
          <table:table-cell office:value-type="float" office:value="0.166666666667">
            <text:p>0.1666666667</text:p>
          </table:table-cell>
          <table:table-cell office:value-type="float" office:value="0.545454545455">
            <text:p>0.5454545455</text:p>
          </table:table-cell>
          <table:table-cell office:value-type="float" office:value="1.8458266905">
            <text:p>1.8458266905</text:p>
          </table:table-cell>
          <table:table-cell office:value-type="float" office:value="2.69110280536">
            <text:p>2.6911028054</text:p>
          </table:table-cell>
          <table:table-cell office:value-type="float" office:value="0.116097079313">
            <text:p>0.1160970793</text:p>
          </table:table-cell>
          <table:table-cell office:value-type="float" office:value="0.384561737967">
            <text:p>0.384561738</text:p>
          </table:table-cell>
          <table:table-cell table:number-columns-repeated="7"/>
        </table:table-row>
        <table:table-row table:style-name="ro2">
          <table:table-cell office:value-type="string">
            <text:p>focus</text:p>
          </table:table-cell>
          <table:table-cell office:value-type="string">
            <text:p>life</text:p>
          </table:table-cell>
          <table:table-cell office:value-type="float" office:value="4.06">
            <text:p>4.06</text:p>
          </table:table-cell>
          <table:table-cell office:value-type="float" office:value="0.142857142857">
            <text:p>0.1428571429</text:p>
          </table:table-cell>
          <table:table-cell office:value-type="float" office:value="0.533333333333">
            <text:p>0.5333333333</text:p>
          </table:table-cell>
          <table:table-cell office:value-type="float" office:value="1.69167601067">
            <text:p>1.6916760107</text:p>
          </table:table-cell>
          <table:table-cell office:value-type="float" office:value="3.13990804925">
            <text:p>3.1399080493</text:p>
          </table:table-cell>
          <table:table-cell office:value-type="float" office:value="0.0940045765922">
            <text:p>0.0940045766</text:p>
          </table:table-cell>
          <table:table-cell office:value-type="float" office:value="0.37120026278">
            <text:p>0.3712002628</text:p>
          </table:table-cell>
          <table:table-cell table:number-columns-repeated="7"/>
        </table:table-row>
        <table:table-row table:style-name="ro2">
          <table:table-cell office:value-type="string">
            <text:p>development</text:p>
          </table:table-cell>
          <table:table-cell office:value-type="string">
            <text:p>issue</text:p>
          </table:table-cell>
          <table:table-cell office:value-type="float" office:value="3.97">
            <text:p>3.97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2.25129179861">
            <text:p>2.2512917986</text:p>
          </table:table-cell>
          <table:table-cell office:value-type="float" office:value="4.08877055918">
            <text:p>4.0887705592</text:p>
          </table:table-cell>
          <table:table-cell office:value-type="float" office:value="0.159949231026">
            <text:p>0.159949231</text:p>
          </table:table-cell>
          <table:table-cell office:value-type="float" office:value="0.566722824825">
            <text:p>0.5667228248</text:p>
          </table:table-cell>
          <table:table-cell table:number-columns-repeated="7"/>
        </table:table-row>
        <table:table-row table:style-name="ro2">
          <table:table-cell office:value-type="string">
            <text:p>theater</text:p>
          </table:table-cell>
          <table:table-cell office:value-type="string">
            <text:p>history</text:p>
          </table:table-cell>
          <table:table-cell office:value-type="float" office:value="3.91">
            <text:p>3.91</text:p>
          </table:table-cell>
          <table:table-cell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office:value-type="float" office:value="1.69167601067">
            <text:p>1.6916760107</text:p>
          </table:table-cell>
          <table:table-cell office:value-type="float" office:value="1.59275486361">
            <text:p>1.5927548636</text:p>
          </table:table-cell>
          <table:table-cell office:value-type="float" office:value="0.0699710577233">
            <text:p>0.0699710577</text:p>
          </table:table-cell>
          <table:table-cell office:value-type="float" office:value="0.182267292888">
            <text:p>0.1822672929</text:p>
          </table:table-cell>
          <table:table-cell table:number-columns-repeated="7"/>
        </table:table-row>
        <table:table-row table:style-name="ro2">
          <table:table-cell office:value-type="string">
            <text:p>situation</text:p>
          </table:table-cell>
          <table:table-cell office:value-type="string">
            <text:p>isolation</text:p>
          </table:table-cell>
          <table:table-cell office:value-type="float" office:value="3.88">
            <text:p>3.88</text:p>
          </table:table-cell>
          <table:table-cell office:value-type="float" office:value="0.25">
            <text:p>0.25</text:p>
          </table:table-cell>
          <table:table-cell office:value-type="float" office:value="0.727272727273">
            <text:p>0.7272727273</text:p>
          </table:table-cell>
          <table:table-cell office:value-type="float" office:value="2.25129179861">
            <text:p>2.2512917986</text:p>
          </table:table-cell>
          <table:table-cell office:value-type="float" office:value="3.13990804925">
            <text:p>3.1399080493</text:p>
          </table:table-cell>
          <table:table-cell office:value-type="float" office:value="0.107592870688">
            <text:p>0.1075928707</text:p>
          </table:table-cell>
          <table:table-cell office:value-type="float" office:value="0.403221449323">
            <text:p>0.4032214493</text:p>
          </table:table-cell>
          <table:table-cell table:number-columns-repeated="7"/>
        </table:table-row>
        <table:table-row table:style-name="ro2">
          <table:table-cell office:value-type="string">
            <text:p>profit</text:p>
          </table:table-cell>
          <table:table-cell office:value-type="string">
            <text:p>warning</text:p>
          </table:table-cell>
          <table:table-cell office:value-type="float" office:value="3.88">
            <text:p>3.88</text:p>
          </table:table-cell>
          <table:table-cell office:value-type="float" office:value="0.0909090909091">
            <text:p>0.0909090909</text:p>
          </table:table-cell>
          <table:table-cell office:value-type="float" office:value="0.285714285714">
            <text:p>0.2857142857</text:p>
          </table:table-cell>
          <table:table-cell office:value-type="float" office:value="1.23969088693">
            <text:p>1.2396908869</text:p>
          </table:table-cell>
          <table:table-cell office:value-type="float" office:value="0.596229207898">
            <text:p>0.5962292079</text:p>
          </table:table-cell>
          <table:table-cell office:value-type="float" office:value="0.0668512857309">
            <text:p>0.0668512857</text:p>
          </table:table-cell>
          <table:table-cell office:value-type="float" office:value="0.0738317080752">
            <text:p>0.0738317081</text:p>
          </table:table-cell>
          <table:table-cell table:number-columns-repeated="7"/>
        </table:table-row>
        <table:table-row table:style-name="ro2">
          <table:table-cell office:value-type="string">
            <text:p>media</text:p>
          </table:table-cell>
          <table:table-cell office:value-type="string">
            <text:p>trading</text:p>
          </table:table-cell>
          <table:table-cell office:value-type="float" office:value="3.88">
            <text:p>3.88</text:p>
          </table:table-cell>
          <table:table-cell office:value-type="float" office:value="0.142857142857">
            <text:p>0.1428571429</text:p>
          </table:table-cell>
          <table:table-cell office:value-type="float" office:value="0.625">
            <text:p>0.625</text:p>
          </table:table-cell>
          <table:table-cell office:value-type="float" office:value="1.69167601067">
            <text:p>1.6916760107</text:p>
          </table:table-cell>
          <table:table-cell office:value-type="float" office:value="2.33223775508">
            <text:p>2.3322377551</text:p>
          </table:table-cell>
          <table:table-cell office:value-type="float" office:value="0.0643651528662">
            <text:p>0.0643651529</text:p>
          </table:table-cell>
          <table:table-cell office:value-type="float" office:value="0.230905111646">
            <text:p>0.2309051116</text:p>
          </table:table-cell>
          <table:table-cell table:number-columns-repeated="7"/>
        </table:table-row>
        <table:table-row table:style-name="ro2">
          <table:table-cell office:value-type="string">
            <text:p>chance</text:p>
          </table:table-cell>
          <table:table-cell office:value-type="string">
            <text:p>credibility</text:p>
          </table:table-cell>
          <table:table-cell office:value-type="float" office:value="3.88">
            <text:p>3.88</text:p>
          </table:table-cell>
          <table:table-cell office:value-type="float" office:value="0.166666666667">
            <text:p>0.1666666667</text:p>
          </table:table-cell>
          <table:table-cell office:value-type="float" office:value="0.5">
            <text:p>0.5</text:p>
          </table:table-cell>
          <table:table-cell office:value-type="float" office:value="1.8458266905">
            <text:p>1.8458266905</text:p>
          </table:table-cell>
          <table:table-cell office:value-type="float" office:value="2.2984864149">
            <text:p>2.2984864149</text:p>
          </table:table-cell>
          <table:table-cell office:value-type="float" office:value="0.0796817080108">
            <text:p>0.079681708</text:p>
          </table:table-cell>
          <table:table-cell office:value-type="float" office:value="0.268093450872">
            <text:p>0.2680934509</text:p>
          </table:table-cell>
          <table:table-cell table:number-columns-repeated="7"/>
        </table:table-row>
        <table:table-row table:style-name="ro2">
          <table:table-cell office:value-type="string">
            <text:p>precedent</text:p>
          </table:table-cell>
          <table:table-cell office:value-type="string">
            <text:p>information</text:p>
          </table:table-cell>
          <table:table-cell office:value-type="float" office:value="3.85">
            <text:p>3.85</text:p>
          </table:table-cell>
          <table:table-cell office:value-type="float" office:value="0.333333333333">
            <text:p>0.3333333333</text:p>
          </table:table-cell>
          <table:table-cell office:value-type="float" office:value="0.833333333333">
            <text:p>0.8333333333</text:p>
          </table:table-cell>
          <table:table-cell office:value-type="float" office:value="2.53897387106">
            <text:p>2.5389738711</text:p>
          </table:table-cell>
          <table:table-cell office:value-type="float" office:value="5.08105416489">
            <text:p>5.0810541649</text:p>
          </table:table-cell>
          <table:table-cell office:value-type="float" office:value="0.151241152367">
            <text:p>0.1512411524</text:p>
          </table:table-cell>
          <table:table-cell office:value-type="float" office:value="0.605822626435">
            <text:p>0.6058226264</text:p>
          </table:table-cell>
          <table:table-cell table:number-columns-repeated="7"/>
        </table:table-row>
        <table:table-row table:style-name="ro2">
          <table:table-cell office:value-type="string">
            <text:p>architecture</text:p>
          </table:table-cell>
          <table:table-cell office:value-type="string">
            <text:p>century</text:p>
          </table:table-cell>
          <table:table-cell office:value-type="float" office:value="3.78">
            <text:p>3.78</text:p>
          </table:table-cell>
          <table:table-cell office:value-type="float" office:value="0.1">
            <text:p>0.1</text:p>
          </table:table-cell>
          <table:table-cell office:value-type="float" office:value="0.307692307692">
            <text:p>0.3076923077</text:p>
          </table:table-cell>
          <table:table-cell office:value-type="float" office:value="1.33500106673">
            <text:p>1.3350010667</text:p>
          </table:table-cell>
          <table:table-cell office:value-type="float" office:value="0.596229207898">
            <text:p>0.5962292079</text:p>
          </table:table-cell>
          <table:table-cell office:value-type="float" office:value="0.0565568257355">
            <text:p>0.0565568257</text:p>
          </table:table-cell>
          <table:table-cell office:value-type="float" office:value="0.0631806544265">
            <text:p>0.0631806544</text:p>
          </table:table-cell>
          <table:table-cell table:number-columns-repeated="7"/>
        </table:table-row>
        <table:table-row table:style-name="ro2">
          <table:table-cell office:value-type="string">
            <text:p>population</text:p>
          </table:table-cell>
          <table:table-cell office:value-type="string">
            <text:p>development</text:p>
          </table:table-cell>
          <table:table-cell office:value-type="float" office:value="3.75">
            <text:p>3.75</text:p>
          </table:table-cell>
          <table:table-cell office:value-type="float" office:value="0.142857142857">
            <text:p>0.1428571429</text:p>
          </table:table-cell>
          <table:table-cell office:value-type="float" office:value="0.727272727273">
            <text:p>0.7272727273</text:p>
          </table:table-cell>
          <table:table-cell office:value-type="float" office:value="1.69167601067">
            <text:p>1.6916760107</text:p>
          </table:table-cell>
          <table:table-cell office:value-type="float" office:value="5.65394766492">
            <text:p>5.6539476649</text:p>
          </table:table-cell>
          <table:table-cell office:value-type="float" office:value="0.158440526872">
            <text:p>0.1584405269</text:p>
          </table:table-cell>
          <table:table-cell office:value-type="float" office:value="0.641786197946">
            <text:p>0.6417861979</text:p>
          </table:table-cell>
          <table:table-cell table:number-columns-repeated="7"/>
        </table:table-row>
        <table:table-row table:style-name="ro2">
          <table:table-cell office:value-type="string">
            <text:p>stock</text:p>
          </table:table-cell>
          <table:table-cell office:value-type="string">
            <text:p>live</text:p>
          </table:table-cell>
          <table:table-cell office:value-type="float" office:value="3.73">
            <text:p>3.73</text:p>
          </table:table-cell>
          <table:table-cell table:number-columns-repeated="6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peace</text:p>
          </table:table-cell>
          <table:table-cell office:value-type="string">
            <text:p>atmosphere</text:p>
          </table:table-cell>
          <table:table-cell office:value-type="float" office:value="3.69">
            <text:p>3.69</text:p>
          </table:table-cell>
          <table:table-cell office:value-type="float" office:value="0.2">
            <text:p>0.2</text:p>
          </table:table-cell>
          <table:table-cell office:value-type="float" office:value="0.714285714286">
            <text:p>0.7142857143</text:p>
          </table:table-cell>
          <table:table-cell office:value-type="float" office:value="2.02814824729">
            <text:p>2.0281482473</text:p>
          </table:table-cell>
          <table:table-cell office:value-type="float" office:value="4.2347889903">
            <text:p>4.2347889903</text:p>
          </table:table-cell>
          <table:table-cell office:value-type="float" office:value="0.118672514064">
            <text:p>0.1186725141</text:p>
          </table:table-cell>
          <table:table-cell office:value-type="float" office:value="0.501273277257">
            <text:p>0.5012732773</text:p>
          </table:table-cell>
          <table:table-cell table:number-columns-repeated="7"/>
        </table:table-row>
        <table:table-row table:style-name="ro2">
          <table:table-cell office:value-type="string">
            <text:p>morality</text:p>
          </table:table-cell>
          <table:table-cell office:value-type="string">
            <text:p>marriage</text:p>
          </table:table-cell>
          <table:table-cell office:value-type="float" office:value="3.69">
            <text:p>3.69</text:p>
          </table:table-cell>
          <table:table-cell office:value-type="float" office:value="0.166666666667">
            <text:p>0.1666666667</text:p>
          </table:table-cell>
          <table:table-cell office:value-type="float" office:value="0.545454545455">
            <text:p>0.5454545455</text:p>
          </table:table-cell>
          <table:table-cell office:value-type="float" office:value="1.8458266905">
            <text:p>1.8458266905</text:p>
          </table:table-cell>
          <table:table-cell office:value-type="float" office:value="2.2984864149">
            <text:p>2.2984864149</text:p>
          </table:table-cell>
          <table:table-cell office:value-type="float" office:value="0.0961398420447">
            <text:p>0.096139842</text:p>
          </table:table-cell>
          <table:table-cell office:value-type="float" office:value="0.306495755509">
            <text:p>0.3064957555</text:p>
          </table:table-cell>
          <table:table-cell table:number-columns-repeated="7"/>
        </table:table-row>
        <table:table-row table:style-name="ro2">
          <table:table-cell office:value-type="string">
            <text:p>minority</text:p>
          </table:table-cell>
          <table:table-cell office:value-type="string">
            <text:p>peace</text:p>
          </table:table-cell>
          <table:table-cell office:value-type="float" office:value="3.69">
            <text:p>3.69</text:p>
          </table:table-cell>
          <table:table-cell office:value-type="float" office:value="0.166666666667">
            <text:p>0.1666666667</text:p>
          </table:table-cell>
          <table:table-cell office:value-type="float" office:value="0.615384615385">
            <text:p>0.6153846154</text:p>
          </table:table-cell>
          <table:table-cell office:value-type="float" office:value="1.8458266905">
            <text:p>1.8458266905</text:p>
          </table:table-cell>
          <table:table-cell office:value-type="float" office:value="3.13990804925">
            <text:p>3.1399080493</text:p>
          </table:table-cell>
          <table:table-cell office:value-type="float" office:value="0.0690766074555">
            <text:p>0.0690766075</text:p>
          </table:table-cell>
          <table:table-cell office:value-type="float" office:value="0.302547010487">
            <text:p>0.3025470105</text:p>
          </table:table-cell>
          <table:table-cell table:number-columns-repeated="7"/>
        </table:table-row>
        <table:table-row table:style-name="ro2">
          <table:table-cell office:value-type="string">
            <text:p>atmosphere</text:p>
          </table:table-cell>
          <table:table-cell office:value-type="string">
            <text:p>landscape</text:p>
          </table:table-cell>
          <table:table-cell office:value-type="float" office:value="3.69">
            <text:p>3.69</text:p>
          </table:table-cell>
          <table:table-cell office:value-type="float" office:value="0.111111111111">
            <text:p>0.1111111111</text:p>
          </table:table-cell>
          <table:table-cell office:value-type="float" office:value="0.5">
            <text:p>0.5</text:p>
          </table:table-cell>
          <table:table-cell office:value-type="float" office:value="1.44036158239">
            <text:p>1.4403615824</text:p>
          </table:table-cell>
          <table:table-cell office:value-type="float" office:value="3.01158616277">
            <text:p>3.0115861628</text:p>
          </table:table-cell>
          <table:table-cell office:value-type="float" office:value="0.0706623023122">
            <text:p>0.0706623023</text:p>
          </table:table-cell>
          <table:table-cell office:value-type="float" office:value="0.29854648775">
            <text:p>0.2985464878</text:p>
          </table:table-cell>
          <table:table-cell table:number-columns-repeated="7"/>
        </table:table-row>
        <table:table-row table:style-name="ro2">
          <table:table-cell office:value-type="string">
            <text:p>report</text:p>
          </table:table-cell>
          <table:table-cell office:value-type="string">
            <text:p>gain</text:p>
          </table:table-cell>
          <table:table-cell office:value-type="float" office:value="3.63">
            <text:p>3.63</text:p>
          </table:table-cell>
          <table:table-cell office:value-type="float" office:value="0.125">
            <text:p>0.125</text:p>
          </table:table-cell>
          <table:table-cell office:value-type="float" office:value="0.363636363636">
            <text:p>0.3636363636</text:p>
          </table:table-cell>
          <table:table-cell office:value-type="float" office:value="1.55814461805">
            <text:p>1.5581446181</text:p>
          </table:table-cell>
          <table:table-cell office:value-type="float" office:value="0.596229207898">
            <text:p>0.5962292079</text:p>
          </table:table-cell>
          <table:table-cell office:value-type="float" office:value="0.0769912218147">
            <text:p>0.0769912218</text:p>
          </table:table-cell>
          <table:table-cell office:value-type="float" office:value="0.0840887413981">
            <text:p>0.0840887414</text:p>
          </table:table-cell>
          <table:table-cell table:number-columns-repeated="7"/>
        </table:table-row>
        <table:table-row table:style-name="ro2">
          <table:table-cell office:value-type="string">
            <text:p>music</text:p>
          </table:table-cell>
          <table:table-cell office:value-type="string">
            <text:p>project</text:p>
          </table:table-cell>
          <table:table-cell office:value-type="float" office:value="3.63">
            <text:p>3.63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2.25129179861">
            <text:p>2.2512917986</text:p>
          </table:table-cell>
          <table:table-cell office:value-type="float" office:value="3.14352023311">
            <text:p>3.1435202331</text:p>
          </table:table-cell>
          <table:table-cell office:value-type="float" office:value="0.120763298828">
            <text:p>0.1207632988</text:p>
          </table:table-cell>
          <table:table-cell office:value-type="float" office:value="0.431573935134">
            <text:p>0.4315739351</text:p>
          </table:table-cell>
          <table:table-cell table:number-columns-repeated="7"/>
        </table:table-row>
        <table:table-row table:style-name="ro2">
          <table:table-cell office:value-type="string">
            <text:p>seven</text:p>
          </table:table-cell>
          <table:table-cell office:value-type="string">
            <text:p>series</text:p>
          </table:table-cell>
          <table:table-cell office:value-type="float" office:value="3.56">
            <text:p>3.56</text:p>
          </table:table-cell>
          <table:table-cell office:value-type="float" office:value="0.111111111111">
            <text:p>0.1111111111</text:p>
          </table:table-cell>
          <table:table-cell office:value-type="float" office:value="0.375">
            <text:p>0.375</text:p>
          </table:table-cell>
          <table:table-cell office:value-type="float" office:value="1.44036158239">
            <text:p>1.4403615824</text:p>
          </table:table-cell>
          <table:table-cell office:value-type="float" office:value="3.03657793231">
            <text:p>3.0365779323</text:p>
          </table:table-cell>
          <table:table-cell office:value-type="float" office:value="0.0760194229264">
            <text:p>0.0760194229</text:p>
          </table:table-cell>
          <table:table-cell office:value-type="float" office:value="0.315854699889">
            <text:p>0.3158546999</text:p>
          </table:table-cell>
          <table:table-cell table:number-columns-repeated="7"/>
        </table:table-row>
        <table:table-row table:style-name="ro2">
          <table:table-cell office:value-type="string">
            <text:p>experience</text:p>
          </table:table-cell>
          <table:table-cell office:value-type="string">
            <text:p>music</text:p>
          </table:table-cell>
          <table:table-cell office:value-type="float" office:value="3.47">
            <text:p>3.47</text:p>
          </table:table-cell>
          <table:table-cell office:value-type="float" office:value="0.166666666667">
            <text:p>0.1666666667</text:p>
          </table:table-cell>
          <table:table-cell office:value-type="float" office:value="0.615384615385">
            <text:p>0.6153846154</text:p>
          </table:table-cell>
          <table:table-cell office:value-type="float" office:value="1.8458266905">
            <text:p>1.8458266905</text:p>
          </table:table-cell>
          <table:table-cell office:value-type="float" office:value="2.64452085446">
            <text:p>2.6445208545</text:p>
          </table:table-cell>
          <table:table-cell office:value-type="float" office:value="0.0938798961104">
            <text:p>0.0938798961</text:p>
          </table:table-cell>
          <table:table-cell office:value-type="float" office:value="0.329319172845">
            <text:p>0.3293191728</text:p>
          </table:table-cell>
          <table:table-cell table:number-columns-repeated="7"/>
        </table:table-row>
        <table:table-row table:style-name="ro2">
          <table:table-cell office:value-type="string">
            <text:p>school</text:p>
          </table:table-cell>
          <table:table-cell office:value-type="string">
            <text:p>center</text:p>
          </table:table-cell>
          <table:table-cell office:value-type="float" office:value="3.44">
            <text:p>3.44</text:p>
          </table:table-cell>
          <table:table-cell office:value-type="float" office:value="0.333333333333">
            <text:p>0.3333333333</text:p>
          </table:table-cell>
          <table:table-cell office:value-type="float" office:value="0.875">
            <text:p>0.875</text:p>
          </table:table-cell>
          <table:table-cell office:value-type="float" office:value="2.53897387106">
            <text:p>2.5389738711</text:p>
          </table:table-cell>
          <table:table-cell office:value-type="float" office:value="5.71507524394">
            <text:p>5.7150752439</text:p>
          </table:table-cell>
          <table:table-cell office:value-type="float" office:value="0.176916163983">
            <text:p>0.176916164</text:p>
          </table:table-cell>
          <table:table-cell office:value-type="float" office:value="0.669112846794">
            <text:p>0.6691128468</text:p>
          </table:table-cell>
          <table:table-cell table:number-columns-repeated="7"/>
        </table:table-row>
        <table:table-row table:style-name="ro2">
          <table:table-cell office:value-type="string">
            <text:p>five</text:p>
          </table:table-cell>
          <table:table-cell office:value-type="string">
            <text:p>month</text:p>
          </table:table-cell>
          <table:table-cell office:value-type="float" office:value="3.38">
            <text:p>3.38</text:p>
          </table:table-cell>
          <table:table-cell office:value-type="float" office:value="0.125">
            <text:p>0.125</text:p>
          </table:table-cell>
          <table:table-cell office:value-type="float" office:value="0.461538461538">
            <text:p>0.4615384615</text:p>
          </table:table-cell>
          <table:table-cell office:value-type="float" office:value="1.55814461805">
            <text:p>1.5581446181</text:p>
          </table:table-cell>
          <table:table-cell office:value-type="float" office:value="2.69110280536">
            <text:p>2.6911028054</text:p>
          </table:table-cell>
          <table:table-cell office:value-type="float" office:value="0.110860292217">
            <text:p>0.1108602922</text:p>
          </table:table-cell>
          <table:table-cell office:value-type="float" office:value="0.373697638206">
            <text:p>0.3736976382</text:p>
          </table:table-cell>
          <table:table-cell table:number-columns-repeated="7"/>
        </table:table-row>
        <table:table-row table:style-name="ro2">
          <table:table-cell office:value-type="string">
            <text:p>announcement</text:p>
          </table:table-cell>
          <table:table-cell office:value-type="string">
            <text:p>production</text:p>
          </table:table-cell>
          <table:table-cell office:value-type="float" office:value="3.38">
            <text:p>3.38</text:p>
          </table:table-cell>
          <table:table-cell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office:value-type="float" office:value="1.69167601067">
            <text:p>1.6916760107</text:p>
          </table:table-cell>
          <table:table-cell office:value-type="float" office:value="2.61964384138">
            <text:p>2.6196438414</text:p>
          </table:table-cell>
          <table:table-cell office:value-type="float" office:value="0.0822852171189">
            <text:p>0.0822852171</text:p>
          </table:table-cell>
          <table:table-cell office:value-type="float" office:value="0.301244586225">
            <text:p>0.3012445862</text:p>
          </table:table-cell>
          <table:table-cell table:number-columns-repeated="7"/>
        </table:table-row>
        <table:table-row table:style-name="ro2">
          <table:table-cell office:value-type="string">
            <text:p>morality</text:p>
          </table:table-cell>
          <table:table-cell office:value-type="string">
            <text:p>importance</text:p>
          </table:table-cell>
          <table:table-cell office:value-type="float" office:value="3.31">
            <text:p>3.31</text:p>
          </table:table-cell>
          <table:table-cell office:value-type="float" office:value="0.2">
            <text:p>0.2</text:p>
          </table:table-cell>
          <table:table-cell office:value-type="float" office:value="0.666666666667">
            <text:p>0.6666666667</text:p>
          </table:table-cell>
          <table:table-cell office:value-type="float" office:value="2.02814824729">
            <text:p>2.0281482473</text:p>
          </table:table-cell>
          <table:table-cell office:value-type="float" office:value="3.96451288798">
            <text:p>3.964512888</text:p>
          </table:table-cell>
          <table:table-cell office:value-type="float" office:value="0.176315694797">
            <text:p>0.1763156948</text:p>
          </table:table-cell>
          <table:table-cell office:value-type="float" office:value="0.582987854191">
            <text:p>0.5829878542</text:p>
          </table:table-cell>
          <table:table-cell table:number-columns-repeated="7"/>
        </table:table-row>
        <table:table-row table:style-name="ro2">
          <table:table-cell office:value-type="string">
            <text:p>money</text:p>
          </table:table-cell>
          <table:table-cell office:value-type="string">
            <text:p>operation</text:p>
          </table:table-cell>
          <table:table-cell office:value-type="float" office:value="3.31">
            <text:p>3.31</text:p>
          </table:table-cell>
          <table:table-cell office:value-type="float" office:value="0.111111111111">
            <text:p>0.1111111111</text:p>
          </table:table-cell>
          <table:table-cell office:value-type="float" office:value="0.333333333333">
            <text:p>0.3333333333</text:p>
          </table:table-cell>
          <table:table-cell office:value-type="float" office:value="1.44036158239">
            <text:p>1.4403615824</text:p>
          </table:table-cell>
          <table:table-cell office:value-type="float" office:value="0.596229207898">
            <text:p>0.5962292079</text:p>
          </table:table-cell>
          <table:table-cell office:value-type="float" office:value="0.0890096274324">
            <text:p>0.0890096274</text:p>
          </table:table-cell>
          <table:table-cell office:value-type="float" office:value="0.0959555323163">
            <text:p>0.0959555323</text:p>
          </table:table-cell>
          <table:table-cell table:number-columns-repeated="7"/>
        </table:table-row>
        <table:table-row table:style-name="ro2">
          <table:table-cell office:value-type="string">
            <text:p>delay</text:p>
          </table:table-cell>
          <table:table-cell office:value-type="string">
            <text:p>news</text:p>
          </table:table-cell>
          <table:table-cell office:value-type="float" office:value="3.31">
            <text:p>3.31</text:p>
          </table:table-cell>
          <table:table-cell office:value-type="float" office:value="0.125">
            <text:p>0.125</text:p>
          </table:table-cell>
          <table:table-cell office:value-type="float" office:value="0.533333333333">
            <text:p>0.5333333333</text:p>
          </table:table-cell>
          <table:table-cell office:value-type="float" office:value="1.55814461805">
            <text:p>1.5581446181</text:p>
          </table:table-cell>
          <table:table-cell office:value-type="float" office:value="2.03632771779">
            <text:p>2.0363277178</text:p>
          </table:table-cell>
          <table:table-cell office:value-type="float" office:value="0.0663177432649">
            <text:p>0.0663177433</text:p>
          </table:table-cell>
          <table:table-cell office:value-type="float" office:value="0.212653798315">
            <text:p>0.2126537983</text:p>
          </table:table-cell>
          <table:table-cell table:number-columns-repeated="7"/>
        </table:table-row>
        <table:table-row table:style-name="ro2">
          <table:table-cell office:value-type="string">
            <text:p>governor</text:p>
          </table:table-cell>
          <table:table-cell office:value-type="string">
            <text:p>interview</text:p>
          </table:table-cell>
          <table:table-cell office:value-type="float" office:value="3.25">
            <text:p>3.25</text:p>
          </table:table-cell>
          <table:table-cell office:value-type="float" office:value="0.0714285714286">
            <text:p>0.0714285714</text:p>
          </table:table-cell>
          <table:table-cell office:value-type="float" office:value="0.133333333333">
            <text:p>0.1333333333</text:p>
          </table:table-cell>
          <table:table-cell office:value-type="float" office:value="0.998528830111">
            <text:p>0.9985288301</text:p>
          </table:table-cell>
          <table:table-cell office:value-type="float" office:value="0">
            <text:p>0</text:p>
          </table:table-cell>
          <table:table-cell office:value-type="float" office:value="0.0527598368174">
            <text:p>0.052759836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practice</text:p>
          </table:table-cell>
          <table:table-cell office:value-type="string">
            <text:p>institution</text:p>
          </table:table-cell>
          <table:table-cell office:value-type="float" office:value="3.19">
            <text:p>3.19</text:p>
          </table:table-cell>
          <table:table-cell office:value-type="float" office:value="0.333333333333">
            <text:p>0.3333333333</text:p>
          </table:table-cell>
          <table:table-cell office:value-type="float" office:value="0.833333333333">
            <text:p>0.8333333333</text:p>
          </table:table-cell>
          <table:table-cell office:value-type="float" office:value="2.53897387106">
            <text:p>2.5389738711</text:p>
          </table:table-cell>
          <table:table-cell office:value-type="float" office:value="7.35490379008">
            <text:p>7.3549037901</text:p>
          </table:table-cell>
          <table:table-cell office:value-type="float" office:value="0.459511903088">
            <text:p>0.4595119031</text:p>
          </table:table-cell>
          <table:table-cell office:value-type="float" office:value="0.871122921167">
            <text:p>0.8711229212</text:p>
          </table:table-cell>
          <table:table-cell table:number-columns-repeated="7"/>
        </table:table-row>
        <table:table-row table:style-name="ro2">
          <table:table-cell office:value-type="string">
            <text:p>century</text:p>
          </table:table-cell>
          <table:table-cell office:value-type="string">
            <text:p>nation</text:p>
          </table:table-cell>
          <table:table-cell office:value-type="float" office:value="3.16">
            <text:p>3.16</text:p>
          </table:table-cell>
          <table:table-cell office:value-type="float" office:value="0.125">
            <text:p>0.125</text:p>
          </table:table-cell>
          <table:table-cell office:value-type="float" office:value="0.363636363636">
            <text:p>0.3636363636</text:p>
          </table:table-cell>
          <table:table-cell office:value-type="float" office:value="1.55814461805">
            <text:p>1.5581446181</text:p>
          </table:table-cell>
          <table:table-cell office:value-type="float" office:value="0.596229207898">
            <text:p>0.5962292079</text:p>
          </table:table-cell>
          <table:table-cell office:value-type="float" office:value="0.0757467141663">
            <text:p>0.0757467142</text:p>
          </table:table-cell>
          <table:table-cell office:value-type="float" office:value="0.0828421092642">
            <text:p>0.0828421093</text:p>
          </table:table-cell>
          <table:table-cell table:number-columns-repeated="7"/>
        </table:table-row>
        <table:table-row table:style-name="ro2">
          <table:table-cell office:value-type="string">
            <text:p>coast</text:p>
          </table:table-cell>
          <table:table-cell office:value-type="string">
            <text:p>forest</text:p>
          </table:table-cell>
          <table:table-cell office:value-type="float" office:value="3.15">
            <text:p>3.15</text:p>
          </table:table-cell>
          <table:table-cell office:value-type="float" office:value="0.166666666667">
            <text:p>0.1666666667</text:p>
          </table:table-cell>
          <table:table-cell office:value-type="float" office:value="0.545454545455">
            <text:p>0.5454545455</text:p>
          </table:table-cell>
          <table:table-cell office:value-type="float" office:value="1.8458266905">
            <text:p>1.8458266905</text:p>
          </table:table-cell>
          <table:table-cell office:value-type="float" office:value="1.29002568096">
            <text:p>1.290025681</text:p>
          </table:table-cell>
          <table:table-cell office:value-type="float" office:value="0.0582465973448">
            <text:p>0.0582465973</text:p>
          </table:table-cell>
          <table:table-cell office:value-type="float" office:value="0.130645856357">
            <text:p>0.1306458564</text:p>
          </table:table-cell>
          <table:table-cell table:number-columns-repeated="7"/>
        </table:table-row>
        <table:table-row table:style-name="ro2">
          <table:table-cell office:value-type="string">
            <text:p>shore</text:p>
          </table:table-cell>
          <table:table-cell office:value-type="string">
            <text:p>woodland</text:p>
          </table:table-cell>
          <table:table-cell office:value-type="float" office:value="3.08">
            <text:p>3.08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2.02814824729">
            <text:p>2.0281482473</text:p>
          </table:table-cell>
          <table:table-cell office:value-type="float" office:value="1.29002568096">
            <text:p>1.290025681</text:p>
          </table:table-cell>
          <table:table-cell office:value-type="float" office:value="0.0607930002127">
            <text:p>0.0607930002</text:p>
          </table:table-cell>
          <table:table-cell office:value-type="float" office:value="0.135582996963">
            <text:p>0.135582997</text:p>
          </table:table-cell>
          <table:table-cell table:number-columns-repeated="7"/>
        </table:table-row>
        <table:table-row table:style-name="ro2">
          <table:table-cell office:value-type="string">
            <text:p>drink</text:p>
          </table:table-cell>
          <table:table-cell office:value-type="string">
            <text:p>car</text:p>
          </table:table-cell>
          <table:table-cell office:value-type="float" office:value="3.04">
            <text:p>3.04</text:p>
          </table:table-cell>
          <table:table-cell office:value-type="float" office:value="0.0909090909091">
            <text:p>0.0909090909</text:p>
          </table:table-cell>
          <table:table-cell office:value-type="float" office:value="0.285714285714">
            <text:p>0.2857142857</text:p>
          </table:table-cell>
          <table:table-cell office:value-type="float" office:value="1.23969088693">
            <text:p>1.2396908869</text:p>
          </table:table-cell>
          <table:table-cell office:value-type="float" office:value="0.801759114954">
            <text:p>0.801759115</text:p>
          </table:table-cell>
          <table:table-cell office:value-type="float" office:value="0.0788598108859">
            <text:p>0.0788598109</text:p>
          </table:table-cell>
          <table:table-cell office:value-type="float" office:value="0.112257793407">
            <text:p>0.1122577934</text:p>
          </table:table-cell>
          <table:table-cell table:number-columns-repeated="7"/>
        </table:table-row>
        <table:table-row table:style-name="ro2">
          <table:table-cell office:value-type="string">
            <text:p>president</text:p>
          </table:table-cell>
          <table:table-cell office:value-type="string">
            <text:p>medal</text:p>
          </table:table-cell>
          <table:table-cell office:value-type="float" office:value="3">
            <text:p>3</text:p>
          </table:table-cell>
          <table:table-cell office:value-type="float" office:value="0.0769230769231">
            <text:p>0.0769230769</text:p>
          </table:table-cell>
          <table:table-cell office:value-type="float" office:value="0.235294117647">
            <text:p>0.2352941176</text:p>
          </table:table-cell>
          <table:table-cell office:value-type="float" office:value="1.07263680226">
            <text:p>1.0726368023</text:p>
          </table:table-cell>
          <table:table-cell office:value-type="float" office:value="0.596229207898">
            <text:p>0.5962292079</text:p>
          </table:table-cell>
          <table:table-cell office:value-type="float" office:value="0.0573988854442">
            <text:p>0.0573988854</text:p>
          </table:table-cell>
          <table:table-cell office:value-type="float" office:value="0.0630052650071">
            <text:p>0.063005265</text:p>
          </table:table-cell>
          <table:table-cell table:number-columns-repeated="7"/>
        </table:table-row>
        <table:table-row table:style-name="ro2">
          <table:table-cell office:value-type="string">
            <text:p>prejudice</text:p>
          </table:table-cell>
          <table:table-cell office:value-type="string">
            <text:p>recognition</text:p>
          </table:table-cell>
          <table:table-cell office:value-type="float" office:value="3">
            <text:p>3</text:p>
          </table:table-cell>
          <table:table-cell office:value-type="float" office:value="0.166666666667">
            <text:p>0.1666666667</text:p>
          </table:table-cell>
          <table:table-cell office:value-type="float" office:value="0.666666666667">
            <text:p>0.6666666667</text:p>
          </table:table-cell>
          <table:table-cell office:value-type="float" office:value="1.8458266905">
            <text:p>1.8458266905</text:p>
          </table:table-cell>
          <table:table-cell office:value-type="float" office:value="6.03942612003">
            <text:p>6.03942612</text:p>
          </table:table-cell>
          <table:table-cell office:value-type="float" office:value="0.103445130733">
            <text:p>0.1034451307</text:p>
          </table:table-cell>
          <table:table-cell office:value-type="float" office:value="0.555456461678">
            <text:p>0.5554564617</text:p>
          </table:table-cell>
          <table:table-cell table:number-columns-repeated="7"/>
        </table:table-row>
        <table:table-row table:style-name="ro2">
          <table:table-cell office:value-type="string">
            <text:p>viewer</text:p>
          </table:table-cell>
          <table:table-cell office:value-type="string">
            <text:p>serial</text:p>
          </table:table-cell>
          <table:table-cell office:value-type="float" office:value="2.97">
            <text:p>2.97</text:p>
          </table:table-cell>
          <table:table-cell office:value-type="float" office:value="0.0909090909091">
            <text:p>0.0909090909</text:p>
          </table:table-cell>
          <table:table-cell office:value-type="float" office:value="0.5">
            <text:p>0.5</text:p>
          </table:table-cell>
          <table:table-cell office:value-type="float" office:value="1.23969088693">
            <text:p>1.2396908869</text:p>
          </table:table-cell>
          <table:table-cell office:value-type="float" office:value="2.30584873145">
            <text:p>2.3058487315</text:p>
          </table:table-cell>
          <table:table-cell office:value-type="float" office:value="0.0649800304334">
            <text:p>0.0649800304</text:p>
          </table:table-cell>
          <table:table-cell office:value-type="float" office:value="0.212095035965">
            <text:p>0.212095036</text:p>
          </table:table-cell>
          <table:table-cell table:number-columns-repeated="7"/>
        </table:table-row>
        <table:table-row table:style-name="ro2">
          <table:table-cell office:value-type="string">
            <text:p>peace</text:p>
          </table:table-cell>
          <table:table-cell office:value-type="string">
            <text:p>insurance</text:p>
          </table:table-cell>
          <table:table-cell office:value-type="float" office:value="2.94">
            <text:p>2.94</text:p>
          </table:table-cell>
          <table:table-cell office:value-type="float" office:value="0.25">
            <text:p>0.25</text:p>
          </table:table-cell>
          <table:table-cell office:value-type="float" office:value="0.823529411765">
            <text:p>0.8235294118</text:p>
          </table:table-cell>
          <table:table-cell office:value-type="float" office:value="2.25129179861">
            <text:p>2.2512917986</text:p>
          </table:table-cell>
          <table:table-cell office:value-type="float" office:value="8.45924675346">
            <text:p>8.4592467535</text:p>
          </table:table-cell>
          <table:table-cell office:value-type="float" office:value="0.344456089189">
            <text:p>0.3444560892</text:p>
          </table:table-cell>
          <table:table-cell office:value-type="float" office:value="0.841657357116">
            <text:p>0.8416573571</text:p>
          </table:table-cell>
          <table:table-cell table:number-columns-repeated="7"/>
        </table:table-row>
        <table:table-row table:style-name="ro2">
          <table:table-cell office:value-type="string">
            <text:p>Mars</text:p>
          </table:table-cell>
          <table:table-cell office:value-type="string">
            <text:p>water</text:p>
          </table:table-cell>
          <table:table-cell office:value-type="float" office:value="2.94">
            <text:p>2.94</text:p>
          </table:table-cell>
          <table:table-cell office:value-type="float" office:value="0.111111111111">
            <text:p>0.1111111111</text:p>
          </table:table-cell>
          <table:table-cell office:value-type="float" office:value="0.5">
            <text:p>0.5</text:p>
          </table:table-cell>
          <table:table-cell office:value-type="float" office:value="1.44036158239">
            <text:p>1.4403615824</text:p>
          </table:table-cell>
          <table:table-cell office:value-type="float" office:value="1.53183374322">
            <text:p>1.5318337432</text:p>
          </table:table-cell>
          <table:table-cell office:value-type="float" office:value="0.0704924859534">
            <text:p>0.070492486</text:p>
          </table:table-cell>
          <table:table-cell office:value-type="float" office:value="0.154677995361">
            <text:p>0.1546779954</text:p>
          </table:table-cell>
          <table:table-cell table:number-columns-repeated="7"/>
        </table:table-row>
        <table:table-row table:style-name="ro2">
          <table:table-cell office:value-type="string">
            <text:p>media</text:p>
          </table:table-cell>
          <table:table-cell office:value-type="string">
            <text:p>gain</text:p>
          </table:table-cell>
          <table:table-cell office:value-type="float" office:value="2.88">
            <text:p>2.88</text:p>
          </table:table-cell>
          <table:table-cell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office:value-type="float" office:value="1.69167601067">
            <text:p>1.6916760107</text:p>
          </table:table-cell>
          <table:table-cell office:value-type="float" office:value="3.03657793231">
            <text:p>3.0365779323</text:p>
          </table:table-cell>
          <table:table-cell office:value-type="float" office:value="0.0964119322017">
            <text:p>0.0964119322</text:p>
          </table:table-cell>
          <table:table-cell office:value-type="float" office:value="0.369293959672">
            <text:p>0.3692939597</text:p>
          </table:table-cell>
          <table:table-cell table:number-columns-repeated="7"/>
        </table:table-row>
        <table:table-row table:style-name="ro2">
          <table:table-cell office:value-type="string">
            <text:p>precedent</text:p>
          </table:table-cell>
          <table:table-cell office:value-type="string">
            <text:p>cognition</text:p>
          </table:table-cell>
          <table:table-cell office:value-type="float" office:value="2.81">
            <text:p>2.81</text:p>
          </table:table-cell>
          <table:table-cell office:value-type="float" office:value="0.25">
            <text:p>0.25</text:p>
          </table:table-cell>
          <table:table-cell office:value-type="float" office:value="0.727272727273">
            <text:p>0.7272727273</text:p>
          </table:table-cell>
          <table:table-cell office:value-type="float" office:value="2.25129179861">
            <text:p>2.2512917986</text:p>
          </table:table-cell>
          <table:table-cell office:value-type="float" office:value="2.64452085446">
            <text:p>2.6445208545</text:p>
          </table:table-cell>
          <table:table-cell office:value-type="float" office:value="0.110515673093">
            <text:p>0.1105156731</text:p>
          </table:table-cell>
          <table:table-cell office:value-type="float" office:value="0.368894848305">
            <text:p>0.3688948483</text:p>
          </table:table-cell>
          <table:table-cell table:number-columns-repeated="7"/>
        </table:table-row>
        <table:table-row table:style-name="ro2">
          <table:table-cell office:value-type="string">
            <text:p>announcement</text:p>
          </table:table-cell>
          <table:table-cell office:value-type="string">
            <text:p>effort</text:p>
          </table:table-cell>
          <table:table-cell office:value-type="float" office:value="2.75">
            <text:p>2.75</text:p>
          </table:table-cell>
          <table:table-cell office:value-type="float" office:value="0.1">
            <text:p>0.1</text:p>
          </table:table-cell>
          <table:table-cell office:value-type="float" office:value="0.307692307692">
            <text:p>0.3076923077</text:p>
          </table:table-cell>
          <table:table-cell office:value-type="float" office:value="1.33500106673">
            <text:p>1.3350010667</text:p>
          </table:table-cell>
          <table:table-cell office:value-type="float" office:value="0.596229207898">
            <text:p>0.5962292079</text:p>
          </table:table-cell>
          <table:table-cell office:value-type="float" office:value="0.0780621549092">
            <text:p>0.0780621549</text:p>
          </table:table-cell>
          <table:table-cell office:value-type="float" office:value="0.0851587929428">
            <text:p>0.0851587929</text:p>
          </table:table-cell>
          <table:table-cell table:number-columns-repeated="7"/>
        </table:table-row>
        <table:table-row table:style-name="ro2">
          <table:table-cell office:value-type="string">
            <text:p>line</text:p>
          </table:table-cell>
          <table:table-cell office:value-type="string">
            <text:p>insurance</text:p>
          </table:table-cell>
          <table:table-cell office:value-type="float" office:value="2.69">
            <text:p>2.69</text:p>
          </table:table-cell>
          <table:table-cell office:value-type="float" office:value="0.111111111111">
            <text:p>0.1111111111</text:p>
          </table:table-cell>
          <table:table-cell office:value-type="float" office:value="0.555555555556">
            <text:p>0.5555555556</text:p>
          </table:table-cell>
          <table:table-cell office:value-type="float" office:value="1.44036158239">
            <text:p>1.4403615824</text:p>
          </table:table-cell>
          <table:table-cell office:value-type="float" office:value="4.26289705226">
            <text:p>4.2628970523</text:p>
          </table:table-cell>
          <table:table-cell office:value-type="float" office:value="0.137036005189">
            <text:p>0.1370360052</text:p>
          </table:table-cell>
          <table:table-cell office:value-type="float" office:value="0.538817875828">
            <text:p>0.5388178758</text:p>
          </table:table-cell>
          <table:table-cell table:number-columns-repeated="7"/>
        </table:table-row>
        <table:table-row table:style-name="ro2">
          <table:table-cell office:value-type="string">
            <text:p>crane</text:p>
          </table:table-cell>
          <table:table-cell office:value-type="string">
            <text:p>implement</text:p>
          </table:table-cell>
          <table:table-cell office:value-type="float" office:value="2.69">
            <text:p>2.69</text:p>
          </table:table-cell>
          <table:table-cell office:value-type="float" office:value="0.2">
            <text:p>0.2</text:p>
          </table:table-cell>
          <table:table-cell office:value-type="float" office:value="0.75">
            <text:p>0.75</text:p>
          </table:table-cell>
          <table:table-cell office:value-type="float" office:value="2.02814824729">
            <text:p>2.0281482473</text:p>
          </table:table-cell>
          <table:table-cell office:value-type="float" office:value="3.25767902589">
            <text:p>3.2576790259</text:p>
          </table:table-cell>
          <table:table-cell office:value-type="float" office:value="0.0859815173632">
            <text:p>0.0859815174</text:p>
          </table:table-cell>
          <table:table-cell office:value-type="float" office:value="0.359056683811">
            <text:p>0.3590566838</text:p>
          </table:table-cell>
          <table:table-cell table:number-columns-repeated="7"/>
        </table:table-row>
        <table:table-row table:style-name="ro2">
          <table:table-cell office:value-type="string">
            <text:p>drink</text:p>
          </table:table-cell>
          <table:table-cell office:value-type="string">
            <text:p>mother</text:p>
          </table:table-cell>
          <table:table-cell office:value-type="float" office:value="2.65">
            <text:p>2.65</text:p>
          </table:table-cell>
          <table:table-cell office:value-type="float" office:value="0.166666666667">
            <text:p>0.1666666667</text:p>
          </table:table-cell>
          <table:table-cell office:value-type="float" office:value="0.615384615385">
            <text:p>0.6153846154</text:p>
          </table:table-cell>
          <table:table-cell office:value-type="float" office:value="1.8458266905">
            <text:p>1.8458266905</text:p>
          </table:table-cell>
          <table:table-cell office:value-type="float" office:value="4.61519673162">
            <text:p>4.6151967316</text:p>
          </table:table-cell>
          <table:table-cell office:value-type="float" office:value="0.159079968625">
            <text:p>0.1590799686</text:p>
          </table:table-cell>
          <table:table-cell office:value-type="float" office:value="0.594874465584">
            <text:p>0.5948744656</text:p>
          </table:table-cell>
          <table:table-cell table:number-columns-repeated="7"/>
        </table:table-row>
        <table:table-row table:style-name="ro2">
          <table:table-cell office:value-type="string">
            <text:p>opera</text:p>
          </table:table-cell>
          <table:table-cell office:value-type="string">
            <text:p>industry</text:p>
          </table:table-cell>
          <table:table-cell office:value-type="float" office:value="2.63">
            <text:p>2.63</text:p>
          </table:table-cell>
          <table:table-cell office:value-type="float" office:value="0.0909090909091">
            <text:p>0.0909090909</text:p>
          </table:table-cell>
          <table:table-cell office:value-type="float" office:value="0.285714285714">
            <text:p>0.2857142857</text:p>
          </table:table-cell>
          <table:table-cell office:value-type="float" office:value="1.23969088693">
            <text:p>1.2396908869</text:p>
          </table:table-cell>
          <table:table-cell office:value-type="float" office:value="0.596229207898">
            <text:p>0.5962292079</text:p>
          </table:table-cell>
          <table:table-cell office:value-type="float" office:value="0.0584472464005">
            <text:p>0.0584472464</text:p>
          </table:table-cell>
          <table:table-cell office:value-type="float" office:value="0.0651548820028">
            <text:p>0.065154882</text:p>
          </table:table-cell>
          <table:table-cell table:number-columns-repeated="7"/>
        </table:table-row>
        <table:table-row table:style-name="ro2">
          <table:table-cell office:value-type="string">
            <text:p>volunteer</text:p>
          </table:table-cell>
          <table:table-cell office:value-type="string">
            <text:p>motto</text:p>
          </table:table-cell>
          <table:table-cell office:value-type="float" office:value="2.56">
            <text:p>2.56</text:p>
          </table:table-cell>
          <table:table-cell office:value-type="float" office:value="0.0833333333333">
            <text:p>0.0833333333</text:p>
          </table:table-cell>
          <table:table-cell office:value-type="float" office:value="0.153846153846">
            <text:p>0.1538461538</text:p>
          </table:table-cell>
          <table:table-cell office:value-type="float" office:value="1.15267950994">
            <text:p>1.1526795099</text:p>
          </table:table-cell>
          <table:table-cell office:value-type="float" office:value="0">
            <text:p>0</text:p>
          </table:table-cell>
          <table:table-cell office:value-type="float" office:value="0.0489277500044">
            <text:p>0.0489277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listing</text:p>
          </table:table-cell>
          <table:table-cell office:value-type="string">
            <text:p>proximity</text:p>
          </table:table-cell>
          <table:table-cell office:value-type="float" office:value="2.56">
            <text:p>2.56</text:p>
          </table:table-cell>
          <table:table-cell office:value-type="float" office:value="0.0769230769231">
            <text:p>0.0769230769</text:p>
          </table:table-cell>
          <table:table-cell office:value-type="float" office:value="0.315789473684">
            <text:p>0.3157894737</text:p>
          </table:table-cell>
          <table:table-cell office:value-type="float" office:value="1.07263680226">
            <text:p>1.0726368023</text:p>
          </table:table-cell>
          <table:table-cell office:value-type="float" office:value="1.59275486361">
            <text:p>1.5927548636</text:p>
          </table:table-cell>
          <table:table-cell office:value-type="float" office:value="0.0608366402911">
            <text:p>0.0608366403</text:p>
          </table:table-cell>
          <table:table-cell office:value-type="float" office:value="0.135337225494">
            <text:p>0.1353372255</text:p>
          </table:table-cell>
          <table:table-cell table:number-columns-repeated="7"/>
        </table:table-row>
        <table:table-row table:style-name="ro2">
          <table:table-cell office:value-type="string">
            <text:p>precedent</text:p>
          </table:table-cell>
          <table:table-cell office:value-type="string">
            <text:p>collection</text:p>
          </table:table-cell>
          <table:table-cell office:value-type="float" office:value="2.5">
            <text:p>2.5</text:p>
          </table:table-cell>
          <table:table-cell office:value-type="float" office:value="0.333333333333">
            <text:p>0.3333333333</text:p>
          </table:table-cell>
          <table:table-cell office:value-type="float" office:value="0.8">
            <text:p>0.8</text:p>
          </table:table-cell>
          <table:table-cell office:value-type="float" office:value="2.53897387106">
            <text:p>2.5389738711</text:p>
          </table:table-cell>
          <table:table-cell office:value-type="float" office:value="5.05256362504">
            <text:p>5.052563625</text:p>
          </table:table-cell>
          <table:table-cell office:value-type="float" office:value="0.153311579245">
            <text:p>0.1533115792</text:p>
          </table:table-cell>
          <table:table-cell office:value-type="float" office:value="0.607725149777">
            <text:p>0.6077251498</text:p>
          </table:table-cell>
          <table:table-cell table:number-columns-repeated="7"/>
        </table:table-row>
        <table:table-row table:style-name="ro2">
          <table:table-cell office:value-type="string">
            <text:p>cup</text:p>
          </table:table-cell>
          <table:table-cell office:value-type="string">
            <text:p>article</text:p>
          </table:table-cell>
          <table:table-cell office:value-type="float" office:value="2.4">
            <text:p>2.4</text:p>
          </table:table-cell>
          <table:table-cell office:value-type="float" office:value="0.2">
            <text:p>0.2</text:p>
          </table:table-cell>
          <table:table-cell office:value-type="float" office:value="0.75">
            <text:p>0.75</text:p>
          </table:table-cell>
          <table:table-cell office:value-type="float" office:value="2.02814824729">
            <text:p>2.0281482473</text:p>
          </table:table-cell>
          <table:table-cell office:value-type="float" office:value="7.33230395817">
            <text:p>7.3323039582</text:p>
          </table:table-cell>
          <table:table-cell office:value-type="float" office:value="0.332650117688">
            <text:p>0.3326501177</text:p>
          </table:table-cell>
          <table:table-cell office:value-type="float" office:value="0.829879419105">
            <text:p>0.8298794191</text:p>
          </table:table-cell>
          <table:table-cell table:number-columns-repeated="7"/>
        </table:table-row>
        <table:table-row table:style-name="ro2">
          <table:table-cell office:value-type="string">
            <text:p>sign</text:p>
          </table:table-cell>
          <table:table-cell office:value-type="string">
            <text:p>recess</text:p>
          </table:table-cell>
          <table:table-cell office:value-type="float" office:value="2.38">
            <text:p>2.38</text:p>
          </table:table-cell>
          <table:table-cell office:value-type="float" office:value="0.2">
            <text:p>0.2</text:p>
          </table:table-cell>
          <table:table-cell office:value-type="float" office:value="0.75">
            <text:p>0.75</text:p>
          </table:table-cell>
          <table:table-cell office:value-type="float" office:value="2.02814824729">
            <text:p>2.0281482473</text:p>
          </table:table-cell>
          <table:table-cell office:value-type="float" office:value="3.9793661552">
            <text:p>3.9793661552</text:p>
          </table:table-cell>
          <table:table-cell office:value-type="float" office:value="0.0981186537164">
            <text:p>0.0981186537</text:p>
          </table:table-cell>
          <table:table-cell office:value-type="float" office:value="0.438486190083">
            <text:p>0.4384861901</text:p>
          </table:table-cell>
          <table:table-cell table:number-columns-repeated="7"/>
        </table:table-row>
        <table:table-row table:style-name="ro2">
          <table:table-cell office:value-type="string">
            <text:p>problem</text:p>
          </table:table-cell>
          <table:table-cell office:value-type="string">
            <text:p>airport</text:p>
          </table:table-cell>
          <table:table-cell office:value-type="float" office:value="2.38">
            <text:p>2.38</text:p>
          </table:table-cell>
          <table:table-cell office:value-type="float" office:value="0.0714285714286">
            <text:p>0.0714285714</text:p>
          </table:table-cell>
          <table:table-cell office:value-type="float" office:value="0.133333333333">
            <text:p>0.1333333333</text:p>
          </table:table-cell>
          <table:table-cell office:value-type="float" office:value="0.998528830111">
            <text:p>0.9985288301</text:p>
          </table:table-cell>
          <table:table-cell office:value-type="float" office:value="0">
            <text:p>0</text:p>
          </table:table-cell>
          <table:table-cell office:value-type="float" office:value="0.058905035534">
            <text:p>0.058905035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reason</text:p>
          </table:table-cell>
          <table:table-cell office:value-type="string">
            <text:p>hypertension</text:p>
          </table:table-cell>
          <table:table-cell office:value-type="float" office:value="2.31">
            <text:p>2.31</text:p>
          </table:table-cell>
          <table:table-cell office:value-type="float" office:value="0.111111111111">
            <text:p>0.1111111111</text:p>
          </table:table-cell>
          <table:table-cell office:value-type="float" office:value="0.555555555556">
            <text:p>0.5555555556</text:p>
          </table:table-cell>
          <table:table-cell office:value-type="float" office:value="1.44036158239">
            <text:p>1.4403615824</text:p>
          </table:table-cell>
          <table:table-cell office:value-type="float" office:value="4.2347889903">
            <text:p>4.2347889903</text:p>
          </table:table-cell>
          <table:table-cell office:value-type="float" office:value="0.0739515451313">
            <text:p>0.0739515451</text:p>
          </table:table-cell>
          <table:table-cell office:value-type="float" office:value="0.385121808993">
            <text:p>0.385121809</text:p>
          </table:table-cell>
          <table:table-cell table:number-columns-repeated="7"/>
        </table:table-row>
        <table:table-row table:style-name="ro2">
          <table:table-cell office:value-type="string">
            <text:p>direction</text:p>
          </table:table-cell>
          <table:table-cell office:value-type="string">
            <text:p>combination</text:p>
          </table:table-cell>
          <table:table-cell office:value-type="float" office:value="2.25">
            <text:p>2.25</text:p>
          </table:table-cell>
          <table:table-cell office:value-type="float" office:value="0.142857142857">
            <text:p>0.1428571429</text:p>
          </table:table-cell>
          <table:table-cell office:value-type="float" office:value="0.666666666667">
            <text:p>0.6666666667</text:p>
          </table:table-cell>
          <table:table-cell office:value-type="float" office:value="1.69167601067">
            <text:p>1.6916760107</text:p>
          </table:table-cell>
          <table:table-cell office:value-type="float" office:value="3.14352023311">
            <text:p>3.1435202331</text:p>
          </table:table-cell>
          <table:table-cell office:value-type="float" office:value="0.0965738102179">
            <text:p>0.0965738102</text:p>
          </table:table-cell>
          <table:table-cell office:value-type="float" office:value="0.333956702033">
            <text:p>0.333956702</text:p>
          </table:table-cell>
          <table:table-cell table:number-columns-repeated="7"/>
        </table:table-row>
        <table:table-row table:style-name="ro2">
          <table:table-cell office:value-type="string">
            <text:p>Wednesday</text:p>
          </table:table-cell>
          <table:table-cell office:value-type="string">
            <text:p>news</text:p>
          </table:table-cell>
          <table:table-cell office:value-type="float" office:value="2.22">
            <text:p>2.22</text:p>
          </table:table-cell>
          <table:table-cell office:value-type="float" office:value="0.0833333333333">
            <text:p>0.0833333333</text:p>
          </table:table-cell>
          <table:table-cell office:value-type="float" office:value="0.266666666667">
            <text:p>0.2666666667</text:p>
          </table:table-cell>
          <table:table-cell office:value-type="float" office:value="1.15267950994">
            <text:p>1.1526795099</text:p>
          </table:table-cell>
          <table:table-cell office:value-type="float" office:value="0.596229207898">
            <text:p>0.5962292079</text:p>
          </table:table-cell>
          <table:table-cell office:value-type="float" office:value="0.0598370761275">
            <text:p>0.0598370761</text:p>
          </table:table-cell>
          <table:table-cell office:value-type="float" office:value="0.0666010269438">
            <text:p>0.0666010269</text:p>
          </table:table-cell>
          <table:table-cell table:number-columns-repeated="7"/>
        </table:table-row>
        <table:table-row table:style-name="ro2">
          <table:table-cell office:value-type="string">
            <text:p>glass</text:p>
          </table:table-cell>
          <table:table-cell office:value-type="string">
            <text:p>magician</text:p>
          </table:table-cell>
          <table:table-cell office:value-type="float" office:value="2.08">
            <text:p>2.08</text:p>
          </table:table-cell>
          <table:table-cell office:value-type="float" office:value="0.125">
            <text:p>0.125</text:p>
          </table:table-cell>
          <table:table-cell office:value-type="float" office:value="0.470588235294">
            <text:p>0.4705882353</text:p>
          </table:table-cell>
          <table:table-cell office:value-type="float" office:value="1.55814461805">
            <text:p>1.5581446181</text:p>
          </table:table-cell>
          <table:table-cell office:value-type="float" office:value="2.28264749197">
            <text:p>2.282647492</text:p>
          </table:table-cell>
          <table:table-cell office:value-type="float" office:value="0.0596975739619">
            <text:p>0.059697574</text:p>
          </table:table-cell>
          <table:table-cell office:value-type="float" office:value="0.214168254027">
            <text:p>0.214168254</text:p>
          </table:table-cell>
          <table:table-cell table:number-columns-repeated="7"/>
        </table:table-row>
        <table:table-row table:style-name="ro2">
          <table:table-cell office:value-type="string">
            <text:p>cemetery</text:p>
          </table:table-cell>
          <table:table-cell office:value-type="string">
            <text:p>woodland</text:p>
          </table:table-cell>
          <table:table-cell office:value-type="float" office:value="2.08">
            <text:p>2.08</text:p>
          </table:table-cell>
          <table:table-cell office:value-type="float" office:value="0.111111111111">
            <text:p>0.1111111111</text:p>
          </table:table-cell>
          <table:table-cell office:value-type="float" office:value="0.428571428571">
            <text:p>0.4285714286</text:p>
          </table:table-cell>
          <table:table-cell office:value-type="float" office:value="1.44036158239">
            <text:p>1.4403615824</text:p>
          </table:table-cell>
          <table:table-cell office:value-type="float" office:value="1.29002568096">
            <text:p>1.290025681</text:p>
          </table:table-cell>
          <table:table-cell office:value-type="float" office:value="0.0545819816911">
            <text:p>0.0545819817</text:p>
          </table:table-cell>
          <table:table-cell office:value-type="float" office:value="0.123440843782">
            <text:p>0.1234408438</text:p>
          </table:table-cell>
          <table:table-cell table:number-columns-repeated="7"/>
        </table:table-row>
        <table:table-row table:style-name="ro2">
          <table:table-cell office:value-type="string">
            <text:p>possibility</text:p>
          </table:table-cell>
          <table:table-cell office:value-type="string">
            <text:p>girl</text:p>
          </table:table-cell>
          <table:table-cell office:value-type="float" office:value="1.94">
            <text:p>1.94</text:p>
          </table:table-cell>
          <table:table-cell office:value-type="float" office:value="0.0909090909091">
            <text:p>0.0909090909</text:p>
          </table:table-cell>
          <table:table-cell office:value-type="float" office:value="0.166666666667">
            <text:p>0.1666666667</text:p>
          </table:table-cell>
          <table:table-cell office:value-type="float" office:value="1.23969088693">
            <text:p>1.2396908869</text:p>
          </table:table-cell>
          <table:table-cell office:value-type="float" office:value="0">
            <text:p>0</text:p>
          </table:table-cell>
          <table:table-cell office:value-type="float" office:value="0.0727213535819">
            <text:p>0.072721353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cup</text:p>
          </table:table-cell>
          <table:table-cell office:value-type="string">
            <text:p>substance</text:p>
          </table:table-cell>
          <table:table-cell office:value-type="float" office:value="1.92">
            <text:p>1.92</text:p>
          </table:table-cell>
          <table:table-cell office:value-type="float" office:value="0.142857142857">
            <text:p>0.1428571429</text:p>
          </table:table-cell>
          <table:table-cell office:value-type="float" office:value="0.571428571429">
            <text:p>0.5714285714</text:p>
          </table:table-cell>
          <table:table-cell office:value-type="float" office:value="1.69167601067">
            <text:p>1.6916760107</text:p>
          </table:table-cell>
          <table:table-cell office:value-type="float" office:value="4.61519673162">
            <text:p>4.6151967316</text:p>
          </table:table-cell>
          <table:table-cell office:value-type="float" office:value="0.172195522998">
            <text:p>0.172195523</text:p>
          </table:table-cell>
          <table:table-cell office:value-type="float" office:value="0.613814985686">
            <text:p>0.6138149857</text:p>
          </table:table-cell>
          <table:table-cell table:number-columns-repeated="7"/>
        </table:table-row>
        <table:table-row table:style-name="ro2">
          <table:table-cell office:value-type="string">
            <text:p>forest</text:p>
          </table:table-cell>
          <table:table-cell office:value-type="string">
            <text:p>graveyard</text:p>
          </table:table-cell>
          <table:table-cell office:value-type="float" office:value="1.85">
            <text:p>1.85</text:p>
          </table:table-cell>
          <table:table-cell office:value-type="float" office:value="0.111111111111">
            <text:p>0.1111111111</text:p>
          </table:table-cell>
          <table:table-cell office:value-type="float" office:value="0.428571428571">
            <text:p>0.4285714286</text:p>
          </table:table-cell>
          <table:table-cell office:value-type="float" office:value="1.44036158239">
            <text:p>1.4403615824</text:p>
          </table:table-cell>
          <table:table-cell office:value-type="float" office:value="1.29002568096">
            <text:p>1.290025681</text:p>
          </table:table-cell>
          <table:table-cell office:value-type="float" office:value="0.0545819816911">
            <text:p>0.0545819817</text:p>
          </table:table-cell>
          <table:table-cell office:value-type="float" office:value="0.123440843782">
            <text:p>0.1234408438</text:p>
          </table:table-cell>
          <table:table-cell table:number-columns-repeated="7"/>
        </table:table-row>
        <table:table-row table:style-name="ro2">
          <table:table-cell office:value-type="string">
            <text:p>stock</text:p>
          </table:table-cell>
          <table:table-cell office:value-type="string">
            <text:p>egg</text:p>
          </table:table-cell>
          <table:table-cell office:value-type="float" office:value="1.81">
            <text:p>1.81</text:p>
          </table:table-cell>
          <table:table-cell office:value-type="float" office:value="0.142857142857">
            <text:p>0.1428571429</text:p>
          </table:table-cell>
          <table:table-cell office:value-type="float" office:value="0.625">
            <text:p>0.625</text:p>
          </table:table-cell>
          <table:table-cell office:value-type="float" office:value="1.69167601067">
            <text:p>1.6916760107</text:p>
          </table:table-cell>
          <table:table-cell office:value-type="float" office:value="5.27944977989">
            <text:p>5.2794497799</text:p>
          </table:table-cell>
          <table:table-cell office:value-type="float" office:value="0.113600886973">
            <text:p>0.113600887</text:p>
          </table:table-cell>
          <table:table-cell office:value-type="float" office:value="0.545351289659">
            <text:p>0.5453512897</text:p>
          </table:table-cell>
          <table:table-cell table:number-columns-repeated="7"/>
        </table:table-row>
        <table:table-row table:style-name="ro2">
          <table:table-cell office:value-type="string">
            <text:p>month</text:p>
          </table:table-cell>
          <table:table-cell office:value-type="string">
            <text:p>hotel</text:p>
          </table:table-cell>
          <table:table-cell office:value-type="float" office:value="1.81">
            <text:p>1.81</text:p>
          </table:table-cell>
          <table:table-cell office:value-type="float" office:value="0.0833333333333">
            <text:p>0.0833333333</text:p>
          </table:table-cell>
          <table:table-cell office:value-type="float" office:value="0.153846153846">
            <text:p>0.1538461538</text:p>
          </table:table-cell>
          <table:table-cell office:value-type="float" office:value="1.15267950994">
            <text:p>1.1526795099</text:p>
          </table:table-cell>
          <table:table-cell office:value-type="float" office:value="0">
            <text:p>0</text:p>
          </table:table-cell>
          <table:table-cell office:value-type="float" office:value="0.0671048944169">
            <text:p>0.067104894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energy</text:p>
          </table:table-cell>
          <table:table-cell office:value-type="string">
            <text:p>secretary</text:p>
          </table:table-cell>
          <table:table-cell office:value-type="float" office:value="1.81">
            <text:p>1.81</text:p>
          </table:table-cell>
          <table:table-cell office:value-type="float" office:value="0.0909090909091">
            <text:p>0.0909090909</text:p>
          </table:table-cell>
          <table:table-cell office:value-type="float" office:value="0.285714285714">
            <text:p>0.2857142857</text:p>
          </table:table-cell>
          <table:table-cell office:value-type="float" office:value="1.23969088693">
            <text:p>1.2396908869</text:p>
          </table:table-cell>
          <table:table-cell office:value-type="float" office:value="0.801759114954">
            <text:p>0.801759115</text:p>
          </table:table-cell>
          <table:table-cell office:value-type="float" office:value="0.0709802936101">
            <text:p>0.0709802936</text:p>
          </table:table-cell>
          <table:table-cell office:value-type="float" office:value="0.102187408414">
            <text:p>0.1021874084</text:p>
          </table:table-cell>
          <table:table-cell table:number-columns-repeated="7"/>
        </table:table-row>
        <table:table-row table:style-name="ro2">
          <table:table-cell office:value-type="string">
            <text:p>precedent</text:p>
          </table:table-cell>
          <table:table-cell office:value-type="string">
            <text:p>group</text:p>
          </table:table-cell>
          <table:table-cell office:value-type="float" office:value="1.77">
            <text:p>1.77</text:p>
          </table:table-cell>
          <table:table-cell office:value-type="float" office:value="0.25">
            <text:p>0.25</text:p>
          </table:table-cell>
          <table:table-cell office:value-type="float" office:value="0.666666666667">
            <text:p>0.6666666667</text:p>
          </table:table-cell>
          <table:table-cell office:value-type="float" office:value="2.25129179861">
            <text:p>2.2512917986</text:p>
          </table:table-cell>
          <table:table-cell office:value-type="float" office:value="2.85529368615">
            <text:p>2.8552936862</text:p>
          </table:table-cell>
          <table:table-cell office:value-type="float" office:value="0.114679760903">
            <text:p>0.1146797609</text:p>
          </table:table-cell>
          <table:table-cell office:value-type="float" office:value="0.395729789615">
            <text:p>0.3957297896</text:p>
          </table:table-cell>
          <table:table-cell table:number-columns-repeated="7"/>
        </table:table-row>
        <table:table-row table:style-name="ro2">
          <table:table-cell office:value-type="string">
            <text:p>production</text:p>
          </table:table-cell>
          <table:table-cell office:value-type="string">
            <text:p>hike</text:p>
          </table:table-cell>
          <table:table-cell office:value-type="float" office:value="1.75">
            <text:p>1.75</text:p>
          </table:table-cell>
          <table:table-cell office:value-type="float" office:value="0.125">
            <text:p>0.125</text:p>
          </table:table-cell>
          <table:table-cell office:value-type="float" office:value="0.588235294118">
            <text:p>0.5882352941</text:p>
          </table:table-cell>
          <table:table-cell office:value-type="float" office:value="1.55814461805">
            <text:p>1.5581446181</text:p>
          </table:table-cell>
          <table:table-cell office:value-type="float" office:value="2.33223775508">
            <text:p>2.3322377551</text:p>
          </table:table-cell>
          <table:table-cell office:value-type="float" office:value="0.0684599499546">
            <text:p>0.06845995</text:p>
          </table:table-cell>
          <table:table-cell office:value-type="float" office:value="0.232261815225">
            <text:p>0.2322618152</text:p>
          </table:table-cell>
          <table:table-cell table:number-columns-repeated="7"/>
        </table:table-row>
        <table:table-row table:style-name="ro2">
          <table:table-cell office:value-type="string">
            <text:p>stock</text:p>
          </table:table-cell>
          <table:table-cell office:value-type="string">
            <text:p>phone</text:p>
          </table:table-cell>
          <table:table-cell office:value-type="float" office:value="1.62">
            <text:p>1.62</text:p>
          </table:table-cell>
          <table:table-cell office:value-type="float" office:value="0.142857142857">
            <text:p>0.1428571429</text:p>
          </table:table-cell>
          <table:table-cell office:value-type="float" office:value="0.7">
            <text:p>0.7</text:p>
          </table:table-cell>
          <table:table-cell office:value-type="float" office:value="1.69167601067">
            <text:p>1.6916760107</text:p>
          </table:table-cell>
          <table:table-cell office:value-type="float" office:value="4.07648147539">
            <text:p>4.0764814754</text:p>
          </table:table-cell>
          <table:table-cell office:value-type="float" office:value="0.102405320397">
            <text:p>0.1024053204</text:p>
          </table:table-cell>
          <table:table-cell office:value-type="float" office:value="0.414010226128">
            <text:p>0.4140102261</text:p>
          </table:table-cell>
          <table:table-cell table:number-columns-repeated="7"/>
        </table:table-row>
        <table:table-row table:style-name="ro2">
          <table:table-cell office:value-type="string">
            <text:p>holy</text:p>
          </table:table-cell>
          <table:table-cell office:value-type="string">
            <text:p>sex</text:p>
          </table:table-cell>
          <table:table-cell office:value-type="float" office:value="1.62">
            <text:p>1.62</text:p>
          </table:table-cell>
          <table:table-cell office:value-type="float" office:value="0.1">
            <text:p>0.1</text:p>
          </table:table-cell>
          <table:table-cell office:value-type="float" office:value="0.307692307692">
            <text:p>0.3076923077</text:p>
          </table:table-cell>
          <table:table-cell office:value-type="float" office:value="1.33500106673">
            <text:p>1.3350010667</text:p>
          </table:table-cell>
          <table:table-cell office:value-type="float" office:value="0.801759114954">
            <text:p>0.801759115</text:p>
          </table:table-cell>
          <table:table-cell office:value-type="float" office:value="0.0627294020621">
            <text:p>0.0627294021</text:p>
          </table:table-cell>
          <table:table-cell office:value-type="float" office:value="0.091394566852">
            <text:p>0.0913945669</text:p>
          </table:table-cell>
          <table:table-cell table:number-columns-repeated="7"/>
        </table:table-row>
        <table:table-row table:style-name="ro2">
          <table:table-cell office:value-type="string">
            <text:p>stock</text:p>
          </table:table-cell>
          <table:table-cell office:value-type="string">
            <text:p>CD</text:p>
          </table:table-cell>
          <table:table-cell office:value-type="float" office:value="1.31">
            <text:p>1.31</text:p>
          </table:table-cell>
          <table:table-cell office:value-type="float" office:value="0.166666666667">
            <text:p>0.1666666667</text:p>
          </table:table-cell>
          <table:table-cell office:value-type="float" office:value="0.736842105263">
            <text:p>0.7368421053</text:p>
          </table:table-cell>
          <table:table-cell office:value-type="float" office:value="1.8458266905">
            <text:p>1.8458266905</text:p>
          </table:table-cell>
          <table:table-cell office:value-type="float" office:value="4.07648147539">
            <text:p>4.0764814754</text:p>
          </table:table-cell>
          <table:table-cell office:value-type="float" office:value="0.0726516019861">
            <text:p>0.072651602</text:p>
          </table:table-cell>
          <table:table-cell office:value-type="float" office:value="0.371987825686">
            <text:p>0.3719878257</text:p>
          </table:table-cell>
          <table:table-cell table:number-columns-repeated="7"/>
        </table:table-row>
        <table:table-row table:style-name="ro2">
          <table:table-cell office:value-type="string">
            <text:p>drink</text:p>
          </table:table-cell>
          <table:table-cell office:value-type="string">
            <text:p>ear</text:p>
          </table:table-cell>
          <table:table-cell office:value-type="float" office:value="1.31">
            <text:p>1.31</text:p>
          </table:table-cell>
          <table:table-cell office:value-type="float" office:value="0.125">
            <text:p>0.125</text:p>
          </table:table-cell>
          <table:table-cell office:value-type="float" office:value="0.461538461538">
            <text:p>0.4615384615</text:p>
          </table:table-cell>
          <table:table-cell office:value-type="float" office:value="1.55814461805">
            <text:p>1.5581446181</text:p>
          </table:table-cell>
          <table:table-cell office:value-type="float" office:value="3.96759837487">
            <text:p>3.9675983749</text:p>
          </table:table-cell>
          <table:table-cell office:value-type="float" office:value="0.0824259304973">
            <text:p>0.0824259305</text:p>
          </table:table-cell>
          <table:table-cell office:value-type="float" office:value="0.395429194092">
            <text:p>0.3954291941</text:p>
          </table:table-cell>
          <table:table-cell table:number-columns-repeated="7"/>
        </table:table-row>
        <table:table-row table:style-name="ro2">
          <table:table-cell office:value-type="string">
            <text:p>delay</text:p>
          </table:table-cell>
          <table:table-cell office:value-type="string">
            <text:p>racism</text:p>
          </table:table-cell>
          <table:table-cell office:value-type="float" office:value="1.19">
            <text:p>1.19</text:p>
          </table:table-cell>
          <table:table-cell office:value-type="float" office:value="0.142857142857">
            <text:p>0.1428571429</text:p>
          </table:table-cell>
          <table:table-cell office:value-type="float" office:value="0.625">
            <text:p>0.625</text:p>
          </table:table-cell>
          <table:table-cell office:value-type="float" office:value="1.69167601067">
            <text:p>1.6916760107</text:p>
          </table:table-cell>
          <table:table-cell office:value-type="float" office:value="2.33223775508">
            <text:p>2.3322377551</text:p>
          </table:table-cell>
          <table:table-cell office:value-type="float" office:value="0.0573672788233">
            <text:p>0.0573672788</text:p>
          </table:table-cell>
          <table:table-cell office:value-type="float" office:value="0.211100302906">
            <text:p>0.2111003029</text:p>
          </table:table-cell>
          <table:table-cell table:number-columns-repeated="7"/>
        </table:table-row>
        <table:table-row table:style-name="ro2">
          <table:table-cell office:value-type="string">
            <text:p>stock</text:p>
          </table:table-cell>
          <table:table-cell office:value-type="string">
            <text:p>life</text:p>
          </table:table-cell>
          <table:table-cell office:value-type="float" office:value="0.92">
            <text:p>0.92</text:p>
          </table:table-cell>
          <table:table-cell office:value-type="float" office:value="0.142857142857">
            <text:p>0.1428571429</text:p>
          </table:table-cell>
          <table:table-cell office:value-type="float" office:value="0.571428571429">
            <text:p>0.5714285714</text:p>
          </table:table-cell>
          <table:table-cell office:value-type="float" office:value="1.69167601067">
            <text:p>1.6916760107</text:p>
          </table:table-cell>
          <table:table-cell office:value-type="float" office:value="3.13990804925">
            <text:p>3.1399080493</text:p>
          </table:table-cell>
          <table:table-cell office:value-type="float" office:value="0.0925654019871">
            <text:p>0.092565402</text:p>
          </table:table-cell>
          <table:table-cell office:value-type="float" office:value="0.36760641049">
            <text:p>0.3676064105</text:p>
          </table:table-cell>
          <table:table-cell table:number-columns-repeated="7"/>
        </table:table-row>
        <table:table-row table:style-name="ro2">
          <table:table-cell office:value-type="string">
            <text:p>stock</text:p>
          </table:table-cell>
          <table:table-cell office:value-type="string">
            <text:p>jaguar</text:p>
          </table:table-cell>
          <table:table-cell office:value-type="float" office:value="0.92">
            <text:p>0.92</text:p>
          </table:table-cell>
          <table:table-cell office:value-type="float" office:value="0.0625">
            <text:p>0.0625</text:p>
          </table:table-cell>
          <table:table-cell office:value-type="float" office:value="0.347826086957">
            <text:p>0.347826087</text:p>
          </table:table-cell>
          <table:table-cell office:value-type="float" office:value="0.864997437487">
            <text:p>0.8649974375</text:p>
          </table:table-cell>
          <table:table-cell office:value-type="float" office:value="1.53183374322">
            <text:p>1.5318337432</text:p>
          </table:table-cell>
          <table:table-cell office:value-type="float" office:value="0.0534873731052">
            <text:p>0.0534873731</text:p>
          </table:table-cell>
          <table:table-cell office:value-type="float" office:value="0.140366287349">
            <text:p>0.1403662873</text:p>
          </table:table-cell>
          <table:table-cell table:number-columns-repeated="7"/>
        </table:table-row>
        <table:table-row table:style-name="ro2">
          <table:table-cell office:value-type="string">
            <text:p>monk</text:p>
          </table:table-cell>
          <table:table-cell office:value-type="string">
            <text:p>slave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0.666666666667">
            <text:p>0.6666666667</text:p>
          </table:table-cell>
          <table:table-cell office:value-type="float" office:value="2.02814824729">
            <text:p>2.0281482473</text:p>
          </table:table-cell>
          <table:table-cell office:value-type="float" office:value="2.33354524374">
            <text:p>2.3335452437</text:p>
          </table:table-cell>
          <table:table-cell office:value-type="float" office:value="0.0730736458268">
            <text:p>0.0730736458</text:p>
          </table:table-cell>
          <table:table-cell office:value-type="float" office:value="0.254310820194">
            <text:p>0.2543108202</text:p>
          </table:table-cell>
          <table:table-cell table:number-columns-repeated="7"/>
        </table:table-row>
        <table:table-row table:style-name="ro2">
          <table:table-cell office:value-type="string">
            <text:p>lad</text:p>
          </table:table-cell>
          <table:table-cell office:value-type="string">
            <text:p>wizard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0.666666666667">
            <text:p>0.6666666667</text:p>
          </table:table-cell>
          <table:table-cell office:value-type="float" office:value="2.02814824729">
            <text:p>2.0281482473</text:p>
          </table:table-cell>
          <table:table-cell office:value-type="float" office:value="2.33354524374">
            <text:p>2.3335452437</text:p>
          </table:table-cell>
          <table:table-cell office:value-type="float" office:value="0.073374771037">
            <text:p>0.073374771</text:p>
          </table:table-cell>
          <table:table-cell office:value-type="float" office:value="0.255091466176">
            <text:p>0.2550914662</text:p>
          </table:table-cell>
          <table:table-cell table:number-columns-repeated="7"/>
        </table:table-row>
        <table:table-row table:style-name="ro2">
          <table:table-cell office:value-type="string">
            <text:p>sugar</text:p>
          </table:table-cell>
          <table:table-cell office:value-type="string">
            <text:p>approach</text:p>
          </table:table-cell>
          <table:table-cell office:value-type="float" office:value="0.88">
            <text:p>0.88</text:p>
          </table:table-cell>
          <table:table-cell office:value-type="float" office:value="0.0909090909091">
            <text:p>0.0909090909</text:p>
          </table:table-cell>
          <table:table-cell office:value-type="float" office:value="0.285714285714">
            <text:p>0.2857142857</text:p>
          </table:table-cell>
          <table:table-cell office:value-type="float" office:value="1.23969088693">
            <text:p>1.2396908869</text:p>
          </table:table-cell>
          <table:table-cell office:value-type="float" office:value="0.801759114954">
            <text:p>0.801759115</text:p>
          </table:table-cell>
          <table:table-cell office:value-type="float" office:value="0.0596050895727">
            <text:p>0.0596050896</text:p>
          </table:table-cell>
          <table:table-cell office:value-type="float" office:value="0.0872396680195">
            <text:p>0.087239668</text:p>
          </table:table-cell>
          <table:table-cell table:number-columns-repeated="7"/>
        </table:table-row>
        <table:table-row table:style-name="ro2">
          <table:table-cell office:value-type="string">
            <text:p>rooster</text:p>
          </table:table-cell>
          <table:table-cell office:value-type="string">
            <text:p>voyage</text:p>
          </table:table-cell>
          <table:table-cell office:value-type="float" office:value="0.62">
            <text:p>0.62</text:p>
          </table:table-cell>
          <table:table-cell office:value-type="float" office:value="0.0416666666667">
            <text:p>0.0416666667</text:p>
          </table:table-cell>
          <table:table-cell office:value-type="float" office:value="0.08">
            <text:p>0.08</text:p>
          </table:table-cell>
          <table:table-cell office:value-type="float" office:value="0.459532329378">
            <text:p>0.4595323294</text:p>
          </table:table-cell>
          <table:table-cell office:value-type="float" office:value="0">
            <text:p>0</text:p>
          </table:table-cell>
          <table:table-cell office:value-type="float" office:value="0.0436853959058">
            <text:p>0.043685395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noon</text:p>
          </table:table-cell>
          <table:table-cell office:value-type="string">
            <text:p>string</text:p>
          </table:table-cell>
          <table:table-cell office:value-type="float" office:value="0.54">
            <text:p>0.54</text:p>
          </table:table-cell>
          <table:table-cell office:value-type="float" office:value="0.0833333333333">
            <text:p>0.0833333333</text:p>
          </table:table-cell>
          <table:table-cell office:value-type="float" office:value="0.266666666667">
            <text:p>0.2666666667</text:p>
          </table:table-cell>
          <table:table-cell office:value-type="float" office:value="1.15267950994">
            <text:p>1.1526795099</text:p>
          </table:table-cell>
          <table:table-cell office:value-type="float" office:value="0.596229207898">
            <text:p>0.5962292079</text:p>
          </table:table-cell>
          <table:table-cell office:value-type="float" office:value="0.0594240310484">
            <text:p>0.059424031</text:p>
          </table:table-cell>
          <table:table-cell office:value-type="float" office:value="0.0661717129553">
            <text:p>0.066171713</text:p>
          </table:table-cell>
          <table:table-cell table:number-columns-repeated="7"/>
        </table:table-row>
        <table:table-row table:style-name="ro2">
          <table:table-cell office:value-type="string">
            <text:p>chord</text:p>
          </table:table-cell>
          <table:table-cell office:value-type="string">
            <text:p>smile</text:p>
          </table:table-cell>
          <table:table-cell office:value-type="float" office:value="0.54">
            <text:p>0.54</text:p>
          </table:table-cell>
          <table:table-cell office:value-type="float" office:value="0.0909090909091">
            <text:p>0.0909090909</text:p>
          </table:table-cell>
          <table:table-cell office:value-type="float" office:value="0.375">
            <text:p>0.375</text:p>
          </table:table-cell>
          <table:table-cell office:value-type="float" office:value="1.23969088693">
            <text:p>1.2396908869</text:p>
          </table:table-cell>
          <table:table-cell office:value-type="float" office:value="2.61964384138">
            <text:p>2.6196438414</text:p>
          </table:table-cell>
          <table:table-cell office:value-type="float" office:value="0.0623576627943">
            <text:p>0.0623576628</text:p>
          </table:table-cell>
          <table:table-cell office:value-type="float" office:value="0.246255624785">
            <text:p>0.2462556248</text:p>
          </table:table-cell>
          <table:table-cell table:number-columns-repeated="7"/>
        </table:table-row>
        <table:table-row table:style-name="ro2">
          <table:table-cell office:value-type="string">
            <text:p>professor</text:p>
          </table:table-cell>
          <table:table-cell office:value-type="string">
            <text:p>cucumber</text:p>
          </table:table-cell>
          <table:table-cell office:value-type="float" office:value="0.31">
            <text:p>0.31</text:p>
          </table:table-cell>
          <table:table-cell office:value-type="float" office:value="0.0769230769231">
            <text:p>0.0769230769</text:p>
          </table:table-cell>
          <table:table-cell office:value-type="float" office:value="0.5">
            <text:p>0.5</text:p>
          </table:table-cell>
          <table:table-cell office:value-type="float" office:value="1.07263680226">
            <text:p>1.0726368023</text:p>
          </table:table-cell>
          <table:table-cell office:value-type="float" office:value="2.22415047123">
            <text:p>2.2241504712</text:p>
          </table:table-cell>
          <table:table-cell office:value-type="float" office:value="0.0435087620736">
            <text:p>0.0435087621</text:p>
          </table:table-cell>
          <table:table-cell office:value-type="float" office:value="0.0652170865909">
            <text:p>0.0652170866</text:p>
          </table:table-cell>
          <table:table-cell table:number-columns-repeated="7"/>
        </table:table-row>
        <table:table-row table:style-name="ro2">
          <table:table-cell office:value-type="string">
            <text:p>king</text:p>
          </table:table-cell>
          <table:table-cell office:value-type="string">
            <text:p>cabbage</text:p>
          </table:table-cell>
          <table:table-cell office:value-type="float" office:value="0.23">
            <text:p>0.23</text:p>
          </table:table-cell>
          <table:table-cell office:value-type="float" office:value="0.1">
            <text:p>0.1</text:p>
          </table:table-cell>
          <table:table-cell office:value-type="float" office:value="0.571428571429">
            <text:p>0.5714285714</text:p>
          </table:table-cell>
          <table:table-cell office:value-type="float" office:value="1.33500106673">
            <text:p>1.3350010667</text:p>
          </table:table-cell>
          <table:table-cell office:value-type="float" office:value="3.3367059068">
            <text:p>3.3367059068</text:p>
          </table:table-cell>
          <table:table-cell office:value-type="float" office:value="0.0657899494706">
            <text:p>0.0657899495</text:p>
          </table:table-cell>
          <table:table-cell office:value-type="float" office:value="0.305093938152">
            <text:p>0.3050939382</text:p>
          </table:table-cell>
          <table:table-cell table:number-columns-repeated="7"/>
        </table:table-row>
      </table:table>
      <table:table table:name="Relatedness" table:style-name="ta1" table:print="false">
        <table:table-column table:style-name="co1" table:number-columns-repeated="16" table:default-cell-style-name="Default"/>
        <table:table-row table:style-name="ro1">
          <table:table-cell office:value-type="string">
            <text:p>word 1</text:p>
          </table:table-cell>
          <table:table-cell office:value-type="string">
            <text:p>word 2</text:p>
          </table:table-cell>
          <table:table-cell office:value-type="string">
            <text:p>gold standard:</text:p>
          </table:table-cell>
          <table:table-cell office:value-type="string">
            <text:p>path sim:</text:p>
          </table:table-cell>
          <table:table-cell office:value-type="string">
            <text:p>wup sim:</text:p>
          </table:table-cell>
          <table:table-cell office:value-type="string">
            <text:p>lch sim:</text:p>
          </table:table-cell>
          <table:table-cell office:value-type="string">
            <text:p>res sim:</text:p>
          </table:table-cell>
          <table:table-cell office:value-type="string">
            <text:p>jcn sim:</text:p>
          </table:table-cell>
          <table:table-cell office:value-type="string">
            <text:p>lin sim:</text:p>
          </table:table-cell>
          <table:table-cell/>
          <table:table-cell office:value-type="string">
            <text:p>Gold-path</text:p>
          </table:table-cell>
          <table:table-cell office:value-type="string">
            <text:p>Gold-wup</text:p>
          </table:table-cell>
          <table:table-cell office:value-type="string">
            <text:p>Gold-lch</text:p>
          </table:table-cell>
          <table:table-cell office:value-type="string">
            <text:p>Gold-res</text:p>
          </table:table-cell>
          <table:table-cell office:value-type="string">
            <text:p>Gold-jcn</text:p>
          </table:table-cell>
          <table:table-cell office:value-type="string">
            <text:p>Gold-lin</text:p>
          </table:table-cell>
        </table:table-row>
        <table:table-row table:style-name="ro2">
          <table:table-cell office:value-type="string">
            <text:p>computer</text:p>
          </table:table-cell>
          <table:table-cell office:value-type="string">
            <text:p>keyboard</text:p>
          </table:table-cell>
          <table:table-cell office:value-type="float" office:value="7.62">
            <text:p>7.62</text:p>
          </table:table-cell>
          <table:table-cell office:value-type="float" office:value="0.25">
            <text:p>0.25</text:p>
          </table:table-cell>
          <table:table-cell office:value-type="float" office:value="0.823529411765">
            <text:p>0.8235294118</text:p>
          </table:table-cell>
          <table:table-cell office:value-type="float" office:value="2.25129179861">
            <text:p>2.2512917986</text:p>
          </table:table-cell>
          <table:table-cell office:value-type="float" office:value="4.07648147539">
            <text:p>4.0764814754</text:p>
          </table:table-cell>
          <table:table-cell office:value-type="float" office:value="0.07321393916">
            <text:p>0.0732139392</text:p>
          </table:table-cell>
          <table:table-cell office:value-type="float" office:value="0.373790842348">
            <text:p>0.3737908423</text:p>
          </table:table-cell>
          <table:table-cell/>
          <table:table-cell table:formula="of:=CORREL([.C2:.C253];[.D2:.D253])" office:value-type="float" office:value="0.0946497734874449">
            <text:p>0.0946497735</text:p>
          </table:table-cell>
          <table:table-cell table:formula="of:=CORREL([.C2:.C253];[.E2:.E253])" office:value-type="float" office:value="0.0138259567875742">
            <text:p>0.0138259568</text:p>
          </table:table-cell>
          <table:table-cell table:formula="of:=CORREL([.C2:.C253];[.F2:.F253])" office:value-type="float" office:value="0.0307313943809726">
            <text:p>0.0307313944</text:p>
          </table:table-cell>
          <table:table-cell table:formula="of:=CORREL([.C2:.C253];[.G2:.G253])" office:value-type="float" office:value="0.0450747477075024">
            <text:p>0.0450747477</text:p>
          </table:table-cell>
          <table:table-cell table:formula="of:=CORREL([.C2:.C253];[.H2:.H253])" office:value-type="float" office:value="0.125578501877337">
            <text:p>0.1255785019</text:p>
          </table:table-cell>
          <table:table-cell table:formula="of:=CORREL([.C2:.C253];[.I2:.I253])" office:value-type="float" office:value="0.053043719548881">
            <text:p>0.0530437195</text:p>
          </table:table-cell>
        </table:table-row>
        <table:table-row table:style-name="ro2">
          <table:table-cell office:value-type="string">
            <text:p>Jerusalem</text:p>
          </table:table-cell>
          <table:table-cell office:value-type="string">
            <text:p>Israel</text:p>
          </table:table-cell>
          <table:table-cell office:value-type="float" office:value="8.46">
            <text:p>8.46</text:p>
          </table:table-cell>
          <table:table-cell office:value-type="float" office:value="0.142857142857">
            <text:p>0.1428571429</text:p>
          </table:table-cell>
          <table:table-cell office:value-type="float" office:value="0.7">
            <text:p>0.7</text:p>
          </table:table-cell>
          <table:table-cell office:value-type="float" office:value="1.69167601067">
            <text:p>1.6916760107</text:p>
          </table:table-cell>
          <table:table-cell office:value-type="float" office:value="4.38916796554">
            <text:p>4.3891679655</text:p>
          </table:table-cell>
          <table:table-cell office:value-type="float" office:value="0.0659524834553">
            <text:p>0.0659524835</text:p>
          </table:table-cell>
          <table:table-cell office:value-type="float" office:value="0.366668947713">
            <text:p>0.3666689477</text:p>
          </table:table-cell>
          <table:table-cell table:number-columns-repeated="7"/>
        </table:table-row>
        <table:table-row table:style-name="ro1">
          <table:table-cell office:value-type="string">
            <text:p>planet</text:p>
          </table:table-cell>
          <table:table-cell office:value-type="string">
            <text:p>galaxy</text:p>
          </table:table-cell>
          <table:table-cell office:value-type="float" office:value="8.11">
            <text:p>8.11</text:p>
          </table:table-cell>
          <table:table-cell office:value-type="float" office:value="0.125">
            <text:p>0.125</text:p>
          </table:table-cell>
          <table:table-cell office:value-type="float" office:value="0.631578947368">
            <text:p>0.6315789474</text:p>
          </table:table-cell>
          <table:table-cell office:value-type="float" office:value="1.55814461805">
            <text:p>1.5581446181</text:p>
          </table:table-cell>
          <table:table-cell office:value-type="float" office:value="2.22415047123">
            <text:p>2.2241504712</text:p>
          </table:table-cell>
          <table:table-cell office:value-type="float" office:value="0.0602687710117">
            <text:p>0.060268771</text:p>
          </table:table-cell>
          <table:table-cell office:value-type="float" office:value="0.197105064475">
            <text:p>0.1971050645</text:p>
          </table:table-cell>
          <table:table-cell/>
          <table:table-cell office:value-type="string">
            <text:p>Path-wup</text:p>
          </table:table-cell>
          <table:table-cell office:value-type="string">
            <text:p>Path-lch</text:p>
          </table:table-cell>
          <table:table-cell office:value-type="string">
            <text:p>Path-res</text:p>
          </table:table-cell>
          <table:table-cell office:value-type="string">
            <text:p>Path-jcn</text:p>
          </table:table-cell>
          <table:table-cell office:value-type="string">
            <text:p>Path-lin</text:p>
          </table:table-cell>
          <table:table-cell/>
        </table:table-row>
        <table:table-row table:style-name="ro2">
          <table:table-cell office:value-type="string">
            <text:p>canyon</text:p>
          </table:table-cell>
          <table:table-cell office:value-type="string">
            <text:p>landscape</text:p>
          </table:table-cell>
          <table:table-cell office:value-type="float" office:value="7.53">
            <text:p>7.53</text:p>
          </table:table-cell>
          <table:table-cell office:value-type="float" office:value="0.0833333333333">
            <text:p>0.0833333333</text:p>
          </table:table-cell>
          <table:table-cell office:value-type="float" office:value="0.352941176471">
            <text:p>0.3529411765</text:p>
          </table:table-cell>
          <table:table-cell office:value-type="float" office:value="1.15267950994">
            <text:p>1.1526795099</text:p>
          </table:table-cell>
          <table:table-cell office:value-type="float" office:value="1.29002568096">
            <text:p>1.290025681</text:p>
          </table:table-cell>
          <table:table-cell office:value-type="float" office:value="0.0497815828036">
            <text:p>0.0497815828</text:p>
          </table:table-cell>
          <table:table-cell office:value-type="float" office:value="0.113820096523">
            <text:p>0.1138200965</text:p>
          </table:table-cell>
          <table:table-cell/>
          <table:table-cell table:formula="of:=CORREL([.D2:.D253];[.E2:.E253])" office:value-type="float" office:value="0.826371521293155">
            <text:p>0.8263715213</text:p>
          </table:table-cell>
          <table:table-cell table:formula="of:=CORREL([.D2:.D253];[.F2:.F253])" office:value-type="float" office:value="0.934536888884463">
            <text:p>0.9345368889</text:p>
          </table:table-cell>
          <table:table-cell table:formula="of:=CORREL([.D2:.D253];[.G2:.G253])" office:value-type="float" office:value="0.763086734938947">
            <text:p>0.7630867349</text:p>
          </table:table-cell>
          <table:table-cell table:formula="of:=CORREL([.D2:.D253];[.H2:.H253])" office:value-type="float" office:value="0.433144887573968">
            <text:p>0.4331448876</text:p>
          </table:table-cell>
          <table:table-cell table:formula="of:=CORREL([.D2:.D253];[.I2:.I253])" office:value-type="float" office:value="0.816106280842681">
            <text:p>0.8161062808</text:p>
          </table:table-cell>
          <table:table-cell/>
        </table:table-row>
        <table:table-row table:style-name="ro2">
          <table:table-cell office:value-type="string">
            <text:p>OPEC</text:p>
          </table:table-cell>
          <table:table-cell office:value-type="string">
            <text:p>country</text:p>
          </table:table-cell>
          <table:table-cell office:value-type="float" office:value="5.63">
            <text:p>5.63</text:p>
          </table:table-cell>
          <table:table-cell office:value-type="float" office:value="0.142857142857">
            <text:p>0.1428571429</text:p>
          </table:table-cell>
          <table:table-cell office:value-type="float" office:value="0.625">
            <text:p>0.625</text:p>
          </table:table-cell>
          <table:table-cell office:value-type="float" office:value="1.69167601067">
            <text:p>1.6916760107</text:p>
          </table:table-cell>
          <table:table-cell office:value-type="float" office:value="3.90664108695">
            <text:p>3.906641087</text:p>
          </table:table-cell>
          <table:table-cell office:value-type="string">
            <text:p>1e-300</text:p>
          </table:table-cell>
          <table:table-cell office:value-type="string">
            <text:p>7.81328217389e-300</text:p>
          </table:table-cell>
          <table:table-cell table:number-columns-repeated="7"/>
        </table:table-row>
        <table:table-row table:style-name="ro1">
          <table:table-cell office:value-type="string">
            <text:p>day</text:p>
          </table:table-cell>
          <table:table-cell office:value-type="string">
            <text:p>summer</text:p>
          </table:table-cell>
          <table:table-cell office:value-type="float" office:value="3.94">
            <text:p>3.94</text:p>
          </table:table-cell>
          <table:table-cell office:value-type="float" office:value="0.25">
            <text:p>0.25</text:p>
          </table:table-cell>
          <table:table-cell office:value-type="float" office:value="0.769230769231">
            <text:p>0.7692307692</text:p>
          </table:table-cell>
          <table:table-cell office:value-type="float" office:value="2.25129179861">
            <text:p>2.2512917986</text:p>
          </table:table-cell>
          <table:table-cell office:value-type="float" office:value="3.8003723885">
            <text:p>3.8003723885</text:p>
          </table:table-cell>
          <table:table-cell office:value-type="float" office:value="0.118778633497">
            <text:p>0.1187786335</text:p>
          </table:table-cell>
          <table:table-cell office:value-type="float" office:value="0.474460371201">
            <text:p>0.4744603712</text:p>
          </table:table-cell>
          <table:table-cell/>
          <table:table-cell office:value-type="string">
            <text:p>Wup-lch</text:p>
          </table:table-cell>
          <table:table-cell office:value-type="string">
            <text:p>Wup-res</text:p>
          </table:table-cell>
          <table:table-cell office:value-type="string">
            <text:p>Wup-jcn</text:p>
          </table:table-cell>
          <table:table-cell office:value-type="string">
            <text:p>Wup-lin</text:p>
          </table:table-cell>
          <table:table-cell table:number-columns-repeated="2"/>
        </table:table-row>
        <table:table-row table:style-name="ro2">
          <table:table-cell office:value-type="string">
            <text:p>day</text:p>
          </table:table-cell>
          <table:table-cell office:value-type="string">
            <text:p>dawn</text:p>
          </table:table-cell>
          <table:table-cell office:value-type="float" office:value="7.53">
            <text:p>7.53</text:p>
          </table:table-cell>
          <table:table-cell office:value-type="float" office:value="0.333333333333">
            <text:p>0.3333333333</text:p>
          </table:table-cell>
          <table:table-cell office:value-type="float" office:value="0.833333333333">
            <text:p>0.8333333333</text:p>
          </table:table-cell>
          <table:table-cell office:value-type="float" office:value="2.53897387106">
            <text:p>2.5389738711</text:p>
          </table:table-cell>
          <table:table-cell office:value-type="float" office:value="3.8003723885">
            <text:p>3.8003723885</text:p>
          </table:table-cell>
          <table:table-cell office:value-type="float" office:value="0.0986861796733">
            <text:p>0.0986861797</text:p>
          </table:table-cell>
          <table:table-cell office:value-type="float" office:value="0.428600313549">
            <text:p>0.4286003135</text:p>
          </table:table-cell>
          <table:table-cell/>
          <table:table-cell table:formula="of:=CORREL([.E2:.E253];[.F2:.F253])" office:value-type="float" office:value="0.916374921842901">
            <text:p>0.9163749218</text:p>
          </table:table-cell>
          <table:table-cell table:formula="of:=CORREL([.E2:.E253];[.G2:.G253])" office:value-type="float" office:value="0.877198476706913">
            <text:p>0.8771984767</text:p>
          </table:table-cell>
          <table:table-cell table:formula="of:=CORREL([.E2:.E253];[.H2:.H253])" office:value-type="float" office:value="0.232806512728233">
            <text:p>0.2328065127</text:p>
          </table:table-cell>
          <table:table-cell table:formula="of:=CORREL([.E2:.E253];[.I2:.I253])" office:value-type="float" office:value="0.88121022708711">
            <text:p>0.8812102271</text:p>
          </table:table-cell>
          <table:table-cell table:number-columns-repeated="2"/>
        </table:table-row>
        <table:table-row table:style-name="ro2">
          <table:table-cell office:value-type="string">
            <text:p>country</text:p>
          </table:table-cell>
          <table:table-cell office:value-type="string">
            <text:p>citizen</text:p>
          </table:table-cell>
          <table:table-cell office:value-type="float" office:value="7.31">
            <text:p>7.31</text:p>
          </table:table-cell>
          <table:table-cell office:value-type="float" office:value="0.111111111111">
            <text:p>0.1111111111</text:p>
          </table:table-cell>
          <table:table-cell office:value-type="float" office:value="0.428571428571">
            <text:p>0.4285714286</text:p>
          </table:table-cell>
          <table:table-cell office:value-type="float" office:value="1.44036158239">
            <text:p>1.4403615824</text:p>
          </table:table-cell>
          <table:table-cell office:value-type="float" office:value="1.29002568096">
            <text:p>1.290025681</text:p>
          </table:table-cell>
          <table:table-cell office:value-type="float" office:value="0.0839311377436">
            <text:p>0.0839311377</text:p>
          </table:table-cell>
          <table:table-cell office:value-type="float" office:value="0.178001104119">
            <text:p>0.1780011041</text:p>
          </table:table-cell>
          <table:table-cell table:number-columns-repeated="7"/>
        </table:table-row>
        <table:table-row table:style-name="ro1">
          <table:table-cell office:value-type="string">
            <text:p>planet</text:p>
          </table:table-cell>
          <table:table-cell office:value-type="string">
            <text:p>people</text:p>
          </table:table-cell>
          <table:table-cell office:value-type="float" office:value="5.75">
            <text:p>5.75</text:p>
          </table:table-cell>
          <table:table-cell office:value-type="float" office:value="0.111111111111">
            <text:p>0.1111111111</text:p>
          </table:table-cell>
          <table:table-cell office:value-type="float" office:value="0.2">
            <text:p>0.2</text:p>
          </table:table-cell>
          <table:table-cell office:value-type="float" office:value="1.44036158239">
            <text:p>1.4403615824</text:p>
          </table:table-cell>
          <table:table-cell office:value-type="float" office:value="0">
            <text:p>0</text:p>
          </table:table-cell>
          <table:table-cell office:value-type="float" office:value="0.0777356350248">
            <text:p>0.07773563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ch-res</text:p>
          </table:table-cell>
          <table:table-cell office:value-type="string">
            <text:p>Lch-jcn</text:p>
          </table:table-cell>
          <table:table-cell office:value-type="string">
            <text:p>Lch-lin</text:p>
          </table:table-cell>
          <table:table-cell table:number-columns-repeated="3"/>
        </table:table-row>
        <table:table-row table:style-name="ro2">
          <table:table-cell office:value-type="string">
            <text:p>environment</text:p>
          </table:table-cell>
          <table:table-cell office:value-type="string">
            <text:p>ecology</text:p>
          </table:table-cell>
          <table:table-cell office:value-type="float" office:value="8.81">
            <text:p>8.81</text:p>
          </table:table-cell>
          <table:table-cell office:value-type="float" office:value="0.5">
            <text:p>0.5</text:p>
          </table:table-cell>
          <table:table-cell office:value-type="float" office:value="0.923076923077">
            <text:p>0.9230769231</text:p>
          </table:table-cell>
          <table:table-cell office:value-type="float" office:value="2.94443897917">
            <text:p>2.9444389792</text:p>
          </table:table-cell>
          <table:table-cell office:value-type="float" office:value="6.46357509485">
            <text:p>6.4635750949</text:p>
          </table:table-cell>
          <table:table-cell office:value-type="string">
            <text:p>1e-300</text:p>
          </table:table-cell>
          <table:table-cell office:value-type="string">
            <text:p>1.29271501897e-299</text:p>
          </table:table-cell>
          <table:table-cell/>
          <table:table-cell table:formula="of:=CORREL([.F2:.F253];[.G2:.G253])" office:value-type="float" office:value="0.784215074372191">
            <text:p>0.7842150744</text:p>
          </table:table-cell>
          <table:table-cell table:formula="of:=CORREL([.F2:.F253];[.H2:.H253])" office:value-type="float" office:value="0.302948753111922">
            <text:p>0.3029487531</text:p>
          </table:table-cell>
          <table:table-cell table:formula="of:=CORREL([.F2:.F253];[.I2:.I253])" office:value-type="float" office:value="0.822884312435845">
            <text:p>0.8228843124</text:p>
          </table:table-cell>
          <table:table-cell table:number-columns-repeated="3"/>
        </table:table-row>
        <table:table-row table:style-name="ro1">
          <table:table-cell office:value-type="string">
            <text:p>Maradona</text:p>
          </table:table-cell>
          <table:table-cell office:value-type="string">
            <text:p>football</text:p>
          </table:table-cell>
          <table:table-cell office:value-type="float" office:value="8.62">
            <text:p>8.62</text:p>
          </table:table-cell>
          <table:table-cell table:number-columns-repeated="6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OPEC</text:p>
          </table:table-cell>
          <table:table-cell office:value-type="string">
            <text:p>oil</text:p>
          </table:table-cell>
          <table:table-cell office:value-type="float" office:value="8.59">
            <text:p>8.59</text:p>
          </table:table-cell>
          <table:table-cell office:value-type="float" office:value="0.0714285714286">
            <text:p>0.0714285714</text:p>
          </table:table-cell>
          <table:table-cell office:value-type="float" office:value="0.235294117647">
            <text:p>0.2352941176</text:p>
          </table:table-cell>
          <table:table-cell office:value-type="float" office:value="0.998528830111">
            <text:p>0.9985288301</text:p>
          </table:table-cell>
          <table:table-cell office:value-type="float" office:value="0.596229207898">
            <text:p>0.5962292079</text:p>
          </table:table-cell>
          <table:table-cell office:value-type="string">
            <text:p>1e-300</text:p>
          </table:table-cell>
          <table:table-cell office:value-type="string">
            <text:p>1.1924584158e-300</text:p>
          </table:table-cell>
          <table:table-cell/>
          <table:table-cell office:value-type="string">
            <text:p>Res-jcn</text:p>
          </table:table-cell>
          <table:table-cell office:value-type="string">
            <text:p>Res-lin</text:p>
          </table:table-cell>
          <table:table-cell table:number-columns-repeated="4"/>
        </table:table-row>
        <table:table-row table:style-name="ro2">
          <table:table-cell office:value-type="string">
            <text:p>money</text:p>
          </table:table-cell>
          <table:table-cell office:value-type="string">
            <text:p>bank</text:p>
          </table:table-cell>
          <table:table-cell office:value-type="float" office:value="8.5">
            <text:p>8.5</text:p>
          </table:table-cell>
          <table:table-cell office:value-type="float" office:value="0.142857142857">
            <text:p>0.1428571429</text:p>
          </table:table-cell>
          <table:table-cell office:value-type="float" office:value="0.571428571429">
            <text:p>0.5714285714</text:p>
          </table:table-cell>
          <table:table-cell office:value-type="float" office:value="1.69167601067">
            <text:p>1.6916760107</text:p>
          </table:table-cell>
          <table:table-cell office:value-type="float" office:value="4.4698522821">
            <text:p>4.4698522821</text:p>
          </table:table-cell>
          <table:table-cell office:value-type="float" office:value="0.104462734325">
            <text:p>0.1044627343</text:p>
          </table:table-cell>
          <table:table-cell office:value-type="float" office:value="0.482901085764">
            <text:p>0.4829010858</text:p>
          </table:table-cell>
          <table:table-cell/>
          <table:table-cell table:formula="of:=CORREL([.G2:.G253];[.H2:.H253])" office:value-type="float" office:value="0.32019112369592">
            <text:p>0.3201911237</text:p>
          </table:table-cell>
          <table:table-cell table:formula="of:=CORREL([.G2:.G253];[.I2:.I253])" office:value-type="float" office:value="0.969372633606413">
            <text:p>0.9693726336</text:p>
          </table:table-cell>
          <table:table-cell table:number-columns-repeated="4"/>
        </table:table-row>
        <table:table-row table:style-name="ro2">
          <table:table-cell office:value-type="string">
            <text:p>computer</text:p>
          </table:table-cell>
          <table:table-cell office:value-type="string">
            <text:p>software</text:p>
          </table:table-cell>
          <table:table-cell office:value-type="float" office:value="8.5">
            <text:p>8.5</text:p>
          </table:table-cell>
          <table:table-cell office:value-type="float" office:value="0.0769230769231">
            <text:p>0.0769230769</text:p>
          </table:table-cell>
          <table:table-cell office:value-type="float" office:value="0.142857142857">
            <text:p>0.1428571429</text:p>
          </table:table-cell>
          <table:table-cell office:value-type="float" office:value="1.07263680226">
            <text:p>1.0726368023</text:p>
          </table:table-cell>
          <table:table-cell office:value-type="float" office:value="0">
            <text:p>0</text:p>
          </table:table-cell>
          <table:table-cell office:value-type="float" office:value="0.0636213484623">
            <text:p>0.063621348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law</text:p>
          </table:table-cell>
          <table:table-cell office:value-type="string">
            <text:p>lawyer</text:p>
          </table:table-cell>
          <table:table-cell office:value-type="float" office:value="8.38">
            <text:p>8.38</text:p>
          </table:table-cell>
          <table:table-cell office:value-type="float" office:value="0.0909090909091">
            <text:p>0.0909090909</text:p>
          </table:table-cell>
          <table:table-cell office:value-type="float" office:value="0.166666666667">
            <text:p>0.1666666667</text:p>
          </table:table-cell>
          <table:table-cell office:value-type="float" office:value="1.23969088693">
            <text:p>1.2396908869</text:p>
          </table:table-cell>
          <table:table-cell office:value-type="float" office:value="0">
            <text:p>0</text:p>
          </table:table-cell>
          <table:table-cell office:value-type="float" office:value="0.0610637776175">
            <text:p>0.061063777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cn-lin</text:p>
          </table:table-cell>
          <table:table-cell table:number-columns-repeated="5"/>
        </table:table-row>
        <table:table-row table:style-name="ro2">
          <table:table-cell office:value-type="string">
            <text:p>weather</text:p>
          </table:table-cell>
          <table:table-cell office:value-type="string">
            <text:p>forecast</text:p>
          </table:table-cell>
          <table:table-cell office:value-type="float" office:value="8.34">
            <text:p>8.34</text:p>
          </table:table-cell>
          <table:table-cell office:value-type="float" office:value="0.0714285714286">
            <text:p>0.0714285714</text:p>
          </table:table-cell>
          <table:table-cell office:value-type="float" office:value="0.133333333333">
            <text:p>0.1333333333</text:p>
          </table:table-cell>
          <table:table-cell office:value-type="float" office:value="0.998528830111">
            <text:p>0.9985288301</text:p>
          </table:table-cell>
          <table:table-cell office:value-type="float" office:value="0">
            <text:p>0</text:p>
          </table:table-cell>
          <table:table-cell office:value-type="float" office:value="0.0546313122068">
            <text:p>0.0546313122</text:p>
          </table:table-cell>
          <table:table-cell office:value-type="float" office:value="0">
            <text:p>0</text:p>
          </table:table-cell>
          <table:table-cell/>
          <table:table-cell table:formula="of:=CORREL([.H2:.H253];[.I2:.I253])" office:value-type="float" office:value="0.343357678279884">
            <text:p>0.3433576783</text:p>
          </table:table-cell>
          <table:table-cell table:number-columns-repeated="5"/>
        </table:table-row>
        <table:table-row table:style-name="ro2">
          <table:table-cell office:value-type="string">
            <text:p>network</text:p>
          </table:table-cell>
          <table:table-cell office:value-type="string">
            <text:p>hardware</text:p>
          </table:table-cell>
          <table:table-cell office:value-type="float" office:value="8.31">
            <text:p>8.31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2.25129179861">
            <text:p>2.2512917986</text:p>
          </table:table-cell>
          <table:table-cell office:value-type="float" office:value="3.25767902589">
            <text:p>3.2576790259</text:p>
          </table:table-cell>
          <table:table-cell office:value-type="float" office:value="0.0635272338526">
            <text:p>0.0635272339</text:p>
          </table:table-cell>
          <table:table-cell office:value-type="float" office:value="0.292737740742">
            <text:p>0.2927377407</text:p>
          </table:table-cell>
          <table:table-cell table:number-columns-repeated="7"/>
        </table:table-row>
        <table:table-row table:style-name="ro2">
          <table:table-cell office:value-type="string">
            <text:p>nature</text:p>
          </table:table-cell>
          <table:table-cell office:value-type="string">
            <text:p>environment</text:p>
          </table:table-cell>
          <table:table-cell office:value-type="float" office:value="8.31">
            <text:p>8.31</text:p>
          </table:table-cell>
          <table:table-cell office:value-type="float" office:value="0.166666666667">
            <text:p>0.1666666667</text:p>
          </table:table-cell>
          <table:table-cell office:value-type="float" office:value="0.545454545455">
            <text:p>0.5454545455</text:p>
          </table:table-cell>
          <table:table-cell office:value-type="float" office:value="1.8458266905">
            <text:p>1.8458266905</text:p>
          </table:table-cell>
          <table:table-cell office:value-type="float" office:value="2.2984864149">
            <text:p>2.2984864149</text:p>
          </table:table-cell>
          <table:table-cell office:value-type="float" office:value="0.110275808191">
            <text:p>0.1102758082</text:p>
          </table:table-cell>
          <table:table-cell office:value-type="float" office:value="0.336401324333">
            <text:p>0.3364013243</text:p>
          </table:table-cell>
          <table:table-cell table:number-columns-repeated="7"/>
        </table:table-row>
        <table:table-row table:style-name="ro2">
          <table:table-cell office:value-type="string">
            <text:p>FBI</text:p>
          </table:table-cell>
          <table:table-cell office:value-type="string">
            <text:p>investigation</text:p>
          </table:table-cell>
          <table:table-cell office:value-type="float" office:value="8.31">
            <text:p>8.31</text:p>
          </table:table-cell>
          <table:table-cell office:value-type="float" office:value="0.0666666666667">
            <text:p>0.0666666667</text:p>
          </table:table-cell>
          <table:table-cell office:value-type="float" office:value="0.222222222222">
            <text:p>0.2222222222</text:p>
          </table:table-cell>
          <table:table-cell office:value-type="float" office:value="0.929535958624">
            <text:p>0.9295359586</text:p>
          </table:table-cell>
          <table:table-cell office:value-type="float" office:value="0.596229207898">
            <text:p>0.5962292079</text:p>
          </table:table-cell>
          <table:table-cell office:value-type="float" office:value="0.0576167177325">
            <text:p>0.0576167177</text:p>
          </table:table-cell>
          <table:table-cell office:value-type="float" office:value="0.0642885597409">
            <text:p>0.0642885597</text:p>
          </table:table-cell>
          <table:table-cell table:number-columns-repeated="7"/>
        </table:table-row>
        <table:table-row table:style-name="ro2">
          <table:table-cell office:value-type="string">
            <text:p>money</text:p>
          </table:table-cell>
          <table:table-cell office:value-type="string">
            <text:p>wealth</text:p>
          </table:table-cell>
          <table:table-cell office:value-type="float" office:value="8.27">
            <text:p>8.27</text:p>
          </table:table-cell>
          <table:table-cell office:value-type="float" office:value="0.5">
            <text:p>0.5</text:p>
          </table:table-cell>
          <table:table-cell office:value-type="float" office:value="0.923076923077">
            <text:p>0.9230769231</text:p>
          </table:table-cell>
          <table:table-cell office:value-type="float" office:value="2.94443897917">
            <text:p>2.9444389792</text:p>
          </table:table-cell>
          <table:table-cell office:value-type="float" office:value="8.66046494415">
            <text:p>8.6604649442</text:p>
          </table:table-cell>
          <table:table-cell office:value-type="float" office:value="14.5851959825">
            <text:p>14.5851959825</text:p>
          </table:table-cell>
          <table:table-cell office:value-type="float" office:value="0.996057235644">
            <text:p>0.9960572356</text:p>
          </table:table-cell>
          <table:table-cell table:number-columns-repeated="7"/>
        </table:table-row>
        <table:table-row table:style-name="ro2">
          <table:table-cell office:value-type="string">
            <text:p>psychology</text:p>
          </table:table-cell>
          <table:table-cell office:value-type="string">
            <text:p>Freud</text:p>
          </table:table-cell>
          <table:table-cell office:value-type="float" office:value="8.21">
            <text:p>8.21</text:p>
          </table:table-cell>
          <table:table-cell office:value-type="float" office:value="0.05">
            <text:p>0.05</text:p>
          </table:table-cell>
          <table:table-cell office:value-type="float" office:value="0.0952380952381">
            <text:p>0.0952380952</text:p>
          </table:table-cell>
          <table:table-cell office:value-type="float" office:value="0.641853886172">
            <text:p>0.6418538862</text:p>
          </table:table-cell>
          <table:table-cell office:value-type="float" office:value="0">
            <text:p>0</text:p>
          </table:table-cell>
          <table:table-cell office:value-type="float" office:value="0.0457834439953">
            <text:p>0.04578344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news</text:p>
          </table:table-cell>
          <table:table-cell office:value-type="string">
            <text:p>report</text:p>
          </table:table-cell>
          <table:table-cell office:value-type="float" office:value="8.16">
            <text:p>8.16</text:p>
          </table:table-cell>
          <table:table-cell office:value-type="float" office:value="0.5">
            <text:p>0.5</text:p>
          </table:table-cell>
          <table:table-cell office:value-type="float" office:value="0.923076923077">
            <text:p>0.9230769231</text:p>
          </table:table-cell>
          <table:table-cell office:value-type="float" office:value="2.94443897917">
            <text:p>2.9444389792</text:p>
          </table:table-cell>
          <table:table-cell office:value-type="float" office:value="7.74297011821">
            <text:p>7.7429701182</text:p>
          </table:table-cell>
          <table:table-cell office:value-type="float" office:value="5.64078994356">
            <text:p>5.6407899436</text:p>
          </table:table-cell>
          <table:table-cell office:value-type="float" office:value="0.988681756987">
            <text:p>0.988681757</text:p>
          </table:table-cell>
          <table:table-cell table:number-columns-repeated="7"/>
        </table:table-row>
        <table:table-row table:style-name="ro2">
          <table:table-cell office:value-type="string">
            <text:p>war</text:p>
          </table:table-cell>
          <table:table-cell office:value-type="string">
            <text:p>troops</text:p>
          </table:table-cell>
          <table:table-cell office:value-type="float" office:value="8.13">
            <text:p>8.13</text:p>
          </table:table-cell>
          <table:table-cell office:value-type="float" office:value="0.1">
            <text:p>0.1</text:p>
          </table:table-cell>
          <table:table-cell office:value-type="float" office:value="0.307692307692">
            <text:p>0.3076923077</text:p>
          </table:table-cell>
          <table:table-cell office:value-type="float" office:value="1.33500106673">
            <text:p>1.3350010667</text:p>
          </table:table-cell>
          <table:table-cell office:value-type="float" office:value="0.596229207898">
            <text:p>0.5962292079</text:p>
          </table:table-cell>
          <table:table-cell office:value-type="float" office:value="0.0641431971358">
            <text:p>0.0641431971</text:p>
          </table:table-cell>
          <table:table-cell office:value-type="float" office:value="0.0710533591396">
            <text:p>0.0710533591</text:p>
          </table:table-cell>
          <table:table-cell table:number-columns-repeated="7"/>
        </table:table-row>
        <table:table-row table:style-name="ro2">
          <table:table-cell office:value-type="string">
            <text:p>physics</text:p>
          </table:table-cell>
          <table:table-cell office:value-type="string">
            <text:p>proton</text:p>
          </table:table-cell>
          <table:table-cell office:value-type="float" office:value="8.12">
            <text:p>8.12</text:p>
          </table:table-cell>
          <table:table-cell office:value-type="float" office:value="0.0666666666667">
            <text:p>0.0666666667</text:p>
          </table:table-cell>
          <table:table-cell office:value-type="float" office:value="0.222222222222">
            <text:p>0.2222222222</text:p>
          </table:table-cell>
          <table:table-cell office:value-type="float" office:value="0.929535958624">
            <text:p>0.9295359586</text:p>
          </table:table-cell>
          <table:table-cell office:value-type="float" office:value="0.801759114954">
            <text:p>0.801759115</text:p>
          </table:table-cell>
          <table:table-cell office:value-type="float" office:value="0.0443651986298">
            <text:p>0.0443651986</text:p>
          </table:table-cell>
          <table:table-cell office:value-type="float" office:value="0.0664155739612">
            <text:p>0.066415574</text:p>
          </table:table-cell>
          <table:table-cell table:number-columns-repeated="7"/>
        </table:table-row>
        <table:table-row table:style-name="ro2">
          <table:table-cell office:value-type="string">
            <text:p>bank</text:p>
          </table:table-cell>
          <table:table-cell office:value-type="string">
            <text:p>money</text:p>
          </table:table-cell>
          <table:table-cell office:value-type="float" office:value="8.12">
            <text:p>8.12</text:p>
          </table:table-cell>
          <table:table-cell office:value-type="float" office:value="0.142857142857">
            <text:p>0.1428571429</text:p>
          </table:table-cell>
          <table:table-cell office:value-type="float" office:value="0.571428571429">
            <text:p>0.5714285714</text:p>
          </table:table-cell>
          <table:table-cell office:value-type="float" office:value="1.69167601067">
            <text:p>1.6916760107</text:p>
          </table:table-cell>
          <table:table-cell office:value-type="float" office:value="4.4698522821">
            <text:p>4.4698522821</text:p>
          </table:table-cell>
          <table:table-cell office:value-type="float" office:value="0.104462734325">
            <text:p>0.1044627343</text:p>
          </table:table-cell>
          <table:table-cell office:value-type="float" office:value="0.482901085764">
            <text:p>0.4829010858</text:p>
          </table:table-cell>
          <table:table-cell table:number-columns-repeated="7"/>
        </table:table-row>
        <table:table-row table:style-name="ro2">
          <table:table-cell office:value-type="string">
            <text:p>stock</text:p>
          </table:table-cell>
          <table:table-cell office:value-type="string">
            <text:p>market</text:p>
          </table:table-cell>
          <table:table-cell office:value-type="float" office:value="8.08">
            <text:p>8.08</text:p>
          </table:table-cell>
          <table:table-cell office:value-type="float" office:value="0.142857142857">
            <text:p>0.1428571429</text:p>
          </table:table-cell>
          <table:table-cell office:value-type="float" office:value="0.555555555556">
            <text:p>0.5555555556</text:p>
          </table:table-cell>
          <table:table-cell office:value-type="float" office:value="1.69167601067">
            <text:p>1.6916760107</text:p>
          </table:table-cell>
          <table:table-cell office:value-type="float" office:value="3.33557603779">
            <text:p>3.3355760378</text:p>
          </table:table-cell>
          <table:table-cell office:value-type="float" office:value="0.125363585736">
            <text:p>0.1253635857</text:p>
          </table:table-cell>
          <table:table-cell office:value-type="float" office:value="0.455432469462">
            <text:p>0.4554324695</text:p>
          </table:table-cell>
          <table:table-cell table:number-columns-repeated="7"/>
        </table:table-row>
        <table:table-row table:style-name="ro2">
          <table:table-cell office:value-type="string">
            <text:p>planet</text:p>
          </table:table-cell>
          <table:table-cell office:value-type="string">
            <text:p>constellation</text:p>
          </table:table-cell>
          <table:table-cell office:value-type="float" office:value="8.06">
            <text:p>8.06</text:p>
          </table:table-cell>
          <table:table-cell office:value-type="float" office:value="0.25">
            <text:p>0.25</text:p>
          </table:table-cell>
          <table:table-cell office:value-type="float" office:value="0.769230769231">
            <text:p>0.7692307692</text:p>
          </table:table-cell>
          <table:table-cell office:value-type="float" office:value="2.25129179861">
            <text:p>2.2512917986</text:p>
          </table:table-cell>
          <table:table-cell office:value-type="float" office:value="4.94037581121">
            <text:p>4.9403758112</text:p>
          </table:table-cell>
          <table:table-cell office:value-type="float" office:value="0.146731875489">
            <text:p>0.1467318755</text:p>
          </table:table-cell>
          <table:table-cell office:value-type="float" office:value="0.59180694773">
            <text:p>0.5918069477</text:p>
          </table:table-cell>
          <table:table-cell table:number-columns-repeated="7"/>
        </table:table-row>
        <table:table-row table:style-name="ro2">
          <table:table-cell office:value-type="string">
            <text:p>credit</text:p>
          </table:table-cell>
          <table:table-cell office:value-type="string">
            <text:p>card</text:p>
          </table:table-cell>
          <table:table-cell office:value-type="float" office:value="8.06">
            <text:p>8.06</text:p>
          </table:table-cell>
          <table:table-cell office:value-type="float" office:value="0.166666666667">
            <text:p>0.1666666667</text:p>
          </table:table-cell>
          <table:table-cell office:value-type="float" office:value="0.615384615385">
            <text:p>0.6153846154</text:p>
          </table:table-cell>
          <table:table-cell office:value-type="float" office:value="1.8458266905">
            <text:p>1.8458266905</text:p>
          </table:table-cell>
          <table:table-cell office:value-type="float" office:value="4.00438406707">
            <text:p>4.0043840671</text:p>
          </table:table-cell>
          <table:table-cell office:value-type="float" office:value="0.123666454484">
            <text:p>0.1236664545</text:p>
          </table:table-cell>
          <table:table-cell office:value-type="float" office:value="0.428912662494">
            <text:p>0.4289126625</text:p>
          </table:table-cell>
          <table:table-cell table:number-columns-repeated="7"/>
        </table:table-row>
        <table:table-row table:style-name="ro2">
          <table:table-cell office:value-type="string">
            <text:p>hotel</text:p>
          </table:table-cell>
          <table:table-cell office:value-type="string">
            <text:p>reservation</text:p>
          </table:table-cell>
          <table:table-cell office:value-type="float" office:value="8.03">
            <text:p>8.03</text:p>
          </table:table-cell>
          <table:table-cell office:value-type="float" office:value="0.0909090909091">
            <text:p>0.0909090909</text:p>
          </table:table-cell>
          <table:table-cell office:value-type="float" office:value="0.375">
            <text:p>0.375</text:p>
          </table:table-cell>
          <table:table-cell office:value-type="float" office:value="1.23969088693">
            <text:p>1.2396908869</text:p>
          </table:table-cell>
          <table:table-cell office:value-type="float" office:value="1.29002568096">
            <text:p>1.290025681</text:p>
          </table:table-cell>
          <table:table-cell office:value-type="float" office:value="0.063763848432">
            <text:p>0.0637638484</text:p>
          </table:table-cell>
          <table:table-cell office:value-type="float" office:value="0.141272671196">
            <text:p>0.1412726712</text:p>
          </table:table-cell>
          <table:table-cell table:number-columns-repeated="7"/>
        </table:table-row>
        <table:table-row table:style-name="ro2">
          <table:table-cell office:value-type="string">
            <text:p>closet</text:p>
          </table:table-cell>
          <table:table-cell office:value-type="string">
            <text:p>clothes</text:p>
          </table:table-cell>
          <table:table-cell office:value-type="float" office:value="8">
            <text:p>8</text:p>
          </table:table-cell>
          <table:table-cell office:value-type="float" office:value="0.125">
            <text:p>0.125</text:p>
          </table:table-cell>
          <table:table-cell office:value-type="float" office:value="0.588235294118">
            <text:p>0.5882352941</text:p>
          </table:table-cell>
          <table:table-cell office:value-type="float" office:value="1.55814461805">
            <text:p>1.5581446181</text:p>
          </table:table-cell>
          <table:table-cell office:value-type="float" office:value="2.30584873145">
            <text:p>2.3058487315</text:p>
          </table:table-cell>
          <table:table-cell office:value-type="float" office:value="0.070421253357">
            <text:p>0.0704212534</text:p>
          </table:table-cell>
          <table:table-cell office:value-type="float" office:value="0.245147154152">
            <text:p>0.2451471542</text:p>
          </table:table-cell>
          <table:table-cell table:number-columns-repeated="7"/>
        </table:table-row>
        <table:table-row table:style-name="ro2">
          <table:table-cell office:value-type="string">
            <text:p>soap</text:p>
          </table:table-cell>
          <table:table-cell office:value-type="string">
            <text:p>opera</text:p>
          </table:table-cell>
          <table:table-cell office:value-type="float" office:value="7.94">
            <text:p>7.94</text:p>
          </table:table-cell>
          <table:table-cell office:value-type="float" office:value="0.0714285714286">
            <text:p>0.0714285714</text:p>
          </table:table-cell>
          <table:table-cell office:value-type="float" office:value="0.235294117647">
            <text:p>0.2352941176</text:p>
          </table:table-cell>
          <table:table-cell office:value-type="float" office:value="0.998528830111">
            <text:p>0.9985288301</text:p>
          </table:table-cell>
          <table:table-cell office:value-type="float" office:value="0.801759114954">
            <text:p>0.801759115</text:p>
          </table:table-cell>
          <table:table-cell office:value-type="float" office:value="0.0505971425999">
            <text:p>0.0505971426</text:p>
          </table:table-cell>
          <table:table-cell office:value-type="float" office:value="0.0750447978925">
            <text:p>0.0750447979</text:p>
          </table:table-cell>
          <table:table-cell table:number-columns-repeated="7"/>
        </table:table-row>
        <table:table-row table:style-name="ro2">
          <table:table-cell office:value-type="string">
            <text:p>planet</text:p>
          </table:table-cell>
          <table:table-cell office:value-type="string">
            <text:p>astronomer</text:p>
          </table:table-cell>
          <table:table-cell office:value-type="float" office:value="7.94">
            <text:p>7.94</text:p>
          </table:table-cell>
          <table:table-cell office:value-type="float" office:value="0.166666666667">
            <text:p>0.1666666667</text:p>
          </table:table-cell>
          <table:table-cell office:value-type="float" office:value="0.631578947368">
            <text:p>0.6315789474</text:p>
          </table:table-cell>
          <table:table-cell office:value-type="float" office:value="1.8458266905">
            <text:p>1.8458266905</text:p>
          </table:table-cell>
          <table:table-cell office:value-type="float" office:value="2.33354524374">
            <text:p>2.3335452437</text:p>
          </table:table-cell>
          <table:table-cell office:value-type="float" office:value="0.0752702901934">
            <text:p>0.0752702902</text:p>
          </table:table-cell>
          <table:table-cell office:value-type="float" office:value="0.242304211922">
            <text:p>0.2423042119</text:p>
          </table:table-cell>
          <table:table-cell table:number-columns-repeated="7"/>
        </table:table-row>
        <table:table-row table:style-name="ro2">
          <table:table-cell office:value-type="string">
            <text:p>planet</text:p>
          </table:table-cell>
          <table:table-cell office:value-type="string">
            <text:p>space</text:p>
          </table:table-cell>
          <table:table-cell office:value-type="float" office:value="7.92">
            <text:p>7.92</text:p>
          </table:table-cell>
          <table:table-cell office:value-type="float" office:value="0.142857142857">
            <text:p>0.1428571429</text:p>
          </table:table-cell>
          <table:table-cell office:value-type="float" office:value="0.533333333333">
            <text:p>0.5333333333</text:p>
          </table:table-cell>
          <table:table-cell office:value-type="float" office:value="1.69167601067">
            <text:p>1.6916760107</text:p>
          </table:table-cell>
          <table:table-cell office:value-type="float" office:value="1.53183374322">
            <text:p>1.5318337432</text:p>
          </table:table-cell>
          <table:table-cell office:value-type="float" office:value="0.0913226977568">
            <text:p>0.0913226978</text:p>
          </table:table-cell>
          <table:table-cell office:value-type="float" office:value="0.190687893508">
            <text:p>0.1906878935</text:p>
          </table:table-cell>
          <table:table-cell table:number-columns-repeated="7"/>
        </table:table-row>
        <table:table-row table:style-name="ro2">
          <table:table-cell office:value-type="string">
            <text:p>movie</text:p>
          </table:table-cell>
          <table:table-cell office:value-type="string">
            <text:p>theater</text:p>
          </table:table-cell>
          <table:table-cell office:value-type="float" office:value="7.92">
            <text:p>7.92</text:p>
          </table:table-cell>
          <table:table-cell office:value-type="float" office:value="0.142857142857">
            <text:p>0.1428571429</text:p>
          </table:table-cell>
          <table:table-cell office:value-type="float" office:value="0.625">
            <text:p>0.625</text:p>
          </table:table-cell>
          <table:table-cell office:value-type="float" office:value="1.69167601067">
            <text:p>1.6916760107</text:p>
          </table:table-cell>
          <table:table-cell office:value-type="float" office:value="2.30584873145">
            <text:p>2.3058487315</text:p>
          </table:table-cell>
          <table:table-cell office:value-type="float" office:value="0.0900016891685">
            <text:p>0.0900016892</text:p>
          </table:table-cell>
          <table:table-cell office:value-type="float" office:value="0.293316464934">
            <text:p>0.2933164649</text:p>
          </table:table-cell>
          <table:table-cell table:number-columns-repeated="7"/>
        </table:table-row>
        <table:table-row table:style-name="ro2">
          <table:table-cell office:value-type="string">
            <text:p>treatment</text:p>
          </table:table-cell>
          <table:table-cell office:value-type="string">
            <text:p>recovery</text:p>
          </table:table-cell>
          <table:table-cell office:value-type="float" office:value="7.91">
            <text:p>7.91</text:p>
          </table:table-cell>
          <table:table-cell office:value-type="float" office:value="0.25">
            <text:p>0.25</text:p>
          </table:table-cell>
          <table:table-cell office:value-type="float" office:value="0.769230769231">
            <text:p>0.7692307692</text:p>
          </table:table-cell>
          <table:table-cell office:value-type="float" office:value="2.25129179861">
            <text:p>2.2512917986</text:p>
          </table:table-cell>
          <table:table-cell office:value-type="float" office:value="2.33223775508">
            <text:p>2.3322377551</text:p>
          </table:table-cell>
          <table:table-cell office:value-type="float" office:value="0.0827999322825">
            <text:p>0.0827999323</text:p>
          </table:table-cell>
          <table:table-cell office:value-type="float" office:value="0.278612876868">
            <text:p>0.2786128769</text:p>
          </table:table-cell>
          <table:table-cell table:number-columns-repeated="7"/>
        </table:table-row>
        <table:table-row table:style-name="ro2">
          <table:table-cell office:value-type="string">
            <text:p>baby</text:p>
          </table:table-cell>
          <table:table-cell office:value-type="string">
            <text:p>mother</text:p>
          </table:table-cell>
          <table:table-cell office:value-type="float" office:value="7.85">
            <text:p>7.85</text:p>
          </table:table-cell>
          <table:table-cell office:value-type="float" office:value="0.2">
            <text:p>0.2</text:p>
          </table:table-cell>
          <table:table-cell office:value-type="float" office:value="0.818181818182">
            <text:p>0.8181818182</text:p>
          </table:table-cell>
          <table:table-cell office:value-type="float" office:value="2.02814824729">
            <text:p>2.0281482473</text:p>
          </table:table-cell>
          <table:table-cell office:value-type="float" office:value="6.25738052957">
            <text:p>6.2573805296</text:p>
          </table:table-cell>
          <table:table-cell office:value-type="float" office:value="0.172887770612">
            <text:p>0.1728877706</text:p>
          </table:table-cell>
          <table:table-cell office:value-type="float" office:value="0.683909322436">
            <text:p>0.6839093224</text:p>
          </table:table-cell>
          <table:table-cell table:number-columns-repeated="7"/>
        </table:table-row>
        <table:table-row table:style-name="ro2">
          <table:table-cell office:value-type="string">
            <text:p>money</text:p>
          </table:table-cell>
          <table:table-cell office:value-type="string">
            <text:p>deposit</text:p>
          </table:table-cell>
          <table:table-cell office:value-type="float" office:value="7.73">
            <text:p>7.73</text:p>
          </table:table-cell>
          <table:table-cell office:value-type="float" office:value="0.333333333333">
            <text:p>0.3333333333</text:p>
          </table:table-cell>
          <table:table-cell office:value-type="float" office:value="0.875">
            <text:p>0.875</text:p>
          </table:table-cell>
          <table:table-cell office:value-type="float" office:value="2.53897387106">
            <text:p>2.5389738711</text:p>
          </table:table-cell>
          <table:table-cell office:value-type="float" office:value="8.04235294953">
            <text:p>8.0423529495</text:p>
          </table:table-cell>
          <table:table-cell office:value-type="float" office:value="0.269164747911">
            <text:p>0.2691647479</text:p>
          </table:table-cell>
          <table:table-cell office:value-type="float" office:value="0.812362877437">
            <text:p>0.8123628774</text:p>
          </table:table-cell>
          <table:table-cell table:number-columns-repeated="7"/>
        </table:table-row>
        <table:table-row table:style-name="ro2">
          <table:table-cell office:value-type="string">
            <text:p>television</text:p>
          </table:table-cell>
          <table:table-cell office:value-type="string">
            <text:p>film</text:p>
          </table:table-cell>
          <table:table-cell office:value-type="float" office:value="7.72">
            <text:p>7.72</text:p>
          </table:table-cell>
          <table:table-cell office:value-type="float" office:value="0.2">
            <text:p>0.2</text:p>
          </table:table-cell>
          <table:table-cell office:value-type="float" office:value="0.777777777778">
            <text:p>0.7777777778</text:p>
          </table:table-cell>
          <table:table-cell office:value-type="float" office:value="2.02814824729">
            <text:p>2.0281482473</text:p>
          </table:table-cell>
          <table:table-cell office:value-type="float" office:value="7.02076663917">
            <text:p>7.0207666392</text:p>
          </table:table-cell>
          <table:table-cell office:value-type="float" office:value="0.182965677613">
            <text:p>0.1829656776</text:p>
          </table:table-cell>
          <table:table-cell office:value-type="float" office:value="0.719818785033">
            <text:p>0.719818785</text:p>
          </table:table-cell>
          <table:table-cell table:number-columns-repeated="7"/>
        </table:table-row>
        <table:table-row table:style-name="ro2">
          <table:table-cell office:value-type="string">
            <text:p>psychology</text:p>
          </table:table-cell>
          <table:table-cell office:value-type="string">
            <text:p>mind</text:p>
          </table:table-cell>
          <table:table-cell office:value-type="float" office:value="7.69">
            <text:p>7.69</text:p>
          </table:table-cell>
          <table:table-cell office:value-type="float" office:value="0.142857142857">
            <text:p>0.1428571429</text:p>
          </table:table-cell>
          <table:table-cell office:value-type="float" office:value="0.588235294118">
            <text:p>0.5882352941</text:p>
          </table:table-cell>
          <table:table-cell office:value-type="float" office:value="1.69167601067">
            <text:p>1.6916760107</text:p>
          </table:table-cell>
          <table:table-cell office:value-type="float" office:value="3.29228159341">
            <text:p>3.2922815934</text:p>
          </table:table-cell>
          <table:table-cell office:value-type="float" office:value="0.0907170430964">
            <text:p>0.0907170431</text:p>
          </table:table-cell>
          <table:table-cell office:value-type="float" office:value="0.373956111879">
            <text:p>0.3739561119</text:p>
          </table:table-cell>
          <table:table-cell table:number-columns-repeated="7"/>
        </table:table-row>
        <table:table-row table:style-name="ro2">
          <table:table-cell office:value-type="string">
            <text:p>game</text:p>
          </table:table-cell>
          <table:table-cell office:value-type="string">
            <text:p>team</text:p>
          </table:table-cell>
          <table:table-cell office:value-type="float" office:value="7.69">
            <text:p>7.69</text:p>
          </table:table-cell>
          <table:table-cell office:value-type="float" office:value="0.1">
            <text:p>0.1</text:p>
          </table:table-cell>
          <table:table-cell office:value-type="float" office:value="0.307692307692">
            <text:p>0.3076923077</text:p>
          </table:table-cell>
          <table:table-cell office:value-type="float" office:value="1.33500106673">
            <text:p>1.3350010667</text:p>
          </table:table-cell>
          <table:table-cell office:value-type="float" office:value="0.596229207898">
            <text:p>0.5962292079</text:p>
          </table:table-cell>
          <table:table-cell office:value-type="float" office:value="0.0764653725685">
            <text:p>0.0764653726</text:p>
          </table:table-cell>
          <table:table-cell office:value-type="float" office:value="0.0835624081662">
            <text:p>0.0835624082</text:p>
          </table:table-cell>
          <table:table-cell table:number-columns-repeated="7"/>
        </table:table-row>
        <table:table-row table:style-name="ro2">
          <table:table-cell office:value-type="string">
            <text:p>admission</text:p>
          </table:table-cell>
          <table:table-cell office:value-type="string">
            <text:p>ticket</text:p>
          </table:table-cell>
          <table:table-cell office:value-type="float" office:value="7.69">
            <text:p>7.69</text:p>
          </table:table-cell>
          <table:table-cell office:value-type="float" office:value="0.142857142857">
            <text:p>0.1428571429</text:p>
          </table:table-cell>
          <table:table-cell office:value-type="float" office:value="0.571428571429">
            <text:p>0.5714285714</text:p>
          </table:table-cell>
          <table:table-cell office:value-type="float" office:value="1.69167601067">
            <text:p>1.6916760107</text:p>
          </table:table-cell>
          <table:table-cell office:value-type="float" office:value="3.84781542124">
            <text:p>3.8478154212</text:p>
          </table:table-cell>
          <table:table-cell office:value-type="float" office:value="0.0729827107617">
            <text:p>0.0729827108</text:p>
          </table:table-cell>
          <table:table-cell office:value-type="float" office:value="0.359650830366">
            <text:p>0.3596508304</text:p>
          </table:table-cell>
          <table:table-cell table:number-columns-repeated="7"/>
        </table:table-row>
        <table:table-row table:style-name="ro2">
          <table:table-cell office:value-type="string">
            <text:p>Jerusalem</text:p>
          </table:table-cell>
          <table:table-cell office:value-type="string">
            <text:p>Palestinian</text:p>
          </table:table-cell>
          <table:table-cell office:value-type="float" office:value="7.65">
            <text:p>7.65</text:p>
          </table:table-cell>
          <table:table-cell office:value-type="float" office:value="0.0625">
            <text:p>0.0625</text:p>
          </table:table-cell>
          <table:table-cell office:value-type="float" office:value="0.285714285714">
            <text:p>0.2857142857</text:p>
          </table:table-cell>
          <table:table-cell office:value-type="float" office:value="0.864997437487">
            <text:p>0.8649974375</text:p>
          </table:table-cell>
          <table:table-cell office:value-type="float" office:value="1.29002568096">
            <text:p>1.290025681</text:p>
          </table:table-cell>
          <table:table-cell office:value-type="string">
            <text:p>1e-300</text:p>
          </table:table-cell>
          <table:table-cell office:value-type="string">
            <text:p>2.58005136193e-300</text:p>
          </table:table-cell>
          <table:table-cell table:number-columns-repeated="7"/>
        </table:table-row>
        <table:table-row table:style-name="ro2">
          <table:table-cell office:value-type="string">
            <text:p>Arafat</text:p>
          </table:table-cell>
          <table:table-cell office:value-type="string">
            <text:p>terror</text:p>
          </table:table-cell>
          <table:table-cell office:value-type="float" office:value="7.65">
            <text:p>7.65</text:p>
          </table:table-cell>
          <table:table-cell office:value-type="float" office:value="0.166666666667">
            <text:p>0.1666666667</text:p>
          </table:table-cell>
          <table:table-cell office:value-type="float" office:value="0.631578947368">
            <text:p>0.6315789474</text:p>
          </table:table-cell>
          <table:table-cell office:value-type="float" office:value="1.8458266905">
            <text:p>1.8458266905</text:p>
          </table:table-cell>
          <table:table-cell office:value-type="float" office:value="2.33354524374">
            <text:p>2.3335452437</text:p>
          </table:table-cell>
          <table:table-cell office:value-type="string">
            <text:p>1e-300</text:p>
          </table:table-cell>
          <table:table-cell office:value-type="string">
            <text:p>4.66709048747e-300</text:p>
          </table:table-cell>
          <table:table-cell table:number-columns-repeated="7"/>
        </table:table-row>
        <table:table-row table:style-name="ro2">
          <table:table-cell office:value-type="string">
            <text:p>boxing</text:p>
          </table:table-cell>
          <table:table-cell office:value-type="string">
            <text:p>round</text:p>
          </table:table-cell>
          <table:table-cell office:value-type="float" office:value="7.61">
            <text:p>7.61</text:p>
          </table:table-cell>
          <table:table-cell office:value-type="float" office:value="0.142857142857">
            <text:p>0.1428571429</text:p>
          </table:table-cell>
          <table:table-cell office:value-type="float" office:value="0.727272727273">
            <text:p>0.7272727273</text:p>
          </table:table-cell>
          <table:table-cell office:value-type="float" office:value="1.69167601067">
            <text:p>1.6916760107</text:p>
          </table:table-cell>
          <table:table-cell office:value-type="float" office:value="7.43297565203">
            <text:p>7.432975652</text:p>
          </table:table-cell>
          <table:table-cell office:value-type="float" office:value="0.148539290441">
            <text:p>0.1485392904</text:p>
          </table:table-cell>
          <table:table-cell office:value-type="float" office:value="0.688296583256">
            <text:p>0.6882965833</text:p>
          </table:table-cell>
          <table:table-cell table:number-columns-repeated="7"/>
        </table:table-row>
        <table:table-row table:style-name="ro2">
          <table:table-cell office:value-type="string">
            <text:p>computer</text:p>
          </table:table-cell>
          <table:table-cell office:value-type="string">
            <text:p>internet</text:p>
          </table:table-cell>
          <table:table-cell office:value-type="float" office:value="7.58">
            <text:p>7.58</text:p>
          </table:table-cell>
          <table:table-cell office:value-type="float" office:value="0.125">
            <text:p>0.125</text:p>
          </table:table-cell>
          <table:table-cell office:value-type="float" office:value="0.631578947368">
            <text:p>0.6315789474</text:p>
          </table:table-cell>
          <table:table-cell office:value-type="float" office:value="1.55814461805">
            <text:p>1.5581446181</text:p>
          </table:table-cell>
          <table:table-cell office:value-type="float" office:value="3.25767902589">
            <text:p>3.2576790259</text:p>
          </table:table-cell>
          <table:table-cell office:value-type="float" office:value="0.0756614822666">
            <text:p>0.0756614823</text:p>
          </table:table-cell>
          <table:table-cell office:value-type="float" office:value="0.33019042951">
            <text:p>0.3301904295</text:p>
          </table:table-cell>
          <table:table-cell table:number-columns-repeated="7"/>
        </table:table-row>
        <table:table-row table:style-name="ro2">
          <table:table-cell office:value-type="string">
            <text:p>money</text:p>
          </table:table-cell>
          <table:table-cell office:value-type="string">
            <text:p>property</text:p>
          </table:table-cell>
          <table:table-cell office:value-type="float" office:value="7.57">
            <text:p>7.57</text:p>
          </table:table-cell>
          <table:table-cell office:value-type="float" office:value="0.333333333333">
            <text:p>0.3333333333</text:p>
          </table:table-cell>
          <table:table-cell office:value-type="float" office:value="0.833333333333">
            <text:p>0.8333333333</text:p>
          </table:table-cell>
          <table:table-cell office:value-type="float" office:value="2.53897387106">
            <text:p>2.5389738711</text:p>
          </table:table-cell>
          <table:table-cell office:value-type="float" office:value="6.89670424966">
            <text:p>6.8967042497</text:p>
          </table:table-cell>
          <table:table-cell office:value-type="float" office:value="0.545755197251">
            <text:p>0.5457551973</text:p>
          </table:table-cell>
          <table:table-cell office:value-type="float" office:value="0.882736797116">
            <text:p>0.8827367971</text:p>
          </table:table-cell>
          <table:table-cell table:number-columns-repeated="7"/>
        </table:table-row>
        <table:table-row table:style-name="ro2">
          <table:table-cell office:value-type="string">
            <text:p>tennis</text:p>
          </table:table-cell>
          <table:table-cell office:value-type="string">
            <text:p>racket</text:p>
          </table:table-cell>
          <table:table-cell office:value-type="float" office:value="7.56">
            <text:p>7.56</text:p>
          </table:table-cell>
          <table:table-cell office:value-type="float" office:value="0.111111111111">
            <text:p>0.1111111111</text:p>
          </table:table-cell>
          <table:table-cell office:value-type="float" office:value="0.6">
            <text:p>0.6</text:p>
          </table:table-cell>
          <table:table-cell office:value-type="float" office:value="1.44036158239">
            <text:p>1.4403615824</text:p>
          </table:table-cell>
          <table:table-cell office:value-type="float" office:value="3.14352023311">
            <text:p>3.1435202331</text:p>
          </table:table-cell>
          <table:table-cell office:value-type="float" office:value="0.0565791795966">
            <text:p>0.0565791796</text:p>
          </table:table-cell>
          <table:table-cell office:value-type="float" office:value="0.262382164707">
            <text:p>0.2623821647</text:p>
          </table:table-cell>
          <table:table-cell table:number-columns-repeated="7"/>
        </table:table-row>
        <table:table-row table:style-name="ro2">
          <table:table-cell office:value-type="string">
            <text:p>telephone</text:p>
          </table:table-cell>
          <table:table-cell office:value-type="string">
            <text:p>communication</text:p>
          </table:table-cell>
          <table:table-cell office:value-type="float" office:value="7.5">
            <text:p>7.5</text:p>
          </table:table-cell>
          <table:table-cell office:value-type="float" office:value="0.0909090909091">
            <text:p>0.0909090909</text:p>
          </table:table-cell>
          <table:table-cell office:value-type="float" office:value="0.166666666667">
            <text:p>0.1666666667</text:p>
          </table:table-cell>
          <table:table-cell office:value-type="float" office:value="1.23969088693">
            <text:p>1.2396908869</text:p>
          </table:table-cell>
          <table:table-cell office:value-type="float" office:value="0">
            <text:p>0</text:p>
          </table:table-cell>
          <table:table-cell office:value-type="float" office:value="0.0881660016048">
            <text:p>0.088166001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currency</text:p>
          </table:table-cell>
          <table:table-cell office:value-type="string">
            <text:p>market</text:p>
          </table:table-cell>
          <table:table-cell office:value-type="float" office:value="7.5">
            <text:p>7.5</text:p>
          </table:table-cell>
          <table:table-cell office:value-type="float" office:value="0.1">
            <text:p>0.1</text:p>
          </table:table-cell>
          <table:table-cell office:value-type="float" office:value="0.307692307692">
            <text:p>0.3076923077</text:p>
          </table:table-cell>
          <table:table-cell office:value-type="float" office:value="1.33500106673">
            <text:p>1.3350010667</text:p>
          </table:table-cell>
          <table:table-cell office:value-type="float" office:value="0.596229207898">
            <text:p>0.5962292079</text:p>
          </table:table-cell>
          <table:table-cell office:value-type="float" office:value="0.0728640938326">
            <text:p>0.0728640938</text:p>
          </table:table-cell>
          <table:table-cell office:value-type="float" office:value="0.0799414932477">
            <text:p>0.0799414932</text:p>
          </table:table-cell>
          <table:table-cell table:number-columns-repeated="7"/>
        </table:table-row>
        <table:table-row table:style-name="ro2">
          <table:table-cell office:value-type="string">
            <text:p>psychology</text:p>
          </table:table-cell>
          <table:table-cell office:value-type="string">
            <text:p>cognition</text:p>
          </table:table-cell>
          <table:table-cell office:value-type="float" office:value="7.48">
            <text:p>7.48</text:p>
          </table:table-cell>
          <table:table-cell office:value-type="float" office:value="0.166666666667">
            <text:p>0.1666666667</text:p>
          </table:table-cell>
          <table:table-cell office:value-type="float" office:value="0.615384615385">
            <text:p>0.6153846154</text:p>
          </table:table-cell>
          <table:table-cell office:value-type="float" office:value="1.8458266905">
            <text:p>1.8458266905</text:p>
          </table:table-cell>
          <table:table-cell office:value-type="float" office:value="2.64452085446">
            <text:p>2.6445208545</text:p>
          </table:table-cell>
          <table:table-cell office:value-type="float" office:value="0.14025774258">
            <text:p>0.1402577426</text:p>
          </table:table-cell>
          <table:table-cell office:value-type="float" office:value="0.425890847491">
            <text:p>0.4258908475</text:p>
          </table:table-cell>
          <table:table-cell table:number-columns-repeated="7"/>
        </table:table-row>
        <table:table-row table:style-name="ro2">
          <table:table-cell office:value-type="string">
            <text:p>seafood</text:p>
          </table:table-cell>
          <table:table-cell office:value-type="string">
            <text:p>sea</text:p>
          </table:table-cell>
          <table:table-cell office:value-type="float" office:value="7.47">
            <text:p>7.47</text:p>
          </table:table-cell>
          <table:table-cell office:value-type="float" office:value="0.125">
            <text:p>0.125</text:p>
          </table:table-cell>
          <table:table-cell office:value-type="float" office:value="0.363636363636">
            <text:p>0.3636363636</text:p>
          </table:table-cell>
          <table:table-cell office:value-type="float" office:value="1.55814461805">
            <text:p>1.5581446181</text:p>
          </table:table-cell>
          <table:table-cell office:value-type="float" office:value="0.801759114954">
            <text:p>0.801759115</text:p>
          </table:table-cell>
          <table:table-cell office:value-type="float" office:value="0.0579411487963">
            <text:p>0.0579411488</text:p>
          </table:table-cell>
          <table:table-cell office:value-type="float" office:value="0.0850113136945">
            <text:p>0.0850113137</text:p>
          </table:table-cell>
          <table:table-cell table:number-columns-repeated="7"/>
        </table:table-row>
        <table:table-row table:style-name="ro2">
          <table:table-cell office:value-type="string">
            <text:p>book</text:p>
          </table:table-cell>
          <table:table-cell office:value-type="string">
            <text:p>paper</text:p>
          </table:table-cell>
          <table:table-cell office:value-type="float" office:value="7.46">
            <text:p>7.46</text:p>
          </table:table-cell>
          <table:table-cell office:value-type="float" office:value="0.333333333333">
            <text:p>0.3333333333</text:p>
          </table:table-cell>
          <table:table-cell office:value-type="float" office:value="0.875">
            <text:p>0.875</text:p>
          </table:table-cell>
          <table:table-cell office:value-type="float" office:value="2.53897387106">
            <text:p>2.5389738711</text:p>
          </table:table-cell>
          <table:table-cell office:value-type="float" office:value="5.45468656578">
            <text:p>5.4546865658</text:p>
          </table:table-cell>
          <table:table-cell office:value-type="float" office:value="0.189730173339">
            <text:p>0.1897301733</text:p>
          </table:table-cell>
          <table:table-cell office:value-type="float" office:value="0.674249832534">
            <text:p>0.6742498325</text:p>
          </table:table-cell>
          <table:table-cell table:number-columns-repeated="7"/>
        </table:table-row>
        <table:table-row table:style-name="ro2">
          <table:table-cell office:value-type="string">
            <text:p>book</text:p>
          </table:table-cell>
          <table:table-cell office:value-type="string">
            <text:p>library</text:p>
          </table:table-cell>
          <table:table-cell office:value-type="float" office:value="7.46">
            <text:p>7.46</text:p>
          </table:table-cell>
          <table:table-cell office:value-type="float" office:value="0.333333333333">
            <text:p>0.3333333333</text:p>
          </table:table-cell>
          <table:table-cell office:value-type="float" office:value="0.8">
            <text:p>0.8</text:p>
          </table:table-cell>
          <table:table-cell office:value-type="float" office:value="2.53897387106">
            <text:p>2.5389738711</text:p>
          </table:table-cell>
          <table:table-cell office:value-type="float" office:value="5.05256362504">
            <text:p>5.052563625</text:p>
          </table:table-cell>
          <table:table-cell office:value-type="float" office:value="0.115001627208">
            <text:p>0.1150016272</text:p>
          </table:table-cell>
          <table:table-cell office:value-type="float" office:value="0.537488002701">
            <text:p>0.5374880027</text:p>
          </table:table-cell>
          <table:table-cell table:number-columns-repeated="7"/>
        </table:table-row>
        <table:table-row table:style-name="ro2">
          <table:table-cell office:value-type="string">
            <text:p>psychology</text:p>
          </table:table-cell>
          <table:table-cell office:value-type="string">
            <text:p>depression</text:p>
          </table:table-cell>
          <table:table-cell office:value-type="float" office:value="7.42">
            <text:p>7.42</text:p>
          </table:table-cell>
          <table:table-cell office:value-type="float" office:value="0.0833333333333">
            <text:p>0.0833333333</text:p>
          </table:table-cell>
          <table:table-cell office:value-type="float" office:value="0.352941176471">
            <text:p>0.3529411765</text:p>
          </table:table-cell>
          <table:table-cell office:value-type="float" office:value="1.15267950994">
            <text:p>1.1526795099</text:p>
          </table:table-cell>
          <table:table-cell office:value-type="float" office:value="1.59275486361">
            <text:p>1.5927548636</text:p>
          </table:table-cell>
          <table:table-cell office:value-type="float" office:value="0.0612611423851">
            <text:p>0.0612611424</text:p>
          </table:table-cell>
          <table:table-cell office:value-type="float" office:value="0.153106336464">
            <text:p>0.1531063365</text:p>
          </table:table-cell>
          <table:table-cell table:number-columns-repeated="7"/>
        </table:table-row>
        <table:table-row table:style-name="ro2">
          <table:table-cell office:value-type="string">
            <text:p>fighting</text:p>
          </table:table-cell>
          <table:table-cell office:value-type="string">
            <text:p>defeating</text:p>
          </table:table-cell>
          <table:table-cell office:value-type="float" office:value="7.41">
            <text:p>7.41</text:p>
          </table:table-cell>
          <table:table-cell table:number-columns-repeated="6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movie</text:p>
          </table:table-cell>
          <table:table-cell office:value-type="string">
            <text:p>star</text:p>
          </table:table-cell>
          <table:table-cell office:value-type="float" office:value="7.38">
            <text:p>7.38</text:p>
          </table:table-cell>
          <table:table-cell office:value-type="float" office:value="0.125">
            <text:p>0.125</text:p>
          </table:table-cell>
          <table:table-cell office:value-type="float" office:value="0.533333333333">
            <text:p>0.5333333333</text:p>
          </table:table-cell>
          <table:table-cell office:value-type="float" office:value="1.55814461805">
            <text:p>1.5581446181</text:p>
          </table:table-cell>
          <table:table-cell office:value-type="float" office:value="1.59275486361">
            <text:p>1.5927548636</text:p>
          </table:table-cell>
          <table:table-cell office:value-type="float" office:value="0.0762298029998">
            <text:p>0.076229803</text:p>
          </table:table-cell>
          <table:table-cell office:value-type="float" office:value="0.189326851753">
            <text:p>0.1893268518</text:p>
          </table:table-cell>
          <table:table-cell table:number-columns-repeated="7"/>
        </table:table-row>
        <table:table-row table:style-name="ro2">
          <table:table-cell office:value-type="string">
            <text:p>hundred</text:p>
          </table:table-cell>
          <table:table-cell office:value-type="string">
            <text:p>percent</text:p>
          </table:table-cell>
          <table:table-cell office:value-type="float" office:value="7.38">
            <text:p>7.38</text:p>
          </table:table-cell>
          <table:table-cell office:value-type="float" office:value="0.0769230769231">
            <text:p>0.0769230769</text:p>
          </table:table-cell>
          <table:table-cell office:value-type="float" office:value="0.25">
            <text:p>0.25</text:p>
          </table:table-cell>
          <table:table-cell office:value-type="float" office:value="1.07263680226">
            <text:p>1.0726368023</text:p>
          </table:table-cell>
          <table:table-cell office:value-type="float" office:value="0.596229207898">
            <text:p>0.5962292079</text:p>
          </table:table-cell>
          <table:table-cell office:value-type="float" office:value="0.0614717375036">
            <text:p>0.0614717375</text:p>
          </table:table-cell>
          <table:table-cell office:value-type="float" office:value="0.0682962085279">
            <text:p>0.0682962085</text:p>
          </table:table-cell>
          <table:table-cell table:number-columns-repeated="7"/>
        </table:table-row>
        <table:table-row table:style-name="ro2">
          <table:table-cell office:value-type="string">
            <text:p>dollar</text:p>
          </table:table-cell>
          <table:table-cell office:value-type="string">
            <text:p>profit</text:p>
          </table:table-cell>
          <table:table-cell office:value-type="float" office:value="7.38">
            <text:p>7.38</text:p>
          </table:table-cell>
          <table:table-cell office:value-type="float" office:value="0.1">
            <text:p>0.1</text:p>
          </table:table-cell>
          <table:table-cell office:value-type="float" office:value="0.307692307692">
            <text:p>0.3076923077</text:p>
          </table:table-cell>
          <table:table-cell office:value-type="float" office:value="1.33500106673">
            <text:p>1.3350010667</text:p>
          </table:table-cell>
          <table:table-cell office:value-type="float" office:value="0.596229207898">
            <text:p>0.5962292079</text:p>
          </table:table-cell>
          <table:table-cell office:value-type="float" office:value="0.0649775957962">
            <text:p>0.0649775958</text:p>
          </table:table-cell>
          <table:table-cell office:value-type="float" office:value="0.0719111810808">
            <text:p>0.0719111811</text:p>
          </table:table-cell>
          <table:table-cell table:number-columns-repeated="7"/>
        </table:table-row>
        <table:table-row table:style-name="ro2">
          <table:table-cell office:value-type="string">
            <text:p>money</text:p>
          </table:table-cell>
          <table:table-cell office:value-type="string">
            <text:p>possession</text:p>
          </table:table-cell>
          <table:table-cell office:value-type="float" office:value="7.29">
            <text:p>7.29</text:p>
          </table:table-cell>
          <table:table-cell office:value-type="float" office:value="0.25">
            <text:p>0.25</text:p>
          </table:table-cell>
          <table:table-cell office:value-type="float" office:value="0.727272727273">
            <text:p>0.7272727273</text:p>
          </table:table-cell>
          <table:table-cell office:value-type="float" office:value="2.25129179861">
            <text:p>2.2512917986</text:p>
          </table:table-cell>
          <table:table-cell office:value-type="float" office:value="4.4698522821">
            <text:p>4.4698522821</text:p>
          </table:table-cell>
          <table:table-cell office:value-type="float" office:value="0.234787235017">
            <text:p>0.234787235</text:p>
          </table:table-cell>
          <table:table-cell office:value-type="float" office:value="0.677307819565">
            <text:p>0.6773078196</text:p>
          </table:table-cell>
          <table:table-cell table:number-columns-repeated="7"/>
        </table:table-row>
        <table:table-row table:style-name="ro2">
          <table:table-cell office:value-type="string">
            <text:p>cup</text:p>
          </table:table-cell>
          <table:table-cell office:value-type="string">
            <text:p>drink</text:p>
          </table:table-cell>
          <table:table-cell office:value-type="float" office:value="7.25">
            <text:p>7.25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2.02814824729">
            <text:p>2.0281482473</text:p>
          </table:table-cell>
          <table:table-cell office:value-type="float" office:value="6.69284719659">
            <text:p>6.6928471966</text:p>
          </table:table-cell>
          <table:table-cell office:value-type="float" office:value="0.268117975064">
            <text:p>0.2681179751</text:p>
          </table:table-cell>
          <table:table-cell office:value-type="float" office:value="0.782085002117">
            <text:p>0.7820850021</text:p>
          </table:table-cell>
          <table:table-cell table:number-columns-repeated="7"/>
        </table:table-row>
        <table:table-row table:style-name="ro2">
          <table:table-cell office:value-type="string">
            <text:p>psychology</text:p>
          </table:table-cell>
          <table:table-cell office:value-type="string">
            <text:p>health</text:p>
          </table:table-cell>
          <table:table-cell office:value-type="float" office:value="7.23">
            <text:p>7.23</text:p>
          </table:table-cell>
          <table:table-cell office:value-type="float" office:value="0.0833333333333">
            <text:p>0.0833333333</text:p>
          </table:table-cell>
          <table:table-cell office:value-type="float" office:value="0.266666666667">
            <text:p>0.2666666667</text:p>
          </table:table-cell>
          <table:table-cell office:value-type="float" office:value="1.15267950994">
            <text:p>1.1526795099</text:p>
          </table:table-cell>
          <table:table-cell office:value-type="float" office:value="0.596229207898">
            <text:p>0.5962292079</text:p>
          </table:table-cell>
          <table:table-cell office:value-type="float" office:value="0.0535751590478">
            <text:p>0.053575159</text:p>
          </table:table-cell>
          <table:table-cell office:value-type="float" office:value="0.0600497988691">
            <text:p>0.0600497989</text:p>
          </table:table-cell>
          <table:table-cell table:number-columns-repeated="7"/>
        </table:table-row>
        <table:table-row table:style-name="ro2">
          <table:table-cell office:value-type="string">
            <text:p>summer</text:p>
          </table:table-cell>
          <table:table-cell office:value-type="string">
            <text:p>drought</text:p>
          </table:table-cell>
          <table:table-cell office:value-type="float" office:value="7.16">
            <text:p>7.16</text:p>
          </table:table-cell>
          <table:table-cell office:value-type="float" office:value="0.25">
            <text:p>0.25</text:p>
          </table:table-cell>
          <table:table-cell office:value-type="float" office:value="0.769230769231">
            <text:p>0.7692307692</text:p>
          </table:table-cell>
          <table:table-cell office:value-type="float" office:value="2.25129179861">
            <text:p>2.2512917986</text:p>
          </table:table-cell>
          <table:table-cell office:value-type="float" office:value="3.8003723885">
            <text:p>3.8003723885</text:p>
          </table:table-cell>
          <table:table-cell office:value-type="float" office:value="0.0711651277492">
            <text:p>0.0711651277</text:p>
          </table:table-cell>
          <table:table-cell office:value-type="float" office:value="0.351031977579">
            <text:p>0.3510319776</text:p>
          </table:table-cell>
          <table:table-cell table:number-columns-repeated="7"/>
        </table:table-row>
        <table:table-row table:style-name="ro2">
          <table:table-cell office:value-type="string">
            <text:p>investor</text:p>
          </table:table-cell>
          <table:table-cell office:value-type="string">
            <text:p>earning</text:p>
          </table:table-cell>
          <table:table-cell office:value-type="float" office:value="7.13">
            <text:p>7.13</text:p>
          </table:table-cell>
          <table:table-cell table:number-columns-repeated="6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company</text:p>
          </table:table-cell>
          <table:table-cell office:value-type="string">
            <text:p>stock</text:p>
          </table:table-cell>
          <table:table-cell office:value-type="float" office:value="7.08">
            <text:p>7.08</text:p>
          </table:table-cell>
          <table:table-cell office:value-type="float" office:value="0.166666666667">
            <text:p>0.1666666667</text:p>
          </table:table-cell>
          <table:table-cell office:value-type="float" office:value="0.615384615385">
            <text:p>0.6153846154</text:p>
          </table:table-cell>
          <table:table-cell office:value-type="float" office:value="1.8458266905">
            <text:p>1.8458266905</text:p>
          </table:table-cell>
          <table:table-cell office:value-type="float" office:value="3.33557603779">
            <text:p>3.3355760378</text:p>
          </table:table-cell>
          <table:table-cell office:value-type="float" office:value="0.140079450168">
            <text:p>0.1400794502</text:p>
          </table:table-cell>
          <table:table-cell office:value-type="float" office:value="0.483068240015">
            <text:p>0.48306824</text:p>
          </table:table-cell>
          <table:table-cell table:number-columns-repeated="7"/>
        </table:table-row>
        <table:table-row table:style-name="ro2">
          <table:table-cell office:value-type="string">
            <text:p>stroke</text:p>
          </table:table-cell>
          <table:table-cell office:value-type="string">
            <text:p>hospital</text:p>
          </table:table-cell>
          <table:table-cell office:value-type="float" office:value="7.03">
            <text:p>7.03</text:p>
          </table:table-cell>
          <table:table-cell office:value-type="float" office:value="0.0909090909091">
            <text:p>0.0909090909</text:p>
          </table:table-cell>
          <table:table-cell office:value-type="float" office:value="0.4">
            <text:p>0.4</text:p>
          </table:table-cell>
          <table:table-cell office:value-type="float" office:value="1.23969088693">
            <text:p>1.2396908869</text:p>
          </table:table-cell>
          <table:table-cell office:value-type="float" office:value="1.53183374322">
            <text:p>1.5318337432</text:p>
          </table:table-cell>
          <table:table-cell office:value-type="float" office:value="0.0672963577301">
            <text:p>0.0672963577</text:p>
          </table:table-cell>
          <table:table-cell office:value-type="float" office:value="0.154759306952">
            <text:p>0.154759307</text:p>
          </table:table-cell>
          <table:table-cell table:number-columns-repeated="7"/>
        </table:table-row>
        <table:table-row table:style-name="ro2">
          <table:table-cell office:value-type="string">
            <text:p>liability</text:p>
          </table:table-cell>
          <table:table-cell office:value-type="string">
            <text:p>insurance</text:p>
          </table:table-cell>
          <table:table-cell office:value-type="float" office:value="7.03">
            <text:p>7.03</text:p>
          </table:table-cell>
          <table:table-cell office:value-type="float" office:value="0.142857142857">
            <text:p>0.1428571429</text:p>
          </table:table-cell>
          <table:table-cell office:value-type="float" office:value="0.625">
            <text:p>0.625</text:p>
          </table:table-cell>
          <table:table-cell office:value-type="float" office:value="1.69167601067">
            <text:p>1.6916760107</text:p>
          </table:table-cell>
          <table:table-cell office:value-type="float" office:value="4.2347889903">
            <text:p>4.2347889903</text:p>
          </table:table-cell>
          <table:table-cell office:value-type="float" office:value="0.0665235248204">
            <text:p>0.0665235248</text:p>
          </table:table-cell>
          <table:table-cell office:value-type="float" office:value="0.360379139005">
            <text:p>0.360379139</text:p>
          </table:table-cell>
          <table:table-cell table:number-columns-repeated="7"/>
        </table:table-row>
        <table:table-row table:style-name="ro2">
          <table:table-cell office:value-type="string">
            <text:p>game</text:p>
          </table:table-cell>
          <table:table-cell office:value-type="string">
            <text:p>victory</text:p>
          </table:table-cell>
          <table:table-cell office:value-type="float" office:value="7.03">
            <text:p>7.03</text:p>
          </table:table-cell>
          <table:table-cell office:value-type="float" office:value="0.142857142857">
            <text:p>0.1428571429</text:p>
          </table:table-cell>
          <table:table-cell office:value-type="float" office:value="0.571428571429">
            <text:p>0.5714285714</text:p>
          </table:table-cell>
          <table:table-cell office:value-type="float" office:value="1.69167601067">
            <text:p>1.6916760107</text:p>
          </table:table-cell>
          <table:table-cell office:value-type="float" office:value="2.03632771779">
            <text:p>2.0363277178</text:p>
          </table:table-cell>
          <table:table-cell office:value-type="float" office:value="0.0879472055027">
            <text:p>0.0879472055</text:p>
          </table:table-cell>
          <table:table-cell office:value-type="float" office:value="0.263719843263">
            <text:p>0.2637198433</text:p>
          </table:table-cell>
          <table:table-cell table:number-columns-repeated="7"/>
        </table:table-row>
        <table:table-row table:style-name="ro2">
          <table:table-cell office:value-type="string">
            <text:p>psychology</text:p>
          </table:table-cell>
          <table:table-cell office:value-type="string">
            <text:p>anxiety</text:p>
          </table:table-cell>
          <table:table-cell office:value-type="float" office:value="7">
            <text:p>7</text:p>
          </table:table-cell>
          <table:table-cell office:value-type="float" office:value="0.0769230769231">
            <text:p>0.0769230769</text:p>
          </table:table-cell>
          <table:table-cell office:value-type="float" office:value="0.25">
            <text:p>0.25</text:p>
          </table:table-cell>
          <table:table-cell office:value-type="float" office:value="1.07263680226">
            <text:p>1.0726368023</text:p>
          </table:table-cell>
          <table:table-cell office:value-type="float" office:value="0.596229207898">
            <text:p>0.5962292079</text:p>
          </table:table-cell>
          <table:table-cell office:value-type="float" office:value="0.0608791390526">
            <text:p>0.0608791391</text:p>
          </table:table-cell>
          <table:table-cell office:value-type="float" office:value="0.0676823822046">
            <text:p>0.0676823822</text:p>
          </table:table-cell>
          <table:table-cell table:number-columns-repeated="7"/>
        </table:table-row>
        <table:table-row table:style-name="ro2">
          <table:table-cell office:value-type="string">
            <text:p>game</text:p>
          </table:table-cell>
          <table:table-cell office:value-type="string">
            <text:p>defeat</text:p>
          </table:table-cell>
          <table:table-cell office:value-type="float" office:value="6.97">
            <text:p>6.97</text:p>
          </table:table-cell>
          <table:table-cell office:value-type="float" office:value="0.142857142857">
            <text:p>0.1428571429</text:p>
          </table:table-cell>
          <table:table-cell office:value-type="float" office:value="0.571428571429">
            <text:p>0.5714285714</text:p>
          </table:table-cell>
          <table:table-cell office:value-type="float" office:value="1.69167601067">
            <text:p>1.6916760107</text:p>
          </table:table-cell>
          <table:table-cell office:value-type="float" office:value="2.03632771779">
            <text:p>2.0363277178</text:p>
          </table:table-cell>
          <table:table-cell office:value-type="float" office:value="0.0755870722372">
            <text:p>0.0755870722</text:p>
          </table:table-cell>
          <table:table-cell office:value-type="float" office:value="0.235380533494">
            <text:p>0.2353805335</text:p>
          </table:table-cell>
          <table:table-cell table:number-columns-repeated="7"/>
        </table:table-row>
        <table:table-row table:style-name="ro2">
          <table:table-cell office:value-type="string">
            <text:p>FBI</text:p>
          </table:table-cell>
          <table:table-cell office:value-type="string">
            <text:p>fingerprint</text:p>
          </table:table-cell>
          <table:table-cell office:value-type="float" office:value="6.94">
            <text:p>6.94</text:p>
          </table:table-cell>
          <table:table-cell office:value-type="float" office:value="0.0769230769231">
            <text:p>0.0769230769</text:p>
          </table:table-cell>
          <table:table-cell office:value-type="float" office:value="0.25">
            <text:p>0.25</text:p>
          </table:table-cell>
          <table:table-cell office:value-type="float" office:value="1.07263680226">
            <text:p>1.0726368023</text:p>
          </table:table-cell>
          <table:table-cell office:value-type="float" office:value="0.596229207898">
            <text:p>0.5962292079</text:p>
          </table:table-cell>
          <table:table-cell office:value-type="float" office:value="0.0453824308418">
            <text:p>0.0453824308</text:p>
          </table:table-cell>
          <table:table-cell office:value-type="float" office:value="0.0513383988306">
            <text:p>0.0513383988</text:p>
          </table:table-cell>
          <table:table-cell table:number-columns-repeated="7"/>
        </table:table-row>
        <table:table-row table:style-name="ro2">
          <table:table-cell office:value-type="string">
            <text:p>money</text:p>
          </table:table-cell>
          <table:table-cell office:value-type="string">
            <text:p>withdrawal</text:p>
          </table:table-cell>
          <table:table-cell office:value-type="float" office:value="6.88">
            <text:p>6.88</text:p>
          </table:table-cell>
          <table:table-cell office:value-type="float" office:value="0.0909090909091">
            <text:p>0.0909090909</text:p>
          </table:table-cell>
          <table:table-cell office:value-type="float" office:value="0.285714285714">
            <text:p>0.2857142857</text:p>
          </table:table-cell>
          <table:table-cell office:value-type="float" office:value="1.23969088693">
            <text:p>1.2396908869</text:p>
          </table:table-cell>
          <table:table-cell office:value-type="float" office:value="0.596229207898">
            <text:p>0.5962292079</text:p>
          </table:table-cell>
          <table:table-cell office:value-type="float" office:value="0.0603161919599">
            <text:p>0.060316192</text:p>
          </table:table-cell>
          <table:table-cell office:value-type="float" office:value="0.0670985198199">
            <text:p>0.0670985198</text:p>
          </table:table-cell>
          <table:table-cell table:number-columns-repeated="7"/>
        </table:table-row>
        <table:table-row table:style-name="ro2">
          <table:table-cell office:value-type="string">
            <text:p>psychology</text:p>
          </table:table-cell>
          <table:table-cell office:value-type="string">
            <text:p>fear</text:p>
          </table:table-cell>
          <table:table-cell office:value-type="float" office:value="6.85">
            <text:p>6.85</text:p>
          </table:table-cell>
          <table:table-cell office:value-type="float" office:value="0.0769230769231">
            <text:p>0.0769230769</text:p>
          </table:table-cell>
          <table:table-cell office:value-type="float" office:value="0.25">
            <text:p>0.25</text:p>
          </table:table-cell>
          <table:table-cell office:value-type="float" office:value="1.07263680226">
            <text:p>1.0726368023</text:p>
          </table:table-cell>
          <table:table-cell office:value-type="float" office:value="0.596229207898">
            <text:p>0.5962292079</text:p>
          </table:table-cell>
          <table:table-cell office:value-type="float" office:value="0.0590537998099">
            <text:p>0.0590537998</text:p>
          </table:table-cell>
          <table:table-cell office:value-type="float" office:value="0.0657865633676">
            <text:p>0.0657865634</text:p>
          </table:table-cell>
          <table:table-cell table:number-columns-repeated="7"/>
        </table:table-row>
        <table:table-row table:style-name="ro2">
          <table:table-cell office:value-type="string">
            <text:p>drug</text:p>
          </table:table-cell>
          <table:table-cell office:value-type="string">
            <text:p>abuse</text:p>
          </table:table-cell>
          <table:table-cell office:value-type="float" office:value="6.85">
            <text:p>6.85</text:p>
          </table:table-cell>
          <table:table-cell office:value-type="float" office:value="0.1">
            <text:p>0.1</text:p>
          </table:table-cell>
          <table:table-cell office:value-type="float" office:value="0.181818181818">
            <text:p>0.1818181818</text:p>
          </table:table-cell>
          <table:table-cell office:value-type="float" office:value="1.33500106673">
            <text:p>1.3350010667</text:p>
          </table:table-cell>
          <table:table-cell office:value-type="float" office:value="0">
            <text:p>0</text:p>
          </table:table-cell>
          <table:table-cell office:value-type="float" office:value="0.0673334237949">
            <text:p>0.067333423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concert</text:p>
          </table:table-cell>
          <table:table-cell office:value-type="string">
            <text:p>virtuoso</text:p>
          </table:table-cell>
          <table:table-cell office:value-type="float" office:value="6.81">
            <text:p>6.81</text:p>
          </table:table-cell>
          <table:table-cell office:value-type="float" office:value="0.0769230769231">
            <text:p>0.0769230769</text:p>
          </table:table-cell>
          <table:table-cell office:value-type="float" office:value="0.142857142857">
            <text:p>0.1428571429</text:p>
          </table:table-cell>
          <table:table-cell office:value-type="float" office:value="1.07263680226">
            <text:p>1.0726368023</text:p>
          </table:table-cell>
          <table:table-cell office:value-type="float" office:value="0">
            <text:p>0</text:p>
          </table:table-cell>
          <table:table-cell office:value-type="float" office:value="0.0508386566268">
            <text:p>0.050838656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computer</text:p>
          </table:table-cell>
          <table:table-cell office:value-type="string">
            <text:p>laboratory</text:p>
          </table:table-cell>
          <table:table-cell office:value-type="float" office:value="6.78">
            <text:p>6.78</text:p>
          </table:table-cell>
          <table:table-cell office:value-type="float" office:value="0.111111111111">
            <text:p>0.1111111111</text:p>
          </table:table-cell>
          <table:table-cell office:value-type="float" office:value="0.428571428571">
            <text:p>0.4285714286</text:p>
          </table:table-cell>
          <table:table-cell office:value-type="float" office:value="1.44036158239">
            <text:p>1.4403615824</text:p>
          </table:table-cell>
          <table:table-cell office:value-type="float" office:value="1.29002568096">
            <text:p>1.290025681</text:p>
          </table:table-cell>
          <table:table-cell office:value-type="float" office:value="0.0598595066902">
            <text:p>0.0598595067</text:p>
          </table:table-cell>
          <table:table-cell office:value-type="float" office:value="0.133779599856">
            <text:p>0.1337795999</text:p>
          </table:table-cell>
          <table:table-cell table:number-columns-repeated="7"/>
        </table:table-row>
        <table:table-row table:style-name="ro2">
          <table:table-cell office:value-type="string">
            <text:p>love</text:p>
          </table:table-cell>
          <table:table-cell office:value-type="string">
            <text:p>sex</text:p>
          </table:table-cell>
          <table:table-cell office:value-type="float" office:value="6.77">
            <text:p>6.77</text:p>
          </table:table-cell>
          <table:table-cell office:value-type="float" office:value="0.5">
            <text:p>0.5</text:p>
          </table:table-cell>
          <table:table-cell office:value-type="float" office:value="0.923076923077">
            <text:p>0.9230769231</text:p>
          </table:table-cell>
          <table:table-cell office:value-type="float" office:value="2.94443897917">
            <text:p>2.9444389792</text:p>
          </table:table-cell>
          <table:table-cell office:value-type="float" office:value="6.69032406658">
            <text:p>6.6903240666</text:p>
          </table:table-cell>
          <table:table-cell office:value-type="float" office:value="0.4286587275">
            <text:p>0.4286587275</text:p>
          </table:table-cell>
          <table:table-cell office:value-type="float" office:value="0.851538027477">
            <text:p>0.8515380275</text:p>
          </table:table-cell>
          <table:table-cell table:number-columns-repeated="7"/>
        </table:table-row>
        <table:table-row table:style-name="ro2">
          <table:table-cell office:value-type="string">
            <text:p>problem</text:p>
          </table:table-cell>
          <table:table-cell office:value-type="string">
            <text:p>challenge</text:p>
          </table:table-cell>
          <table:table-cell office:value-type="float" office:value="6.75">
            <text:p>6.75</text:p>
          </table:table-cell>
          <table:table-cell office:value-type="float" office:value="0.166666666667">
            <text:p>0.1666666667</text:p>
          </table:table-cell>
          <table:table-cell office:value-type="float" office:value="0.615384615385">
            <text:p>0.6153846154</text:p>
          </table:table-cell>
          <table:table-cell office:value-type="float" office:value="1.8458266905">
            <text:p>1.8458266905</text:p>
          </table:table-cell>
          <table:table-cell office:value-type="float" office:value="3.84781542124">
            <text:p>3.8478154212</text:p>
          </table:table-cell>
          <table:table-cell office:value-type="float" office:value="0.0943164677592">
            <text:p>0.0943164678</text:p>
          </table:table-cell>
          <table:table-cell office:value-type="float" office:value="0.420566880617">
            <text:p>0.4205668806</text:p>
          </table:table-cell>
          <table:table-cell table:number-columns-repeated="7"/>
        </table:table-row>
        <table:table-row table:style-name="ro2">
          <table:table-cell office:value-type="string">
            <text:p>movie</text:p>
          </table:table-cell>
          <table:table-cell office:value-type="string">
            <text:p>critic</text:p>
          </table:table-cell>
          <table:table-cell office:value-type="float" office:value="6.73">
            <text:p>6.73</text:p>
          </table:table-cell>
          <table:table-cell office:value-type="float" office:value="0.0909090909091">
            <text:p>0.0909090909</text:p>
          </table:table-cell>
          <table:table-cell office:value-type="float" office:value="0.444444444444">
            <text:p>0.4444444444</text:p>
          </table:table-cell>
          <table:table-cell office:value-type="float" office:value="1.23969088693">
            <text:p>1.2396908869</text:p>
          </table:table-cell>
          <table:table-cell office:value-type="float" office:value="1.53183374322">
            <text:p>1.5318337432</text:p>
          </table:table-cell>
          <table:table-cell office:value-type="float" office:value="0.0717860621263">
            <text:p>0.0717860621</text:p>
          </table:table-cell>
          <table:table-cell office:value-type="float" office:value="0.180279911542">
            <text:p>0.1802799115</text:p>
          </table:table-cell>
          <table:table-cell table:number-columns-repeated="7"/>
        </table:table-row>
        <table:table-row table:style-name="ro2">
          <table:table-cell office:value-type="string">
            <text:p>Arafat</text:p>
          </table:table-cell>
          <table:table-cell office:value-type="string">
            <text:p>peace</text:p>
          </table:table-cell>
          <table:table-cell office:value-type="float" office:value="6.73">
            <text:p>6.73</text:p>
          </table:table-cell>
          <table:table-cell office:value-type="float" office:value="0.0769230769231">
            <text:p>0.0769230769</text:p>
          </table:table-cell>
          <table:table-cell office:value-type="float" office:value="0.142857142857">
            <text:p>0.1428571429</text:p>
          </table:table-cell>
          <table:table-cell office:value-type="float" office:value="1.07263680226">
            <text:p>1.0726368023</text:p>
          </table:table-cell>
          <table:table-cell office:value-type="float" office:value="0">
            <text:p>0</text:p>
          </table:table-cell>
          <table:table-cell office:value-type="string">
            <text:p>1e-300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bed</text:p>
          </table:table-cell>
          <table:table-cell office:value-type="string">
            <text:p>closet</text:p>
          </table:table-cell>
          <table:table-cell office:value-type="float" office:value="6.72">
            <text:p>6.72</text:p>
          </table:table-cell>
          <table:table-cell office:value-type="float" office:value="0.25">
            <text:p>0.25</text:p>
          </table:table-cell>
          <table:table-cell office:value-type="float" office:value="0.842105263158">
            <text:p>0.8421052632</text:p>
          </table:table-cell>
          <table:table-cell office:value-type="float" office:value="2.25129179861">
            <text:p>2.2512917986</text:p>
          </table:table-cell>
          <table:table-cell office:value-type="float" office:value="6.61627609502">
            <text:p>6.616276095</text:p>
          </table:table-cell>
          <table:table-cell office:value-type="float" office:value="0.214154936482">
            <text:p>0.2141549365</text:p>
          </table:table-cell>
          <table:table-cell office:value-type="float" office:value="0.739163302957">
            <text:p>0.739163303</text:p>
          </table:table-cell>
          <table:table-cell table:number-columns-repeated="7"/>
        </table:table-row>
        <table:table-row table:style-name="ro2">
          <table:table-cell office:value-type="string">
            <text:p>lawyer</text:p>
          </table:table-cell>
          <table:table-cell office:value-type="string">
            <text:p>evidence</text:p>
          </table:table-cell>
          <table:table-cell office:value-type="float" office:value="6.69">
            <text:p>6.69</text:p>
          </table:table-cell>
          <table:table-cell office:value-type="float" office:value="0.0909090909091">
            <text:p>0.0909090909</text:p>
          </table:table-cell>
          <table:table-cell office:value-type="float" office:value="0.166666666667">
            <text:p>0.1666666667</text:p>
          </table:table-cell>
          <table:table-cell office:value-type="float" office:value="1.23969088693">
            <text:p>1.2396908869</text:p>
          </table:table-cell>
          <table:table-cell office:value-type="float" office:value="0">
            <text:p>0</text:p>
          </table:table-cell>
          <table:table-cell office:value-type="float" office:value="0.0702592730176">
            <text:p>0.07025927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fertility</text:p>
          </table:table-cell>
          <table:table-cell office:value-type="string">
            <text:p>egg</text:p>
          </table:table-cell>
          <table:table-cell office:value-type="float" office:value="6.69">
            <text:p>6.69</text:p>
          </table:table-cell>
          <table:table-cell office:value-type="float" office:value="0.0833333333333">
            <text:p>0.0833333333</text:p>
          </table:table-cell>
          <table:table-cell office:value-type="float" office:value="0.153846153846">
            <text:p>0.1538461538</text:p>
          </table:table-cell>
          <table:table-cell office:value-type="float" office:value="1.15267950994">
            <text:p>1.1526795099</text:p>
          </table:table-cell>
          <table:table-cell office:value-type="float" office:value="0">
            <text:p>0</text:p>
          </table:table-cell>
          <table:table-cell office:value-type="float" office:value="0.0474085291197">
            <text:p>0.047408529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precedent</text:p>
          </table:table-cell>
          <table:table-cell office:value-type="string">
            <text:p>law</text:p>
          </table:table-cell>
          <table:table-cell office:value-type="float" office:value="6.65">
            <text:p>6.65</text:p>
          </table:table-cell>
          <table:table-cell office:value-type="float" office:value="0.5">
            <text:p>0.5</text:p>
          </table:table-cell>
          <table:table-cell office:value-type="float" office:value="0.909090909091">
            <text:p>0.9090909091</text:p>
          </table:table-cell>
          <table:table-cell office:value-type="float" office:value="2.94443897917">
            <text:p>2.9444389792</text:p>
          </table:table-cell>
          <table:table-cell office:value-type="float" office:value="8.37203014302">
            <text:p>8.372030143</text:p>
          </table:table-cell>
          <table:table-cell office:value-type="float" office:value="0.312188005926">
            <text:p>0.3121880059</text:p>
          </table:table-cell>
          <table:table-cell office:value-type="float" office:value="0.839416627375">
            <text:p>0.8394166274</text:p>
          </table:table-cell>
          <table:table-cell table:number-columns-repeated="7"/>
        </table:table-row>
        <table:table-row table:style-name="ro2">
          <table:table-cell office:value-type="string">
            <text:p>minister</text:p>
          </table:table-cell>
          <table:table-cell office:value-type="string">
            <text:p>party</text:p>
          </table:table-cell>
          <table:table-cell office:value-type="float" office:value="6.63">
            <text:p>6.63</text:p>
          </table:table-cell>
          <table:table-cell office:value-type="float" office:value="0.166666666667">
            <text:p>0.1666666667</text:p>
          </table:table-cell>
          <table:table-cell office:value-type="float" office:value="0.631578947368">
            <text:p>0.6315789474</text:p>
          </table:table-cell>
          <table:table-cell office:value-type="float" office:value="1.8458266905">
            <text:p>1.8458266905</text:p>
          </table:table-cell>
          <table:table-cell office:value-type="float" office:value="2.33354524374">
            <text:p>2.3335452437</text:p>
          </table:table-cell>
          <table:table-cell office:value-type="float" office:value="0.0750771120192">
            <text:p>0.075077112</text:p>
          </table:table-cell>
          <table:table-cell office:value-type="float" office:value="0.259474107944">
            <text:p>0.2594741079</text:p>
          </table:table-cell>
          <table:table-cell table:number-columns-repeated="7"/>
        </table:table-row>
        <table:table-row table:style-name="ro2">
          <table:table-cell office:value-type="string">
            <text:p>psychology</text:p>
          </table:table-cell>
          <table:table-cell office:value-type="string">
            <text:p>clinic</text:p>
          </table:table-cell>
          <table:table-cell office:value-type="float" office:value="6.58">
            <text:p>6.58</text:p>
          </table:table-cell>
          <table:table-cell office:value-type="float" office:value="0.0714285714286">
            <text:p>0.0714285714</text:p>
          </table:table-cell>
          <table:table-cell office:value-type="float" office:value="0.235294117647">
            <text:p>0.2352941176</text:p>
          </table:table-cell>
          <table:table-cell office:value-type="float" office:value="0.998528830111">
            <text:p>0.9985288301</text:p>
          </table:table-cell>
          <table:table-cell office:value-type="float" office:value="0.596229207898">
            <text:p>0.5962292079</text:p>
          </table:table-cell>
          <table:table-cell office:value-type="float" office:value="0.0466462389384">
            <text:p>0.0466462389</text:p>
          </table:table-cell>
          <table:table-cell office:value-type="float" office:value="0.0526927352782">
            <text:p>0.0526927353</text:p>
          </table:table-cell>
          <table:table-cell table:number-columns-repeated="7"/>
        </table:table-row>
        <table:table-row table:style-name="ro2">
          <table:table-cell office:value-type="string">
            <text:p>cup</text:p>
          </table:table-cell>
          <table:table-cell office:value-type="string">
            <text:p>coffee</text:p>
          </table:table-cell>
          <table:table-cell office:value-type="float" office:value="6.58">
            <text:p>6.58</text:p>
          </table:table-cell>
          <table:table-cell office:value-type="float" office:value="0.166666666667">
            <text:p>0.1666666667</text:p>
          </table:table-cell>
          <table:table-cell office:value-type="float" office:value="0.761904761905">
            <text:p>0.7619047619</text:p>
          </table:table-cell>
          <table:table-cell office:value-type="float" office:value="1.8458266905">
            <text:p>1.8458266905</text:p>
          </table:table-cell>
          <table:table-cell office:value-type="float" office:value="6.69284719659">
            <text:p>6.6928471966</text:p>
          </table:table-cell>
          <table:table-cell office:value-type="float" office:value="0.139436548693">
            <text:p>0.1394365487</text:p>
          </table:table-cell>
          <table:table-cell office:value-type="float" office:value="0.651137035042">
            <text:p>0.651137035</text:p>
          </table:table-cell>
          <table:table-cell table:number-columns-repeated="7"/>
        </table:table-row>
        <table:table-row table:style-name="ro2">
          <table:table-cell office:value-type="string">
            <text:p>water</text:p>
          </table:table-cell>
          <table:table-cell office:value-type="string">
            <text:p>seepage</text:p>
          </table:table-cell>
          <table:table-cell office:value-type="float" office:value="6.56">
            <text:p>6.56</text:p>
          </table:table-cell>
          <table:table-cell office:value-type="float" office:value="0.0833333333333">
            <text:p>0.0833333333</text:p>
          </table:table-cell>
          <table:table-cell office:value-type="float" office:value="0.25">
            <text:p>0.25</text:p>
          </table:table-cell>
          <table:table-cell office:value-type="float" office:value="1.15267950994">
            <text:p>1.1526795099</text:p>
          </table:table-cell>
          <table:table-cell office:value-type="float" office:value="0.596229207898">
            <text:p>0.5962292079</text:p>
          </table:table-cell>
          <table:table-cell office:value-type="float" office:value="0.0523599574941">
            <text:p>0.0523599575</text:p>
          </table:table-cell>
          <table:table-cell office:value-type="float" office:value="0.0560225635157">
            <text:p>0.0560225635</text:p>
          </table:table-cell>
          <table:table-cell table:number-columns-repeated="7"/>
        </table:table-row>
        <table:table-row table:style-name="ro2">
          <table:table-cell office:value-type="string">
            <text:p>government</text:p>
          </table:table-cell>
          <table:table-cell office:value-type="string">
            <text:p>crisis</text:p>
          </table:table-cell>
          <table:table-cell office:value-type="float" office:value="6.56">
            <text:p>6.56</text:p>
          </table:table-cell>
          <table:table-cell office:value-type="float" office:value="0.142857142857">
            <text:p>0.1428571429</text:p>
          </table:table-cell>
          <table:table-cell office:value-type="float" office:value="0.571428571429">
            <text:p>0.5714285714</text:p>
          </table:table-cell>
          <table:table-cell office:value-type="float" office:value="1.69167601067">
            <text:p>1.6916760107</text:p>
          </table:table-cell>
          <table:table-cell office:value-type="float" office:value="2.03632771779">
            <text:p>2.0363277178</text:p>
          </table:table-cell>
          <table:table-cell office:value-type="float" office:value="0.0758289642179">
            <text:p>0.0758289642</text:p>
          </table:table-cell>
          <table:table-cell office:value-type="float" office:value="0.235956056683">
            <text:p>0.2359560567</text:p>
          </table:table-cell>
          <table:table-cell table:number-columns-repeated="7"/>
        </table:table-row>
        <table:table-row table:style-name="ro2">
          <table:table-cell office:value-type="string">
            <text:p>space</text:p>
          </table:table-cell>
          <table:table-cell office:value-type="string">
            <text:p>world</text:p>
          </table:table-cell>
          <table:table-cell office:value-type="float" office:value="6.53">
            <text:p>6.53</text:p>
          </table:table-cell>
          <table:table-cell office:value-type="float" office:value="0.2">
            <text:p>0.2</text:p>
          </table:table-cell>
          <table:table-cell office:value-type="float" office:value="0.571428571429">
            <text:p>0.5714285714</text:p>
          </table:table-cell>
          <table:table-cell office:value-type="float" office:value="2.02814824729">
            <text:p>2.0281482473</text:p>
          </table:table-cell>
          <table:table-cell office:value-type="float" office:value="2.2984864149">
            <text:p>2.2984864149</text:p>
          </table:table-cell>
          <table:table-cell office:value-type="float" office:value="0.109302367884">
            <text:p>0.1093023679</text:p>
          </table:table-cell>
          <table:table-cell office:value-type="float" office:value="0.334424883355">
            <text:p>0.3344248834</text:p>
          </table:table-cell>
          <table:table-cell table:number-columns-repeated="7"/>
        </table:table-row>
        <table:table-row table:style-name="ro2">
          <table:table-cell office:value-type="string">
            <text:p>dividend</text:p>
          </table:table-cell>
          <table:table-cell office:value-type="string">
            <text:p>calculation</text:p>
          </table:table-cell>
          <table:table-cell office:value-type="float" office:value="6.48">
            <text:p>6.48</text:p>
          </table:table-cell>
          <table:table-cell office:value-type="float" office:value="0.0909090909091">
            <text:p>0.0909090909</text:p>
          </table:table-cell>
          <table:table-cell office:value-type="float" office:value="0.285714285714">
            <text:p>0.2857142857</text:p>
          </table:table-cell>
          <table:table-cell office:value-type="float" office:value="1.23969088693">
            <text:p>1.2396908869</text:p>
          </table:table-cell>
          <table:table-cell office:value-type="float" office:value="0.596229207898">
            <text:p>0.5962292079</text:p>
          </table:table-cell>
          <table:table-cell office:value-type="float" office:value="0.0550114740561">
            <text:p>0.0550114741</text:p>
          </table:table-cell>
          <table:table-cell office:value-type="float" office:value="0.0615605886031">
            <text:p>0.0615605886</text:p>
          </table:table-cell>
          <table:table-cell table:number-columns-repeated="7"/>
        </table:table-row>
        <table:table-row table:style-name="ro2">
          <table:table-cell office:value-type="string">
            <text:p>victim</text:p>
          </table:table-cell>
          <table:table-cell office:value-type="string">
            <text:p>emergency</text:p>
          </table:table-cell>
          <table:table-cell office:value-type="float" office:value="6.47">
            <text:p>6.47</text:p>
          </table:table-cell>
          <table:table-cell office:value-type="float" office:value="0.1">
            <text:p>0.1</text:p>
          </table:table-cell>
          <table:table-cell office:value-type="float" office:value="0.444444444444">
            <text:p>0.4444444444</text:p>
          </table:table-cell>
          <table:table-cell office:value-type="float" office:value="1.33500106673">
            <text:p>1.3350010667</text:p>
          </table:table-cell>
          <table:table-cell office:value-type="float" office:value="1.53183374322">
            <text:p>1.5318337432</text:p>
          </table:table-cell>
          <table:table-cell office:value-type="float" office:value="0.0618119376357">
            <text:p>0.0618119376</text:p>
          </table:table-cell>
          <table:table-cell office:value-type="float" office:value="0.159219611043">
            <text:p>0.159219611</text:p>
          </table:table-cell>
          <table:table-cell table:number-columns-repeated="7"/>
        </table:table-row>
        <table:table-row table:style-name="ro2">
          <table:table-cell office:value-type="string">
            <text:p>luxury</text:p>
          </table:table-cell>
          <table:table-cell office:value-type="string">
            <text:p>car</text:p>
          </table:table-cell>
          <table:table-cell office:value-type="float" office:value="6.47">
            <text:p>6.47</text:p>
          </table:table-cell>
          <table:table-cell office:value-type="float" office:value="0.0666666666667">
            <text:p>0.0666666667</text:p>
          </table:table-cell>
          <table:table-cell office:value-type="float" office:value="0.125">
            <text:p>0.125</text:p>
          </table:table-cell>
          <table:table-cell office:value-type="float" office:value="0.929535958624">
            <text:p>0.9295359586</text:p>
          </table:table-cell>
          <table:table-cell office:value-type="float" office:value="0">
            <text:p>0</text:p>
          </table:table-cell>
          <table:table-cell office:value-type="float" office:value="0.0529690545505">
            <text:p>0.052969054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tool</text:p>
          </table:table-cell>
          <table:table-cell office:value-type="string">
            <text:p>implement</text:p>
          </table:table-cell>
          <table:table-cell office:value-type="float" office:value="6.46">
            <text:p>6.46</text:p>
          </table:table-cell>
          <table:table-cell office:value-type="float" office:value="0.5">
            <text:p>0.5</text:p>
          </table:table-cell>
          <table:table-cell office:value-type="float" office:value="0.933333333333">
            <text:p>0.9333333333</text:p>
          </table:table-cell>
          <table:table-cell office:value-type="float" office:value="2.94443897917">
            <text:p>2.9444389792</text:p>
          </table:table-cell>
          <table:table-cell office:value-type="float" office:value="5.87738923441">
            <text:p>5.8773892344</text:p>
          </table:table-cell>
          <table:table-cell office:value-type="float" office:value="1.5247423192">
            <text:p>1.5247423192</text:p>
          </table:table-cell>
          <table:table-cell office:value-type="float" office:value="0.94715427958">
            <text:p>0.9471542796</text:p>
          </table:table-cell>
          <table:table-cell table:number-columns-repeated="7"/>
        </table:table-row>
        <table:table-row table:style-name="ro2">
          <table:table-cell office:value-type="string">
            <text:p>competition</text:p>
          </table:table-cell>
          <table:table-cell office:value-type="string">
            <text:p>price</text:p>
          </table:table-cell>
          <table:table-cell office:value-type="float" office:value="6.44">
            <text:p>6.44</text:p>
          </table:table-cell>
          <table:table-cell office:value-type="float" office:value="0.125">
            <text:p>0.125</text:p>
          </table:table-cell>
          <table:table-cell office:value-type="float" office:value="0.545454545455">
            <text:p>0.5454545455</text:p>
          </table:table-cell>
          <table:table-cell office:value-type="float" office:value="1.55814461805">
            <text:p>1.5581446181</text:p>
          </table:table-cell>
          <table:table-cell office:value-type="float" office:value="3.03657793231">
            <text:p>3.0365779323</text:p>
          </table:table-cell>
          <table:table-cell office:value-type="float" office:value="0.0780189030031">
            <text:p>0.078018903</text:p>
          </table:table-cell>
          <table:table-cell office:value-type="float" office:value="0.321491532366">
            <text:p>0.3214915324</text:p>
          </table:table-cell>
          <table:table-cell table:number-columns-repeated="7"/>
        </table:table-row>
        <table:table-row table:style-name="ro2">
          <table:table-cell office:value-type="string">
            <text:p>psychology</text:p>
          </table:table-cell>
          <table:table-cell office:value-type="string">
            <text:p>doctor</text:p>
          </table:table-cell>
          <table:table-cell office:value-type="float" office:value="6.42">
            <text:p>6.42</text:p>
          </table:table-cell>
          <table:table-cell office:value-type="float" office:value="0.0769230769231">
            <text:p>0.0769230769</text:p>
          </table:table-cell>
          <table:table-cell office:value-type="float" office:value="0.333333333333">
            <text:p>0.3333333333</text:p>
          </table:table-cell>
          <table:table-cell office:value-type="float" office:value="1.07263680226">
            <text:p>1.0726368023</text:p>
          </table:table-cell>
          <table:table-cell office:value-type="float" office:value="1.59275486361">
            <text:p>1.5927548636</text:p>
          </table:table-cell>
          <table:table-cell office:value-type="float" office:value="0.062224905269">
            <text:p>0.0622249053</text:p>
          </table:table-cell>
          <table:table-cell office:value-type="float" office:value="0.16542735481">
            <text:p>0.1654273548</text:p>
          </table:table-cell>
          <table:table-cell table:number-columns-repeated="7"/>
        </table:table-row>
        <table:table-row table:style-name="ro2">
          <table:table-cell office:value-type="string">
            <text:p>gender</text:p>
          </table:table-cell>
          <table:table-cell office:value-type="string">
            <text:p>equality</text:p>
          </table:table-cell>
          <table:table-cell office:value-type="float" office:value="6.41">
            <text:p>6.41</text:p>
          </table:table-cell>
          <table:table-cell office:value-type="float" office:value="0.125">
            <text:p>0.125</text:p>
          </table:table-cell>
          <table:table-cell office:value-type="float" office:value="0.461538461538">
            <text:p>0.4615384615</text:p>
          </table:table-cell>
          <table:table-cell office:value-type="float" office:value="1.55814461805">
            <text:p>1.5581446181</text:p>
          </table:table-cell>
          <table:table-cell office:value-type="float" office:value="2.2984864149">
            <text:p>2.2984864149</text:p>
          </table:table-cell>
          <table:table-cell office:value-type="float" office:value="0.0665919613536">
            <text:p>0.0665919614</text:p>
          </table:table-cell>
          <table:table-cell office:value-type="float" office:value="0.23437440681">
            <text:p>0.2343744068</text:p>
          </table:table-cell>
          <table:table-cell table:number-columns-repeated="7"/>
        </table:table-row>
        <table:table-row table:style-name="ro2">
          <table:table-cell office:value-type="string">
            <text:p>listing</text:p>
          </table:table-cell>
          <table:table-cell office:value-type="string">
            <text:p>category</text:p>
          </table:table-cell>
          <table:table-cell office:value-type="float" office:value="6.38">
            <text:p>6.38</text:p>
          </table:table-cell>
          <table:table-cell office:value-type="float" office:value="0.111111111111">
            <text:p>0.1111111111</text:p>
          </table:table-cell>
          <table:table-cell office:value-type="float" office:value="0.375">
            <text:p>0.375</text:p>
          </table:table-cell>
          <table:table-cell office:value-type="float" office:value="1.44036158239">
            <text:p>1.4403615824</text:p>
          </table:table-cell>
          <table:table-cell office:value-type="float" office:value="1.59275486361">
            <text:p>1.5927548636</text:p>
          </table:table-cell>
          <table:table-cell office:value-type="float" office:value="0.0821148101246">
            <text:p>0.0821148101</text:p>
          </table:table-cell>
          <table:table-cell office:value-type="float" office:value="0.189062595813">
            <text:p>0.1890625958</text:p>
          </table:table-cell>
          <table:table-cell table:number-columns-repeated="7"/>
        </table:table-row>
        <table:table-row table:style-name="ro2">
          <table:table-cell office:value-type="string">
            <text:p>video</text:p>
          </table:table-cell>
          <table:table-cell office:value-type="string">
            <text:p>archive</text:p>
          </table:table-cell>
          <table:table-cell office:value-type="float" office:value="6.34">
            <text:p>6.34</text:p>
          </table:table-cell>
          <table:table-cell office:value-type="float" office:value="0.111111111111">
            <text:p>0.1111111111</text:p>
          </table:table-cell>
          <table:table-cell office:value-type="float" office:value="0.555555555556">
            <text:p>0.5555555556</text:p>
          </table:table-cell>
          <table:table-cell office:value-type="float" office:value="1.44036158239">
            <text:p>1.4403615824</text:p>
          </table:table-cell>
          <table:table-cell office:value-type="float" office:value="2.30584873145">
            <text:p>2.3058487315</text:p>
          </table:table-cell>
          <table:table-cell office:value-type="float" office:value="0.056150614744">
            <text:p>0.0561506147</text:p>
          </table:table-cell>
          <table:table-cell office:value-type="float" office:value="0.205687056713">
            <text:p>0.2056870567</text:p>
          </table:table-cell>
          <table:table-cell table:number-columns-repeated="7"/>
        </table:table-row>
        <table:table-row table:style-name="ro2">
          <table:table-cell office:value-type="string">
            <text:p>oil</text:p>
          </table:table-cell>
          <table:table-cell office:value-type="string">
            <text:p>stock</text:p>
          </table:table-cell>
          <table:table-cell office:value-type="float" office:value="6.34">
            <text:p>6.34</text:p>
          </table:table-cell>
          <table:table-cell office:value-type="float" office:value="0.111111111111">
            <text:p>0.1111111111</text:p>
          </table:table-cell>
          <table:table-cell office:value-type="float" office:value="0.555555555556">
            <text:p>0.5555555556</text:p>
          </table:table-cell>
          <table:table-cell office:value-type="float" office:value="1.44036158239">
            <text:p>1.4403615824</text:p>
          </table:table-cell>
          <table:table-cell office:value-type="float" office:value="4.61519673162">
            <text:p>4.6151967316</text:p>
          </table:table-cell>
          <table:table-cell office:value-type="float" office:value="0.101521947227">
            <text:p>0.1015219472</text:p>
          </table:table-cell>
          <table:table-cell office:value-type="float" office:value="0.48376106362">
            <text:p>0.4837610636</text:p>
          </table:table-cell>
          <table:table-cell table:number-columns-repeated="7"/>
        </table:table-row>
        <table:table-row table:style-name="ro2">
          <table:table-cell office:value-type="string">
            <text:p>governor</text:p>
          </table:table-cell>
          <table:table-cell office:value-type="string">
            <text:p>office</text:p>
          </table:table-cell>
          <table:table-cell office:value-type="float" office:value="6.34">
            <text:p>6.34</text:p>
          </table:table-cell>
          <table:table-cell office:value-type="float" office:value="0.1">
            <text:p>0.1</text:p>
          </table:table-cell>
          <table:table-cell office:value-type="float" office:value="0.526315789474">
            <text:p>0.5263157895</text:p>
          </table:table-cell>
          <table:table-cell office:value-type="float" office:value="1.33500106673">
            <text:p>1.3350010667</text:p>
          </table:table-cell>
          <table:table-cell office:value-type="float" office:value="2.30584873145">
            <text:p>2.3058487315</text:p>
          </table:table-cell>
          <table:table-cell office:value-type="float" office:value="0.0721658454657">
            <text:p>0.0721658455</text:p>
          </table:table-cell>
          <table:table-cell office:value-type="float" office:value="0.249703846728">
            <text:p>0.2497038467</text:p>
          </table:table-cell>
          <table:table-cell table:number-columns-repeated="7"/>
        </table:table-row>
        <table:table-row table:style-name="ro2">
          <table:table-cell office:value-type="string">
            <text:p>discovery</text:p>
          </table:table-cell>
          <table:table-cell office:value-type="string">
            <text:p>space</text:p>
          </table:table-cell>
          <table:table-cell office:value-type="float" office:value="6.34">
            <text:p>6.34</text:p>
          </table:table-cell>
          <table:table-cell office:value-type="float" office:value="0.142857142857">
            <text:p>0.1428571429</text:p>
          </table:table-cell>
          <table:table-cell office:value-type="float" office:value="0.4">
            <text:p>0.4</text:p>
          </table:table-cell>
          <table:table-cell office:value-type="float" office:value="1.69167601067">
            <text:p>1.6916760107</text:p>
          </table:table-cell>
          <table:table-cell office:value-type="float" office:value="0.596229207898">
            <text:p>0.5962292079</text:p>
          </table:table-cell>
          <table:table-cell office:value-type="float" office:value="0.0817918767366">
            <text:p>0.0817918767</text:p>
          </table:table-cell>
          <table:table-cell office:value-type="float" office:value="0.0888660069146">
            <text:p>0.0888660069</text:p>
          </table:table-cell>
          <table:table-cell table:number-columns-repeated="7"/>
        </table:table-row>
        <table:table-row table:style-name="ro2">
          <table:table-cell office:value-type="string">
            <text:p>record</text:p>
          </table:table-cell>
          <table:table-cell office:value-type="string">
            <text:p>number</text:p>
          </table:table-cell>
          <table:table-cell office:value-type="float" office:value="6.31">
            <text:p>6.31</text:p>
          </table:table-cell>
          <table:table-cell office:value-type="float" office:value="0.5">
            <text:p>0.5</text:p>
          </table:table-cell>
          <table:table-cell office:value-type="float" office:value="0.909090909091">
            <text:p>0.9090909091</text:p>
          </table:table-cell>
          <table:table-cell office:value-type="float" office:value="2.94443897917">
            <text:p>2.9444389792</text:p>
          </table:table-cell>
          <table:table-cell office:value-type="float" office:value="5.81948594158">
            <text:p>5.8194859416</text:p>
          </table:table-cell>
          <table:table-cell office:value-type="float" office:value="0.335381150939">
            <text:p>0.3353811509</text:p>
          </table:table-cell>
          <table:table-cell office:value-type="float" office:value="0.79606369427">
            <text:p>0.7960636943</text:p>
          </table:table-cell>
          <table:table-cell table:number-columns-repeated="7"/>
        </table:table-row>
        <table:table-row table:style-name="ro2">
          <table:table-cell office:value-type="string">
            <text:p>brother</text:p>
          </table:table-cell>
          <table:table-cell office:value-type="string">
            <text:p>monk</text:p>
          </table:table-cell>
          <table:table-cell office:value-type="float" office:value="6.27">
            <text:p>6.27</text:p>
          </table:table-cell>
          <table:table-cell office:value-type="float" office:value="0.5">
            <text:p>0.5</text:p>
          </table:table-cell>
          <table:table-cell office:value-type="float" office:value="0.952380952381">
            <text:p>0.9523809524</text:p>
          </table:table-cell>
          <table:table-cell office:value-type="float" office:value="2.94443897917">
            <text:p>2.9444389792</text:p>
          </table:table-cell>
          <table:table-cell office:value-type="float" office:value="9.26159322599">
            <text:p>9.261593226</text:p>
          </table:table-cell>
          <table:table-cell office:value-type="float" office:value="3.9177768847">
            <text:p>3.9177768847</text:p>
          </table:table-cell>
          <table:table-cell office:value-type="float" office:value="0.986407449795">
            <text:p>0.9864074498</text:p>
          </table:table-cell>
          <table:table-cell table:number-columns-repeated="7"/>
        </table:table-row>
        <table:table-row table:style-name="ro2">
          <table:table-cell office:value-type="string">
            <text:p>production</text:p>
          </table:table-cell>
          <table:table-cell office:value-type="string">
            <text:p>crew</text:p>
          </table:table-cell>
          <table:table-cell office:value-type="float" office:value="6.25">
            <text:p>6.25</text:p>
          </table:table-cell>
          <table:table-cell office:value-type="float" office:value="0.125">
            <text:p>0.125</text:p>
          </table:table-cell>
          <table:table-cell office:value-type="float" office:value="0.363636363636">
            <text:p>0.3636363636</text:p>
          </table:table-cell>
          <table:table-cell office:value-type="float" office:value="1.55814461805">
            <text:p>1.5581446181</text:p>
          </table:table-cell>
          <table:table-cell office:value-type="float" office:value="0.596229207898">
            <text:p>0.5962292079</text:p>
          </table:table-cell>
          <table:table-cell office:value-type="float" office:value="0.0691732532328">
            <text:p>0.0691732532</text:p>
          </table:table-cell>
          <table:table-cell office:value-type="float" office:value="0.0700749598369">
            <text:p>0.0700749598</text:p>
          </table:table-cell>
          <table:table-cell table:number-columns-repeated="7"/>
        </table:table-row>
        <table:table-row table:style-name="ro2">
          <table:table-cell office:value-type="string">
            <text:p>nature</text:p>
          </table:table-cell>
          <table:table-cell office:value-type="string">
            <text:p>man</text:p>
          </table:table-cell>
          <table:table-cell office:value-type="float" office:value="6.25">
            <text:p>6.25</text:p>
          </table:table-cell>
          <table:table-cell office:value-type="float" office:value="0.25">
            <text:p>0.25</text:p>
          </table:table-cell>
          <table:table-cell office:value-type="float" office:value="0.666666666667">
            <text:p>0.6666666667</text:p>
          </table:table-cell>
          <table:table-cell office:value-type="float" office:value="2.25129179861">
            <text:p>2.2512917986</text:p>
          </table:table-cell>
          <table:table-cell office:value-type="float" office:value="2.28264749197">
            <text:p>2.282647492</text:p>
          </table:table-cell>
          <table:table-cell office:value-type="float" office:value="0.0944705371171">
            <text:p>0.0944705371</text:p>
          </table:table-cell>
          <table:table-cell office:value-type="float" office:value="0.301327553428">
            <text:p>0.3013275534</text:p>
          </table:table-cell>
          <table:table-cell table:number-columns-repeated="7"/>
        </table:table-row>
        <table:table-row table:style-name="ro2">
          <table:table-cell office:value-type="string">
            <text:p>family</text:p>
          </table:table-cell>
          <table:table-cell office:value-type="string">
            <text:p>planning</text:p>
          </table:table-cell>
          <table:table-cell office:value-type="float" office:value="6.25">
            <text:p>6.25</text:p>
          </table:table-cell>
          <table:table-cell office:value-type="float" office:value="0.1">
            <text:p>0.1</text:p>
          </table:table-cell>
          <table:table-cell office:value-type="float" office:value="0.307692307692">
            <text:p>0.3076923077</text:p>
          </table:table-cell>
          <table:table-cell office:value-type="float" office:value="1.33500106673">
            <text:p>1.3350010667</text:p>
          </table:table-cell>
          <table:table-cell office:value-type="float" office:value="0.596229207898">
            <text:p>0.5962292079</text:p>
          </table:table-cell>
          <table:table-cell office:value-type="float" office:value="0.0751782150502">
            <text:p>0.0751782151</text:p>
          </table:table-cell>
          <table:table-cell office:value-type="float" office:value="0.0822715098022">
            <text:p>0.0822715098</text:p>
          </table:table-cell>
          <table:table-cell table:number-columns-repeated="7"/>
        </table:table-row>
        <table:table-row table:style-name="ro2">
          <table:table-cell office:value-type="string">
            <text:p>disaster</text:p>
          </table:table-cell>
          <table:table-cell office:value-type="string">
            <text:p>area</text:p>
          </table:table-cell>
          <table:table-cell office:value-type="float" office:value="6.25">
            <text:p>6.25</text:p>
          </table:table-cell>
          <table:table-cell office:value-type="float" office:value="0.111111111111">
            <text:p>0.1111111111</text:p>
          </table:table-cell>
          <table:table-cell office:value-type="float" office:value="0.5">
            <text:p>0.5</text:p>
          </table:table-cell>
          <table:table-cell office:value-type="float" office:value="1.44036158239">
            <text:p>1.4403615824</text:p>
          </table:table-cell>
          <table:table-cell office:value-type="float" office:value="3.13990804925">
            <text:p>3.1399080493</text:p>
          </table:table-cell>
          <table:table-cell office:value-type="float" office:value="0.0870244207544">
            <text:p>0.0870244208</text:p>
          </table:table-cell>
          <table:table-cell office:value-type="float" office:value="0.353377492332">
            <text:p>0.3533774923</text:p>
          </table:table-cell>
          <table:table-cell table:number-columns-repeated="7"/>
        </table:table-row>
        <table:table-row table:style-name="ro2">
          <table:table-cell office:value-type="string">
            <text:p>food</text:p>
          </table:table-cell>
          <table:table-cell office:value-type="string">
            <text:p>preparation</text:p>
          </table:table-cell>
          <table:table-cell office:value-type="float" office:value="6.22">
            <text:p>6.22</text:p>
          </table:table-cell>
          <table:table-cell office:value-type="float" office:value="0.142857142857">
            <text:p>0.1428571429</text:p>
          </table:table-cell>
          <table:table-cell office:value-type="float" office:value="0.571428571429">
            <text:p>0.5714285714</text:p>
          </table:table-cell>
          <table:table-cell office:value-type="float" office:value="1.69167601067">
            <text:p>1.6916760107</text:p>
          </table:table-cell>
          <table:table-cell office:value-type="float" office:value="3.3367059068">
            <text:p>3.3367059068</text:p>
          </table:table-cell>
          <table:table-cell office:value-type="float" office:value="0.128311672623">
            <text:p>0.1283116726</text:p>
          </table:table-cell>
          <table:table-cell office:value-type="float" office:value="0.461287190276">
            <text:p>0.4612871903</text:p>
          </table:table-cell>
          <table:table-cell table:number-columns-repeated="7"/>
        </table:table-row>
        <table:table-row table:style-name="ro2">
          <table:table-cell office:value-type="string">
            <text:p>preservation</text:p>
          </table:table-cell>
          <table:table-cell office:value-type="string">
            <text:p>world</text:p>
          </table:table-cell>
          <table:table-cell office:value-type="float" office:value="6.19">
            <text:p>6.19</text:p>
          </table:table-cell>
          <table:table-cell office:value-type="float" office:value="0.142857142857">
            <text:p>0.1428571429</text:p>
          </table:table-cell>
          <table:table-cell office:value-type="float" office:value="0.588235294118">
            <text:p>0.5882352941</text:p>
          </table:table-cell>
          <table:table-cell office:value-type="float" office:value="1.69167601067">
            <text:p>1.6916760107</text:p>
          </table:table-cell>
          <table:table-cell office:value-type="float" office:value="4.2347889903">
            <text:p>4.2347889903</text:p>
          </table:table-cell>
          <table:table-cell office:value-type="float" office:value="0.0946145829706">
            <text:p>0.094614583</text:p>
          </table:table-cell>
          <table:table-cell office:value-type="float" office:value="0.44485943933">
            <text:p>0.4448594393</text:p>
          </table:table-cell>
          <table:table-cell table:number-columns-repeated="7"/>
        </table:table-row>
        <table:table-row table:style-name="ro2">
          <table:table-cell office:value-type="string">
            <text:p>movie</text:p>
          </table:table-cell>
          <table:table-cell office:value-type="string">
            <text:p>popcorn</text:p>
          </table:table-cell>
          <table:table-cell office:value-type="float" office:value="6.19">
            <text:p>6.19</text:p>
          </table:table-cell>
          <table:table-cell office:value-type="float" office:value="0.0714285714286">
            <text:p>0.0714285714</text:p>
          </table:table-cell>
          <table:table-cell office:value-type="float" office:value="0.363636363636">
            <text:p>0.3636363636</text:p>
          </table:table-cell>
          <table:table-cell office:value-type="float" office:value="0.998528830111">
            <text:p>0.9985288301</text:p>
          </table:table-cell>
          <table:table-cell office:value-type="float" office:value="1.53183374322">
            <text:p>1.5318337432</text:p>
          </table:table-cell>
          <table:table-cell office:value-type="string">
            <text:p>1e-300</text:p>
          </table:table-cell>
          <table:table-cell office:value-type="string">
            <text:p>3.06366748644e-300</text:p>
          </table:table-cell>
          <table:table-cell table:number-columns-repeated="7"/>
        </table:table-row>
        <table:table-row table:style-name="ro2">
          <table:table-cell office:value-type="string">
            <text:p>lover</text:p>
          </table:table-cell>
          <table:table-cell office:value-type="string">
            <text:p>quarrel</text:p>
          </table:table-cell>
          <table:table-cell office:value-type="float" office:value="6.19">
            <text:p>6.19</text:p>
          </table:table-cell>
          <table:table-cell office:value-type="float" office:value="0.0769230769231">
            <text:p>0.0769230769</text:p>
          </table:table-cell>
          <table:table-cell office:value-type="float" office:value="0.4">
            <text:p>0.4</text:p>
          </table:table-cell>
          <table:table-cell office:value-type="float" office:value="1.07263680226">
            <text:p>1.0726368023</text:p>
          </table:table-cell>
          <table:table-cell office:value-type="float" office:value="1.53183374322">
            <text:p>1.5318337432</text:p>
          </table:table-cell>
          <table:table-cell office:value-type="float" office:value="0.0662840835659">
            <text:p>0.0662840836</text:p>
          </table:table-cell>
          <table:table-cell office:value-type="float" office:value="0.168794823231">
            <text:p>0.1687948232</text:p>
          </table:table-cell>
          <table:table-cell table:number-columns-repeated="7"/>
        </table:table-row>
        <table:table-row table:style-name="ro2">
          <table:table-cell office:value-type="string">
            <text:p>game</text:p>
          </table:table-cell>
          <table:table-cell office:value-type="string">
            <text:p>series</text:p>
          </table:table-cell>
          <table:table-cell office:value-type="float" office:value="6.19">
            <text:p>6.19</text:p>
          </table:table-cell>
          <table:table-cell office:value-type="float" office:value="0.333333333333">
            <text:p>0.3333333333</text:p>
          </table:table-cell>
          <table:table-cell office:value-type="float" office:value="0.857142857143">
            <text:p>0.8571428571</text:p>
          </table:table-cell>
          <table:table-cell office:value-type="float" office:value="2.53897387106">
            <text:p>2.5389738711</text:p>
          </table:table-cell>
          <table:table-cell office:value-type="float" office:value="6.60850604816">
            <text:p>6.6085060482</text:p>
          </table:table-cell>
          <table:table-cell office:value-type="float" office:value="0.17599847836">
            <text:p>0.1759984784</text:p>
          </table:table-cell>
          <table:table-cell office:value-type="float" office:value="0.699354274682">
            <text:p>0.6993542747</text:p>
          </table:table-cell>
          <table:table-cell table:number-columns-repeated="7"/>
        </table:table-row>
        <table:table-row table:style-name="ro2">
          <table:table-cell office:value-type="string">
            <text:p>dollar</text:p>
          </table:table-cell>
          <table:table-cell office:value-type="string">
            <text:p>loss</text:p>
          </table:table-cell>
          <table:table-cell office:value-type="float" office:value="6.09">
            <text:p>6.09</text:p>
          </table:table-cell>
          <table:table-cell office:value-type="float" office:value="0.111111111111">
            <text:p>0.1111111111</text:p>
          </table:table-cell>
          <table:table-cell office:value-type="float" office:value="0.333333333333">
            <text:p>0.3333333333</text:p>
          </table:table-cell>
          <table:table-cell office:value-type="float" office:value="1.44036158239">
            <text:p>1.4403615824</text:p>
          </table:table-cell>
          <table:table-cell office:value-type="float" office:value="0.596229207898">
            <text:p>0.5962292079</text:p>
          </table:table-cell>
          <table:table-cell office:value-type="float" office:value="0.0622716354713">
            <text:p>0.0622716355</text:p>
          </table:table-cell>
          <table:table-cell office:value-type="float" office:value="0.0691234794803">
            <text:p>0.0691234795</text:p>
          </table:table-cell>
          <table:table-cell table:number-columns-repeated="7"/>
        </table:table-row>
        <table:table-row table:style-name="ro2">
          <table:table-cell office:value-type="string">
            <text:p>weapon</text:p>
          </table:table-cell>
          <table:table-cell office:value-type="string">
            <text:p>secret</text:p>
          </table:table-cell>
          <table:table-cell office:value-type="float" office:value="6.06">
            <text:p>6.06</text:p>
          </table:table-cell>
          <table:table-cell office:value-type="float" office:value="0.0909090909091">
            <text:p>0.0909090909</text:p>
          </table:table-cell>
          <table:table-cell office:value-type="float" office:value="0.285714285714">
            <text:p>0.2857142857</text:p>
          </table:table-cell>
          <table:table-cell office:value-type="float" office:value="1.23969088693">
            <text:p>1.2396908869</text:p>
          </table:table-cell>
          <table:table-cell office:value-type="float" office:value="0.596229207898">
            <text:p>0.5962292079</text:p>
          </table:table-cell>
          <table:table-cell office:value-type="float" office:value="0.0673753830808">
            <text:p>0.0673753831</text:p>
          </table:table-cell>
          <table:table-cell office:value-type="float" office:value="0.0666890176315">
            <text:p>0.0666890176</text:p>
          </table:table-cell>
          <table:table-cell table:number-columns-repeated="7"/>
        </table:table-row>
        <table:table-row table:style-name="ro2">
          <table:table-cell office:value-type="string">
            <text:p>shower</text:p>
          </table:table-cell>
          <table:table-cell office:value-type="string">
            <text:p>flood</text:p>
          </table:table-cell>
          <table:table-cell office:value-type="float" office:value="6.03">
            <text:p>6.03</text:p>
          </table:table-cell>
          <table:table-cell office:value-type="float" office:value="0.125">
            <text:p>0.125</text:p>
          </table:table-cell>
          <table:table-cell office:value-type="float" office:value="0.636363636364">
            <text:p>0.6363636364</text:p>
          </table:table-cell>
          <table:table-cell office:value-type="float" office:value="1.55814461805">
            <text:p>1.5581446181</text:p>
          </table:table-cell>
          <table:table-cell office:value-type="float" office:value="4.93622416098">
            <text:p>4.936224161</text:p>
          </table:table-cell>
          <table:table-cell office:value-type="float" office:value="0.0832372886904">
            <text:p>0.0832372887</text:p>
          </table:table-cell>
          <table:table-cell office:value-type="float" office:value="0.451079017861">
            <text:p>0.4510790179</text:p>
          </table:table-cell>
          <table:table-cell table:number-columns-repeated="7"/>
        </table:table-row>
        <table:table-row table:style-name="ro2">
          <table:table-cell office:value-type="string">
            <text:p>registration</text:p>
          </table:table-cell>
          <table:table-cell office:value-type="string">
            <text:p>arrangement</text:p>
          </table:table-cell>
          <table:table-cell office:value-type="float" office:value="6">
            <text:p>6</text:p>
          </table:table-cell>
          <table:table-cell office:value-type="float" office:value="0.2">
            <text:p>0.2</text:p>
          </table:table-cell>
          <table:table-cell office:value-type="float" office:value="0.666666666667">
            <text:p>0.6666666667</text:p>
          </table:table-cell>
          <table:table-cell office:value-type="float" office:value="2.02814824729">
            <text:p>2.0281482473</text:p>
          </table:table-cell>
          <table:table-cell office:value-type="float" office:value="3.14352023311">
            <text:p>3.1435202331</text:p>
          </table:table-cell>
          <table:table-cell office:value-type="float" office:value="0.0920107193607">
            <text:p>0.0920107194</text:p>
          </table:table-cell>
          <table:table-cell office:value-type="float" office:value="0.359365148088">
            <text:p>0.3593651481</text:p>
          </table:table-cell>
          <table:table-cell table:number-columns-repeated="7"/>
        </table:table-row>
        <table:table-row table:style-name="ro2">
          <table:table-cell office:value-type="string">
            <text:p>arrival</text:p>
          </table:table-cell>
          <table:table-cell office:value-type="string">
            <text:p>hotel</text:p>
          </table:table-cell>
          <table:table-cell office:value-type="float" office:value="6">
            <text:p>6</text:p>
          </table:table-cell>
          <table:table-cell office:value-type="float" office:value="0.1">
            <text:p>0.1</text:p>
          </table:table-cell>
          <table:table-cell office:value-type="float" office:value="0.470588235294">
            <text:p>0.4705882353</text:p>
          </table:table-cell>
          <table:table-cell office:value-type="float" office:value="1.33500106673">
            <text:p>1.3350010667</text:p>
          </table:table-cell>
          <table:table-cell office:value-type="float" office:value="1.53183374322">
            <text:p>1.5318337432</text:p>
          </table:table-cell>
          <table:table-cell office:value-type="float" office:value="0.0622649866339">
            <text:p>0.0622649866</text:p>
          </table:table-cell>
          <table:table-cell office:value-type="float" office:value="0.160199654704">
            <text:p>0.1601996547</text:p>
          </table:table-cell>
          <table:table-cell table:number-columns-repeated="7"/>
        </table:table-row>
        <table:table-row table:style-name="ro2">
          <table:table-cell office:value-type="string">
            <text:p>announcement</text:p>
          </table:table-cell>
          <table:table-cell office:value-type="string">
            <text:p>warning</text:p>
          </table:table-cell>
          <table:table-cell office:value-type="float" office:value="6">
            <text:p>6</text:p>
          </table:table-cell>
          <table:table-cell office:value-type="float" office:value="0.166666666667">
            <text:p>0.1666666667</text:p>
          </table:table-cell>
          <table:table-cell office:value-type="float" office:value="0.615384615385">
            <text:p>0.6153846154</text:p>
          </table:table-cell>
          <table:table-cell office:value-type="float" office:value="1.8458266905">
            <text:p>1.8458266905</text:p>
          </table:table-cell>
          <table:table-cell office:value-type="float" office:value="3.84781542124">
            <text:p>3.8478154212</text:p>
          </table:table-cell>
          <table:table-cell office:value-type="float" office:value="0.109490218573">
            <text:p>0.1094902186</text:p>
          </table:table-cell>
          <table:table-cell office:value-type="float" office:value="0.457287525015">
            <text:p>0.457287525</text:p>
          </table:table-cell>
          <table:table-cell table:number-columns-repeated="7"/>
        </table:table-row>
        <table:table-row table:style-name="ro2">
          <table:table-cell office:value-type="string">
            <text:p>game</text:p>
          </table:table-cell>
          <table:table-cell office:value-type="string">
            <text:p>round</text:p>
          </table:table-cell>
          <table:table-cell office:value-type="float" office:value="5.97">
            <text:p>5.97</text:p>
          </table:table-cell>
          <table:table-cell office:value-type="float" office:value="0.333333333333">
            <text:p>0.3333333333</text:p>
          </table:table-cell>
          <table:table-cell office:value-type="float" office:value="0.888888888889">
            <text:p>0.8888888889</text:p>
          </table:table-cell>
          <table:table-cell office:value-type="float" office:value="2.53897387106">
            <text:p>2.5389738711</text:p>
          </table:table-cell>
          <table:table-cell office:value-type="float" office:value="6.96396545518">
            <text:p>6.9639654552</text:p>
          </table:table-cell>
          <table:table-cell office:value-type="float" office:value="0.208612167103">
            <text:p>0.2086121671</text:p>
          </table:table-cell>
          <table:table-cell office:value-type="float" office:value="0.743953188939">
            <text:p>0.7439531889</text:p>
          </table:table-cell>
          <table:table-cell table:number-columns-repeated="7"/>
        </table:table-row>
        <table:table-row table:style-name="ro2">
          <table:table-cell office:value-type="string">
            <text:p>baseball</text:p>
          </table:table-cell>
          <table:table-cell office:value-type="string">
            <text:p>season</text:p>
          </table:table-cell>
          <table:table-cell office:value-type="float" office:value="5.97">
            <text:p>5.97</text:p>
          </table:table-cell>
          <table:table-cell office:value-type="float" office:value="0.0666666666667">
            <text:p>0.0666666667</text:p>
          </table:table-cell>
          <table:table-cell office:value-type="float" office:value="0.222222222222">
            <text:p>0.2222222222</text:p>
          </table:table-cell>
          <table:table-cell office:value-type="float" office:value="0.929535958624">
            <text:p>0.9295359586</text:p>
          </table:table-cell>
          <table:table-cell office:value-type="float" office:value="0.596229207898">
            <text:p>0.5962292079</text:p>
          </table:table-cell>
          <table:table-cell office:value-type="float" office:value="0.0624939028923">
            <text:p>0.0624939029</text:p>
          </table:table-cell>
          <table:table-cell office:value-type="float" office:value="0.0693530922664">
            <text:p>0.0693530923</text:p>
          </table:table-cell>
          <table:table-cell table:number-columns-repeated="7"/>
        </table:table-row>
        <table:table-row table:style-name="ro2">
          <table:table-cell office:value-type="string">
            <text:p>drink</text:p>
          </table:table-cell>
          <table:table-cell office:value-type="string">
            <text:p>mouth</text:p>
          </table:table-cell>
          <table:table-cell office:value-type="float" office:value="5.96">
            <text:p>5.96</text:p>
          </table:table-cell>
          <table:table-cell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office:value-type="float" office:value="1.69167601067">
            <text:p>1.6916760107</text:p>
          </table:table-cell>
          <table:table-cell office:value-type="float" office:value="3.96759837487">
            <text:p>3.9675983749</text:p>
          </table:table-cell>
          <table:table-cell office:value-type="float" office:value="0.0935875190017">
            <text:p>0.093587519</text:p>
          </table:table-cell>
          <table:table-cell office:value-type="float" office:value="0.426156490665">
            <text:p>0.4261564907</text:p>
          </table:table-cell>
          <table:table-cell table:number-columns-repeated="7"/>
        </table:table-row>
        <table:table-row table:style-name="ro2">
          <table:table-cell office:value-type="string">
            <text:p>life</text:p>
          </table:table-cell>
          <table:table-cell office:value-type="string">
            <text:p>lesson</text:p>
          </table:table-cell>
          <table:table-cell office:value-type="float" office:value="5.94">
            <text:p>5.94</text:p>
          </table:table-cell>
          <table:table-cell office:value-type="float" office:value="0.111111111111">
            <text:p>0.1111111111</text:p>
          </table:table-cell>
          <table:table-cell office:value-type="float" office:value="0.333333333333">
            <text:p>0.3333333333</text:p>
          </table:table-cell>
          <table:table-cell office:value-type="float" office:value="1.44036158239">
            <text:p>1.4403615824</text:p>
          </table:table-cell>
          <table:table-cell office:value-type="float" office:value="1.59275486361">
            <text:p>1.5927548636</text:p>
          </table:table-cell>
          <table:table-cell office:value-type="float" office:value="0.075320534807">
            <text:p>0.0753205348</text:p>
          </table:table-cell>
          <table:table-cell office:value-type="float" office:value="0.193505653489">
            <text:p>0.1935056535</text:p>
          </table:table-cell>
          <table:table-cell table:number-columns-repeated="7"/>
        </table:table-row>
        <table:table-row table:style-name="ro2">
          <table:table-cell office:value-type="string">
            <text:p>grocery</text:p>
          </table:table-cell>
          <table:table-cell office:value-type="string">
            <text:p>money</text:p>
          </table:table-cell>
          <table:table-cell office:value-type="float" office:value="5.94">
            <text:p>5.94</text:p>
          </table:table-cell>
          <table:table-cell office:value-type="float" office:value="0.0714285714286">
            <text:p>0.0714285714</text:p>
          </table:table-cell>
          <table:table-cell office:value-type="float" office:value="0.133333333333">
            <text:p>0.1333333333</text:p>
          </table:table-cell>
          <table:table-cell office:value-type="float" office:value="0.998528830111">
            <text:p>0.9985288301</text:p>
          </table:table-cell>
          <table:table-cell office:value-type="float" office:value="0">
            <text:p>0</text:p>
          </table:table-cell>
          <table:table-cell office:value-type="float" office:value="0.0574041064217">
            <text:p>0.057404106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energy</text:p>
          </table:table-cell>
          <table:table-cell office:value-type="string">
            <text:p>crisis</text:p>
          </table:table-cell>
          <table:table-cell office:value-type="float" office:value="5.94">
            <text:p>5.94</text:p>
          </table:table-cell>
          <table:table-cell office:value-type="float" office:value="0.142857142857">
            <text:p>0.1428571429</text:p>
          </table:table-cell>
          <table:table-cell office:value-type="float" office:value="0.625">
            <text:p>0.625</text:p>
          </table:table-cell>
          <table:table-cell office:value-type="float" office:value="1.69167601067">
            <text:p>1.6916760107</text:p>
          </table:table-cell>
          <table:table-cell office:value-type="float" office:value="4.2347889903">
            <text:p>4.2347889903</text:p>
          </table:table-cell>
          <table:table-cell office:value-type="float" office:value="0.0940099006498">
            <text:p>0.0940099006</text:p>
          </table:table-cell>
          <table:table-cell office:value-type="float" office:value="0.443276619574">
            <text:p>0.4432766196</text:p>
          </table:table-cell>
          <table:table-cell table:number-columns-repeated="7"/>
        </table:table-row>
        <table:table-row table:style-name="ro2">
          <table:table-cell office:value-type="string">
            <text:p>reason</text:p>
          </table:table-cell>
          <table:table-cell office:value-type="string">
            <text:p>criterion</text:p>
          </table:table-cell>
          <table:table-cell office:value-type="float" office:value="5.91">
            <text:p>5.91</text:p>
          </table:table-cell>
          <table:table-cell office:value-type="float" office:value="0.125">
            <text:p>0.125</text:p>
          </table:table-cell>
          <table:table-cell office:value-type="float" office:value="0.533333333333">
            <text:p>0.5333333333</text:p>
          </table:table-cell>
          <table:table-cell office:value-type="float" office:value="1.55814461805">
            <text:p>1.5581446181</text:p>
          </table:table-cell>
          <table:table-cell office:value-type="float" office:value="2.64452085446">
            <text:p>2.6445208545</text:p>
          </table:table-cell>
          <table:table-cell office:value-type="float" office:value="0.0874183148785">
            <text:p>0.0874183149</text:p>
          </table:table-cell>
          <table:table-cell office:value-type="float" office:value="0.316173441422">
            <text:p>0.3161734414</text:p>
          </table:table-cell>
          <table:table-cell table:number-columns-repeated="7"/>
        </table:table-row>
        <table:table-row table:style-name="ro2">
          <table:table-cell office:value-type="string">
            <text:p>equipment</text:p>
          </table:table-cell>
          <table:table-cell office:value-type="string">
            <text:p>maker</text:p>
          </table:table-cell>
          <table:table-cell office:value-type="float" office:value="5.91">
            <text:p>5.91</text:p>
          </table:table-cell>
          <table:table-cell office:value-type="float" office:value="0.111111111111">
            <text:p>0.1111111111</text:p>
          </table:table-cell>
          <table:table-cell office:value-type="float" office:value="0.5">
            <text:p>0.5</text:p>
          </table:table-cell>
          <table:table-cell office:value-type="float" office:value="1.44036158239">
            <text:p>1.4403615824</text:p>
          </table:table-cell>
          <table:table-cell office:value-type="float" office:value="1.53183374322">
            <text:p>1.5318337432</text:p>
          </table:table-cell>
          <table:table-cell office:value-type="float" office:value="0.0995156677759">
            <text:p>0.0995156678</text:p>
          </table:table-cell>
          <table:table-cell office:value-type="float" office:value="0.233647718178">
            <text:p>0.2336477182</text:p>
          </table:table-cell>
          <table:table-cell table:number-columns-repeated="7"/>
        </table:table-row>
        <table:table-row table:style-name="ro2">
          <table:table-cell office:value-type="string">
            <text:p>cup</text:p>
          </table:table-cell>
          <table:table-cell office:value-type="string">
            <text:p>liquid</text:p>
          </table:table-cell>
          <table:table-cell office:value-type="float" office:value="5.9">
            <text:p>5.9</text:p>
          </table:table-cell>
          <table:table-cell office:value-type="float" office:value="0.166666666667">
            <text:p>0.1666666667</text:p>
          </table:table-cell>
          <table:table-cell office:value-type="float" office:value="0.736842105263">
            <text:p>0.7368421053</text:p>
          </table:table-cell>
          <table:table-cell office:value-type="float" office:value="1.8458266905">
            <text:p>1.8458266905</text:p>
          </table:table-cell>
          <table:table-cell office:value-type="float" office:value="6.44368713408">
            <text:p>6.4436871341</text:p>
          </table:table-cell>
          <table:table-cell office:value-type="float" office:value="0.251328174453">
            <text:p>0.2513281745</text:p>
          </table:table-cell>
          <table:table-cell office:value-type="float" office:value="0.764093093254">
            <text:p>0.7640930933</text:p>
          </table:table-cell>
          <table:table-cell table:number-columns-repeated="7"/>
        </table:table-row>
        <table:table-row table:style-name="ro2">
          <table:table-cell office:value-type="string">
            <text:p>deployment</text:p>
          </table:table-cell>
          <table:table-cell office:value-type="string">
            <text:p>withdrawal</text:p>
          </table:table-cell>
          <table:table-cell office:value-type="float" office:value="5.88">
            <text:p>5.88</text:p>
          </table:table-cell>
          <table:table-cell office:value-type="float" office:value="0.2">
            <text:p>0.2</text:p>
          </table:table-cell>
          <table:table-cell office:value-type="float" office:value="0.777777777778">
            <text:p>0.7777777778</text:p>
          </table:table-cell>
          <table:table-cell office:value-type="float" office:value="2.02814824729">
            <text:p>2.0281482473</text:p>
          </table:table-cell>
          <table:table-cell office:value-type="float" office:value="8.77186777426">
            <text:p>8.7718677743</text:p>
          </table:table-cell>
          <table:table-cell office:value-type="float" office:value="0.105914766402">
            <text:p>0.1059147664</text:p>
          </table:table-cell>
          <table:table-cell office:value-type="float" office:value="0.650122187253">
            <text:p>0.6501221873</text:p>
          </table:table-cell>
          <table:table-cell table:number-columns-repeated="7"/>
        </table:table-row>
        <table:table-row table:style-name="ro2">
          <table:table-cell office:value-type="string">
            <text:p>tiger</text:p>
          </table:table-cell>
          <table:table-cell office:value-type="string">
            <text:p>zoo</text:p>
          </table:table-cell>
          <table:table-cell office:value-type="float" office:value="5.87">
            <text:p>5.87</text:p>
          </table:table-cell>
          <table:table-cell office:value-type="float" office:value="0.125">
            <text:p>0.125</text:p>
          </table:table-cell>
          <table:table-cell office:value-type="float" office:value="0.533333333333">
            <text:p>0.5333333333</text:p>
          </table:table-cell>
          <table:table-cell office:value-type="float" office:value="1.55814461805">
            <text:p>1.5581446181</text:p>
          </table:table-cell>
          <table:table-cell office:value-type="float" office:value="1.53183374322">
            <text:p>1.5318337432</text:p>
          </table:table-cell>
          <table:table-cell office:value-type="float" office:value="0.0470314630506">
            <text:p>0.0470314631</text:p>
          </table:table-cell>
          <table:table-cell office:value-type="float" office:value="0.125941944977">
            <text:p>0.125941945</text:p>
          </table:table-cell>
          <table:table-cell table:number-columns-repeated="7"/>
        </table:table-row>
        <table:table-row table:style-name="ro2">
          <table:table-cell office:value-type="string">
            <text:p>journey</text:p>
          </table:table-cell>
          <table:table-cell office:value-type="string">
            <text:p>car</text:p>
          </table:table-cell>
          <table:table-cell office:value-type="float" office:value="5.85">
            <text:p>5.85</text:p>
          </table:table-cell>
          <table:table-cell office:value-type="float" office:value="0.0555555555556">
            <text:p>0.0555555556</text:p>
          </table:table-cell>
          <table:table-cell office:value-type="float" office:value="0.105263157895">
            <text:p>0.1052631579</text:p>
          </table:table-cell>
          <table:table-cell office:value-type="float" office:value="0.74721440183">
            <text:p>0.7472144018</text:p>
          </table:table-cell>
          <table:table-cell office:value-type="float" office:value="0">
            <text:p>0</text:p>
          </table:table-cell>
          <table:table-cell office:value-type="float" office:value="0.0693608307201">
            <text:p>0.0693608307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money</text:p>
          </table:table-cell>
          <table:table-cell office:value-type="string">
            <text:p>laundering</text:p>
          </table:table-cell>
          <table:table-cell office:value-type="float" office:value="5.65">
            <text:p>5.65</text:p>
          </table:table-cell>
          <table:table-cell office:value-type="float" office:value="0.0769230769231">
            <text:p>0.0769230769</text:p>
          </table:table-cell>
          <table:table-cell office:value-type="float" office:value="0.25">
            <text:p>0.25</text:p>
          </table:table-cell>
          <table:table-cell office:value-type="float" office:value="1.07263680226">
            <text:p>1.0726368023</text:p>
          </table:table-cell>
          <table:table-cell office:value-type="float" office:value="0.596229207898">
            <text:p>0.5962292079</text:p>
          </table:table-cell>
          <table:table-cell office:value-type="float" office:value="0.0519857168689">
            <text:p>0.0519857169</text:p>
          </table:table-cell>
          <table:table-cell office:value-type="float" office:value="0.0583722620343">
            <text:p>0.058372262</text:p>
          </table:table-cell>
          <table:table-cell table:number-columns-repeated="7"/>
        </table:table-row>
        <table:table-row table:style-name="ro2">
          <table:table-cell office:value-type="string">
            <text:p>summer</text:p>
          </table:table-cell>
          <table:table-cell office:value-type="string">
            <text:p>nature</text:p>
          </table:table-cell>
          <table:table-cell office:value-type="float" office:value="5.63">
            <text:p>5.63</text:p>
          </table:table-cell>
          <table:table-cell office:value-type="float" office:value="0.111111111111">
            <text:p>0.1111111111</text:p>
          </table:table-cell>
          <table:table-cell office:value-type="float" office:value="0.333333333333">
            <text:p>0.3333333333</text:p>
          </table:table-cell>
          <table:table-cell office:value-type="float" office:value="1.44036158239">
            <text:p>1.4403615824</text:p>
          </table:table-cell>
          <table:table-cell office:value-type="float" office:value="0.596229207898">
            <text:p>0.5962292079</text:p>
          </table:table-cell>
          <table:table-cell office:value-type="float" office:value="0.0649632990713">
            <text:p>0.0649632991</text:p>
          </table:table-cell>
          <table:table-cell office:value-type="float" office:value="0.0718964963579">
            <text:p>0.0718964964</text:p>
          </table:table-cell>
          <table:table-cell table:number-columns-repeated="7"/>
        </table:table-row>
        <table:table-row table:style-name="ro2">
          <table:table-cell office:value-type="string">
            <text:p>decoration</text:p>
          </table:table-cell>
          <table:table-cell office:value-type="string">
            <text:p>valor</text:p>
          </table:table-cell>
          <table:table-cell office:value-type="float" office:value="5.63">
            <text:p>5.63</text:p>
          </table:table-cell>
          <table:table-cell office:value-type="float" office:value="0.0833333333333">
            <text:p>0.0833333333</text:p>
          </table:table-cell>
          <table:table-cell office:value-type="float" office:value="0.266666666667">
            <text:p>0.2666666667</text:p>
          </table:table-cell>
          <table:table-cell office:value-type="float" office:value="1.15267950994">
            <text:p>1.1526795099</text:p>
          </table:table-cell>
          <table:table-cell office:value-type="float" office:value="0.596229207898">
            <text:p>0.5962292079</text:p>
          </table:table-cell>
          <table:table-cell office:value-type="float" office:value="0.0531551774237">
            <text:p>0.0531551774</text:p>
          </table:table-cell>
          <table:table-cell office:value-type="float" office:value="0.0521677449716">
            <text:p>0.052167745</text:p>
          </table:table-cell>
          <table:table-cell table:number-columns-repeated="7"/>
        </table:table-row>
        <table:table-row table:style-name="ro2">
          <table:table-cell office:value-type="string">
            <text:p>Mars</text:p>
          </table:table-cell>
          <table:table-cell office:value-type="string">
            <text:p>scientist</text:p>
          </table:table-cell>
          <table:table-cell office:value-type="float" office:value="5.63">
            <text:p>5.63</text:p>
          </table:table-cell>
          <table:table-cell office:value-type="float" office:value="0.1">
            <text:p>0.1</text:p>
          </table:table-cell>
          <table:table-cell office:value-type="float" office:value="0.470588235294">
            <text:p>0.4705882353</text:p>
          </table:table-cell>
          <table:table-cell office:value-type="float" office:value="1.33500106673">
            <text:p>1.3350010667</text:p>
          </table:table-cell>
          <table:table-cell office:value-type="float" office:value="1.53183374322">
            <text:p>1.5318337432</text:p>
          </table:table-cell>
          <table:table-cell office:value-type="float" office:value="0.0707999690023">
            <text:p>0.070799969</text:p>
          </table:table-cell>
          <table:table-cell office:value-type="float" office:value="0.176288374028">
            <text:p>0.176288374</text:p>
          </table:table-cell>
          <table:table-cell table:number-columns-repeated="7"/>
        </table:table-row>
        <table:table-row table:style-name="ro2">
          <table:table-cell office:value-type="string">
            <text:p>alcohol</text:p>
          </table:table-cell>
          <table:table-cell office:value-type="string">
            <text:p>chemistry</text:p>
          </table:table-cell>
          <table:table-cell office:value-type="float" office:value="5.54">
            <text:p>5.54</text:p>
          </table:table-cell>
          <table:table-cell office:value-type="float" office:value="0.2">
            <text:p>0.2</text:p>
          </table:table-cell>
          <table:table-cell office:value-type="float" office:value="0.571428571429">
            <text:p>0.5714285714</text:p>
          </table:table-cell>
          <table:table-cell office:value-type="float" office:value="2.02814824729">
            <text:p>2.0281482473</text:p>
          </table:table-cell>
          <table:table-cell office:value-type="float" office:value="3.88585704764">
            <text:p>3.8858570476</text:p>
          </table:table-cell>
          <table:table-cell office:value-type="float" office:value="0.0853668259675">
            <text:p>0.085366826</text:p>
          </table:table-cell>
          <table:table-cell office:value-type="float" office:value="0.398838519219">
            <text:p>0.3988385192</text:p>
          </table:table-cell>
          <table:table-cell table:number-columns-repeated="7"/>
        </table:table-row>
        <table:table-row table:style-name="ro2">
          <table:table-cell office:value-type="string">
            <text:p>disability</text:p>
          </table:table-cell>
          <table:table-cell office:value-type="string">
            <text:p>death</text:p>
          </table:table-cell>
          <table:table-cell office:value-type="float" office:value="5.47">
            <text:p>5.47</text:p>
          </table:table-cell>
          <table:table-cell office:value-type="float" office:value="0.125">
            <text:p>0.125</text:p>
          </table:table-cell>
          <table:table-cell office:value-type="float" office:value="0.533333333333">
            <text:p>0.5333333333</text:p>
          </table:table-cell>
          <table:table-cell office:value-type="float" office:value="1.55814461805">
            <text:p>1.5581446181</text:p>
          </table:table-cell>
          <table:table-cell office:value-type="float" office:value="3.13990804925">
            <text:p>3.1399080493</text:p>
          </table:table-cell>
          <table:table-cell office:value-type="float" office:value="0.0804211083685">
            <text:p>0.0804211084</text:p>
          </table:table-cell>
          <table:table-cell office:value-type="float" office:value="0.335561316278">
            <text:p>0.3355613163</text:p>
          </table:table-cell>
          <table:table-cell table:number-columns-repeated="7"/>
        </table:table-row>
        <table:table-row table:style-name="ro2">
          <table:table-cell office:value-type="string">
            <text:p>change</text:p>
          </table:table-cell>
          <table:table-cell office:value-type="string">
            <text:p>attitude</text:p>
          </table:table-cell>
          <table:table-cell office:value-type="float" office:value="5.44">
            <text:p>5.44</text:p>
          </table:table-cell>
          <table:table-cell office:value-type="float" office:value="0.166666666667">
            <text:p>0.1666666667</text:p>
          </table:table-cell>
          <table:table-cell office:value-type="float" office:value="0.545454545455">
            <text:p>0.5454545455</text:p>
          </table:table-cell>
          <table:table-cell office:value-type="float" office:value="1.8458266905">
            <text:p>1.8458266905</text:p>
          </table:table-cell>
          <table:table-cell office:value-type="float" office:value="3.03657793231">
            <text:p>3.0365779323</text:p>
          </table:table-cell>
          <table:table-cell office:value-type="float" office:value="0.144406931134">
            <text:p>0.1444069311</text:p>
          </table:table-cell>
          <table:table-cell office:value-type="float" office:value="0.350240615852">
            <text:p>0.3502406159</text:p>
          </table:table-cell>
          <table:table-cell table:number-columns-repeated="7"/>
        </table:table-row>
        <table:table-row table:style-name="ro2">
          <table:table-cell office:value-type="string">
            <text:p>arrangement</text:p>
          </table:table-cell>
          <table:table-cell office:value-type="string">
            <text:p>accommodation</text:p>
          </table:table-cell>
          <table:table-cell office:value-type="float" office:value="5.41">
            <text:p>5.41</text:p>
          </table:table-cell>
          <table:table-cell office:value-type="float" office:value="0.142857142857">
            <text:p>0.1428571429</text:p>
          </table:table-cell>
          <table:table-cell office:value-type="float" office:value="0.666666666667">
            <text:p>0.6666666667</text:p>
          </table:table-cell>
          <table:table-cell office:value-type="float" office:value="1.69167601067">
            <text:p>1.6916760107</text:p>
          </table:table-cell>
          <table:table-cell office:value-type="float" office:value="4.38484522248">
            <text:p>4.3848452225</text:p>
          </table:table-cell>
          <table:table-cell office:value-type="float" office:value="0.103014981912">
            <text:p>0.1030149819</text:p>
          </table:table-cell>
          <table:table-cell office:value-type="float" office:value="0.409588747378">
            <text:p>0.4095887474</text:p>
          </table:table-cell>
          <table:table-cell table:number-columns-repeated="7"/>
        </table:table-row>
        <table:table-row table:style-name="ro2">
          <table:table-cell office:value-type="string">
            <text:p>territory</text:p>
          </table:table-cell>
          <table:table-cell office:value-type="string">
            <text:p>surface</text:p>
          </table:table-cell>
          <table:table-cell office:value-type="float" office:value="5.34">
            <text:p>5.34</text:p>
          </table:table-cell>
          <table:table-cell office:value-type="float" office:value="0.166666666667">
            <text:p>0.1666666667</text:p>
          </table:table-cell>
          <table:table-cell office:value-type="float" office:value="0.615384615385">
            <text:p>0.6153846154</text:p>
          </table:table-cell>
          <table:table-cell office:value-type="float" office:value="1.8458266905">
            <text:p>1.8458266905</text:p>
          </table:table-cell>
          <table:table-cell office:value-type="float" office:value="3.29228159341">
            <text:p>3.2922815934</text:p>
          </table:table-cell>
          <table:table-cell office:value-type="float" office:value="0.208871536392">
            <text:p>0.2088715364</text:p>
          </table:table-cell>
          <table:table-cell office:value-type="float" office:value="0.557143787048">
            <text:p>0.557143787</text:p>
          </table:table-cell>
          <table:table-cell table:number-columns-repeated="7"/>
        </table:table-row>
        <table:table-row table:style-name="ro2">
          <table:table-cell office:value-type="string">
            <text:p>size</text:p>
          </table:table-cell>
          <table:table-cell office:value-type="string">
            <text:p>prominence</text:p>
          </table:table-cell>
          <table:table-cell office:value-type="float" office:value="5.31">
            <text:p>5.31</text:p>
          </table:table-cell>
          <table:table-cell office:value-type="float" office:value="0.166666666667">
            <text:p>0.1666666667</text:p>
          </table:table-cell>
          <table:table-cell office:value-type="float" office:value="0.615384615385">
            <text:p>0.6153846154</text:p>
          </table:table-cell>
          <table:table-cell office:value-type="float" office:value="1.8458266905">
            <text:p>1.8458266905</text:p>
          </table:table-cell>
          <table:table-cell office:value-type="float" office:value="3.13990804925">
            <text:p>3.1399080493</text:p>
          </table:table-cell>
          <table:table-cell office:value-type="float" office:value="0.0793938521112">
            <text:p>0.0793938521</text:p>
          </table:table-cell>
          <table:table-cell office:value-type="float" office:value="0.31211586712">
            <text:p>0.3121158671</text:p>
          </table:table-cell>
          <table:table-cell table:number-columns-repeated="7"/>
        </table:table-row>
        <table:table-row table:style-name="ro2">
          <table:table-cell office:value-type="string">
            <text:p>exhibit</text:p>
          </table:table-cell>
          <table:table-cell office:value-type="string">
            <text:p>memorabilia</text:p>
          </table:table-cell>
          <table:table-cell office:value-type="float" office:value="5.31">
            <text:p>5.31</text:p>
          </table:table-cell>
          <table:table-cell office:value-type="float" office:value="0.111111111111">
            <text:p>0.1111111111</text:p>
          </table:table-cell>
          <table:table-cell office:value-type="float" office:value="0.428571428571">
            <text:p>0.4285714286</text:p>
          </table:table-cell>
          <table:table-cell office:value-type="float" office:value="1.44036158239">
            <text:p>1.4403615824</text:p>
          </table:table-cell>
          <table:table-cell office:value-type="float" office:value="2.61964384138">
            <text:p>2.6196438414</text:p>
          </table:table-cell>
          <table:table-cell office:value-type="float" office:value="0.0518532537054">
            <text:p>0.0518532537</text:p>
          </table:table-cell>
          <table:table-cell office:value-type="float" office:value="0.213635011184">
            <text:p>0.2136350112</text:p>
          </table:table-cell>
          <table:table-cell table:number-columns-repeated="7"/>
        </table:table-row>
        <table:table-row table:style-name="ro2">
          <table:table-cell office:value-type="string">
            <text:p>credit</text:p>
          </table:table-cell>
          <table:table-cell office:value-type="string">
            <text:p>information</text:p>
          </table:table-cell>
          <table:table-cell office:value-type="float" office:value="5.31">
            <text:p>5.31</text:p>
          </table:table-cell>
          <table:table-cell office:value-type="float" office:value="0.25">
            <text:p>0.25</text:p>
          </table:table-cell>
          <table:table-cell office:value-type="float" office:value="0.727272727273">
            <text:p>0.7272727273</text:p>
          </table:table-cell>
          <table:table-cell office:value-type="float" office:value="2.25129179861">
            <text:p>2.2512917986</text:p>
          </table:table-cell>
          <table:table-cell office:value-type="float" office:value="4.93433613485">
            <text:p>4.9343361349</text:p>
          </table:table-cell>
          <table:table-cell office:value-type="float" office:value="0.143305074298">
            <text:p>0.1433050743</text:p>
          </table:table-cell>
          <table:table-cell office:value-type="float" office:value="0.551371476305">
            <text:p>0.5513714763</text:p>
          </table:table-cell>
          <table:table-cell table:number-columns-repeated="7"/>
        </table:table-row>
        <table:table-row table:style-name="ro2">
          <table:table-cell office:value-type="string">
            <text:p>territory</text:p>
          </table:table-cell>
          <table:table-cell office:value-type="string">
            <text:p>kilometer</text:p>
          </table:table-cell>
          <table:table-cell office:value-type="float" office:value="5.28">
            <text:p>5.28</text:p>
          </table:table-cell>
          <table:table-cell office:value-type="float" office:value="0.0769230769231">
            <text:p>0.0769230769</text:p>
          </table:table-cell>
          <table:table-cell office:value-type="float" office:value="0.25">
            <text:p>0.25</text:p>
          </table:table-cell>
          <table:table-cell office:value-type="float" office:value="1.07263680226">
            <text:p>1.0726368023</text:p>
          </table:table-cell>
          <table:table-cell office:value-type="float" office:value="0.596229207898">
            <text:p>0.5962292079</text:p>
          </table:table-cell>
          <table:table-cell office:value-type="float" office:value="0.0613506650572">
            <text:p>0.0613506651</text:p>
          </table:table-cell>
          <table:table-cell office:value-type="float" office:value="0.0523404497926">
            <text:p>0.0523404498</text:p>
          </table:table-cell>
          <table:table-cell table:number-columns-repeated="7"/>
        </table:table-row>
        <table:table-row table:style-name="ro2">
          <table:table-cell office:value-type="string">
            <text:p>death</text:p>
          </table:table-cell>
          <table:table-cell office:value-type="string">
            <text:p>row</text:p>
          </table:table-cell>
          <table:table-cell office:value-type="float" office:value="5.25">
            <text:p>5.25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1.55814461805">
            <text:p>1.5581446181</text:p>
          </table:table-cell>
          <table:table-cell office:value-type="float" office:value="2.33223775508">
            <text:p>2.3322377551</text:p>
          </table:table-cell>
          <table:table-cell office:value-type="float" office:value="0.0824297834718">
            <text:p>0.0824297835</text:p>
          </table:table-cell>
          <table:table-cell office:value-type="float" office:value="0.266985656079">
            <text:p>0.2669856561</text:p>
          </table:table-cell>
          <table:table-cell table:number-columns-repeated="7"/>
        </table:table-row>
        <table:table-row table:style-name="ro2">
          <table:table-cell office:value-type="string">
            <text:p>doctor</text:p>
          </table:table-cell>
          <table:table-cell office:value-type="string">
            <text:p>liability</text:p>
          </table:table-cell>
          <table:table-cell office:value-type="float" office:value="5.19">
            <text:p>5.19</text:p>
          </table:table-cell>
          <table:table-cell office:value-type="float" office:value="0.0833333333333">
            <text:p>0.0833333333</text:p>
          </table:table-cell>
          <table:table-cell office:value-type="float" office:value="0.266666666667">
            <text:p>0.2666666667</text:p>
          </table:table-cell>
          <table:table-cell office:value-type="float" office:value="1.15267950994">
            <text:p>1.1526795099</text:p>
          </table:table-cell>
          <table:table-cell office:value-type="float" office:value="0.596229207898">
            <text:p>0.5962292079</text:p>
          </table:table-cell>
          <table:table-cell office:value-type="float" office:value="0.0589858429708">
            <text:p>0.058985843</text:p>
          </table:table-cell>
          <table:table-cell office:value-type="float" office:value="0.0648671976093">
            <text:p>0.0648671976</text:p>
          </table:table-cell>
          <table:table-cell table:number-columns-repeated="7"/>
        </table:table-row>
        <table:table-row table:style-name="ro2">
          <table:table-cell office:value-type="string">
            <text:p>impartiality</text:p>
          </table:table-cell>
          <table:table-cell office:value-type="string">
            <text:p>interest</text:p>
          </table:table-cell>
          <table:table-cell office:value-type="float" office:value="5.16">
            <text:p>5.16</text:p>
          </table:table-cell>
          <table:table-cell office:value-type="float" office:value="0.111111111111">
            <text:p>0.1111111111</text:p>
          </table:table-cell>
          <table:table-cell office:value-type="float" office:value="0.4">
            <text:p>0.4</text:p>
          </table:table-cell>
          <table:table-cell office:value-type="float" office:value="1.44036158239">
            <text:p>1.4403615824</text:p>
          </table:table-cell>
          <table:table-cell office:value-type="float" office:value="1.59275486361">
            <text:p>1.5927548636</text:p>
          </table:table-cell>
          <table:table-cell office:value-type="float" office:value="0.0580393238225">
            <text:p>0.0580393238</text:p>
          </table:table-cell>
          <table:table-cell office:value-type="float" office:value="0.156036119143">
            <text:p>0.1560361191</text:p>
          </table:table-cell>
          <table:table-cell table:number-columns-repeated="7"/>
        </table:table-row>
        <table:table-row table:style-name="ro2">
          <table:table-cell office:value-type="string">
            <text:p>energy</text:p>
          </table:table-cell>
          <table:table-cell office:value-type="string">
            <text:p>laboratory</text:p>
          </table:table-cell>
          <table:table-cell office:value-type="float" office:value="5.09">
            <text:p>5.09</text:p>
          </table:table-cell>
          <table:table-cell office:value-type="float" office:value="0.1">
            <text:p>0.1</text:p>
          </table:table-cell>
          <table:table-cell office:value-type="float" office:value="0.307692307692">
            <text:p>0.3076923077</text:p>
          </table:table-cell>
          <table:table-cell office:value-type="float" office:value="1.33500106673">
            <text:p>1.3350010667</text:p>
          </table:table-cell>
          <table:table-cell office:value-type="float" office:value="0.801759114954">
            <text:p>0.801759115</text:p>
          </table:table-cell>
          <table:table-cell office:value-type="float" office:value="0.0642636788827">
            <text:p>0.0642636789</text:p>
          </table:table-cell>
          <table:table-cell office:value-type="float" office:value="0.0934211225812">
            <text:p>0.0934211226</text:p>
          </table:table-cell>
          <table:table-cell table:number-columns-repeated="7"/>
        </table:table-row>
        <table:table-row table:style-name="ro2">
          <table:table-cell office:value-type="string">
            <text:p>secretary</text:p>
          </table:table-cell>
          <table:table-cell office:value-type="string">
            <text:p>senate</text:p>
          </table:table-cell>
          <table:table-cell office:value-type="float" office:value="5.06">
            <text:p>5.06</text:p>
          </table:table-cell>
          <table:table-cell office:value-type="float" office:value="0.0714285714286">
            <text:p>0.0714285714</text:p>
          </table:table-cell>
          <table:table-cell office:value-type="float" office:value="0.133333333333">
            <text:p>0.1333333333</text:p>
          </table:table-cell>
          <table:table-cell office:value-type="float" office:value="0.998528830111">
            <text:p>0.9985288301</text:p>
          </table:table-cell>
          <table:table-cell office:value-type="float" office:value="0">
            <text:p>0</text:p>
          </table:table-cell>
          <table:table-cell office:value-type="float" office:value="0.0535793616444">
            <text:p>0.053579361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death</text:p>
          </table:table-cell>
          <table:table-cell office:value-type="string">
            <text:p>inmate</text:p>
          </table:table-cell>
          <table:table-cell office:value-type="float" office:value="5.03">
            <text:p>5.03</text:p>
          </table:table-cell>
          <table:table-cell office:value-type="float" office:value="0.0909090909091">
            <text:p>0.0909090909</text:p>
          </table:table-cell>
          <table:table-cell office:value-type="float" office:value="0.285714285714">
            <text:p>0.2857142857</text:p>
          </table:table-cell>
          <table:table-cell office:value-type="float" office:value="1.23969088693">
            <text:p>1.2396908869</text:p>
          </table:table-cell>
          <table:table-cell office:value-type="float" office:value="0.801759114954">
            <text:p>0.801759115</text:p>
          </table:table-cell>
          <table:table-cell office:value-type="float" office:value="0.0540002989922">
            <text:p>0.054000299</text:p>
          </table:table-cell>
          <table:table-cell office:value-type="float" office:value="0.0796900642283">
            <text:p>0.0796900642</text:p>
          </table:table-cell>
          <table:table-cell table:number-columns-repeated="7"/>
        </table:table-row>
        <table:table-row table:style-name="ro2">
          <table:table-cell office:value-type="string">
            <text:p>monk</text:p>
          </table:table-cell>
          <table:table-cell office:value-type="string">
            <text:p>oracle</text:p>
          </table:table-cell>
          <table:table-cell office:value-type="float" office:value="5">
            <text:p>5</text:p>
          </table:table-cell>
          <table:table-cell office:value-type="float" office:value="0.125">
            <text:p>0.125</text:p>
          </table:table-cell>
          <table:table-cell office:value-type="float" office:value="0.571428571429">
            <text:p>0.5714285714</text:p>
          </table:table-cell>
          <table:table-cell office:value-type="float" office:value="1.55814461805">
            <text:p>1.5581446181</text:p>
          </table:table-cell>
          <table:table-cell office:value-type="float" office:value="2.33354524374">
            <text:p>2.3335452437</text:p>
          </table:table-cell>
          <table:table-cell office:value-type="float" office:value="0.0624391989954">
            <text:p>0.062439199</text:p>
          </table:table-cell>
          <table:table-cell office:value-type="float" office:value="0.225652216528">
            <text:p>0.2256522165</text:p>
          </table:table-cell>
          <table:table-cell table:number-columns-repeated="7"/>
        </table:table-row>
        <table:table-row table:style-name="ro2">
          <table:table-cell office:value-type="string">
            <text:p>cup</text:p>
          </table:table-cell>
          <table:table-cell office:value-type="string">
            <text:p>food</text:p>
          </table:table-cell>
          <table:table-cell office:value-type="float" office:value="5">
            <text:p>5</text:p>
          </table:table-cell>
          <table:table-cell office:value-type="float" office:value="0.166666666667">
            <text:p>0.1666666667</text:p>
          </table:table-cell>
          <table:table-cell office:value-type="float" office:value="0.666666666667">
            <text:p>0.6666666667</text:p>
          </table:table-cell>
          <table:table-cell office:value-type="float" office:value="1.8458266905">
            <text:p>1.8458266905</text:p>
          </table:table-cell>
          <table:table-cell office:value-type="float" office:value="5.27944977989">
            <text:p>5.2794497799</text:p>
          </table:table-cell>
          <table:table-cell office:value-type="float" office:value="0.194435305675">
            <text:p>0.1944353057</text:p>
          </table:table-cell>
          <table:table-cell office:value-type="float" office:value="0.672455777532">
            <text:p>0.6724557775</text:p>
          </table:table-cell>
          <table:table-cell table:number-columns-repeated="7"/>
        </table:table-row>
        <table:table-row table:style-name="ro2">
          <table:table-cell office:value-type="string">
            <text:p>journal</text:p>
          </table:table-cell>
          <table:table-cell office:value-type="string">
            <text:p>association</text:p>
          </table:table-cell>
          <table:table-cell office:value-type="float" office:value="4.97">
            <text:p>4.97</text:p>
          </table:table-cell>
          <table:table-cell office:value-type="float" office:value="0.142857142857">
            <text:p>0.1428571429</text:p>
          </table:table-cell>
          <table:table-cell office:value-type="float" office:value="0.4">
            <text:p>0.4</text:p>
          </table:table-cell>
          <table:table-cell office:value-type="float" office:value="1.69167601067">
            <text:p>1.6916760107</text:p>
          </table:table-cell>
          <table:table-cell office:value-type="float" office:value="0.801759114954">
            <text:p>0.801759115</text:p>
          </table:table-cell>
          <table:table-cell office:value-type="float" office:value="0.0629607652809">
            <text:p>0.0629607653</text:p>
          </table:table-cell>
          <table:table-cell office:value-type="float" office:value="0.0813945228168">
            <text:p>0.0813945228</text:p>
          </table:table-cell>
          <table:table-cell table:number-columns-repeated="7"/>
        </table:table-row>
        <table:table-row table:style-name="ro2">
          <table:table-cell office:value-type="string">
            <text:p>street</text:p>
          </table:table-cell>
          <table:table-cell office:value-type="string">
            <text:p>children</text:p>
          </table:table-cell>
          <table:table-cell office:value-type="float" office:value="4.94">
            <text:p>4.94</text:p>
          </table:table-cell>
          <table:table-cell office:value-type="float" office:value="0.1">
            <text:p>0.1</text:p>
          </table:table-cell>
          <table:table-cell office:value-type="float" office:value="0.470588235294">
            <text:p>0.4705882353</text:p>
          </table:table-cell>
          <table:table-cell office:value-type="float" office:value="1.33500106673">
            <text:p>1.3350010667</text:p>
          </table:table-cell>
          <table:table-cell office:value-type="float" office:value="1.53183374322">
            <text:p>1.5318337432</text:p>
          </table:table-cell>
          <table:table-cell office:value-type="float" office:value="0.0803604636199">
            <text:p>0.0803604636</text:p>
          </table:table-cell>
          <table:table-cell office:value-type="float" office:value="0.197559128673">
            <text:p>0.1975591287</text:p>
          </table:table-cell>
          <table:table-cell table:number-columns-repeated="7"/>
        </table:table-row>
        <table:table-row table:style-name="ro2">
          <table:table-cell office:value-type="string">
            <text:p>car</text:p>
          </table:table-cell>
          <table:table-cell office:value-type="string">
            <text:p>flight</text:p>
          </table:table-cell>
          <table:table-cell office:value-type="float" office:value="4.94">
            <text:p>4.94</text:p>
          </table:table-cell>
          <table:table-cell office:value-type="float" office:value="0.125">
            <text:p>0.125</text:p>
          </table:table-cell>
          <table:table-cell office:value-type="float" office:value="0.588235294118">
            <text:p>0.5882352941</text:p>
          </table:table-cell>
          <table:table-cell office:value-type="float" office:value="1.55814461805">
            <text:p>1.5581446181</text:p>
          </table:table-cell>
          <table:table-cell office:value-type="float" office:value="2.30584873145">
            <text:p>2.3058487315</text:p>
          </table:table-cell>
          <table:table-cell office:value-type="float" office:value="0.0748068127683">
            <text:p>0.0748068128</text:p>
          </table:table-cell>
          <table:table-cell office:value-type="float" office:value="0.256498051997">
            <text:p>0.256498052</text:p>
          </table:table-cell>
          <table:table-cell table:number-columns-repeated="7"/>
        </table:table-row>
        <table:table-row table:style-name="ro2">
          <table:table-cell office:value-type="string">
            <text:p>space</text:p>
          </table:table-cell>
          <table:table-cell office:value-type="string">
            <text:p>chemistry</text:p>
          </table:table-cell>
          <table:table-cell office:value-type="float" office:value="4.88">
            <text:p>4.88</text:p>
          </table:table-cell>
          <table:table-cell office:value-type="float" office:value="0.166666666667">
            <text:p>0.1666666667</text:p>
          </table:table-cell>
          <table:table-cell office:value-type="float" office:value="0.444444444444">
            <text:p>0.4444444444</text:p>
          </table:table-cell>
          <table:table-cell office:value-type="float" office:value="1.8458266905">
            <text:p>1.8458266905</text:p>
          </table:table-cell>
          <table:table-cell office:value-type="float" office:value="0.801759114954">
            <text:p>0.801759115</text:p>
          </table:table-cell>
          <table:table-cell office:value-type="float" office:value="0.0612206031833">
            <text:p>0.0612206032</text:p>
          </table:table-cell>
          <table:table-cell office:value-type="float" office:value="0.0893928084521">
            <text:p>0.0893928085</text:p>
          </table:table-cell>
          <table:table-cell table:number-columns-repeated="7"/>
        </table:table-row>
        <table:table-row table:style-name="ro2">
          <table:table-cell office:value-type="string">
            <text:p>situation</text:p>
          </table:table-cell>
          <table:table-cell office:value-type="string">
            <text:p>conclusion</text:p>
          </table:table-cell>
          <table:table-cell office:value-type="float" office:value="4.81">
            <text:p>4.81</text:p>
          </table:table-cell>
          <table:table-cell office:value-type="float" office:value="0.142857142857">
            <text:p>0.1428571429</text:p>
          </table:table-cell>
          <table:table-cell office:value-type="float" office:value="0.625">
            <text:p>0.625</text:p>
          </table:table-cell>
          <table:table-cell office:value-type="float" office:value="1.69167601067">
            <text:p>1.6916760107</text:p>
          </table:table-cell>
          <table:table-cell office:value-type="float" office:value="2.33223775508">
            <text:p>2.3322377551</text:p>
          </table:table-cell>
          <table:table-cell office:value-type="float" office:value="0.113440767795">
            <text:p>0.1134407678</text:p>
          </table:table-cell>
          <table:table-cell office:value-type="float" office:value="0.346038361935">
            <text:p>0.3460383619</text:p>
          </table:table-cell>
          <table:table-cell table:number-columns-repeated="7"/>
        </table:table-row>
        <table:table-row table:style-name="ro2">
          <table:table-cell office:value-type="string">
            <text:p>word</text:p>
          </table:table-cell>
          <table:table-cell office:value-type="string">
            <text:p>similarity</text:p>
          </table:table-cell>
          <table:table-cell office:value-type="float" office:value="4.75">
            <text:p>4.75</text:p>
          </table:table-cell>
          <table:table-cell office:value-type="float" office:value="0.111111111111">
            <text:p>0.1111111111</text:p>
          </table:table-cell>
          <table:table-cell office:value-type="float" office:value="0.454545454545">
            <text:p>0.4545454545</text:p>
          </table:table-cell>
          <table:table-cell office:value-type="float" office:value="1.44036158239">
            <text:p>1.4403615824</text:p>
          </table:table-cell>
          <table:table-cell office:value-type="float" office:value="3.29228159341">
            <text:p>3.2922815934</text:p>
          </table:table-cell>
          <table:table-cell office:value-type="float" office:value="0.0764420326096">
            <text:p>0.0764420326</text:p>
          </table:table-cell>
          <table:table-cell office:value-type="float" office:value="0.334813326607">
            <text:p>0.3348133266</text:p>
          </table:table-cell>
          <table:table-cell table:number-columns-repeated="7"/>
        </table:table-row>
        <table:table-row table:style-name="ro2">
          <table:table-cell office:value-type="string">
            <text:p>peace</text:p>
          </table:table-cell>
          <table:table-cell office:value-type="string">
            <text:p>plan</text:p>
          </table:table-cell>
          <table:table-cell office:value-type="float" office:value="4.75">
            <text:p>4.75</text:p>
          </table:table-cell>
          <table:table-cell office:value-type="float" office:value="0.1">
            <text:p>0.1</text:p>
          </table:table-cell>
          <table:table-cell office:value-type="float" office:value="0.307692307692">
            <text:p>0.3076923077</text:p>
          </table:table-cell>
          <table:table-cell office:value-type="float" office:value="1.33500106673">
            <text:p>1.3350010667</text:p>
          </table:table-cell>
          <table:table-cell office:value-type="float" office:value="0.596229207898">
            <text:p>0.5962292079</text:p>
          </table:table-cell>
          <table:table-cell office:value-type="float" office:value="0.0690185200728">
            <text:p>0.0690185201</text:p>
          </table:table-cell>
          <table:table-cell office:value-type="float" office:value="0.0760432270944">
            <text:p>0.0760432271</text:p>
          </table:table-cell>
          <table:table-cell table:number-columns-repeated="7"/>
        </table:table-row>
        <table:table-row table:style-name="ro2">
          <table:table-cell office:value-type="string">
            <text:p>consumer</text:p>
          </table:table-cell>
          <table:table-cell office:value-type="string">
            <text:p>energy</text:p>
          </table:table-cell>
          <table:table-cell office:value-type="float" office:value="4.75">
            <text:p>4.75</text:p>
          </table:table-cell>
          <table:table-cell office:value-type="float" office:value="0.1">
            <text:p>0.1</text:p>
          </table:table-cell>
          <table:table-cell office:value-type="float" office:value="0.307692307692">
            <text:p>0.3076923077</text:p>
          </table:table-cell>
          <table:table-cell office:value-type="float" office:value="1.33500106673">
            <text:p>1.3350010667</text:p>
          </table:table-cell>
          <table:table-cell office:value-type="float" office:value="0.801759114954">
            <text:p>0.801759115</text:p>
          </table:table-cell>
          <table:table-cell office:value-type="float" office:value="0.0801170636847">
            <text:p>0.0801170637</text:p>
          </table:table-cell>
          <table:table-cell office:value-type="float" office:value="0.11384375871">
            <text:p>0.1138437587</text:p>
          </table:table-cell>
          <table:table-cell table:number-columns-repeated="7"/>
        </table:table-row>
        <table:table-row table:style-name="ro2">
          <table:table-cell office:value-type="string">
            <text:p>ministry</text:p>
          </table:table-cell>
          <table:table-cell office:value-type="string">
            <text:p>culture</text:p>
          </table:table-cell>
          <table:table-cell office:value-type="float" office:value="4.69">
            <text:p>4.69</text:p>
          </table:table-cell>
          <table:table-cell office:value-type="float" office:value="0.125">
            <text:p>0.125</text:p>
          </table:table-cell>
          <table:table-cell office:value-type="float" office:value="0.533333333333">
            <text:p>0.5333333333</text:p>
          </table:table-cell>
          <table:table-cell office:value-type="float" office:value="1.55814461805">
            <text:p>1.5581446181</text:p>
          </table:table-cell>
          <table:table-cell office:value-type="float" office:value="3.33557603779">
            <text:p>3.3355760378</text:p>
          </table:table-cell>
          <table:table-cell office:value-type="float" office:value="0.0684579742683">
            <text:p>0.0684579743</text:p>
          </table:table-cell>
          <table:table-cell office:value-type="float" office:value="0.313513816887">
            <text:p>0.3135138169</text:p>
          </table:table-cell>
          <table:table-cell table:number-columns-repeated="7"/>
        </table:table-row>
        <table:table-row table:style-name="ro2">
          <table:table-cell office:value-type="string">
            <text:p>smart</text:p>
          </table:table-cell>
          <table:table-cell office:value-type="string">
            <text:p>student</text:p>
          </table:table-cell>
          <table:table-cell office:value-type="float" office:value="4.62">
            <text:p>4.62</text:p>
          </table:table-cell>
          <table:table-cell office:value-type="float" office:value="0.0714285714286">
            <text:p>0.0714285714</text:p>
          </table:table-cell>
          <table:table-cell office:value-type="float" office:value="0.133333333333">
            <text:p>0.1333333333</text:p>
          </table:table-cell>
          <table:table-cell office:value-type="float" office:value="0.998528830111">
            <text:p>0.9985288301</text:p>
          </table:table-cell>
          <table:table-cell office:value-type="float" office:value="0">
            <text:p>0</text:p>
          </table:table-cell>
          <table:table-cell office:value-type="float" office:value="0.0543372135583">
            <text:p>0.054337213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investigation</text:p>
          </table:table-cell>
          <table:table-cell office:value-type="string">
            <text:p>effort</text:p>
          </table:table-cell>
          <table:table-cell office:value-type="float" office:value="4.59">
            <text:p>4.59</text:p>
          </table:table-cell>
          <table:table-cell office:value-type="float" office:value="0.25">
            <text:p>0.25</text:p>
          </table:table-cell>
          <table:table-cell office:value-type="float" office:value="0.823529411765">
            <text:p>0.8235294118</text:p>
          </table:table-cell>
          <table:table-cell office:value-type="float" office:value="2.25129179861">
            <text:p>2.2512917986</text:p>
          </table:table-cell>
          <table:table-cell office:value-type="float" office:value="4.80571375374">
            <text:p>4.8057137537</text:p>
          </table:table-cell>
          <table:table-cell office:value-type="float" office:value="0.234882626376">
            <text:p>0.2348826264</text:p>
          </table:table-cell>
          <table:table-cell office:value-type="float" office:value="0.693021519869">
            <text:p>0.6930215199</text:p>
          </table:table-cell>
          <table:table-cell table:number-columns-repeated="7"/>
        </table:table-row>
        <table:table-row table:style-name="ro2">
          <table:table-cell office:value-type="string">
            <text:p>image</text:p>
          </table:table-cell>
          <table:table-cell office:value-type="string">
            <text:p>surface</text:p>
          </table:table-cell>
          <table:table-cell office:value-type="float" office:value="4.56">
            <text:p>4.56</text:p>
          </table:table-cell>
          <table:table-cell office:value-type="float" office:value="0.2">
            <text:p>0.2</text:p>
          </table:table-cell>
          <table:table-cell office:value-type="float" office:value="0.714285714286">
            <text:p>0.7142857143</text:p>
          </table:table-cell>
          <table:table-cell office:value-type="float" office:value="2.02814824729">
            <text:p>2.0281482473</text:p>
          </table:table-cell>
          <table:table-cell office:value-type="float" office:value="3.29228159341">
            <text:p>3.2922815934</text:p>
          </table:table-cell>
          <table:table-cell office:value-type="float" office:value="0.11023294265">
            <text:p>0.1102329427</text:p>
          </table:table-cell>
          <table:table-cell office:value-type="float" office:value="0.378391496021">
            <text:p>0.378391496</text:p>
          </table:table-cell>
          <table:table-cell table:number-columns-repeated="7"/>
        </table:table-row>
        <table:table-row table:style-name="ro2">
          <table:table-cell office:value-type="string">
            <text:p>life</text:p>
          </table:table-cell>
          <table:table-cell office:value-type="string">
            <text:p>term</text:p>
          </table:table-cell>
          <table:table-cell office:value-type="float" office:value="4.5">
            <text:p>4.5</text:p>
          </table:table-cell>
          <table:table-cell office:value-type="float" office:value="0.333333333333">
            <text:p>0.3333333333</text:p>
          </table:table-cell>
          <table:table-cell office:value-type="float" office:value="0.833333333333">
            <text:p>0.8333333333</text:p>
          </table:table-cell>
          <table:table-cell office:value-type="float" office:value="2.53897387106">
            <text:p>2.5389738711</text:p>
          </table:table-cell>
          <table:table-cell office:value-type="float" office:value="3.8003723885">
            <text:p>3.8003723885</text:p>
          </table:table-cell>
          <table:table-cell office:value-type="float" office:value="0.175627684622">
            <text:p>0.1756276846</text:p>
          </table:table-cell>
          <table:table-cell office:value-type="float" office:value="0.571716354774">
            <text:p>0.5717163548</text:p>
          </table:table-cell>
          <table:table-cell table:number-columns-repeated="7"/>
        </table:table-row>
        <table:table-row table:style-name="ro2">
          <table:table-cell office:value-type="string">
            <text:p>start</text:p>
          </table:table-cell>
          <table:table-cell office:value-type="string">
            <text:p>match</text:p>
          </table:table-cell>
          <table:table-cell office:value-type="float" office:value="4.47">
            <text:p>4.47</text:p>
          </table:table-cell>
          <table:table-cell office:value-type="float" office:value="0.142857142857">
            <text:p>0.1428571429</text:p>
          </table:table-cell>
          <table:table-cell office:value-type="float" office:value="0.571428571429">
            <text:p>0.5714285714</text:p>
          </table:table-cell>
          <table:table-cell office:value-type="float" office:value="1.69167601067">
            <text:p>1.6916760107</text:p>
          </table:table-cell>
          <table:table-cell office:value-type="float" office:value="2.69110280536">
            <text:p>2.6911028054</text:p>
          </table:table-cell>
          <table:table-cell office:value-type="float" office:value="0.084551958998">
            <text:p>0.084551959</text:p>
          </table:table-cell>
          <table:table-cell office:value-type="float" office:value="0.307006137161">
            <text:p>0.3070061372</text:p>
          </table:table-cell>
          <table:table-cell table:number-columns-repeated="7"/>
        </table:table-row>
        <table:table-row table:style-name="ro2">
          <table:table-cell office:value-type="string">
            <text:p>computer</text:p>
          </table:table-cell>
          <table:table-cell office:value-type="string">
            <text:p>news</text:p>
          </table:table-cell>
          <table:table-cell office:value-type="float" office:value="4.47">
            <text:p>4.47</text:p>
          </table:table-cell>
          <table:table-cell office:value-type="float" office:value="0.0909090909091">
            <text:p>0.0909090909</text:p>
          </table:table-cell>
          <table:table-cell office:value-type="float" office:value="0.166666666667">
            <text:p>0.1666666667</text:p>
          </table:table-cell>
          <table:table-cell office:value-type="float" office:value="1.23969088693">
            <text:p>1.2396908869</text:p>
          </table:table-cell>
          <table:table-cell office:value-type="float" office:value="0">
            <text:p>0</text:p>
          </table:table-cell>
          <table:table-cell office:value-type="float" office:value="0.0606971845374">
            <text:p>0.060697184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board</text:p>
          </table:table-cell>
          <table:table-cell office:value-type="string">
            <text:p>recommendation</text:p>
          </table:table-cell>
          <table:table-cell office:value-type="float" office:value="4.47">
            <text:p>4.47</text:p>
          </table:table-cell>
          <table:table-cell office:value-type="float" office:value="0.0833333333333">
            <text:p>0.0833333333</text:p>
          </table:table-cell>
          <table:table-cell office:value-type="float" office:value="0.266666666667">
            <text:p>0.2666666667</text:p>
          </table:table-cell>
          <table:table-cell office:value-type="float" office:value="1.15267950994">
            <text:p>1.1526795099</text:p>
          </table:table-cell>
          <table:table-cell office:value-type="float" office:value="0.596229207898">
            <text:p>0.5962292079</text:p>
          </table:table-cell>
          <table:table-cell office:value-type="float" office:value="0.0609141729454">
            <text:p>0.0609141729</text:p>
          </table:table-cell>
          <table:table-cell office:value-type="float" office:value="0.0677186935639">
            <text:p>0.0677186936</text:p>
          </table:table-cell>
          <table:table-cell table:number-columns-repeated="7"/>
        </table:table-row>
        <table:table-row table:style-name="ro2">
          <table:table-cell office:value-type="string">
            <text:p>lad</text:p>
          </table:table-cell>
          <table:table-cell office:value-type="string">
            <text:p>brother</text:p>
          </table:table-cell>
          <table:table-cell office:value-type="float" office:value="4.46">
            <text:p>4.46</text:p>
          </table:table-cell>
          <table:table-cell office:value-type="float" office:value="0.2">
            <text:p>0.2</text:p>
          </table:table-cell>
          <table:table-cell office:value-type="float" office:value="0.666666666667">
            <text:p>0.6666666667</text:p>
          </table:table-cell>
          <table:table-cell office:value-type="float" office:value="2.02814824729">
            <text:p>2.0281482473</text:p>
          </table:table-cell>
          <table:table-cell office:value-type="float" office:value="2.33354524374">
            <text:p>2.3335452437</text:p>
          </table:table-cell>
          <table:table-cell office:value-type="float" office:value="0.073406927649">
            <text:p>0.0734069276</text:p>
          </table:table-cell>
          <table:table-cell office:value-type="float" office:value="0.255174733356">
            <text:p>0.2551747334</text:p>
          </table:table-cell>
          <table:table-cell table:number-columns-repeated="7"/>
        </table:table-row>
        <table:table-row table:style-name="ro2">
          <table:table-cell office:value-type="string">
            <text:p>observation</text:p>
          </table:table-cell>
          <table:table-cell office:value-type="string">
            <text:p>architecture</text:p>
          </table:table-cell>
          <table:table-cell office:value-type="float" office:value="4.38">
            <text:p>4.38</text:p>
          </table:table-cell>
          <table:table-cell office:value-type="float" office:value="0.166666666667">
            <text:p>0.1666666667</text:p>
          </table:table-cell>
          <table:table-cell office:value-type="float" office:value="0.705882352941">
            <text:p>0.7058823529</text:p>
          </table:table-cell>
          <table:table-cell office:value-type="float" office:value="1.8458266905">
            <text:p>1.8458266905</text:p>
          </table:table-cell>
          <table:table-cell office:value-type="float" office:value="3.14352023311">
            <text:p>3.1435202331</text:p>
          </table:table-cell>
          <table:table-cell office:value-type="float" office:value="0.0715665852284">
            <text:p>0.0715665852</text:p>
          </table:table-cell>
          <table:table-cell office:value-type="float" office:value="0.294691594213">
            <text:p>0.2946915942</text:p>
          </table:table-cell>
          <table:table-cell table:number-columns-repeated="7"/>
        </table:table-row>
        <table:table-row table:style-name="ro2">
          <table:table-cell office:value-type="string">
            <text:p>coast</text:p>
          </table:table-cell>
          <table:table-cell office:value-type="string">
            <text:p>hill</text:p>
          </table:table-cell>
          <table:table-cell office:value-type="float" office:value="4.38">
            <text:p>4.38</text:p>
          </table:table-cell>
          <table:table-cell office:value-type="float" office:value="0.2">
            <text:p>0.2</text:p>
          </table:table-cell>
          <table:table-cell office:value-type="float" office:value="0.666666666667">
            <text:p>0.6666666667</text:p>
          </table:table-cell>
          <table:table-cell office:value-type="float" office:value="2.02814824729">
            <text:p>2.0281482473</text:p>
          </table:table-cell>
          <table:table-cell office:value-type="float" office:value="5.88468103077">
            <text:p>5.8846810308</text:p>
          </table:table-cell>
          <table:table-cell office:value-type="float" office:value="0.126979654612">
            <text:p>0.1269796546</text:p>
          </table:table-cell>
          <table:table-cell office:value-type="float" office:value="0.599113162882">
            <text:p>0.5991131629</text:p>
          </table:table-cell>
          <table:table-cell table:number-columns-repeated="7"/>
        </table:table-row>
        <table:table-row table:style-name="ro2">
          <table:table-cell office:value-type="string">
            <text:p>deployment</text:p>
          </table:table-cell>
          <table:table-cell office:value-type="string">
            <text:p>departure</text:p>
          </table:table-cell>
          <table:table-cell office:value-type="float" office:value="4.25">
            <text:p>4.25</text:p>
          </table:table-cell>
          <table:table-cell office:value-type="float" office:value="0.2">
            <text:p>0.2</text:p>
          </table:table-cell>
          <table:table-cell office:value-type="float" office:value="0.714285714286">
            <text:p>0.7142857143</text:p>
          </table:table-cell>
          <table:table-cell office:value-type="float" office:value="2.02814824729">
            <text:p>2.0281482473</text:p>
          </table:table-cell>
          <table:table-cell office:value-type="float" office:value="2.33223775508">
            <text:p>2.3322377551</text:p>
          </table:table-cell>
          <table:table-cell office:value-type="float" office:value="0.0575232109846">
            <text:p>0.057523211</text:p>
          </table:table-cell>
          <table:table-cell office:value-type="float" office:value="0.21155271371">
            <text:p>0.2115527137</text:p>
          </table:table-cell>
          <table:table-cell table:number-columns-repeated="7"/>
        </table:table-row>
        <table:table-row table:style-name="ro2">
          <table:table-cell office:value-type="string">
            <text:p>benchmark</text:p>
          </table:table-cell>
          <table:table-cell office:value-type="string">
            <text:p>index</text:p>
          </table:table-cell>
          <table:table-cell office:value-type="float" office:value="4.25">
            <text:p>4.25</text:p>
          </table:table-cell>
          <table:table-cell office:value-type="float" office:value="0.25">
            <text:p>0.25</text:p>
          </table:table-cell>
          <table:table-cell office:value-type="float" office:value="0.769230769231">
            <text:p>0.7692307692</text:p>
          </table:table-cell>
          <table:table-cell office:value-type="float" office:value="2.25129179861">
            <text:p>2.2512917986</text:p>
          </table:table-cell>
          <table:table-cell office:value-type="float" office:value="6.11022001781">
            <text:p>6.1102200178</text:p>
          </table:table-cell>
          <table:table-cell office:value-type="float" office:value="0.086480762386">
            <text:p>0.0864807624</text:p>
          </table:table-cell>
          <table:table-cell office:value-type="float" office:value="0.513815650511">
            <text:p>0.5138156505</text:p>
          </table:table-cell>
          <table:table-cell table:number-columns-repeated="7"/>
        </table:table-row>
        <table:table-row table:style-name="ro2">
          <table:table-cell office:value-type="string">
            <text:p>attempt</text:p>
          </table:table-cell>
          <table:table-cell office:value-type="string">
            <text:p>peace</text:p>
          </table:table-cell>
          <table:table-cell office:value-type="float" office:value="4.25">
            <text:p>4.25</text:p>
          </table:table-cell>
          <table:table-cell office:value-type="float" office:value="0.1">
            <text:p>0.1</text:p>
          </table:table-cell>
          <table:table-cell office:value-type="float" office:value="0.307692307692">
            <text:p>0.3076923077</text:p>
          </table:table-cell>
          <table:table-cell office:value-type="float" office:value="1.33500106673">
            <text:p>1.3350010667</text:p>
          </table:table-cell>
          <table:table-cell office:value-type="float" office:value="0.596229207898">
            <text:p>0.5962292079</text:p>
          </table:table-cell>
          <table:table-cell office:value-type="float" office:value="0.069717102694">
            <text:p>0.0697171027</text:p>
          </table:table-cell>
          <table:table-cell office:value-type="float" office:value="0.0767538352474">
            <text:p>0.0767538352</text:p>
          </table:table-cell>
          <table:table-cell table:number-columns-repeated="7"/>
        </table:table-row>
        <table:table-row table:style-name="ro2">
          <table:table-cell office:value-type="string">
            <text:p>consumer</text:p>
          </table:table-cell>
          <table:table-cell office:value-type="string">
            <text:p>confidence</text:p>
          </table:table-cell>
          <table:table-cell office:value-type="float" office:value="4.13">
            <text:p>4.13</text:p>
          </table:table-cell>
          <table:table-cell office:value-type="float" office:value="0.0833333333333">
            <text:p>0.0833333333</text:p>
          </table:table-cell>
          <table:table-cell office:value-type="float" office:value="0.153846153846">
            <text:p>0.1538461538</text:p>
          </table:table-cell>
          <table:table-cell office:value-type="float" office:value="1.15267950994">
            <text:p>1.1526795099</text:p>
          </table:table-cell>
          <table:table-cell office:value-type="float" office:value="0">
            <text:p>0</text:p>
          </table:table-cell>
          <table:table-cell office:value-type="float" office:value="0.0603011318004">
            <text:p>0.060301131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tart</text:p>
          </table:table-cell>
          <table:table-cell office:value-type="string">
            <text:p>year</text:p>
          </table:table-cell>
          <table:table-cell office:value-type="float" office:value="4.06">
            <text:p>4.06</text:p>
          </table:table-cell>
          <table:table-cell office:value-type="float" office:value="0.166666666667">
            <text:p>0.1666666667</text:p>
          </table:table-cell>
          <table:table-cell office:value-type="float" office:value="0.545454545455">
            <text:p>0.5454545455</text:p>
          </table:table-cell>
          <table:table-cell office:value-type="float" office:value="1.8458266905">
            <text:p>1.8458266905</text:p>
          </table:table-cell>
          <table:table-cell office:value-type="float" office:value="2.69110280536">
            <text:p>2.6911028054</text:p>
          </table:table-cell>
          <table:table-cell office:value-type="float" office:value="0.116097079313">
            <text:p>0.1160970793</text:p>
          </table:table-cell>
          <table:table-cell office:value-type="float" office:value="0.384561737967">
            <text:p>0.384561738</text:p>
          </table:table-cell>
          <table:table-cell table:number-columns-repeated="7"/>
        </table:table-row>
        <table:table-row table:style-name="ro2">
          <table:table-cell office:value-type="string">
            <text:p>focus</text:p>
          </table:table-cell>
          <table:table-cell office:value-type="string">
            <text:p>life</text:p>
          </table:table-cell>
          <table:table-cell office:value-type="float" office:value="4.06">
            <text:p>4.06</text:p>
          </table:table-cell>
          <table:table-cell office:value-type="float" office:value="0.142857142857">
            <text:p>0.1428571429</text:p>
          </table:table-cell>
          <table:table-cell office:value-type="float" office:value="0.533333333333">
            <text:p>0.5333333333</text:p>
          </table:table-cell>
          <table:table-cell office:value-type="float" office:value="1.69167601067">
            <text:p>1.6916760107</text:p>
          </table:table-cell>
          <table:table-cell office:value-type="float" office:value="3.13990804925">
            <text:p>3.1399080493</text:p>
          </table:table-cell>
          <table:table-cell office:value-type="float" office:value="0.0940045765922">
            <text:p>0.0940045766</text:p>
          </table:table-cell>
          <table:table-cell office:value-type="float" office:value="0.37120026278">
            <text:p>0.3712002628</text:p>
          </table:table-cell>
          <table:table-cell table:number-columns-repeated="7"/>
        </table:table-row>
        <table:table-row table:style-name="ro2">
          <table:table-cell office:value-type="string">
            <text:p>development</text:p>
          </table:table-cell>
          <table:table-cell office:value-type="string">
            <text:p>issue</text:p>
          </table:table-cell>
          <table:table-cell office:value-type="float" office:value="3.97">
            <text:p>3.97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2.25129179861">
            <text:p>2.2512917986</text:p>
          </table:table-cell>
          <table:table-cell office:value-type="float" office:value="4.08877055918">
            <text:p>4.0887705592</text:p>
          </table:table-cell>
          <table:table-cell office:value-type="float" office:value="0.159949231026">
            <text:p>0.159949231</text:p>
          </table:table-cell>
          <table:table-cell office:value-type="float" office:value="0.566722824825">
            <text:p>0.5667228248</text:p>
          </table:table-cell>
          <table:table-cell table:number-columns-repeated="7"/>
        </table:table-row>
        <table:table-row table:style-name="ro2">
          <table:table-cell office:value-type="string">
            <text:p>theater</text:p>
          </table:table-cell>
          <table:table-cell office:value-type="string">
            <text:p>history</text:p>
          </table:table-cell>
          <table:table-cell office:value-type="float" office:value="3.91">
            <text:p>3.91</text:p>
          </table:table-cell>
          <table:table-cell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office:value-type="float" office:value="1.69167601067">
            <text:p>1.6916760107</text:p>
          </table:table-cell>
          <table:table-cell office:value-type="float" office:value="1.59275486361">
            <text:p>1.5927548636</text:p>
          </table:table-cell>
          <table:table-cell office:value-type="float" office:value="0.0699710577233">
            <text:p>0.0699710577</text:p>
          </table:table-cell>
          <table:table-cell office:value-type="float" office:value="0.182267292888">
            <text:p>0.1822672929</text:p>
          </table:table-cell>
          <table:table-cell table:number-columns-repeated="7"/>
        </table:table-row>
        <table:table-row table:style-name="ro2">
          <table:table-cell office:value-type="string">
            <text:p>situation</text:p>
          </table:table-cell>
          <table:table-cell office:value-type="string">
            <text:p>isolation</text:p>
          </table:table-cell>
          <table:table-cell office:value-type="float" office:value="3.88">
            <text:p>3.88</text:p>
          </table:table-cell>
          <table:table-cell office:value-type="float" office:value="0.25">
            <text:p>0.25</text:p>
          </table:table-cell>
          <table:table-cell office:value-type="float" office:value="0.727272727273">
            <text:p>0.7272727273</text:p>
          </table:table-cell>
          <table:table-cell office:value-type="float" office:value="2.25129179861">
            <text:p>2.2512917986</text:p>
          </table:table-cell>
          <table:table-cell office:value-type="float" office:value="3.13990804925">
            <text:p>3.1399080493</text:p>
          </table:table-cell>
          <table:table-cell office:value-type="float" office:value="0.107592870688">
            <text:p>0.1075928707</text:p>
          </table:table-cell>
          <table:table-cell office:value-type="float" office:value="0.403221449323">
            <text:p>0.4032214493</text:p>
          </table:table-cell>
          <table:table-cell table:number-columns-repeated="7"/>
        </table:table-row>
        <table:table-row table:style-name="ro2">
          <table:table-cell office:value-type="string">
            <text:p>profit</text:p>
          </table:table-cell>
          <table:table-cell office:value-type="string">
            <text:p>warning</text:p>
          </table:table-cell>
          <table:table-cell office:value-type="float" office:value="3.88">
            <text:p>3.88</text:p>
          </table:table-cell>
          <table:table-cell office:value-type="float" office:value="0.0909090909091">
            <text:p>0.0909090909</text:p>
          </table:table-cell>
          <table:table-cell office:value-type="float" office:value="0.285714285714">
            <text:p>0.2857142857</text:p>
          </table:table-cell>
          <table:table-cell office:value-type="float" office:value="1.23969088693">
            <text:p>1.2396908869</text:p>
          </table:table-cell>
          <table:table-cell office:value-type="float" office:value="0.596229207898">
            <text:p>0.5962292079</text:p>
          </table:table-cell>
          <table:table-cell office:value-type="float" office:value="0.0668512857309">
            <text:p>0.0668512857</text:p>
          </table:table-cell>
          <table:table-cell office:value-type="float" office:value="0.0738317080752">
            <text:p>0.0738317081</text:p>
          </table:table-cell>
          <table:table-cell table:number-columns-repeated="7"/>
        </table:table-row>
        <table:table-row table:style-name="ro2">
          <table:table-cell office:value-type="string">
            <text:p>media</text:p>
          </table:table-cell>
          <table:table-cell office:value-type="string">
            <text:p>trading</text:p>
          </table:table-cell>
          <table:table-cell office:value-type="float" office:value="3.88">
            <text:p>3.88</text:p>
          </table:table-cell>
          <table:table-cell office:value-type="float" office:value="0.142857142857">
            <text:p>0.1428571429</text:p>
          </table:table-cell>
          <table:table-cell office:value-type="float" office:value="0.625">
            <text:p>0.625</text:p>
          </table:table-cell>
          <table:table-cell office:value-type="float" office:value="1.69167601067">
            <text:p>1.6916760107</text:p>
          </table:table-cell>
          <table:table-cell office:value-type="float" office:value="2.33223775508">
            <text:p>2.3322377551</text:p>
          </table:table-cell>
          <table:table-cell office:value-type="float" office:value="0.0643651528662">
            <text:p>0.0643651529</text:p>
          </table:table-cell>
          <table:table-cell office:value-type="float" office:value="0.230905111646">
            <text:p>0.2309051116</text:p>
          </table:table-cell>
          <table:table-cell table:number-columns-repeated="7"/>
        </table:table-row>
        <table:table-row table:style-name="ro2">
          <table:table-cell office:value-type="string">
            <text:p>chance</text:p>
          </table:table-cell>
          <table:table-cell office:value-type="string">
            <text:p>credibility</text:p>
          </table:table-cell>
          <table:table-cell office:value-type="float" office:value="3.88">
            <text:p>3.88</text:p>
          </table:table-cell>
          <table:table-cell office:value-type="float" office:value="0.166666666667">
            <text:p>0.1666666667</text:p>
          </table:table-cell>
          <table:table-cell office:value-type="float" office:value="0.5">
            <text:p>0.5</text:p>
          </table:table-cell>
          <table:table-cell office:value-type="float" office:value="1.8458266905">
            <text:p>1.8458266905</text:p>
          </table:table-cell>
          <table:table-cell office:value-type="float" office:value="2.2984864149">
            <text:p>2.2984864149</text:p>
          </table:table-cell>
          <table:table-cell office:value-type="float" office:value="0.0796817080108">
            <text:p>0.079681708</text:p>
          </table:table-cell>
          <table:table-cell office:value-type="float" office:value="0.268093450872">
            <text:p>0.2680934509</text:p>
          </table:table-cell>
          <table:table-cell table:number-columns-repeated="7"/>
        </table:table-row>
        <table:table-row table:style-name="ro2">
          <table:table-cell office:value-type="string">
            <text:p>precedent</text:p>
          </table:table-cell>
          <table:table-cell office:value-type="string">
            <text:p>information</text:p>
          </table:table-cell>
          <table:table-cell office:value-type="float" office:value="3.85">
            <text:p>3.85</text:p>
          </table:table-cell>
          <table:table-cell office:value-type="float" office:value="0.333333333333">
            <text:p>0.3333333333</text:p>
          </table:table-cell>
          <table:table-cell office:value-type="float" office:value="0.833333333333">
            <text:p>0.8333333333</text:p>
          </table:table-cell>
          <table:table-cell office:value-type="float" office:value="2.53897387106">
            <text:p>2.5389738711</text:p>
          </table:table-cell>
          <table:table-cell office:value-type="float" office:value="5.08105416489">
            <text:p>5.0810541649</text:p>
          </table:table-cell>
          <table:table-cell office:value-type="float" office:value="0.151241152367">
            <text:p>0.1512411524</text:p>
          </table:table-cell>
          <table:table-cell office:value-type="float" office:value="0.605822626435">
            <text:p>0.6058226264</text:p>
          </table:table-cell>
          <table:table-cell table:number-columns-repeated="7"/>
        </table:table-row>
        <table:table-row table:style-name="ro2">
          <table:table-cell office:value-type="string">
            <text:p>architecture</text:p>
          </table:table-cell>
          <table:table-cell office:value-type="string">
            <text:p>century</text:p>
          </table:table-cell>
          <table:table-cell office:value-type="float" office:value="3.78">
            <text:p>3.78</text:p>
          </table:table-cell>
          <table:table-cell office:value-type="float" office:value="0.1">
            <text:p>0.1</text:p>
          </table:table-cell>
          <table:table-cell office:value-type="float" office:value="0.307692307692">
            <text:p>0.3076923077</text:p>
          </table:table-cell>
          <table:table-cell office:value-type="float" office:value="1.33500106673">
            <text:p>1.3350010667</text:p>
          </table:table-cell>
          <table:table-cell office:value-type="float" office:value="0.596229207898">
            <text:p>0.5962292079</text:p>
          </table:table-cell>
          <table:table-cell office:value-type="float" office:value="0.0565568257355">
            <text:p>0.0565568257</text:p>
          </table:table-cell>
          <table:table-cell office:value-type="float" office:value="0.0631806544265">
            <text:p>0.0631806544</text:p>
          </table:table-cell>
          <table:table-cell table:number-columns-repeated="7"/>
        </table:table-row>
        <table:table-row table:style-name="ro2">
          <table:table-cell office:value-type="string">
            <text:p>population</text:p>
          </table:table-cell>
          <table:table-cell office:value-type="string">
            <text:p>development</text:p>
          </table:table-cell>
          <table:table-cell office:value-type="float" office:value="3.75">
            <text:p>3.75</text:p>
          </table:table-cell>
          <table:table-cell office:value-type="float" office:value="0.142857142857">
            <text:p>0.1428571429</text:p>
          </table:table-cell>
          <table:table-cell office:value-type="float" office:value="0.727272727273">
            <text:p>0.7272727273</text:p>
          </table:table-cell>
          <table:table-cell office:value-type="float" office:value="1.69167601067">
            <text:p>1.6916760107</text:p>
          </table:table-cell>
          <table:table-cell office:value-type="float" office:value="5.65394766492">
            <text:p>5.6539476649</text:p>
          </table:table-cell>
          <table:table-cell office:value-type="float" office:value="0.158440526872">
            <text:p>0.1584405269</text:p>
          </table:table-cell>
          <table:table-cell office:value-type="float" office:value="0.641786197946">
            <text:p>0.6417861979</text:p>
          </table:table-cell>
          <table:table-cell table:number-columns-repeated="7"/>
        </table:table-row>
        <table:table-row table:style-name="ro2">
          <table:table-cell office:value-type="string">
            <text:p>stock</text:p>
          </table:table-cell>
          <table:table-cell office:value-type="string">
            <text:p>live</text:p>
          </table:table-cell>
          <table:table-cell office:value-type="float" office:value="3.73">
            <text:p>3.73</text:p>
          </table:table-cell>
          <table:table-cell table:number-columns-repeated="6"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peace</text:p>
          </table:table-cell>
          <table:table-cell office:value-type="string">
            <text:p>atmosphere</text:p>
          </table:table-cell>
          <table:table-cell office:value-type="float" office:value="3.69">
            <text:p>3.69</text:p>
          </table:table-cell>
          <table:table-cell office:value-type="float" office:value="0.2">
            <text:p>0.2</text:p>
          </table:table-cell>
          <table:table-cell office:value-type="float" office:value="0.714285714286">
            <text:p>0.7142857143</text:p>
          </table:table-cell>
          <table:table-cell office:value-type="float" office:value="2.02814824729">
            <text:p>2.0281482473</text:p>
          </table:table-cell>
          <table:table-cell office:value-type="float" office:value="4.2347889903">
            <text:p>4.2347889903</text:p>
          </table:table-cell>
          <table:table-cell office:value-type="float" office:value="0.118672514064">
            <text:p>0.1186725141</text:p>
          </table:table-cell>
          <table:table-cell office:value-type="float" office:value="0.501273277257">
            <text:p>0.5012732773</text:p>
          </table:table-cell>
          <table:table-cell table:number-columns-repeated="7"/>
        </table:table-row>
        <table:table-row table:style-name="ro2">
          <table:table-cell office:value-type="string">
            <text:p>morality</text:p>
          </table:table-cell>
          <table:table-cell office:value-type="string">
            <text:p>marriage</text:p>
          </table:table-cell>
          <table:table-cell office:value-type="float" office:value="3.69">
            <text:p>3.69</text:p>
          </table:table-cell>
          <table:table-cell office:value-type="float" office:value="0.166666666667">
            <text:p>0.1666666667</text:p>
          </table:table-cell>
          <table:table-cell office:value-type="float" office:value="0.545454545455">
            <text:p>0.5454545455</text:p>
          </table:table-cell>
          <table:table-cell office:value-type="float" office:value="1.8458266905">
            <text:p>1.8458266905</text:p>
          </table:table-cell>
          <table:table-cell office:value-type="float" office:value="2.2984864149">
            <text:p>2.2984864149</text:p>
          </table:table-cell>
          <table:table-cell office:value-type="float" office:value="0.0961398420447">
            <text:p>0.096139842</text:p>
          </table:table-cell>
          <table:table-cell office:value-type="float" office:value="0.306495755509">
            <text:p>0.3064957555</text:p>
          </table:table-cell>
          <table:table-cell table:number-columns-repeated="7"/>
        </table:table-row>
        <table:table-row table:style-name="ro2">
          <table:table-cell office:value-type="string">
            <text:p>minority</text:p>
          </table:table-cell>
          <table:table-cell office:value-type="string">
            <text:p>peace</text:p>
          </table:table-cell>
          <table:table-cell office:value-type="float" office:value="3.69">
            <text:p>3.69</text:p>
          </table:table-cell>
          <table:table-cell office:value-type="float" office:value="0.166666666667">
            <text:p>0.1666666667</text:p>
          </table:table-cell>
          <table:table-cell office:value-type="float" office:value="0.615384615385">
            <text:p>0.6153846154</text:p>
          </table:table-cell>
          <table:table-cell office:value-type="float" office:value="1.8458266905">
            <text:p>1.8458266905</text:p>
          </table:table-cell>
          <table:table-cell office:value-type="float" office:value="3.13990804925">
            <text:p>3.1399080493</text:p>
          </table:table-cell>
          <table:table-cell office:value-type="float" office:value="0.0690766074555">
            <text:p>0.0690766075</text:p>
          </table:table-cell>
          <table:table-cell office:value-type="float" office:value="0.302547010487">
            <text:p>0.3025470105</text:p>
          </table:table-cell>
          <table:table-cell table:number-columns-repeated="7"/>
        </table:table-row>
        <table:table-row table:style-name="ro2">
          <table:table-cell office:value-type="string">
            <text:p>atmosphere</text:p>
          </table:table-cell>
          <table:table-cell office:value-type="string">
            <text:p>landscape</text:p>
          </table:table-cell>
          <table:table-cell office:value-type="float" office:value="3.69">
            <text:p>3.69</text:p>
          </table:table-cell>
          <table:table-cell office:value-type="float" office:value="0.111111111111">
            <text:p>0.1111111111</text:p>
          </table:table-cell>
          <table:table-cell office:value-type="float" office:value="0.5">
            <text:p>0.5</text:p>
          </table:table-cell>
          <table:table-cell office:value-type="float" office:value="1.44036158239">
            <text:p>1.4403615824</text:p>
          </table:table-cell>
          <table:table-cell office:value-type="float" office:value="3.01158616277">
            <text:p>3.0115861628</text:p>
          </table:table-cell>
          <table:table-cell office:value-type="float" office:value="0.0706623023122">
            <text:p>0.0706623023</text:p>
          </table:table-cell>
          <table:table-cell office:value-type="float" office:value="0.29854648775">
            <text:p>0.2985464878</text:p>
          </table:table-cell>
          <table:table-cell table:number-columns-repeated="7"/>
        </table:table-row>
        <table:table-row table:style-name="ro2">
          <table:table-cell office:value-type="string">
            <text:p>report</text:p>
          </table:table-cell>
          <table:table-cell office:value-type="string">
            <text:p>gain</text:p>
          </table:table-cell>
          <table:table-cell office:value-type="float" office:value="3.63">
            <text:p>3.63</text:p>
          </table:table-cell>
          <table:table-cell office:value-type="float" office:value="0.125">
            <text:p>0.125</text:p>
          </table:table-cell>
          <table:table-cell office:value-type="float" office:value="0.363636363636">
            <text:p>0.3636363636</text:p>
          </table:table-cell>
          <table:table-cell office:value-type="float" office:value="1.55814461805">
            <text:p>1.5581446181</text:p>
          </table:table-cell>
          <table:table-cell office:value-type="float" office:value="0.596229207898">
            <text:p>0.5962292079</text:p>
          </table:table-cell>
          <table:table-cell office:value-type="float" office:value="0.0769912218147">
            <text:p>0.0769912218</text:p>
          </table:table-cell>
          <table:table-cell office:value-type="float" office:value="0.0840887413981">
            <text:p>0.0840887414</text:p>
          </table:table-cell>
          <table:table-cell table:number-columns-repeated="7"/>
        </table:table-row>
        <table:table-row table:style-name="ro2">
          <table:table-cell office:value-type="string">
            <text:p>music</text:p>
          </table:table-cell>
          <table:table-cell office:value-type="string">
            <text:p>project</text:p>
          </table:table-cell>
          <table:table-cell office:value-type="float" office:value="3.63">
            <text:p>3.63</text:p>
          </table:table-cell>
          <table:table-cell office:value-type="float" office:value="0.25">
            <text:p>0.25</text:p>
          </table:table-cell>
          <table:table-cell office:value-type="float" office:value="0.8">
            <text:p>0.8</text:p>
          </table:table-cell>
          <table:table-cell office:value-type="float" office:value="2.25129179861">
            <text:p>2.2512917986</text:p>
          </table:table-cell>
          <table:table-cell office:value-type="float" office:value="3.14352023311">
            <text:p>3.1435202331</text:p>
          </table:table-cell>
          <table:table-cell office:value-type="float" office:value="0.120763298828">
            <text:p>0.1207632988</text:p>
          </table:table-cell>
          <table:table-cell office:value-type="float" office:value="0.431573935134">
            <text:p>0.4315739351</text:p>
          </table:table-cell>
          <table:table-cell table:number-columns-repeated="7"/>
        </table:table-row>
        <table:table-row table:style-name="ro2">
          <table:table-cell office:value-type="string">
            <text:p>seven</text:p>
          </table:table-cell>
          <table:table-cell office:value-type="string">
            <text:p>series</text:p>
          </table:table-cell>
          <table:table-cell office:value-type="float" office:value="3.56">
            <text:p>3.56</text:p>
          </table:table-cell>
          <table:table-cell office:value-type="float" office:value="0.111111111111">
            <text:p>0.1111111111</text:p>
          </table:table-cell>
          <table:table-cell office:value-type="float" office:value="0.375">
            <text:p>0.375</text:p>
          </table:table-cell>
          <table:table-cell office:value-type="float" office:value="1.44036158239">
            <text:p>1.4403615824</text:p>
          </table:table-cell>
          <table:table-cell office:value-type="float" office:value="3.03657793231">
            <text:p>3.0365779323</text:p>
          </table:table-cell>
          <table:table-cell office:value-type="float" office:value="0.0760194229264">
            <text:p>0.0760194229</text:p>
          </table:table-cell>
          <table:table-cell office:value-type="float" office:value="0.315854699889">
            <text:p>0.3158546999</text:p>
          </table:table-cell>
          <table:table-cell table:number-columns-repeated="7"/>
        </table:table-row>
        <table:table-row table:style-name="ro2">
          <table:table-cell office:value-type="string">
            <text:p>experience</text:p>
          </table:table-cell>
          <table:table-cell office:value-type="string">
            <text:p>music</text:p>
          </table:table-cell>
          <table:table-cell office:value-type="float" office:value="3.47">
            <text:p>3.47</text:p>
          </table:table-cell>
          <table:table-cell office:value-type="float" office:value="0.166666666667">
            <text:p>0.1666666667</text:p>
          </table:table-cell>
          <table:table-cell office:value-type="float" office:value="0.615384615385">
            <text:p>0.6153846154</text:p>
          </table:table-cell>
          <table:table-cell office:value-type="float" office:value="1.8458266905">
            <text:p>1.8458266905</text:p>
          </table:table-cell>
          <table:table-cell office:value-type="float" office:value="2.64452085446">
            <text:p>2.6445208545</text:p>
          </table:table-cell>
          <table:table-cell office:value-type="float" office:value="0.0938798961104">
            <text:p>0.0938798961</text:p>
          </table:table-cell>
          <table:table-cell office:value-type="float" office:value="0.329319172845">
            <text:p>0.3293191728</text:p>
          </table:table-cell>
          <table:table-cell table:number-columns-repeated="7"/>
        </table:table-row>
        <table:table-row table:style-name="ro2">
          <table:table-cell office:value-type="string">
            <text:p>school</text:p>
          </table:table-cell>
          <table:table-cell office:value-type="string">
            <text:p>center</text:p>
          </table:table-cell>
          <table:table-cell office:value-type="float" office:value="3.44">
            <text:p>3.44</text:p>
          </table:table-cell>
          <table:table-cell office:value-type="float" office:value="0.333333333333">
            <text:p>0.3333333333</text:p>
          </table:table-cell>
          <table:table-cell office:value-type="float" office:value="0.875">
            <text:p>0.875</text:p>
          </table:table-cell>
          <table:table-cell office:value-type="float" office:value="2.53897387106">
            <text:p>2.5389738711</text:p>
          </table:table-cell>
          <table:table-cell office:value-type="float" office:value="5.71507524394">
            <text:p>5.7150752439</text:p>
          </table:table-cell>
          <table:table-cell office:value-type="float" office:value="0.176916163983">
            <text:p>0.176916164</text:p>
          </table:table-cell>
          <table:table-cell office:value-type="float" office:value="0.669112846794">
            <text:p>0.6691128468</text:p>
          </table:table-cell>
          <table:table-cell table:number-columns-repeated="7"/>
        </table:table-row>
        <table:table-row table:style-name="ro2">
          <table:table-cell office:value-type="string">
            <text:p>five</text:p>
          </table:table-cell>
          <table:table-cell office:value-type="string">
            <text:p>month</text:p>
          </table:table-cell>
          <table:table-cell office:value-type="float" office:value="3.38">
            <text:p>3.38</text:p>
          </table:table-cell>
          <table:table-cell office:value-type="float" office:value="0.125">
            <text:p>0.125</text:p>
          </table:table-cell>
          <table:table-cell office:value-type="float" office:value="0.461538461538">
            <text:p>0.4615384615</text:p>
          </table:table-cell>
          <table:table-cell office:value-type="float" office:value="1.55814461805">
            <text:p>1.5581446181</text:p>
          </table:table-cell>
          <table:table-cell office:value-type="float" office:value="2.69110280536">
            <text:p>2.6911028054</text:p>
          </table:table-cell>
          <table:table-cell office:value-type="float" office:value="0.110860292217">
            <text:p>0.1108602922</text:p>
          </table:table-cell>
          <table:table-cell office:value-type="float" office:value="0.373697638206">
            <text:p>0.3736976382</text:p>
          </table:table-cell>
          <table:table-cell table:number-columns-repeated="7"/>
        </table:table-row>
        <table:table-row table:style-name="ro2">
          <table:table-cell office:value-type="string">
            <text:p>announcement</text:p>
          </table:table-cell>
          <table:table-cell office:value-type="string">
            <text:p>production</text:p>
          </table:table-cell>
          <table:table-cell office:value-type="float" office:value="3.38">
            <text:p>3.38</text:p>
          </table:table-cell>
          <table:table-cell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office:value-type="float" office:value="1.69167601067">
            <text:p>1.6916760107</text:p>
          </table:table-cell>
          <table:table-cell office:value-type="float" office:value="2.61964384138">
            <text:p>2.6196438414</text:p>
          </table:table-cell>
          <table:table-cell office:value-type="float" office:value="0.0822852171189">
            <text:p>0.0822852171</text:p>
          </table:table-cell>
          <table:table-cell office:value-type="float" office:value="0.301244586225">
            <text:p>0.3012445862</text:p>
          </table:table-cell>
          <table:table-cell table:number-columns-repeated="7"/>
        </table:table-row>
        <table:table-row table:style-name="ro2">
          <table:table-cell office:value-type="string">
            <text:p>morality</text:p>
          </table:table-cell>
          <table:table-cell office:value-type="string">
            <text:p>importance</text:p>
          </table:table-cell>
          <table:table-cell office:value-type="float" office:value="3.31">
            <text:p>3.31</text:p>
          </table:table-cell>
          <table:table-cell office:value-type="float" office:value="0.2">
            <text:p>0.2</text:p>
          </table:table-cell>
          <table:table-cell office:value-type="float" office:value="0.666666666667">
            <text:p>0.6666666667</text:p>
          </table:table-cell>
          <table:table-cell office:value-type="float" office:value="2.02814824729">
            <text:p>2.0281482473</text:p>
          </table:table-cell>
          <table:table-cell office:value-type="float" office:value="3.96451288798">
            <text:p>3.964512888</text:p>
          </table:table-cell>
          <table:table-cell office:value-type="float" office:value="0.176315694797">
            <text:p>0.1763156948</text:p>
          </table:table-cell>
          <table:table-cell office:value-type="float" office:value="0.582987854191">
            <text:p>0.5829878542</text:p>
          </table:table-cell>
          <table:table-cell table:number-columns-repeated="7"/>
        </table:table-row>
        <table:table-row table:style-name="ro2">
          <table:table-cell office:value-type="string">
            <text:p>money</text:p>
          </table:table-cell>
          <table:table-cell office:value-type="string">
            <text:p>operation</text:p>
          </table:table-cell>
          <table:table-cell office:value-type="float" office:value="3.31">
            <text:p>3.31</text:p>
          </table:table-cell>
          <table:table-cell office:value-type="float" office:value="0.111111111111">
            <text:p>0.1111111111</text:p>
          </table:table-cell>
          <table:table-cell office:value-type="float" office:value="0.333333333333">
            <text:p>0.3333333333</text:p>
          </table:table-cell>
          <table:table-cell office:value-type="float" office:value="1.44036158239">
            <text:p>1.4403615824</text:p>
          </table:table-cell>
          <table:table-cell office:value-type="float" office:value="0.596229207898">
            <text:p>0.5962292079</text:p>
          </table:table-cell>
          <table:table-cell office:value-type="float" office:value="0.0890096274324">
            <text:p>0.0890096274</text:p>
          </table:table-cell>
          <table:table-cell office:value-type="float" office:value="0.0959555323163">
            <text:p>0.0959555323</text:p>
          </table:table-cell>
          <table:table-cell table:number-columns-repeated="7"/>
        </table:table-row>
        <table:table-row table:style-name="ro2">
          <table:table-cell office:value-type="string">
            <text:p>delay</text:p>
          </table:table-cell>
          <table:table-cell office:value-type="string">
            <text:p>news</text:p>
          </table:table-cell>
          <table:table-cell office:value-type="float" office:value="3.31">
            <text:p>3.31</text:p>
          </table:table-cell>
          <table:table-cell office:value-type="float" office:value="0.125">
            <text:p>0.125</text:p>
          </table:table-cell>
          <table:table-cell office:value-type="float" office:value="0.533333333333">
            <text:p>0.5333333333</text:p>
          </table:table-cell>
          <table:table-cell office:value-type="float" office:value="1.55814461805">
            <text:p>1.5581446181</text:p>
          </table:table-cell>
          <table:table-cell office:value-type="float" office:value="2.03632771779">
            <text:p>2.0363277178</text:p>
          </table:table-cell>
          <table:table-cell office:value-type="float" office:value="0.0663177432649">
            <text:p>0.0663177433</text:p>
          </table:table-cell>
          <table:table-cell office:value-type="float" office:value="0.212653798315">
            <text:p>0.2126537983</text:p>
          </table:table-cell>
          <table:table-cell table:number-columns-repeated="7"/>
        </table:table-row>
        <table:table-row table:style-name="ro2">
          <table:table-cell office:value-type="string">
            <text:p>governor</text:p>
          </table:table-cell>
          <table:table-cell office:value-type="string">
            <text:p>interview</text:p>
          </table:table-cell>
          <table:table-cell office:value-type="float" office:value="3.25">
            <text:p>3.25</text:p>
          </table:table-cell>
          <table:table-cell office:value-type="float" office:value="0.0714285714286">
            <text:p>0.0714285714</text:p>
          </table:table-cell>
          <table:table-cell office:value-type="float" office:value="0.133333333333">
            <text:p>0.1333333333</text:p>
          </table:table-cell>
          <table:table-cell office:value-type="float" office:value="0.998528830111">
            <text:p>0.9985288301</text:p>
          </table:table-cell>
          <table:table-cell office:value-type="float" office:value="0">
            <text:p>0</text:p>
          </table:table-cell>
          <table:table-cell office:value-type="float" office:value="0.0527598368174">
            <text:p>0.0527598368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practice</text:p>
          </table:table-cell>
          <table:table-cell office:value-type="string">
            <text:p>institution</text:p>
          </table:table-cell>
          <table:table-cell office:value-type="float" office:value="3.19">
            <text:p>3.19</text:p>
          </table:table-cell>
          <table:table-cell office:value-type="float" office:value="0.333333333333">
            <text:p>0.3333333333</text:p>
          </table:table-cell>
          <table:table-cell office:value-type="float" office:value="0.833333333333">
            <text:p>0.8333333333</text:p>
          </table:table-cell>
          <table:table-cell office:value-type="float" office:value="2.53897387106">
            <text:p>2.5389738711</text:p>
          </table:table-cell>
          <table:table-cell office:value-type="float" office:value="7.35490379008">
            <text:p>7.3549037901</text:p>
          </table:table-cell>
          <table:table-cell office:value-type="float" office:value="0.459511903088">
            <text:p>0.4595119031</text:p>
          </table:table-cell>
          <table:table-cell office:value-type="float" office:value="0.871122921167">
            <text:p>0.8711229212</text:p>
          </table:table-cell>
          <table:table-cell table:number-columns-repeated="7"/>
        </table:table-row>
        <table:table-row table:style-name="ro2">
          <table:table-cell office:value-type="string">
            <text:p>century</text:p>
          </table:table-cell>
          <table:table-cell office:value-type="string">
            <text:p>nation</text:p>
          </table:table-cell>
          <table:table-cell office:value-type="float" office:value="3.16">
            <text:p>3.16</text:p>
          </table:table-cell>
          <table:table-cell office:value-type="float" office:value="0.125">
            <text:p>0.125</text:p>
          </table:table-cell>
          <table:table-cell office:value-type="float" office:value="0.363636363636">
            <text:p>0.3636363636</text:p>
          </table:table-cell>
          <table:table-cell office:value-type="float" office:value="1.55814461805">
            <text:p>1.5581446181</text:p>
          </table:table-cell>
          <table:table-cell office:value-type="float" office:value="0.596229207898">
            <text:p>0.5962292079</text:p>
          </table:table-cell>
          <table:table-cell office:value-type="float" office:value="0.0757467141663">
            <text:p>0.0757467142</text:p>
          </table:table-cell>
          <table:table-cell office:value-type="float" office:value="0.0828421092642">
            <text:p>0.0828421093</text:p>
          </table:table-cell>
          <table:table-cell table:number-columns-repeated="7"/>
        </table:table-row>
        <table:table-row table:style-name="ro2">
          <table:table-cell office:value-type="string">
            <text:p>coast</text:p>
          </table:table-cell>
          <table:table-cell office:value-type="string">
            <text:p>forest</text:p>
          </table:table-cell>
          <table:table-cell office:value-type="float" office:value="3.15">
            <text:p>3.15</text:p>
          </table:table-cell>
          <table:table-cell office:value-type="float" office:value="0.166666666667">
            <text:p>0.1666666667</text:p>
          </table:table-cell>
          <table:table-cell office:value-type="float" office:value="0.545454545455">
            <text:p>0.5454545455</text:p>
          </table:table-cell>
          <table:table-cell office:value-type="float" office:value="1.8458266905">
            <text:p>1.8458266905</text:p>
          </table:table-cell>
          <table:table-cell office:value-type="float" office:value="1.29002568096">
            <text:p>1.290025681</text:p>
          </table:table-cell>
          <table:table-cell office:value-type="float" office:value="0.0582465973448">
            <text:p>0.0582465973</text:p>
          </table:table-cell>
          <table:table-cell office:value-type="float" office:value="0.130645856357">
            <text:p>0.1306458564</text:p>
          </table:table-cell>
          <table:table-cell table:number-columns-repeated="7"/>
        </table:table-row>
        <table:table-row table:style-name="ro2">
          <table:table-cell office:value-type="string">
            <text:p>shore</text:p>
          </table:table-cell>
          <table:table-cell office:value-type="string">
            <text:p>woodland</text:p>
          </table:table-cell>
          <table:table-cell office:value-type="float" office:value="3.08">
            <text:p>3.08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2.02814824729">
            <text:p>2.0281482473</text:p>
          </table:table-cell>
          <table:table-cell office:value-type="float" office:value="1.29002568096">
            <text:p>1.290025681</text:p>
          </table:table-cell>
          <table:table-cell office:value-type="float" office:value="0.0607930002127">
            <text:p>0.0607930002</text:p>
          </table:table-cell>
          <table:table-cell office:value-type="float" office:value="0.135582996963">
            <text:p>0.135582997</text:p>
          </table:table-cell>
          <table:table-cell table:number-columns-repeated="7"/>
        </table:table-row>
        <table:table-row table:style-name="ro2">
          <table:table-cell office:value-type="string">
            <text:p>drink</text:p>
          </table:table-cell>
          <table:table-cell office:value-type="string">
            <text:p>car</text:p>
          </table:table-cell>
          <table:table-cell office:value-type="float" office:value="3.04">
            <text:p>3.04</text:p>
          </table:table-cell>
          <table:table-cell office:value-type="float" office:value="0.0909090909091">
            <text:p>0.0909090909</text:p>
          </table:table-cell>
          <table:table-cell office:value-type="float" office:value="0.285714285714">
            <text:p>0.2857142857</text:p>
          </table:table-cell>
          <table:table-cell office:value-type="float" office:value="1.23969088693">
            <text:p>1.2396908869</text:p>
          </table:table-cell>
          <table:table-cell office:value-type="float" office:value="0.801759114954">
            <text:p>0.801759115</text:p>
          </table:table-cell>
          <table:table-cell office:value-type="float" office:value="0.0788598108859">
            <text:p>0.0788598109</text:p>
          </table:table-cell>
          <table:table-cell office:value-type="float" office:value="0.112257793407">
            <text:p>0.1122577934</text:p>
          </table:table-cell>
          <table:table-cell table:number-columns-repeated="7"/>
        </table:table-row>
        <table:table-row table:style-name="ro2">
          <table:table-cell office:value-type="string">
            <text:p>president</text:p>
          </table:table-cell>
          <table:table-cell office:value-type="string">
            <text:p>medal</text:p>
          </table:table-cell>
          <table:table-cell office:value-type="float" office:value="3">
            <text:p>3</text:p>
          </table:table-cell>
          <table:table-cell office:value-type="float" office:value="0.0769230769231">
            <text:p>0.0769230769</text:p>
          </table:table-cell>
          <table:table-cell office:value-type="float" office:value="0.235294117647">
            <text:p>0.2352941176</text:p>
          </table:table-cell>
          <table:table-cell office:value-type="float" office:value="1.07263680226">
            <text:p>1.0726368023</text:p>
          </table:table-cell>
          <table:table-cell office:value-type="float" office:value="0.596229207898">
            <text:p>0.5962292079</text:p>
          </table:table-cell>
          <table:table-cell office:value-type="float" office:value="0.0573988854442">
            <text:p>0.0573988854</text:p>
          </table:table-cell>
          <table:table-cell office:value-type="float" office:value="0.0630052650071">
            <text:p>0.063005265</text:p>
          </table:table-cell>
          <table:table-cell table:number-columns-repeated="7"/>
        </table:table-row>
        <table:table-row table:style-name="ro2">
          <table:table-cell office:value-type="string">
            <text:p>prejudice</text:p>
          </table:table-cell>
          <table:table-cell office:value-type="string">
            <text:p>recognition</text:p>
          </table:table-cell>
          <table:table-cell office:value-type="float" office:value="3">
            <text:p>3</text:p>
          </table:table-cell>
          <table:table-cell office:value-type="float" office:value="0.166666666667">
            <text:p>0.1666666667</text:p>
          </table:table-cell>
          <table:table-cell office:value-type="float" office:value="0.666666666667">
            <text:p>0.6666666667</text:p>
          </table:table-cell>
          <table:table-cell office:value-type="float" office:value="1.8458266905">
            <text:p>1.8458266905</text:p>
          </table:table-cell>
          <table:table-cell office:value-type="float" office:value="6.03942612003">
            <text:p>6.03942612</text:p>
          </table:table-cell>
          <table:table-cell office:value-type="float" office:value="0.103445130733">
            <text:p>0.1034451307</text:p>
          </table:table-cell>
          <table:table-cell office:value-type="float" office:value="0.555456461678">
            <text:p>0.5554564617</text:p>
          </table:table-cell>
          <table:table-cell table:number-columns-repeated="7"/>
        </table:table-row>
        <table:table-row table:style-name="ro2">
          <table:table-cell office:value-type="string">
            <text:p>viewer</text:p>
          </table:table-cell>
          <table:table-cell office:value-type="string">
            <text:p>serial</text:p>
          </table:table-cell>
          <table:table-cell office:value-type="float" office:value="2.97">
            <text:p>2.97</text:p>
          </table:table-cell>
          <table:table-cell office:value-type="float" office:value="0.0909090909091">
            <text:p>0.0909090909</text:p>
          </table:table-cell>
          <table:table-cell office:value-type="float" office:value="0.5">
            <text:p>0.5</text:p>
          </table:table-cell>
          <table:table-cell office:value-type="float" office:value="1.23969088693">
            <text:p>1.2396908869</text:p>
          </table:table-cell>
          <table:table-cell office:value-type="float" office:value="2.30584873145">
            <text:p>2.3058487315</text:p>
          </table:table-cell>
          <table:table-cell office:value-type="float" office:value="0.0649800304334">
            <text:p>0.0649800304</text:p>
          </table:table-cell>
          <table:table-cell office:value-type="float" office:value="0.212095035965">
            <text:p>0.212095036</text:p>
          </table:table-cell>
          <table:table-cell table:number-columns-repeated="7"/>
        </table:table-row>
        <table:table-row table:style-name="ro2">
          <table:table-cell office:value-type="string">
            <text:p>peace</text:p>
          </table:table-cell>
          <table:table-cell office:value-type="string">
            <text:p>insurance</text:p>
          </table:table-cell>
          <table:table-cell office:value-type="float" office:value="2.94">
            <text:p>2.94</text:p>
          </table:table-cell>
          <table:table-cell office:value-type="float" office:value="0.25">
            <text:p>0.25</text:p>
          </table:table-cell>
          <table:table-cell office:value-type="float" office:value="0.823529411765">
            <text:p>0.8235294118</text:p>
          </table:table-cell>
          <table:table-cell office:value-type="float" office:value="2.25129179861">
            <text:p>2.2512917986</text:p>
          </table:table-cell>
          <table:table-cell office:value-type="float" office:value="8.45924675346">
            <text:p>8.4592467535</text:p>
          </table:table-cell>
          <table:table-cell office:value-type="float" office:value="0.344456089189">
            <text:p>0.3444560892</text:p>
          </table:table-cell>
          <table:table-cell office:value-type="float" office:value="0.841657357116">
            <text:p>0.8416573571</text:p>
          </table:table-cell>
          <table:table-cell table:number-columns-repeated="7"/>
        </table:table-row>
        <table:table-row table:style-name="ro2">
          <table:table-cell office:value-type="string">
            <text:p>Mars</text:p>
          </table:table-cell>
          <table:table-cell office:value-type="string">
            <text:p>water</text:p>
          </table:table-cell>
          <table:table-cell office:value-type="float" office:value="2.94">
            <text:p>2.94</text:p>
          </table:table-cell>
          <table:table-cell office:value-type="float" office:value="0.111111111111">
            <text:p>0.1111111111</text:p>
          </table:table-cell>
          <table:table-cell office:value-type="float" office:value="0.5">
            <text:p>0.5</text:p>
          </table:table-cell>
          <table:table-cell office:value-type="float" office:value="1.44036158239">
            <text:p>1.4403615824</text:p>
          </table:table-cell>
          <table:table-cell office:value-type="float" office:value="1.53183374322">
            <text:p>1.5318337432</text:p>
          </table:table-cell>
          <table:table-cell office:value-type="float" office:value="0.0704924859534">
            <text:p>0.070492486</text:p>
          </table:table-cell>
          <table:table-cell office:value-type="float" office:value="0.154677995361">
            <text:p>0.1546779954</text:p>
          </table:table-cell>
          <table:table-cell table:number-columns-repeated="7"/>
        </table:table-row>
        <table:table-row table:style-name="ro2">
          <table:table-cell office:value-type="string">
            <text:p>media</text:p>
          </table:table-cell>
          <table:table-cell office:value-type="string">
            <text:p>gain</text:p>
          </table:table-cell>
          <table:table-cell office:value-type="float" office:value="2.88">
            <text:p>2.88</text:p>
          </table:table-cell>
          <table:table-cell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office:value-type="float" office:value="1.69167601067">
            <text:p>1.6916760107</text:p>
          </table:table-cell>
          <table:table-cell office:value-type="float" office:value="3.03657793231">
            <text:p>3.0365779323</text:p>
          </table:table-cell>
          <table:table-cell office:value-type="float" office:value="0.0964119322017">
            <text:p>0.0964119322</text:p>
          </table:table-cell>
          <table:table-cell office:value-type="float" office:value="0.369293959672">
            <text:p>0.3692939597</text:p>
          </table:table-cell>
          <table:table-cell table:number-columns-repeated="7"/>
        </table:table-row>
        <table:table-row table:style-name="ro2">
          <table:table-cell office:value-type="string">
            <text:p>precedent</text:p>
          </table:table-cell>
          <table:table-cell office:value-type="string">
            <text:p>cognition</text:p>
          </table:table-cell>
          <table:table-cell office:value-type="float" office:value="2.81">
            <text:p>2.81</text:p>
          </table:table-cell>
          <table:table-cell office:value-type="float" office:value="0.25">
            <text:p>0.25</text:p>
          </table:table-cell>
          <table:table-cell office:value-type="float" office:value="0.727272727273">
            <text:p>0.7272727273</text:p>
          </table:table-cell>
          <table:table-cell office:value-type="float" office:value="2.25129179861">
            <text:p>2.2512917986</text:p>
          </table:table-cell>
          <table:table-cell office:value-type="float" office:value="2.64452085446">
            <text:p>2.6445208545</text:p>
          </table:table-cell>
          <table:table-cell office:value-type="float" office:value="0.110515673093">
            <text:p>0.1105156731</text:p>
          </table:table-cell>
          <table:table-cell office:value-type="float" office:value="0.368894848305">
            <text:p>0.3688948483</text:p>
          </table:table-cell>
          <table:table-cell table:number-columns-repeated="7"/>
        </table:table-row>
        <table:table-row table:style-name="ro2">
          <table:table-cell office:value-type="string">
            <text:p>announcement</text:p>
          </table:table-cell>
          <table:table-cell office:value-type="string">
            <text:p>effort</text:p>
          </table:table-cell>
          <table:table-cell office:value-type="float" office:value="2.75">
            <text:p>2.75</text:p>
          </table:table-cell>
          <table:table-cell office:value-type="float" office:value="0.1">
            <text:p>0.1</text:p>
          </table:table-cell>
          <table:table-cell office:value-type="float" office:value="0.307692307692">
            <text:p>0.3076923077</text:p>
          </table:table-cell>
          <table:table-cell office:value-type="float" office:value="1.33500106673">
            <text:p>1.3350010667</text:p>
          </table:table-cell>
          <table:table-cell office:value-type="float" office:value="0.596229207898">
            <text:p>0.5962292079</text:p>
          </table:table-cell>
          <table:table-cell office:value-type="float" office:value="0.0780621549092">
            <text:p>0.0780621549</text:p>
          </table:table-cell>
          <table:table-cell office:value-type="float" office:value="0.0851587929428">
            <text:p>0.0851587929</text:p>
          </table:table-cell>
          <table:table-cell table:number-columns-repeated="7"/>
        </table:table-row>
        <table:table-row table:style-name="ro2">
          <table:table-cell office:value-type="string">
            <text:p>line</text:p>
          </table:table-cell>
          <table:table-cell office:value-type="string">
            <text:p>insurance</text:p>
          </table:table-cell>
          <table:table-cell office:value-type="float" office:value="2.69">
            <text:p>2.69</text:p>
          </table:table-cell>
          <table:table-cell office:value-type="float" office:value="0.111111111111">
            <text:p>0.1111111111</text:p>
          </table:table-cell>
          <table:table-cell office:value-type="float" office:value="0.555555555556">
            <text:p>0.5555555556</text:p>
          </table:table-cell>
          <table:table-cell office:value-type="float" office:value="1.44036158239">
            <text:p>1.4403615824</text:p>
          </table:table-cell>
          <table:table-cell office:value-type="float" office:value="4.26289705226">
            <text:p>4.2628970523</text:p>
          </table:table-cell>
          <table:table-cell office:value-type="float" office:value="0.137036005189">
            <text:p>0.1370360052</text:p>
          </table:table-cell>
          <table:table-cell office:value-type="float" office:value="0.538817875828">
            <text:p>0.5388178758</text:p>
          </table:table-cell>
          <table:table-cell table:number-columns-repeated="7"/>
        </table:table-row>
        <table:table-row table:style-name="ro2">
          <table:table-cell office:value-type="string">
            <text:p>crane</text:p>
          </table:table-cell>
          <table:table-cell office:value-type="string">
            <text:p>implement</text:p>
          </table:table-cell>
          <table:table-cell office:value-type="float" office:value="2.69">
            <text:p>2.69</text:p>
          </table:table-cell>
          <table:table-cell office:value-type="float" office:value="0.2">
            <text:p>0.2</text:p>
          </table:table-cell>
          <table:table-cell office:value-type="float" office:value="0.75">
            <text:p>0.75</text:p>
          </table:table-cell>
          <table:table-cell office:value-type="float" office:value="2.02814824729">
            <text:p>2.0281482473</text:p>
          </table:table-cell>
          <table:table-cell office:value-type="float" office:value="3.25767902589">
            <text:p>3.2576790259</text:p>
          </table:table-cell>
          <table:table-cell office:value-type="float" office:value="0.0859815173632">
            <text:p>0.0859815174</text:p>
          </table:table-cell>
          <table:table-cell office:value-type="float" office:value="0.359056683811">
            <text:p>0.3590566838</text:p>
          </table:table-cell>
          <table:table-cell table:number-columns-repeated="7"/>
        </table:table-row>
        <table:table-row table:style-name="ro2">
          <table:table-cell office:value-type="string">
            <text:p>drink</text:p>
          </table:table-cell>
          <table:table-cell office:value-type="string">
            <text:p>mother</text:p>
          </table:table-cell>
          <table:table-cell office:value-type="float" office:value="2.65">
            <text:p>2.65</text:p>
          </table:table-cell>
          <table:table-cell office:value-type="float" office:value="0.166666666667">
            <text:p>0.1666666667</text:p>
          </table:table-cell>
          <table:table-cell office:value-type="float" office:value="0.615384615385">
            <text:p>0.6153846154</text:p>
          </table:table-cell>
          <table:table-cell office:value-type="float" office:value="1.8458266905">
            <text:p>1.8458266905</text:p>
          </table:table-cell>
          <table:table-cell office:value-type="float" office:value="4.61519673162">
            <text:p>4.6151967316</text:p>
          </table:table-cell>
          <table:table-cell office:value-type="float" office:value="0.159079968625">
            <text:p>0.1590799686</text:p>
          </table:table-cell>
          <table:table-cell office:value-type="float" office:value="0.594874465584">
            <text:p>0.5948744656</text:p>
          </table:table-cell>
          <table:table-cell table:number-columns-repeated="7"/>
        </table:table-row>
        <table:table-row table:style-name="ro2">
          <table:table-cell office:value-type="string">
            <text:p>opera</text:p>
          </table:table-cell>
          <table:table-cell office:value-type="string">
            <text:p>industry</text:p>
          </table:table-cell>
          <table:table-cell office:value-type="float" office:value="2.63">
            <text:p>2.63</text:p>
          </table:table-cell>
          <table:table-cell office:value-type="float" office:value="0.0909090909091">
            <text:p>0.0909090909</text:p>
          </table:table-cell>
          <table:table-cell office:value-type="float" office:value="0.285714285714">
            <text:p>0.2857142857</text:p>
          </table:table-cell>
          <table:table-cell office:value-type="float" office:value="1.23969088693">
            <text:p>1.2396908869</text:p>
          </table:table-cell>
          <table:table-cell office:value-type="float" office:value="0.596229207898">
            <text:p>0.5962292079</text:p>
          </table:table-cell>
          <table:table-cell office:value-type="float" office:value="0.0584472464005">
            <text:p>0.0584472464</text:p>
          </table:table-cell>
          <table:table-cell office:value-type="float" office:value="0.0651548820028">
            <text:p>0.065154882</text:p>
          </table:table-cell>
          <table:table-cell table:number-columns-repeated="7"/>
        </table:table-row>
        <table:table-row table:style-name="ro2">
          <table:table-cell office:value-type="string">
            <text:p>volunteer</text:p>
          </table:table-cell>
          <table:table-cell office:value-type="string">
            <text:p>motto</text:p>
          </table:table-cell>
          <table:table-cell office:value-type="float" office:value="2.56">
            <text:p>2.56</text:p>
          </table:table-cell>
          <table:table-cell office:value-type="float" office:value="0.0833333333333">
            <text:p>0.0833333333</text:p>
          </table:table-cell>
          <table:table-cell office:value-type="float" office:value="0.153846153846">
            <text:p>0.1538461538</text:p>
          </table:table-cell>
          <table:table-cell office:value-type="float" office:value="1.15267950994">
            <text:p>1.1526795099</text:p>
          </table:table-cell>
          <table:table-cell office:value-type="float" office:value="0">
            <text:p>0</text:p>
          </table:table-cell>
          <table:table-cell office:value-type="float" office:value="0.0489277500044">
            <text:p>0.0489277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listing</text:p>
          </table:table-cell>
          <table:table-cell office:value-type="string">
            <text:p>proximity</text:p>
          </table:table-cell>
          <table:table-cell office:value-type="float" office:value="2.56">
            <text:p>2.56</text:p>
          </table:table-cell>
          <table:table-cell office:value-type="float" office:value="0.0769230769231">
            <text:p>0.0769230769</text:p>
          </table:table-cell>
          <table:table-cell office:value-type="float" office:value="0.315789473684">
            <text:p>0.3157894737</text:p>
          </table:table-cell>
          <table:table-cell office:value-type="float" office:value="1.07263680226">
            <text:p>1.0726368023</text:p>
          </table:table-cell>
          <table:table-cell office:value-type="float" office:value="1.59275486361">
            <text:p>1.5927548636</text:p>
          </table:table-cell>
          <table:table-cell office:value-type="float" office:value="0.0608366402911">
            <text:p>0.0608366403</text:p>
          </table:table-cell>
          <table:table-cell office:value-type="float" office:value="0.135337225494">
            <text:p>0.1353372255</text:p>
          </table:table-cell>
          <table:table-cell table:number-columns-repeated="7"/>
        </table:table-row>
        <table:table-row table:style-name="ro2">
          <table:table-cell office:value-type="string">
            <text:p>precedent</text:p>
          </table:table-cell>
          <table:table-cell office:value-type="string">
            <text:p>collection</text:p>
          </table:table-cell>
          <table:table-cell office:value-type="float" office:value="2.5">
            <text:p>2.5</text:p>
          </table:table-cell>
          <table:table-cell office:value-type="float" office:value="0.333333333333">
            <text:p>0.3333333333</text:p>
          </table:table-cell>
          <table:table-cell office:value-type="float" office:value="0.8">
            <text:p>0.8</text:p>
          </table:table-cell>
          <table:table-cell office:value-type="float" office:value="2.53897387106">
            <text:p>2.5389738711</text:p>
          </table:table-cell>
          <table:table-cell office:value-type="float" office:value="5.05256362504">
            <text:p>5.052563625</text:p>
          </table:table-cell>
          <table:table-cell office:value-type="float" office:value="0.153311579245">
            <text:p>0.1533115792</text:p>
          </table:table-cell>
          <table:table-cell office:value-type="float" office:value="0.607725149777">
            <text:p>0.6077251498</text:p>
          </table:table-cell>
          <table:table-cell table:number-columns-repeated="7"/>
        </table:table-row>
        <table:table-row table:style-name="ro2">
          <table:table-cell office:value-type="string">
            <text:p>cup</text:p>
          </table:table-cell>
          <table:table-cell office:value-type="string">
            <text:p>article</text:p>
          </table:table-cell>
          <table:table-cell office:value-type="float" office:value="2.4">
            <text:p>2.4</text:p>
          </table:table-cell>
          <table:table-cell office:value-type="float" office:value="0.2">
            <text:p>0.2</text:p>
          </table:table-cell>
          <table:table-cell office:value-type="float" office:value="0.75">
            <text:p>0.75</text:p>
          </table:table-cell>
          <table:table-cell office:value-type="float" office:value="2.02814824729">
            <text:p>2.0281482473</text:p>
          </table:table-cell>
          <table:table-cell office:value-type="float" office:value="7.33230395817">
            <text:p>7.3323039582</text:p>
          </table:table-cell>
          <table:table-cell office:value-type="float" office:value="0.332650117688">
            <text:p>0.3326501177</text:p>
          </table:table-cell>
          <table:table-cell office:value-type="float" office:value="0.829879419105">
            <text:p>0.8298794191</text:p>
          </table:table-cell>
          <table:table-cell table:number-columns-repeated="7"/>
        </table:table-row>
        <table:table-row table:style-name="ro2">
          <table:table-cell office:value-type="string">
            <text:p>sign</text:p>
          </table:table-cell>
          <table:table-cell office:value-type="string">
            <text:p>recess</text:p>
          </table:table-cell>
          <table:table-cell office:value-type="float" office:value="2.38">
            <text:p>2.38</text:p>
          </table:table-cell>
          <table:table-cell office:value-type="float" office:value="0.2">
            <text:p>0.2</text:p>
          </table:table-cell>
          <table:table-cell office:value-type="float" office:value="0.75">
            <text:p>0.75</text:p>
          </table:table-cell>
          <table:table-cell office:value-type="float" office:value="2.02814824729">
            <text:p>2.0281482473</text:p>
          </table:table-cell>
          <table:table-cell office:value-type="float" office:value="3.9793661552">
            <text:p>3.9793661552</text:p>
          </table:table-cell>
          <table:table-cell office:value-type="float" office:value="0.0981186537164">
            <text:p>0.0981186537</text:p>
          </table:table-cell>
          <table:table-cell office:value-type="float" office:value="0.438486190083">
            <text:p>0.4384861901</text:p>
          </table:table-cell>
          <table:table-cell table:number-columns-repeated="7"/>
        </table:table-row>
        <table:table-row table:style-name="ro2">
          <table:table-cell office:value-type="string">
            <text:p>problem</text:p>
          </table:table-cell>
          <table:table-cell office:value-type="string">
            <text:p>airport</text:p>
          </table:table-cell>
          <table:table-cell office:value-type="float" office:value="2.38">
            <text:p>2.38</text:p>
          </table:table-cell>
          <table:table-cell office:value-type="float" office:value="0.0714285714286">
            <text:p>0.0714285714</text:p>
          </table:table-cell>
          <table:table-cell office:value-type="float" office:value="0.133333333333">
            <text:p>0.1333333333</text:p>
          </table:table-cell>
          <table:table-cell office:value-type="float" office:value="0.998528830111">
            <text:p>0.9985288301</text:p>
          </table:table-cell>
          <table:table-cell office:value-type="float" office:value="0">
            <text:p>0</text:p>
          </table:table-cell>
          <table:table-cell office:value-type="float" office:value="0.058905035534">
            <text:p>0.058905035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reason</text:p>
          </table:table-cell>
          <table:table-cell office:value-type="string">
            <text:p>hypertension</text:p>
          </table:table-cell>
          <table:table-cell office:value-type="float" office:value="2.31">
            <text:p>2.31</text:p>
          </table:table-cell>
          <table:table-cell office:value-type="float" office:value="0.111111111111">
            <text:p>0.1111111111</text:p>
          </table:table-cell>
          <table:table-cell office:value-type="float" office:value="0.555555555556">
            <text:p>0.5555555556</text:p>
          </table:table-cell>
          <table:table-cell office:value-type="float" office:value="1.44036158239">
            <text:p>1.4403615824</text:p>
          </table:table-cell>
          <table:table-cell office:value-type="float" office:value="4.2347889903">
            <text:p>4.2347889903</text:p>
          </table:table-cell>
          <table:table-cell office:value-type="float" office:value="0.0739515451313">
            <text:p>0.0739515451</text:p>
          </table:table-cell>
          <table:table-cell office:value-type="float" office:value="0.385121808993">
            <text:p>0.385121809</text:p>
          </table:table-cell>
          <table:table-cell table:number-columns-repeated="7"/>
        </table:table-row>
        <table:table-row table:style-name="ro2">
          <table:table-cell office:value-type="string">
            <text:p>direction</text:p>
          </table:table-cell>
          <table:table-cell office:value-type="string">
            <text:p>combination</text:p>
          </table:table-cell>
          <table:table-cell office:value-type="float" office:value="2.25">
            <text:p>2.25</text:p>
          </table:table-cell>
          <table:table-cell office:value-type="float" office:value="0.142857142857">
            <text:p>0.1428571429</text:p>
          </table:table-cell>
          <table:table-cell office:value-type="float" office:value="0.666666666667">
            <text:p>0.6666666667</text:p>
          </table:table-cell>
          <table:table-cell office:value-type="float" office:value="1.69167601067">
            <text:p>1.6916760107</text:p>
          </table:table-cell>
          <table:table-cell office:value-type="float" office:value="3.14352023311">
            <text:p>3.1435202331</text:p>
          </table:table-cell>
          <table:table-cell office:value-type="float" office:value="0.0965738102179">
            <text:p>0.0965738102</text:p>
          </table:table-cell>
          <table:table-cell office:value-type="float" office:value="0.333956702033">
            <text:p>0.333956702</text:p>
          </table:table-cell>
          <table:table-cell table:number-columns-repeated="7"/>
        </table:table-row>
        <table:table-row table:style-name="ro2">
          <table:table-cell office:value-type="string">
            <text:p>Wednesday</text:p>
          </table:table-cell>
          <table:table-cell office:value-type="string">
            <text:p>news</text:p>
          </table:table-cell>
          <table:table-cell office:value-type="float" office:value="2.22">
            <text:p>2.22</text:p>
          </table:table-cell>
          <table:table-cell office:value-type="float" office:value="0.0833333333333">
            <text:p>0.0833333333</text:p>
          </table:table-cell>
          <table:table-cell office:value-type="float" office:value="0.266666666667">
            <text:p>0.2666666667</text:p>
          </table:table-cell>
          <table:table-cell office:value-type="float" office:value="1.15267950994">
            <text:p>1.1526795099</text:p>
          </table:table-cell>
          <table:table-cell office:value-type="float" office:value="0.596229207898">
            <text:p>0.5962292079</text:p>
          </table:table-cell>
          <table:table-cell office:value-type="float" office:value="0.0598370761275">
            <text:p>0.0598370761</text:p>
          </table:table-cell>
          <table:table-cell office:value-type="float" office:value="0.0666010269438">
            <text:p>0.0666010269</text:p>
          </table:table-cell>
          <table:table-cell table:number-columns-repeated="7"/>
        </table:table-row>
        <table:table-row table:style-name="ro2">
          <table:table-cell office:value-type="string">
            <text:p>glass</text:p>
          </table:table-cell>
          <table:table-cell office:value-type="string">
            <text:p>magician</text:p>
          </table:table-cell>
          <table:table-cell office:value-type="float" office:value="2.08">
            <text:p>2.08</text:p>
          </table:table-cell>
          <table:table-cell office:value-type="float" office:value="0.125">
            <text:p>0.125</text:p>
          </table:table-cell>
          <table:table-cell office:value-type="float" office:value="0.470588235294">
            <text:p>0.4705882353</text:p>
          </table:table-cell>
          <table:table-cell office:value-type="float" office:value="1.55814461805">
            <text:p>1.5581446181</text:p>
          </table:table-cell>
          <table:table-cell office:value-type="float" office:value="2.28264749197">
            <text:p>2.282647492</text:p>
          </table:table-cell>
          <table:table-cell office:value-type="float" office:value="0.0596975739619">
            <text:p>0.059697574</text:p>
          </table:table-cell>
          <table:table-cell office:value-type="float" office:value="0.214168254027">
            <text:p>0.214168254</text:p>
          </table:table-cell>
          <table:table-cell table:number-columns-repeated="7"/>
        </table:table-row>
        <table:table-row table:style-name="ro2">
          <table:table-cell office:value-type="string">
            <text:p>cemetery</text:p>
          </table:table-cell>
          <table:table-cell office:value-type="string">
            <text:p>woodland</text:p>
          </table:table-cell>
          <table:table-cell office:value-type="float" office:value="2.08">
            <text:p>2.08</text:p>
          </table:table-cell>
          <table:table-cell office:value-type="float" office:value="0.111111111111">
            <text:p>0.1111111111</text:p>
          </table:table-cell>
          <table:table-cell office:value-type="float" office:value="0.428571428571">
            <text:p>0.4285714286</text:p>
          </table:table-cell>
          <table:table-cell office:value-type="float" office:value="1.44036158239">
            <text:p>1.4403615824</text:p>
          </table:table-cell>
          <table:table-cell office:value-type="float" office:value="1.29002568096">
            <text:p>1.290025681</text:p>
          </table:table-cell>
          <table:table-cell office:value-type="float" office:value="0.0545819816911">
            <text:p>0.0545819817</text:p>
          </table:table-cell>
          <table:table-cell office:value-type="float" office:value="0.123440843782">
            <text:p>0.1234408438</text:p>
          </table:table-cell>
          <table:table-cell table:number-columns-repeated="7"/>
        </table:table-row>
        <table:table-row table:style-name="ro2">
          <table:table-cell office:value-type="string">
            <text:p>possibility</text:p>
          </table:table-cell>
          <table:table-cell office:value-type="string">
            <text:p>girl</text:p>
          </table:table-cell>
          <table:table-cell office:value-type="float" office:value="1.94">
            <text:p>1.94</text:p>
          </table:table-cell>
          <table:table-cell office:value-type="float" office:value="0.0909090909091">
            <text:p>0.0909090909</text:p>
          </table:table-cell>
          <table:table-cell office:value-type="float" office:value="0.166666666667">
            <text:p>0.1666666667</text:p>
          </table:table-cell>
          <table:table-cell office:value-type="float" office:value="1.23969088693">
            <text:p>1.2396908869</text:p>
          </table:table-cell>
          <table:table-cell office:value-type="float" office:value="0">
            <text:p>0</text:p>
          </table:table-cell>
          <table:table-cell office:value-type="float" office:value="0.0727213535819">
            <text:p>0.0727213536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cup</text:p>
          </table:table-cell>
          <table:table-cell office:value-type="string">
            <text:p>substance</text:p>
          </table:table-cell>
          <table:table-cell office:value-type="float" office:value="1.92">
            <text:p>1.92</text:p>
          </table:table-cell>
          <table:table-cell office:value-type="float" office:value="0.142857142857">
            <text:p>0.1428571429</text:p>
          </table:table-cell>
          <table:table-cell office:value-type="float" office:value="0.571428571429">
            <text:p>0.5714285714</text:p>
          </table:table-cell>
          <table:table-cell office:value-type="float" office:value="1.69167601067">
            <text:p>1.6916760107</text:p>
          </table:table-cell>
          <table:table-cell office:value-type="float" office:value="4.61519673162">
            <text:p>4.6151967316</text:p>
          </table:table-cell>
          <table:table-cell office:value-type="float" office:value="0.172195522998">
            <text:p>0.172195523</text:p>
          </table:table-cell>
          <table:table-cell office:value-type="float" office:value="0.613814985686">
            <text:p>0.6138149857</text:p>
          </table:table-cell>
          <table:table-cell table:number-columns-repeated="7"/>
        </table:table-row>
        <table:table-row table:style-name="ro2">
          <table:table-cell office:value-type="string">
            <text:p>forest</text:p>
          </table:table-cell>
          <table:table-cell office:value-type="string">
            <text:p>graveyard</text:p>
          </table:table-cell>
          <table:table-cell office:value-type="float" office:value="1.85">
            <text:p>1.85</text:p>
          </table:table-cell>
          <table:table-cell office:value-type="float" office:value="0.111111111111">
            <text:p>0.1111111111</text:p>
          </table:table-cell>
          <table:table-cell office:value-type="float" office:value="0.428571428571">
            <text:p>0.4285714286</text:p>
          </table:table-cell>
          <table:table-cell office:value-type="float" office:value="1.44036158239">
            <text:p>1.4403615824</text:p>
          </table:table-cell>
          <table:table-cell office:value-type="float" office:value="1.29002568096">
            <text:p>1.290025681</text:p>
          </table:table-cell>
          <table:table-cell office:value-type="float" office:value="0.0545819816911">
            <text:p>0.0545819817</text:p>
          </table:table-cell>
          <table:table-cell office:value-type="float" office:value="0.123440843782">
            <text:p>0.1234408438</text:p>
          </table:table-cell>
          <table:table-cell table:number-columns-repeated="7"/>
        </table:table-row>
        <table:table-row table:style-name="ro2">
          <table:table-cell office:value-type="string">
            <text:p>stock</text:p>
          </table:table-cell>
          <table:table-cell office:value-type="string">
            <text:p>egg</text:p>
          </table:table-cell>
          <table:table-cell office:value-type="float" office:value="1.81">
            <text:p>1.81</text:p>
          </table:table-cell>
          <table:table-cell office:value-type="float" office:value="0.142857142857">
            <text:p>0.1428571429</text:p>
          </table:table-cell>
          <table:table-cell office:value-type="float" office:value="0.625">
            <text:p>0.625</text:p>
          </table:table-cell>
          <table:table-cell office:value-type="float" office:value="1.69167601067">
            <text:p>1.6916760107</text:p>
          </table:table-cell>
          <table:table-cell office:value-type="float" office:value="5.27944977989">
            <text:p>5.2794497799</text:p>
          </table:table-cell>
          <table:table-cell office:value-type="float" office:value="0.113600886973">
            <text:p>0.113600887</text:p>
          </table:table-cell>
          <table:table-cell office:value-type="float" office:value="0.545351289659">
            <text:p>0.5453512897</text:p>
          </table:table-cell>
          <table:table-cell table:number-columns-repeated="7"/>
        </table:table-row>
        <table:table-row table:style-name="ro2">
          <table:table-cell office:value-type="string">
            <text:p>month</text:p>
          </table:table-cell>
          <table:table-cell office:value-type="string">
            <text:p>hotel</text:p>
          </table:table-cell>
          <table:table-cell office:value-type="float" office:value="1.81">
            <text:p>1.81</text:p>
          </table:table-cell>
          <table:table-cell office:value-type="float" office:value="0.0833333333333">
            <text:p>0.0833333333</text:p>
          </table:table-cell>
          <table:table-cell office:value-type="float" office:value="0.153846153846">
            <text:p>0.1538461538</text:p>
          </table:table-cell>
          <table:table-cell office:value-type="float" office:value="1.15267950994">
            <text:p>1.1526795099</text:p>
          </table:table-cell>
          <table:table-cell office:value-type="float" office:value="0">
            <text:p>0</text:p>
          </table:table-cell>
          <table:table-cell office:value-type="float" office:value="0.0671048944169">
            <text:p>0.0671048944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energy</text:p>
          </table:table-cell>
          <table:table-cell office:value-type="string">
            <text:p>secretary</text:p>
          </table:table-cell>
          <table:table-cell office:value-type="float" office:value="1.81">
            <text:p>1.81</text:p>
          </table:table-cell>
          <table:table-cell office:value-type="float" office:value="0.0909090909091">
            <text:p>0.0909090909</text:p>
          </table:table-cell>
          <table:table-cell office:value-type="float" office:value="0.285714285714">
            <text:p>0.2857142857</text:p>
          </table:table-cell>
          <table:table-cell office:value-type="float" office:value="1.23969088693">
            <text:p>1.2396908869</text:p>
          </table:table-cell>
          <table:table-cell office:value-type="float" office:value="0.801759114954">
            <text:p>0.801759115</text:p>
          </table:table-cell>
          <table:table-cell office:value-type="float" office:value="0.0709802936101">
            <text:p>0.0709802936</text:p>
          </table:table-cell>
          <table:table-cell office:value-type="float" office:value="0.102187408414">
            <text:p>0.1021874084</text:p>
          </table:table-cell>
          <table:table-cell table:number-columns-repeated="7"/>
        </table:table-row>
        <table:table-row table:style-name="ro2">
          <table:table-cell office:value-type="string">
            <text:p>precedent</text:p>
          </table:table-cell>
          <table:table-cell office:value-type="string">
            <text:p>group</text:p>
          </table:table-cell>
          <table:table-cell office:value-type="float" office:value="1.77">
            <text:p>1.77</text:p>
          </table:table-cell>
          <table:table-cell office:value-type="float" office:value="0.25">
            <text:p>0.25</text:p>
          </table:table-cell>
          <table:table-cell office:value-type="float" office:value="0.666666666667">
            <text:p>0.6666666667</text:p>
          </table:table-cell>
          <table:table-cell office:value-type="float" office:value="2.25129179861">
            <text:p>2.2512917986</text:p>
          </table:table-cell>
          <table:table-cell office:value-type="float" office:value="2.85529368615">
            <text:p>2.8552936862</text:p>
          </table:table-cell>
          <table:table-cell office:value-type="float" office:value="0.114679760903">
            <text:p>0.1146797609</text:p>
          </table:table-cell>
          <table:table-cell office:value-type="float" office:value="0.395729789615">
            <text:p>0.3957297896</text:p>
          </table:table-cell>
          <table:table-cell table:number-columns-repeated="7"/>
        </table:table-row>
        <table:table-row table:style-name="ro2">
          <table:table-cell office:value-type="string">
            <text:p>production</text:p>
          </table:table-cell>
          <table:table-cell office:value-type="string">
            <text:p>hike</text:p>
          </table:table-cell>
          <table:table-cell office:value-type="float" office:value="1.75">
            <text:p>1.75</text:p>
          </table:table-cell>
          <table:table-cell office:value-type="float" office:value="0.125">
            <text:p>0.125</text:p>
          </table:table-cell>
          <table:table-cell office:value-type="float" office:value="0.588235294118">
            <text:p>0.5882352941</text:p>
          </table:table-cell>
          <table:table-cell office:value-type="float" office:value="1.55814461805">
            <text:p>1.5581446181</text:p>
          </table:table-cell>
          <table:table-cell office:value-type="float" office:value="2.33223775508">
            <text:p>2.3322377551</text:p>
          </table:table-cell>
          <table:table-cell office:value-type="float" office:value="0.0684599499546">
            <text:p>0.06845995</text:p>
          </table:table-cell>
          <table:table-cell office:value-type="float" office:value="0.232261815225">
            <text:p>0.2322618152</text:p>
          </table:table-cell>
          <table:table-cell table:number-columns-repeated="7"/>
        </table:table-row>
        <table:table-row table:style-name="ro2">
          <table:table-cell office:value-type="string">
            <text:p>stock</text:p>
          </table:table-cell>
          <table:table-cell office:value-type="string">
            <text:p>phone</text:p>
          </table:table-cell>
          <table:table-cell office:value-type="float" office:value="1.62">
            <text:p>1.62</text:p>
          </table:table-cell>
          <table:table-cell office:value-type="float" office:value="0.142857142857">
            <text:p>0.1428571429</text:p>
          </table:table-cell>
          <table:table-cell office:value-type="float" office:value="0.7">
            <text:p>0.7</text:p>
          </table:table-cell>
          <table:table-cell office:value-type="float" office:value="1.69167601067">
            <text:p>1.6916760107</text:p>
          </table:table-cell>
          <table:table-cell office:value-type="float" office:value="4.07648147539">
            <text:p>4.0764814754</text:p>
          </table:table-cell>
          <table:table-cell office:value-type="float" office:value="0.102405320397">
            <text:p>0.1024053204</text:p>
          </table:table-cell>
          <table:table-cell office:value-type="float" office:value="0.414010226128">
            <text:p>0.4140102261</text:p>
          </table:table-cell>
          <table:table-cell table:number-columns-repeated="7"/>
        </table:table-row>
        <table:table-row table:style-name="ro2">
          <table:table-cell office:value-type="string">
            <text:p>holy</text:p>
          </table:table-cell>
          <table:table-cell office:value-type="string">
            <text:p>sex</text:p>
          </table:table-cell>
          <table:table-cell office:value-type="float" office:value="1.62">
            <text:p>1.62</text:p>
          </table:table-cell>
          <table:table-cell office:value-type="float" office:value="0.1">
            <text:p>0.1</text:p>
          </table:table-cell>
          <table:table-cell office:value-type="float" office:value="0.307692307692">
            <text:p>0.3076923077</text:p>
          </table:table-cell>
          <table:table-cell office:value-type="float" office:value="1.33500106673">
            <text:p>1.3350010667</text:p>
          </table:table-cell>
          <table:table-cell office:value-type="float" office:value="0.801759114954">
            <text:p>0.801759115</text:p>
          </table:table-cell>
          <table:table-cell office:value-type="float" office:value="0.0627294020621">
            <text:p>0.0627294021</text:p>
          </table:table-cell>
          <table:table-cell office:value-type="float" office:value="0.091394566852">
            <text:p>0.0913945669</text:p>
          </table:table-cell>
          <table:table-cell table:number-columns-repeated="7"/>
        </table:table-row>
        <table:table-row table:style-name="ro2">
          <table:table-cell office:value-type="string">
            <text:p>stock</text:p>
          </table:table-cell>
          <table:table-cell office:value-type="string">
            <text:p>CD</text:p>
          </table:table-cell>
          <table:table-cell office:value-type="float" office:value="1.31">
            <text:p>1.31</text:p>
          </table:table-cell>
          <table:table-cell office:value-type="float" office:value="0.166666666667">
            <text:p>0.1666666667</text:p>
          </table:table-cell>
          <table:table-cell office:value-type="float" office:value="0.736842105263">
            <text:p>0.7368421053</text:p>
          </table:table-cell>
          <table:table-cell office:value-type="float" office:value="1.8458266905">
            <text:p>1.8458266905</text:p>
          </table:table-cell>
          <table:table-cell office:value-type="float" office:value="4.07648147539">
            <text:p>4.0764814754</text:p>
          </table:table-cell>
          <table:table-cell office:value-type="float" office:value="0.0726516019861">
            <text:p>0.072651602</text:p>
          </table:table-cell>
          <table:table-cell office:value-type="float" office:value="0.371987825686">
            <text:p>0.3719878257</text:p>
          </table:table-cell>
          <table:table-cell table:number-columns-repeated="7"/>
        </table:table-row>
        <table:table-row table:style-name="ro2">
          <table:table-cell office:value-type="string">
            <text:p>drink</text:p>
          </table:table-cell>
          <table:table-cell office:value-type="string">
            <text:p>ear</text:p>
          </table:table-cell>
          <table:table-cell office:value-type="float" office:value="1.31">
            <text:p>1.31</text:p>
          </table:table-cell>
          <table:table-cell office:value-type="float" office:value="0.125">
            <text:p>0.125</text:p>
          </table:table-cell>
          <table:table-cell office:value-type="float" office:value="0.461538461538">
            <text:p>0.4615384615</text:p>
          </table:table-cell>
          <table:table-cell office:value-type="float" office:value="1.55814461805">
            <text:p>1.5581446181</text:p>
          </table:table-cell>
          <table:table-cell office:value-type="float" office:value="3.96759837487">
            <text:p>3.9675983749</text:p>
          </table:table-cell>
          <table:table-cell office:value-type="float" office:value="0.0824259304973">
            <text:p>0.0824259305</text:p>
          </table:table-cell>
          <table:table-cell office:value-type="float" office:value="0.395429194092">
            <text:p>0.3954291941</text:p>
          </table:table-cell>
          <table:table-cell table:number-columns-repeated="7"/>
        </table:table-row>
        <table:table-row table:style-name="ro2">
          <table:table-cell office:value-type="string">
            <text:p>delay</text:p>
          </table:table-cell>
          <table:table-cell office:value-type="string">
            <text:p>racism</text:p>
          </table:table-cell>
          <table:table-cell office:value-type="float" office:value="1.19">
            <text:p>1.19</text:p>
          </table:table-cell>
          <table:table-cell office:value-type="float" office:value="0.142857142857">
            <text:p>0.1428571429</text:p>
          </table:table-cell>
          <table:table-cell office:value-type="float" office:value="0.625">
            <text:p>0.625</text:p>
          </table:table-cell>
          <table:table-cell office:value-type="float" office:value="1.69167601067">
            <text:p>1.6916760107</text:p>
          </table:table-cell>
          <table:table-cell office:value-type="float" office:value="2.33223775508">
            <text:p>2.3322377551</text:p>
          </table:table-cell>
          <table:table-cell office:value-type="float" office:value="0.0573672788233">
            <text:p>0.0573672788</text:p>
          </table:table-cell>
          <table:table-cell office:value-type="float" office:value="0.211100302906">
            <text:p>0.2111003029</text:p>
          </table:table-cell>
          <table:table-cell table:number-columns-repeated="7"/>
        </table:table-row>
        <table:table-row table:style-name="ro2">
          <table:table-cell office:value-type="string">
            <text:p>stock</text:p>
          </table:table-cell>
          <table:table-cell office:value-type="string">
            <text:p>life</text:p>
          </table:table-cell>
          <table:table-cell office:value-type="float" office:value="0.92">
            <text:p>0.92</text:p>
          </table:table-cell>
          <table:table-cell office:value-type="float" office:value="0.142857142857">
            <text:p>0.1428571429</text:p>
          </table:table-cell>
          <table:table-cell office:value-type="float" office:value="0.571428571429">
            <text:p>0.5714285714</text:p>
          </table:table-cell>
          <table:table-cell office:value-type="float" office:value="1.69167601067">
            <text:p>1.6916760107</text:p>
          </table:table-cell>
          <table:table-cell office:value-type="float" office:value="3.13990804925">
            <text:p>3.1399080493</text:p>
          </table:table-cell>
          <table:table-cell office:value-type="float" office:value="0.0925654019871">
            <text:p>0.092565402</text:p>
          </table:table-cell>
          <table:table-cell office:value-type="float" office:value="0.36760641049">
            <text:p>0.3676064105</text:p>
          </table:table-cell>
          <table:table-cell table:number-columns-repeated="7"/>
        </table:table-row>
        <table:table-row table:style-name="ro2">
          <table:table-cell office:value-type="string">
            <text:p>stock</text:p>
          </table:table-cell>
          <table:table-cell office:value-type="string">
            <text:p>jaguar</text:p>
          </table:table-cell>
          <table:table-cell office:value-type="float" office:value="0.92">
            <text:p>0.92</text:p>
          </table:table-cell>
          <table:table-cell office:value-type="float" office:value="0.0625">
            <text:p>0.0625</text:p>
          </table:table-cell>
          <table:table-cell office:value-type="float" office:value="0.347826086957">
            <text:p>0.347826087</text:p>
          </table:table-cell>
          <table:table-cell office:value-type="float" office:value="0.864997437487">
            <text:p>0.8649974375</text:p>
          </table:table-cell>
          <table:table-cell office:value-type="float" office:value="1.53183374322">
            <text:p>1.5318337432</text:p>
          </table:table-cell>
          <table:table-cell office:value-type="float" office:value="0.0534873731052">
            <text:p>0.0534873731</text:p>
          </table:table-cell>
          <table:table-cell office:value-type="float" office:value="0.140366287349">
            <text:p>0.1403662873</text:p>
          </table:table-cell>
          <table:table-cell table:number-columns-repeated="7"/>
        </table:table-row>
        <table:table-row table:style-name="ro2">
          <table:table-cell office:value-type="string">
            <text:p>monk</text:p>
          </table:table-cell>
          <table:table-cell office:value-type="string">
            <text:p>slave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0.666666666667">
            <text:p>0.6666666667</text:p>
          </table:table-cell>
          <table:table-cell office:value-type="float" office:value="2.02814824729">
            <text:p>2.0281482473</text:p>
          </table:table-cell>
          <table:table-cell office:value-type="float" office:value="2.33354524374">
            <text:p>2.3335452437</text:p>
          </table:table-cell>
          <table:table-cell office:value-type="float" office:value="0.0730736458268">
            <text:p>0.0730736458</text:p>
          </table:table-cell>
          <table:table-cell office:value-type="float" office:value="0.254310820194">
            <text:p>0.2543108202</text:p>
          </table:table-cell>
          <table:table-cell table:number-columns-repeated="7"/>
        </table:table-row>
        <table:table-row table:style-name="ro2">
          <table:table-cell office:value-type="string">
            <text:p>lad</text:p>
          </table:table-cell>
          <table:table-cell office:value-type="string">
            <text:p>wizard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0.666666666667">
            <text:p>0.6666666667</text:p>
          </table:table-cell>
          <table:table-cell office:value-type="float" office:value="2.02814824729">
            <text:p>2.0281482473</text:p>
          </table:table-cell>
          <table:table-cell office:value-type="float" office:value="2.33354524374">
            <text:p>2.3335452437</text:p>
          </table:table-cell>
          <table:table-cell office:value-type="float" office:value="0.073374771037">
            <text:p>0.073374771</text:p>
          </table:table-cell>
          <table:table-cell office:value-type="float" office:value="0.255091466176">
            <text:p>0.2550914662</text:p>
          </table:table-cell>
          <table:table-cell table:number-columns-repeated="7"/>
        </table:table-row>
        <table:table-row table:style-name="ro2">
          <table:table-cell office:value-type="string">
            <text:p>sugar</text:p>
          </table:table-cell>
          <table:table-cell office:value-type="string">
            <text:p>approach</text:p>
          </table:table-cell>
          <table:table-cell office:value-type="float" office:value="0.88">
            <text:p>0.88</text:p>
          </table:table-cell>
          <table:table-cell office:value-type="float" office:value="0.0909090909091">
            <text:p>0.0909090909</text:p>
          </table:table-cell>
          <table:table-cell office:value-type="float" office:value="0.285714285714">
            <text:p>0.2857142857</text:p>
          </table:table-cell>
          <table:table-cell office:value-type="float" office:value="1.23969088693">
            <text:p>1.2396908869</text:p>
          </table:table-cell>
          <table:table-cell office:value-type="float" office:value="0.801759114954">
            <text:p>0.801759115</text:p>
          </table:table-cell>
          <table:table-cell office:value-type="float" office:value="0.0596050895727">
            <text:p>0.0596050896</text:p>
          </table:table-cell>
          <table:table-cell office:value-type="float" office:value="0.0872396680195">
            <text:p>0.087239668</text:p>
          </table:table-cell>
          <table:table-cell table:number-columns-repeated="7"/>
        </table:table-row>
        <table:table-row table:style-name="ro2">
          <table:table-cell office:value-type="string">
            <text:p>rooster</text:p>
          </table:table-cell>
          <table:table-cell office:value-type="string">
            <text:p>voyage</text:p>
          </table:table-cell>
          <table:table-cell office:value-type="float" office:value="0.62">
            <text:p>0.62</text:p>
          </table:table-cell>
          <table:table-cell office:value-type="float" office:value="0.0416666666667">
            <text:p>0.0416666667</text:p>
          </table:table-cell>
          <table:table-cell office:value-type="float" office:value="0.08">
            <text:p>0.08</text:p>
          </table:table-cell>
          <table:table-cell office:value-type="float" office:value="0.459532329378">
            <text:p>0.4595323294</text:p>
          </table:table-cell>
          <table:table-cell office:value-type="float" office:value="0">
            <text:p>0</text:p>
          </table:table-cell>
          <table:table-cell office:value-type="float" office:value="0.0436853959058">
            <text:p>0.0436853959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noon</text:p>
          </table:table-cell>
          <table:table-cell office:value-type="string">
            <text:p>string</text:p>
          </table:table-cell>
          <table:table-cell office:value-type="float" office:value="0.54">
            <text:p>0.54</text:p>
          </table:table-cell>
          <table:table-cell office:value-type="float" office:value="0.0833333333333">
            <text:p>0.0833333333</text:p>
          </table:table-cell>
          <table:table-cell office:value-type="float" office:value="0.266666666667">
            <text:p>0.2666666667</text:p>
          </table:table-cell>
          <table:table-cell office:value-type="float" office:value="1.15267950994">
            <text:p>1.1526795099</text:p>
          </table:table-cell>
          <table:table-cell office:value-type="float" office:value="0.596229207898">
            <text:p>0.5962292079</text:p>
          </table:table-cell>
          <table:table-cell office:value-type="float" office:value="0.0594240310484">
            <text:p>0.059424031</text:p>
          </table:table-cell>
          <table:table-cell office:value-type="float" office:value="0.0661717129553">
            <text:p>0.066171713</text:p>
          </table:table-cell>
          <table:table-cell table:number-columns-repeated="7"/>
        </table:table-row>
        <table:table-row table:style-name="ro2">
          <table:table-cell office:value-type="string">
            <text:p>chord</text:p>
          </table:table-cell>
          <table:table-cell office:value-type="string">
            <text:p>smile</text:p>
          </table:table-cell>
          <table:table-cell office:value-type="float" office:value="0.54">
            <text:p>0.54</text:p>
          </table:table-cell>
          <table:table-cell office:value-type="float" office:value="0.0909090909091">
            <text:p>0.0909090909</text:p>
          </table:table-cell>
          <table:table-cell office:value-type="float" office:value="0.375">
            <text:p>0.375</text:p>
          </table:table-cell>
          <table:table-cell office:value-type="float" office:value="1.23969088693">
            <text:p>1.2396908869</text:p>
          </table:table-cell>
          <table:table-cell office:value-type="float" office:value="2.61964384138">
            <text:p>2.6196438414</text:p>
          </table:table-cell>
          <table:table-cell office:value-type="float" office:value="0.0623576627943">
            <text:p>0.0623576628</text:p>
          </table:table-cell>
          <table:table-cell office:value-type="float" office:value="0.246255624785">
            <text:p>0.2462556248</text:p>
          </table:table-cell>
          <table:table-cell table:number-columns-repeated="7"/>
        </table:table-row>
        <table:table-row table:style-name="ro2">
          <table:table-cell office:value-type="string">
            <text:p>professor</text:p>
          </table:table-cell>
          <table:table-cell office:value-type="string">
            <text:p>cucumber</text:p>
          </table:table-cell>
          <table:table-cell office:value-type="float" office:value="0.31">
            <text:p>0.31</text:p>
          </table:table-cell>
          <table:table-cell office:value-type="float" office:value="0.0769230769231">
            <text:p>0.0769230769</text:p>
          </table:table-cell>
          <table:table-cell office:value-type="float" office:value="0.5">
            <text:p>0.5</text:p>
          </table:table-cell>
          <table:table-cell office:value-type="float" office:value="1.07263680226">
            <text:p>1.0726368023</text:p>
          </table:table-cell>
          <table:table-cell office:value-type="float" office:value="2.22415047123">
            <text:p>2.2241504712</text:p>
          </table:table-cell>
          <table:table-cell office:value-type="float" office:value="0.0435087620736">
            <text:p>0.0435087621</text:p>
          </table:table-cell>
          <table:table-cell office:value-type="float" office:value="0.0652170865909">
            <text:p>0.0652170866</text:p>
          </table:table-cell>
          <table:table-cell table:number-columns-repeated="7"/>
        </table:table-row>
        <table:table-row table:style-name="ro2">
          <table:table-cell office:value-type="string">
            <text:p>king</text:p>
          </table:table-cell>
          <table:table-cell office:value-type="string">
            <text:p>cabbage</text:p>
          </table:table-cell>
          <table:table-cell office:value-type="float" office:value="0.23">
            <text:p>0.23</text:p>
          </table:table-cell>
          <table:table-cell office:value-type="float" office:value="0.1">
            <text:p>0.1</text:p>
          </table:table-cell>
          <table:table-cell office:value-type="float" office:value="0.571428571429">
            <text:p>0.5714285714</text:p>
          </table:table-cell>
          <table:table-cell office:value-type="float" office:value="1.33500106673">
            <text:p>1.3350010667</text:p>
          </table:table-cell>
          <table:table-cell office:value-type="float" office:value="3.3367059068">
            <text:p>3.3367059068</text:p>
          </table:table-cell>
          <table:table-cell office:value-type="float" office:value="0.0657899494706">
            <text:p>0.0657899495</text:p>
          </table:table-cell>
          <table:table-cell office:value-type="float" office:value="0.305093938152">
            <text:p>0.3050939382</text:p>
          </table:table-cell>
          <table:table-cell table:number-columns-repeated="7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1">12/01/2012</text:date>, <text:time>00:1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30T21:15:08.98</meta:creation-date>
    <dc:date>2012-12-01T00:13:59.11</dc:date>
    <meta:editing-duration>PT2H58M46S</meta:editing-duration>
    <meta:editing-cycles>8</meta:editing-cycles>
    <meta:generator>OpenOffice.org/3.4.1$Win32 OpenOffice.org_project/341m1$Build-9593</meta:generator>
    <meta:document-statistic meta:table-count="3" meta:cell-count="4197" meta:object-count="0"/>
  </office:meta>
</office:document-meta>
</file>